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<text:tab/><text:tab/><text:tab/> <text:s text:c="2"/>T H E <text:s text:c="2"/>U N O F F I C I A L</text:p>
      <text:p text:style-name="Preformatted_20_Text">================= <text:s text:c="4"/>=============== <text:s text:c="4"/>=============== <text:s text:c="2"/>================</text:p>
      <text:p text:style-name="Preformatted_20_Text">\\ . . . . . . .\\ <text:s text:c="2"/>//. . . . . . .\\ <text:s text:c="2"/>//. . . . . . .\\ <text:s/>\\. . .\\// . .//</text:p>
      <text:p text:style-name="Preformatted_20_Text">||. . ._____. . .|| ||. . ._____. . .|| ||. . ._____. . .|| || . . .\/ . ..||</text:p>
      <text:p text:style-name="Preformatted_20_Text">|| . .|| <text:s text:c="2"/>||. . || || . .|| <text:s text:c="2"/>||. . || || . .|| <text:s text:c="2"/>||. . || ||. . . . . . .||</text:p>
      <text:p text:style-name="Preformatted_20_Text">||. . || <text:s text:c="2"/>|| . .|| ||. . || <text:s text:c="2"/>|| . .|| ||. . || <text:s text:c="2"/>|| . .|| || . | . . . ..||</text:p>
      <text:p text:style-name="Preformatted_20_Text">|| . .|| <text:s text:c="2"/>||. _-|| ||-_ .|| <text:s text:c="2"/>||. . || || . .|| <text:s text:c="2"/>||. _-|| ||-_.|\ . . . .||</text:p>
      <text:p text:style-name="Preformatted_20_Text">||. . || <text:s text:c="2"/>||-' <text:s/>|| || <text:s/>`-|| <text:s text:c="2"/>|| . .|| ||. . || <text:s text:c="2"/>||-' <text:s/>|| || <text:s/>`|\_ . .|..||</text:p>
      <text:p text:style-name="Preformatted_20_Text">|| . _|| <text:s text:c="2"/>|| <text:s text:c="3"/>|| || <text:s text:c="3"/>|| <text:s text:c="2"/>||_ . || || . _|| <text:s text:c="2"/>|| <text:s text:c="3"/>|| || <text:s text:c="2"/>|\ `-_/| .||</text:p>
      <text:p text:style-name="Preformatted_20_Text">||_-' || <text:s/>.|/ <text:s text:c="3"/>|| || <text:s text:c="3"/>\|. <text:s/>|| `-_|| ||_-' || <text:s/>.|/ <text:s text:c="3"/>|| || <text:s text:c="2"/>| \ <text:s/>/ -_.||</text:p>
      <text:p text:style-name="Preformatted_20_Text">|| <text:s text:c="3"/>||_-' <text:s text:c="5"/>|| || <text:s text:c="5"/>`-_|| <text:s text:c="3"/>|| || <text:s text:c="3"/>||_-' <text:s text:c="5"/>|| || <text:s text:c="2"/>| \ <text:s/>/ | '||</text:p>
      <text:p text:style-name="Preformatted_20_Text">|| <text:s text:c="3"/>`' <text:s text:c="8"/>|| || <text:s text:c="8"/>`' <text:s text:c="3"/>|| || <text:s text:c="3"/>`' <text:s text:c="8"/>|| || <text:s text:c="2"/>| \ <text:s/>/ | <text:s/>||</text:p>
      <text:p text:style-name="Preformatted_20_Text">|| <text:s text:c="11"/>.===' `===. <text:s text:c="8"/>.==='.`===. <text:s text:c="8"/>.===' /==. | <text:s/>\/ <text:s/>| <text:s/>||</text:p>
      <text:p text:style-name="Preformatted_20_Text">|| <text:s text:c="8"/>.==' <text:s text:c="2"/>\_|-_ `===. .===' <text:s text:c="2"/>_|_ <text:s text:c="2"/>`===. .===' _-|/ <text:s text:c="2"/>`== <text:s/>\/ <text:s/>| <text:s/>||</text:p>
      <text:p text:style-name="Preformatted_20_Text">|| <text:s text:c="5"/>.==' <text:s text:c="3"/>_-' <text:s text:c="3"/>`-_ <text:s/>`=' <text:s text:c="3"/>_-' <text:s text:c="2"/>`-_ <text:s text:c="3"/>`=' <text:s/>_-' <text:s text:c="2"/>`-_ <text:s/>/| <text:s/>\/ <text:s/>| <text:s/>||</text:p>
      <text:p text:style-name="Preformatted_20_Text">|| <text:s text:c="2"/>.==' <text:s text:c="3"/>_-' <text:s text:c="9"/>`-__\._-' <text:s text:c="8"/>`-_./__-' <text:s text:c="8"/>`' |. /| <text:s/>| <text:s/>||</text:p>
      <text:p text:style-name="Preformatted_20_Text">||.==' <text:s text:c="3"/>_-' <text:s text:c="52"/>`' | /==.||</text:p>
      <text:p text:style-name="Preformatted_20_Text">==' <text:s text:c="3"/>_-' <text:s text:c="8"/>S <text:s text:c="8"/>P <text:s text:c="8"/>E <text:s text:c="8"/>C <text:s text:c="8"/>S <text:s text:c="9"/>\/ <text:s/>`==</text:p>
      <text:p text:style-name="Preformatted_20_Text">\ <text:s text:c="2"/>_-' <text:s text:c="63"/>`-_ <text:s/>/</text:p>
      <text:p text:style-name="Preformatted_20_Text"><text:s/>`'' <text:s text:c="69"/>``'</text:p>
      <text:p text:style-name="Preformatted_20_Text"><text:tab/><text:tab/> <text:s text:c="6"/>Release v1.666 - December 15th, 1994</text:p>
      <text:p text:style-name="Preformatted_20_Text"><text:tab/><text:tab/> <text:s text:c="2"/>Written by: Matthew S Fell (msfell@aol.com)</text:p>
      <text:p text:style-name="Preformatted_20_Text"/>
      <text:p text:style-name="Preformatted_20_Text"><text:tab/> <text:s/>"The poets talk about love, ...but what I talk about is DOOM,</text:p>
      <text:p text:style-name="Preformatted_20_Text"><text:tab/><text:tab/> <text:s/>because in the end, DOOM is all that counts."</text:p>
      <text:p text:style-name="Preformatted_20_Text"><text:tab/> <text:s text:c="3"/>- Alex Machine/George Stark/Stephen King, _The Dark Half_</text:p>
      <text:p text:style-name="Preformatted_20_Text">------------------------------------------------------------------------------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----------</text:p>
      <text:p text:style-name="Preformatted_20_Text">DISCLAIMER</text:p>
      <text:p text:style-name="Preformatted_20_Text">----------</text:p>
      <text:p text:style-name="Preformatted_20_Text"/>
      <text:p text:style-name="Preformatted_20_Text"><text:tab/>These specs are to aid in informing the public about the games</text:p>
      <text:p text:style-name="Preformatted_20_Text">DOOM and DOOM 2, by id Software. <text:s/>In no way should this promote your</text:p>
      <text:p text:style-name="Preformatted_20_Text">killing yourself, killing others, or killing in any other fashion.</text:p>
      <text:p text:style-name="Preformatted_20_Text">Additionally, the author does not claim ANY responsibility</text:p>
      <text:p text:style-name="Preformatted_20_Text">regarding ANY illegal activity concerning this file, or indirectly related</text:p>
      <text:p text:style-name="Preformatted_20_Text">to this file. <text:s/>The information contained in this file only reflects</text:p>
      <text:p text:style-name="Preformatted_20_Text">id Software indirectly, and questioning id Software regarding any</text:p>
      <text:p text:style-name="Preformatted_20_Text">information in this file is not recommended.</text:p>
      <text:p text:style-name="Preformatted_20_Text"/>
      <text:p text:style-name="Preformatted_20_Text">----------------</text:p>
      <text:p text:style-name="Preformatted_20_Text">COPYRIGHT NOTICE</text:p>
      <text:p text:style-name="Preformatted_20_Text">----------------</text:p>
      <text:p text:style-name="Preformatted_20_Text"/>
      <text:p text:style-name="Preformatted_20_Text">This article is Copyright 1994 by Matt Fell. <text:s/>All rights reserved.</text:p>
      <text:p text:style-name="Preformatted_20_Text"><text:soft-page-break/>You are granted the following rights:</text:p>
      <text:p text:style-name="Preformatted_20_Text"/>
      <text:p text:style-name="Preformatted_20_Text">I. <text:s/>To make copies of this work in original form, so long as</text:p>
      <text:p text:style-name="Preformatted_20_Text"><text:s text:c="6"/>(a) the copies are exact and complete;</text:p>
      <text:p text:style-name="Preformatted_20_Text"><text:s text:c="6"/>(b) the copies include the copyright notice and these paragraphs</text:p>
      <text:p text:style-name="Preformatted_20_Text"><text:tab/> <text:s/>in their entirety;</text:p>
      <text:p text:style-name="Preformatted_20_Text"><text:s text:c="6"/>(c) the copies give obvious credit to the author, Matt Fell;</text:p>
      <text:p text:style-name="Preformatted_20_Text"><text:s text:c="6"/>(d) the copies are in electronic form.</text:p>
      <text:p text:style-name="Preformatted_20_Text">II. To distribute this work, or copies made under the provisions</text:p>
      <text:p text:style-name="Preformatted_20_Text"><text:s text:c="4"/>above, so long as</text:p>
      <text:p text:style-name="Preformatted_20_Text"><text:s text:c="6"/>(a) this is the original work and not a derivative form;</text:p>
      <text:p text:style-name="Preformatted_20_Text"><text:s text:c="6"/>(b) you do not charge a fee for copying or for distribution;</text:p>
      <text:p text:style-name="Preformatted_20_Text"><text:s text:c="6"/>(c) you ensure that the distributed form includes the copyright</text:p>
      <text:p text:style-name="Preformatted_20_Text"><text:tab/> <text:s/>notice, this paragraph, the disclaimer of warranty in</text:p>
      <text:p text:style-name="Preformatted_20_Text"><text:tab/> <text:s/>their entirety and credit to the author;</text:p>
      <text:p text:style-name="Preformatted_20_Text"><text:s text:c="6"/>(d) the distributed form is not in an electronic magazine or</text:p>
      <text:p text:style-name="Preformatted_20_Text"><text:tab/> <text:s/>within computer software (prior explicit permission may be</text:p>
      <text:p text:style-name="Preformatted_20_Text"><text:tab/> <text:s/>obtained from the author);</text:p>
      <text:p text:style-name="Preformatted_20_Text"><text:s text:c="6"/>(e) the distributed form is the NEWEST version of the article to</text:p>
      <text:p text:style-name="Preformatted_20_Text"><text:tab/> <text:s/>the best of the knowledge of the distributor;</text:p>
      <text:p text:style-name="Preformatted_20_Text"><text:s text:c="6"/>(f) the distributed form is electronic.</text:p>
      <text:p text:style-name="Preformatted_20_Text"/>
      <text:p text:style-name="Preformatted_20_Text"><text:tab/>You may not distribute this work by any non-electronic media,</text:p>
      <text:p text:style-name="Preformatted_20_Text">including but not limited to books, newsletters, magazines, manuals,</text:p>
      <text:p text:style-name="Preformatted_20_Text">catalogs, and speech. <text:s/>You may not distribute this work in electronic</text:p>
      <text:p text:style-name="Preformatted_20_Text">magazines or within computer software without prior written explicit</text:p>
      <text:p text:style-name="Preformatted_20_Text">permission. <text:s/>These rights are temporary and revocable upon written, oral,</text:p>
      <text:p text:style-name="Preformatted_20_Text">or other notice by the author. This copyright notice shall be governed</text:p>
      <text:p text:style-name="Preformatted_20_Text">by the laws of the state of Ohio.</text:p>
      <text:p text:style-name="Preformatted_20_Text"><text:tab/>If you would like additional rights beyond those granted above,</text:p>
      <text:p text:style-name="Preformatted_20_Text">write to the author at "msfell@aol.com" on the Internet.</text:p>
      <text:p text:style-name="Preformatted_20_Text"/>
      <text:p text:style-name="Preformatted_20_Text"/>
      <text:p text:style-name="Preformatted_20_Text">--------</text:p>
      <text:p text:style-name="Preformatted_20_Text">CONTENTS</text:p>
      <text:p text:style-name="Preformatted_20_Text">--------</text:p>
      <text:p text:style-name="Preformatted_20_Text"/>
      <text:p text:style-name="Preformatted_20_Text">[1] Introduction</text:p>
      <text:p text:style-name="Preformatted_20_Text"><text:tab/>[1-1] id Software's Copyright</text:p>
      <text:p text:style-name="Preformatted_20_Text"><text:tab/>[1-2] What's New</text:p>
      <text:p text:style-name="Preformatted_20_Text">[2] The Basics</text:p>
      <text:p text:style-name="Preformatted_20_Text"><text:tab/>[2-1] Pwads</text:p>
      <text:p text:style-name="Preformatted_20_Text"><text:tab/>[2-2] DOOM version information</text:p>
      <text:p text:style-name="Preformatted_20_Text"><text:tab/>[2-3] Terminology conventions</text:p>
      <text:p text:style-name="Preformatted_20_Text">[3] List of DOOM.WAD Directory Entries</text:p>
      <text:p text:style-name="Preformatted_20_Text">[4] The Levels</text:p>
      <text:p text:style-name="Preformatted_20_Text"><text:tab/>[4-1] ExMy or MAPxy</text:p>
      <text:p text:style-name="Preformatted_20_Text"><text:tab/>[4-2] THINGS</text:p>
      <text:p text:style-name="Preformatted_20_Text"><text:tab/><text:tab/>[4-2-1] Thing Types</text:p>
      <text:p text:style-name="Preformatted_20_Text"><text:tab/><text:tab/>[4-2-2] Thing Sizes</text:p>
      <text:p text:style-name="Preformatted_20_Text"><text:tab/><text:tab/>[4-2-3] Thing Options</text:p>
      <text:p text:style-name="Preformatted_20_Text"><text:tab/>[4-3] LINEDEFS</text:p>
      <text:p text:style-name="Preformatted_20_Text"><text:tab/><text:tab/>[4-3-1] Linedef Flags</text:p>
      <text:p text:style-name="Preformatted_20_Text"><text:tab/><text:tab/>[4-3-2] Linedef Types</text:p>
      <text:p text:style-name="Preformatted_20_Text"><text:soft-page-break/><text:tab/>[4-4] SIDEDEFS</text:p>
      <text:p text:style-name="Preformatted_20_Text"><text:tab/>[4-5] VERTEXES</text:p>
      <text:p text:style-name="Preformatted_20_Text"><text:tab/>[4-6] SEGS</text:p>
      <text:p text:style-name="Preformatted_20_Text"><text:tab/>[4-7] SSECTORS</text:p>
      <text:p text:style-name="Preformatted_20_Text"><text:tab/>[4-8] NODES</text:p>
      <text:p text:style-name="Preformatted_20_Text"><text:tab/>[4-9] SECTORS</text:p>
      <text:p text:style-name="Preformatted_20_Text"><text:tab/><text:tab/>[4-9-1] Special Sector Types</text:p>
      <text:p text:style-name="Preformatted_20_Text"><text:tab/>[4-10] REJECT</text:p>
      <text:p text:style-name="Preformatted_20_Text"><text:tab/>[4-11] BLOCKMAP</text:p>
      <text:p text:style-name="Preformatted_20_Text">[5] Graphics</text:p>
      <text:p text:style-name="Preformatted_20_Text"><text:tab/>[5-1] Picture Format</text:p>
      <text:p text:style-name="Preformatted_20_Text">[6] Flats (Floor and Ceiling Textures)</text:p>
      <text:p text:style-name="Preformatted_20_Text"><text:tab/>[6-1] Animated Floors, see [8-4-1]</text:p>
      <text:p text:style-name="Preformatted_20_Text">[7] Sounds and Music</text:p>
      <text:p text:style-name="Preformatted_20_Text"><text:tab/>[7-1] PC Speaker Sound Effects</text:p>
      <text:p text:style-name="Preformatted_20_Text"><text:tab/>[7-2] Soundcard Sound Effects</text:p>
      <text:p text:style-name="Preformatted_20_Text"><text:tab/>[7-3] Music</text:p>
      <text:p text:style-name="Preformatted_20_Text"><text:tab/>[7-4] GENMIDI</text:p>
      <text:p text:style-name="Preformatted_20_Text"><text:tab/>[7-5] DMXGUS</text:p>
      <text:p text:style-name="Preformatted_20_Text">[8] Miscellaneous Lumps</text:p>
      <text:p text:style-name="Preformatted_20_Text"><text:tab/>[8-1] PLAYPAL</text:p>
      <text:p text:style-name="Preformatted_20_Text"><text:tab/>[8-2] COLORMAP</text:p>
      <text:p text:style-name="Preformatted_20_Text"><text:tab/>[8-3] ENDOOM</text:p>
      <text:p text:style-name="Preformatted_20_Text"><text:tab/>[8-4] TEXTURE1 and TEXTURE2</text:p>
      <text:p text:style-name="Preformatted_20_Text"><text:tab/><text:tab/>[8-4-1] Animated Walls</text:p>
      <text:p text:style-name="Preformatted_20_Text"><text:tab/><text:tab/>[8-4-2] The SKY Textures</text:p>
      <text:p text:style-name="Preformatted_20_Text"><text:tab/>[8-5] PNAMES</text:p>
      <text:p text:style-name="Preformatted_20_Text"><text:tab/>[8-6] DEMOs</text:p>
      <text:p text:style-name="Preformatted_20_Text"><text:tab/><text:tab/>[8-6-1] Level changes from 1.2 to 1.666 DOOM.WAD</text:p>
      <text:p text:style-name="Preformatted_20_Text">[9] Savegame Files</text:p>
      <text:p text:style-name="Preformatted_20_Text"/>
      <text:p text:style-name="Preformatted_20_Text">[10] The DOOM.EXE File</text:p>
      <text:p text:style-name="Preformatted_20_Text"><text:tab/>[10-1] Version 1.2 DOOM.EXE Data Segment Overview</text:p>
      <text:p text:style-name="Preformatted_20_Text"><text:tab/>[10-1] Version 1.666 DOOM.EXE Data Segment Overview</text:p>
      <text:p text:style-name="Preformatted_20_Text"><text:tab/>[10-3] Detail on some EXE Data Structures</text:p>
      <text:p text:style-name="Preformatted_20_Text"/>
      <text:p text:style-name="Preformatted_20_Text">APPENDICES</text:p>
      <text:p text:style-name="Preformatted_20_Text"/>
      <text:p text:style-name="Preformatted_20_Text">[A-1] Backus-Naur Form definitions of wad elements</text:p>
      <text:p text:style-name="Preformatted_20_Text">[A-2] Engine limits</text:p>
      <text:p text:style-name="Preformatted_20_Text">[A-3] DOOM.WAD changes and errors</text:p>
      <text:p text:style-name="Preformatted_20_Text">[A-3] A BLOCKMAP algorithm</text:p>
      <text:p text:style-name="Preformatted_20_Text">[A-4] Other helpful documents</text:p>
      <text:p text:style-name="Preformatted_20_Text">[A-5] Acknowledgments</text:p>
      <text:p text:style-name="Preformatted_20_Text"/>
      <text:p text:style-name="Preformatted_20_Text"/>
      <text:p text:style-name="Preformatted_20_Text">-------------------------</text:p>
      <text:p text:style-name="Preformatted_20_Text">CHAPTER [1]: Introduction</text:p>
      <text:p text:style-name="Preformatted_20_Text">-------------------------</text:p>
      <text:p text:style-name="Preformatted_20_Text"/>
      <text:p text:style-name="Preformatted_20_Text"><text:s text:c="2"/>DOOM is simply an all-time great game. A big factor in its success</text:p>
      <text:p text:style-name="Preformatted_20_Text">and durability is the plethora of user-created add-ons. id Software</text:p>
      <text:p text:style-name="Preformatted_20_Text">tacitly encouraged them by including the -FILE parameter, and by having</text:p>
      <text:p text:style-name="Preformatted_20_Text">a data format that is both straightforward and easy to understand.</text:p>
      <text:p text:style-name="Preformatted_20_Text"><text:soft-page-break/>DOOM is basically two files, DOOM.EXE and DOOM.WAD. DOOM.EXE is the</text:p>
      <text:p text:style-name="Preformatted_20_Text">"engine" which does the display and controls the game, and DOOM.WAD has</text:p>
      <text:p text:style-name="Preformatted_20_Text">ALL of the graphics, sound, and map/level data that the engine uses.</text:p>
      <text:p text:style-name="Preformatted_20_Text">The -FILE parameter allows small or large external "WAD" files to be</text:p>
      <text:p text:style-name="Preformatted_20_Text">incorporated, changing any number of those graphics, sounds, and maps.</text:p>
      <text:p text:style-name="Preformatted_20_Text"><text:s text:c="2"/>DOOM 2 has many things in common with DOOM. It uses the same EXE file</text:p>
      <text:p text:style-name="Preformatted_20_Text">as version 1.666 of DOOM, and the WAD file format is the same. It's just</text:p>
      <text:p text:style-name="Preformatted_20_Text">the contents of the WAD file that are different; there are more enemies!</text:p>
      <text:p text:style-name="Preformatted_20_Text">more pictures! more weapons! more stuff!!</text:p>
      <text:p text:style-name="Preformatted_20_Text"/>
      <text:p text:style-name="Preformatted_20_Text"><text:s text:c="2"/>This document explains in great detail nearly all aspects of the doom</text:p>
      <text:p text:style-name="Preformatted_20_Text">WAD file format. And a new chapter (10) documents the location of data</text:p>
      <text:p text:style-name="Preformatted_20_Text">within DOOM.EXE itself, so that various unusual game-play changes can</text:p>
      <text:p text:style-name="Preformatted_20_Text">be made. This information has been updated to apply to DOOM 2 as well</text:p>
      <text:p text:style-name="Preformatted_20_Text">as DOOM 1.</text:p>
      <text:p text:style-name="Preformatted_20_Text"><text:s text:c="2"/>The specs were originally conceived as an aid to programmers making</text:p>
      <text:p text:style-name="Preformatted_20_Text">DOOM utilities, especially map-editors. Coincidentally, there might also</text:p>
      <text:p text:style-name="Preformatted_20_Text">be information useful to advanced level designers and players.</text:p>
      <text:p text:style-name="Preformatted_20_Text"><text:s text:c="2"/>The material herein is somewhat technical and it is not recommended for</text:p>
      <text:p text:style-name="Preformatted_20_Text">beginners, unless they are determined. There are some other very useful</text:p>
      <text:p text:style-name="Preformatted_20_Text">documents in existence; I list the ones I know of in Appendix [A-3].</text:p>
      <text:p text:style-name="Preformatted_20_Text"/>
      <text:p text:style-name="Preformatted_20_Text"/>
      <text:p text:style-name="Preformatted_20_Text">[1-1]: id Software's Copyright and the Shareware Version</text:p>
      <text:p text:style-name="Preformatted_20_Text">========================================================</text:p>
      <text:p text:style-name="Preformatted_20_Text"/>
      <text:p text:style-name="Preformatted_20_Text"><text:s text:c="2"/>My comments and statements are by no means official, and the excerpts</text:p>
      <text:p text:style-name="Preformatted_20_Text">below are just the parts that I think are relevant to these specs. Please</text:p>
      <text:p text:style-name="Preformatted_20_Text">read the LICENSE.DOC and README.EXE that came with DOOM.</text:p>
      <text:p text:style-name="Preformatted_20_Text"/>
      <text:p text:style-name="Preformatted_20_Text"><text:s text:c="2"/>The LICENSE.DOC says:</text:p>
      <text:p text:style-name="Preformatted_20_Text"/>
      <text:p text:style-name="Preformatted_20_Text"><text:s text:c="4"/>"You shall not: <text:s/>rent, lease, sell, distribute for money or other</text:p>
      <text:p text:style-name="Preformatted_20_Text"><text:s text:c="4"/>consideration, modify, translate, disassemble, decompile, reverse</text:p>
      <text:p text:style-name="Preformatted_20_Text"><text:s text:c="4"/>engineer, or create derivative works based upon the Software.</text:p>
      <text:p text:style-name="Preformatted_20_Text"><text:s text:c="4"/>Notwithstanding the foregoing, you may create a map editor, modify</text:p>
      <text:p text:style-name="Preformatted_20_Text"><text:s text:c="4"/>maps and make your own maps (collectively referenced as the</text:p>
      <text:p text:style-name="Preformatted_20_Text"><text:s text:c="4"/>"Permitted Derivative Works") for the Software. <text:s/>You may not sell</text:p>
      <text:p text:style-name="Preformatted_20_Text"><text:s text:c="4"/>or distribute any Permitted Derivative Works but you may exchange</text:p>
      <text:p text:style-name="Preformatted_20_Text"><text:s text:c="4"/>the Permitted Derivative Works at no charge amongst other end-users.</text:p>
      <text:p text:style-name="Preformatted_20_Text"><text:s text:c="4"/>In order to commercially distribute any such map editor or data</text:p>
      <text:p text:style-name="Preformatted_20_Text"><text:s text:c="4"/>utility you must first sign ID's Data Utility License and ID</text:p>
      <text:p text:style-name="Preformatted_20_Text"><text:s text:c="4"/>reserves the right to deny authorization to commercial distribute</text:p>
      <text:p text:style-name="Preformatted_20_Text"><text:s text:c="4"/>the any such map editor or data utility. <text:s/>You may request a copy of</text:p>
      <text:p text:style-name="Preformatted_20_Text"><text:s text:c="4"/>the Data Editor License from ID"</text:p>
      <text:p text:style-name="Preformatted_20_Text"/>
      <text:p text:style-name="Preformatted_20_Text"><text:s text:c="4"/>"(except for backup purposes) You may not otherwise reproduce, copy</text:p>
      <text:p text:style-name="Preformatted_20_Text"><text:s text:c="4"/>or disclose to others, in whole or in any part, the Software."</text:p>
      <text:p text:style-name="Preformatted_20_Text"/>
      <text:p text:style-name="Preformatted_20_Text"><text:s text:c="2"/>The README says:</text:p>
      <text:p text:style-name="Preformatted_20_Text"/>
      <text:p text:style-name="Preformatted_20_Text"><text:s text:c="4"/>"id Software respectfully requests that you do not modify the levels</text:p>
      <text:p text:style-name="Preformatted_20_Text"><text:s text:c="4"/>for the shareware version of DOOM. <text:s/>We feel that the distribution of</text:p>
      <text:p text:style-name="Preformatted_20_Text"><text:s text:c="4"/>new levels that work with the shareware version of DOOM will lessen a</text:p>
      <text:p text:style-name="Preformatted_20_Text"><text:soft-page-break/><text:s text:c="4"/>potential user's incentive to purchase the registered version.</text:p>
      <text:p text:style-name="Preformatted_20_Text"/>
      <text:p text:style-name="Preformatted_20_Text"><text:s text:c="4"/>"If you would like to work with modified levels of DOOM, we encourage</text:p>
      <text:p text:style-name="Preformatted_20_Text"><text:s text:c="4"/>you to purchase the registered version of the game."</text:p>
      <text:p text:style-name="Preformatted_20_Text"/>
      <text:p text:style-name="Preformatted_20_Text"><text:s text:c="2"/>If you are making add-ons, plan on them not working on the shareware</text:p>
      <text:p text:style-name="Preformatted_20_Text">game, and plan on including statements about the trademarks and copyrights</text:p>
      <text:p text:style-name="Preformatted_20_Text">that id Software owns, as well as disclaimers that they won't support your</text:p>
      <text:p text:style-name="Preformatted_20_Text">add-on product, nor will they support DOOM after it has been modified.</text:p>
      <text:p text:style-name="Preformatted_20_Text"/>
      <text:p text:style-name="Preformatted_20_Text"/>
      <text:p text:style-name="Preformatted_20_Text">[1-2]: What's New</text:p>
      <text:p text:style-name="Preformatted_20_Text">=================</text:p>
      <text:p text:style-name="Preformatted_20_Text"/>
      <text:p text:style-name="Preformatted_20_Text"><text:s text:c="2"/>Each new version of these specs renders the previous version obsolete.</text:p>
      <text:p text:style-name="Preformatted_20_Text"><text:s text:c="2"/>This document has grown considerably in size, and to fight that trend,</text:p>
      <text:p text:style-name="Preformatted_20_Text">I'll not discuss it any more.</text:p>
      <text:p text:style-name="Preformatted_20_Text"><text:s text:c="2"/>It has now been five months since the specs were updated. I won't talk</text:p>
      <text:p text:style-name="Preformatted_20_Text">about that either. I'll just apologize for not releasing updates in late</text:p>
      <text:p text:style-name="Preformatted_20_Text">May and July like I should have. Those updates would have been numbered</text:p>
      <text:p text:style-name="Preformatted_20_Text">1.4 and 1.5, so perhaps that's why this is version 1.666.</text:p>
      <text:p text:style-name="Preformatted_20_Text"><text:s text:c="2"/>Here's some of the new or revised sections since the 1.3 specs:</text:p>
      <text:p text:style-name="Preformatted_20_Text"/>
      <text:p text:style-name="Preformatted_20_Text"><text:s text:c="4"/>- DOOM 2 info, especially in [4-2-1] and [4-3-2]</text:p>
      <text:p text:style-name="Preformatted_20_Text"><text:s text:c="4"/>- lots of info on the DOOM.EXE file in [10]</text:p>
      <text:p text:style-name="Preformatted_20_Text"><text:s text:c="4"/>- BNF style definitions in [A-1]</text:p>
      <text:p text:style-name="Preformatted_20_Text"><text:s text:c="4"/>- DOOM engine limits in [A-2]</text:p>
      <text:p text:style-name="Preformatted_20_Text"><text:s text:c="4"/>- the DEMO format [8-6]</text:p>
      <text:p text:style-name="Preformatted_20_Text"><text:s text:c="4"/>- the ENDOOM lump [8-3]</text:p>
      <text:p text:style-name="Preformatted_20_Text"><text:s text:c="4"/>- comprehensive list of WAD lumps in [3]</text:p>
      <text:p text:style-name="Preformatted_20_Text"/>
      <text:p text:style-name="Preformatted_20_Text"><text:s text:c="4"/>- many parts rewritten for clarity</text:p>
      <text:p text:style-name="Preformatted_20_Text"><text:s text:c="4"/>- changes in terminology to reflect id's where possible, and to be</text:p>
      <text:p text:style-name="Preformatted_20_Text"><text:tab/>more consistent throughout</text:p>
      <text:p text:style-name="Preformatted_20_Text"><text:s text:c="4"/>- reformatted again, errors and typos corrected</text:p>
      <text:p text:style-name="Preformatted_20_Text"/>
      <text:p text:style-name="Preformatted_20_Text"/>
      <text:p text:style-name="Preformatted_20_Text">-------------------</text:p>
      <text:p text:style-name="Preformatted_20_Text">CHAPTER [2]: Basics</text:p>
      <text:p text:style-name="Preformatted_20_Text">-------------------</text:p>
      <text:p text:style-name="Preformatted_20_Text"/>
      <text:p text:style-name="Preformatted_20_Text"><text:s text:c="2"/>The starting point is the concept of "WAD". It is not an acronym, it</text:p>
      <text:p text:style-name="Preformatted_20_Text">just means a collection of data. Throughout this document, "WAD" or "wad"</text:p>
      <text:p text:style-name="Preformatted_20_Text">will mean a file with a .WAD extension that contains data for the doom</text:p>
      <text:p text:style-name="Preformatted_20_Text">engine to use.</text:p>
      <text:p text:style-name="Preformatted_20_Text"><text:s text:c="2"/>A WAD file has three parts:</text:p>
      <text:p text:style-name="Preformatted_20_Text"/>
      <text:p text:style-name="Preformatted_20_Text"><text:s text:c="2"/>(1) a twelve-byte header</text:p>
      <text:p text:style-name="Preformatted_20_Text"><text:s text:c="2"/>(2) one or more "lumps"</text:p>
      <text:p text:style-name="Preformatted_20_Text"><text:s text:c="2"/>(3) a directory or "info table" that contains the names, offsets, and</text:p>
      <text:p text:style-name="Preformatted_20_Text"><text:tab/>sizes of all the lumps in the WAD</text:p>
      <text:p text:style-name="Preformatted_20_Text"/>
      <text:p text:style-name="Preformatted_20_Text"><text:s text:c="2"/>The header consists of three four-byte parts:</text:p>
      <text:p text:style-name="Preformatted_20_Text"/>
      <text:p text:style-name="Preformatted_20_Text"><text:soft-page-break/><text:s text:c="4"/>(a) an ASCII string which must be either "IWAD" or "PWAD"</text:p>
      <text:p text:style-name="Preformatted_20_Text"><text:s text:c="4"/>(b) a 4-byte (long) integer which is the number of lumps in the wad</text:p>
      <text:p text:style-name="Preformatted_20_Text"><text:s text:c="4"/>(c) a long integer which is the file offset to the start of</text:p>
      <text:p text:style-name="Preformatted_20_Text"><text:tab/> <text:s/>the directory</text:p>
      <text:p text:style-name="Preformatted_20_Text"/>
      <text:p text:style-name="Preformatted_20_Text"><text:s text:c="2"/>The directory has one 16-byte entry for every lump. Each entry consists</text:p>
      <text:p text:style-name="Preformatted_20_Text">of three parts:</text:p>
      <text:p text:style-name="Preformatted_20_Text"/>
      <text:p text:style-name="Preformatted_20_Text"><text:s text:c="4"/>(a) a long integer, the file offset to the start of the lump</text:p>
      <text:p text:style-name="Preformatted_20_Text"><text:s text:c="4"/>(b) a long integer, the size of the lump in bytes</text:p>
      <text:p text:style-name="Preformatted_20_Text"><text:s text:c="4"/>(c) an 8-byte ASCII string, the name of the lump, padded with zeros.</text:p>
      <text:p text:style-name="Preformatted_20_Text"><text:tab/> <text:s/>For example, the "DEMO1" entry in hexadecimal would be</text:p>
      <text:p text:style-name="Preformatted_20_Text"><text:tab/> <text:s/>(44 45 4D 4F 31 00 00 00)</text:p>
      <text:p text:style-name="Preformatted_20_Text"/>
      <text:p text:style-name="Preformatted_20_Text"><text:s text:c="2"/>A "lump" is just data, in one of several different formats. Some</text:p>
      <text:p text:style-name="Preformatted_20_Text">contain sound data, some contain graphics data, some contain level</text:p>
      <text:p text:style-name="Preformatted_20_Text">structure data, etc. These specs are mostly concerned with delineating</text:p>
      <text:p text:style-name="Preformatted_20_Text">the formats of the various lump types. There are 10 different types of</text:p>
      <text:p text:style-name="Preformatted_20_Text">map/level lump formats, each has a section in chapter [4] (sections 2-11).</text:p>
      <text:p text:style-name="Preformatted_20_Text">There are 13 other types of lump formats, listed below with the section</text:p>
      <text:p text:style-name="Preformatted_20_Text">where the format is explained, and the actual lump names in parentheses.</text:p>
      <text:p text:style-name="Preformatted_20_Text">Also, Appendix [A-1] has definitions of the structures of all these</text:p>
      <text:p text:style-name="Preformatted_20_Text">WAD elements.</text:p>
      <text:p text:style-name="Preformatted_20_Text"/>
      <text:p text:style-name="Preformatted_20_Text"><text:s text:c="2"/>[8-1] palettes (PLAYPAL)</text:p>
      <text:p text:style-name="Preformatted_20_Text"><text:s text:c="2"/>[8-2] colormaps (COLORMAP)</text:p>
      <text:p text:style-name="Preformatted_20_Text"><text:s text:c="2"/>[8-3] dos exit text (ENDOOM)</text:p>
      <text:p text:style-name="Preformatted_20_Text"><text:s text:c="2"/>[8-6] demos (DEMO1, DEMO2, and DEMO3)</text:p>
      <text:p text:style-name="Preformatted_20_Text"><text:s text:c="2"/>[8-4] texture composition list (TEXTURE1 and TEXTURE2)</text:p>
      <text:p text:style-name="Preformatted_20_Text"><text:s text:c="2"/>[8-5] wall patch "number for name" indexing list (PNAMES)</text:p>
      <text:p text:style-name="Preformatted_20_Text"><text:s text:c="2"/>[7-4] midi mapping (GENMIDI)</text:p>
      <text:p text:style-name="Preformatted_20_Text"><text:s text:c="2"/>[7-5] Gravis UltraSound patch mappings (DMXGUS)</text:p>
      <text:p text:style-name="Preformatted_20_Text"><text:s text:c="2"/>[7-1] PC speaker sound effects (DP*)</text:p>
      <text:p text:style-name="Preformatted_20_Text"><text:s text:c="2"/>[7-2] Soundcard sound effects (DS*)</text:p>
      <text:p text:style-name="Preformatted_20_Text"><text:s text:c="2"/>[7-3] songs (D_*)</text:p>
      <text:p text:style-name="Preformatted_20_Text"><text:s text:c="2"/>[6] <text:s text:c="2"/>flats (lumpnames between F_START and F_END)</text:p>
      <text:p text:style-name="Preformatted_20_Text"><text:s text:c="2"/>[5] <text:s text:c="2"/>all other graphics (all other lumps)</text:p>
      <text:p text:style-name="Preformatted_20_Text"/>
      <text:p text:style-name="Preformatted_20_Text"><text:s text:c="2"/>The "marker" and "label" lump names like "S_START" and "E1M1" (or</text:p>
      <text:p text:style-name="Preformatted_20_Text">"MAP01") do not actually refer to lumps - they have zero length. They</text:p>
      <text:p text:style-name="Preformatted_20_Text">merely serve to mark the beginning or end of a set of related lumps.</text:p>
      <text:p text:style-name="Preformatted_20_Text"/>
      <text:p text:style-name="Preformatted_20_Text"><text:s text:c="2"/>It is possible to include other directory entries and lumps in a wad</text:p>
      <text:p text:style-name="Preformatted_20_Text">file, e.g. an entry called CLOWNS could point to a lump that includes the</text:p>
      <text:p text:style-name="Preformatted_20_Text">level creator's name, date of completion, and the latitude and longitude</text:p>
      <text:p text:style-name="Preformatted_20_Text">of the Holy Grail. None of these non-standard entries will be used by</text:p>
      <text:p text:style-name="Preformatted_20_Text">DOOM, nor will they cause it problems.</text:p>
      <text:p text:style-name="Preformatted_20_Text"/>
      <text:p text:style-name="Preformatted_20_Text"/>
      <text:p text:style-name="Preformatted_20_Text">[2-1]: Pwads</text:p>
      <text:p text:style-name="Preformatted_20_Text">============</text:p>
      <text:p text:style-name="Preformatted_20_Text"/>
      <text:p text:style-name="Preformatted_20_Text"><text:s text:c="2"/>There are two types of wad files. The original DOOM.WAD and DOOM2.WAD</text:p>
      <text:p text:style-name="Preformatted_20_Text">files are "IWAD"s, or "Internal wads", meaning they contain all of the</text:p>
      <text:p text:style-name="Preformatted_20_Text"><text:soft-page-break/>data necessary to play. The other type is the "PWAD" file, "Patch wad",</text:p>
      <text:p text:style-name="Preformatted_20_Text">an external file which has the same structure, but with far fewer entries</text:p>
      <text:p text:style-name="Preformatted_20_Text">in the directory. The data in a pwad is substituted for the original data</text:p>
      <text:p text:style-name="Preformatted_20_Text">in the DOOM.WAD, thus allowing for much easier distribution of new levels.</text:p>
      <text:p text:style-name="Preformatted_20_Text">Only those resources listed in the pwad's directory are changed,</text:p>
      <text:p text:style-name="Preformatted_20_Text">everything else is loaded from the IWAD. All external wads should have</text:p>
      <text:p text:style-name="Preformatted_20_Text">the "PWAD" indicator, as id has requested.</text:p>
      <text:p text:style-name="Preformatted_20_Text"><text:s text:c="2"/>A typical pwad might contain new data for a single level, in which</text:p>
      <text:p text:style-name="Preformatted_20_Text">case it would contain the 10 lumps and 11 directory entries necessary</text:p>
      <text:p text:style-name="Preformatted_20_Text">to define the level (as described in chapter [4]).</text:p>
      <text:p text:style-name="Preformatted_20_Text"><text:s text:c="2"/>A pwad file may contain more than one level or parts of levels, in</text:p>
      <text:p text:style-name="Preformatted_20_Text">addition to replacement graphics, sounds, etc. (as of version 1.666,</text:p>
      <text:p text:style-name="Preformatted_20_Text">sprites and flats do NOT work from pwads - see chapter [5] for more).</text:p>
      <text:p text:style-name="Preformatted_20_Text">In fact, there is apparently no limit to how many entries may be in a</text:p>
      <text:p text:style-name="Preformatted_20_Text">pwad. The original doom levels are pretty complicated, and they are</text:p>
      <text:p text:style-name="Preformatted_20_Text">from 50-200 kilobytes each in size, uncompressed.</text:p>
      <text:p text:style-name="Preformatted_20_Text"><text:s text:c="2"/>Pwad files need to have the extension .WAD to work. Many of them have</text:p>
      <text:p text:style-name="Preformatted_20_Text">descriptive names, e.g. if J.R.R. Tolkien made a new level, he might call</text:p>
      <text:p text:style-name="Preformatted_20_Text">it GONDOLIN.WAD - to use this level, a player would type</text:p>
      <text:p text:style-name="Preformatted_20_Text"/>
      <text:p text:style-name="Preformatted_20_Text"><text:s text:c="2"/>DOOM -FILE GONDOLIN.WAD</text:p>
      <text:p text:style-name="Preformatted_20_Text"/>
      <text:p text:style-name="Preformatted_20_Text">at the command line, along with any other parameters. More than one</text:p>
      <text:p text:style-name="Preformatted_20_Text">external file can be added, thus in general:</text:p>
      <text:p text:style-name="Preformatted_20_Text"/>
      <text:p text:style-name="Preformatted_20_Text"><text:s text:c="2"/>DOOM -FILE [pwad_filename] [pwad_filename] [pwad_filename] ...</text:p>
      <text:p text:style-name="Preformatted_20_Text"/>
      <text:p text:style-name="Preformatted_20_Text"><text:s text:c="2"/>If there are duplicate entries amongst the directories of all the</text:p>
      <text:p text:style-name="Preformatted_20_Text">wads being "added", the pwads listed LAST take precedence.</text:p>
      <text:p text:style-name="Preformatted_20_Text"><text:s text:c="2"/>When the game loads, a "modified game" message will appear if there</text:p>
      <text:p text:style-name="Preformatted_20_Text">are any pwads involved, reminding the player that id Software will not</text:p>
      <text:p text:style-name="Preformatted_20_Text">give technical support or answer questions regarding modified levels.</text:p>
      <text:p text:style-name="Preformatted_20_Text"><text:s text:c="2"/>With DOOM version 1.666, there is also the @responsefile option for</text:p>
      <text:p text:style-name="Preformatted_20_Text">listing command line parameters and -file specifications. See the DOOM</text:p>
      <text:p text:style-name="Preformatted_20_Text">README or the latest FAQ for more information. Also, there are numerous</text:p>
      <text:p text:style-name="Preformatted_20_Text">"front-end" utilities that make it easier to play pwads, e.g. load several</text:p>
      <text:p text:style-name="Preformatted_20_Text">external files at once, warp to certain levels, specify options, etc.</text:p>
      <text:p text:style-name="Preformatted_20_Text"/>
      <text:p text:style-name="Preformatted_20_Text"/>
      <text:p text:style-name="Preformatted_20_Text">[2-2]: DOOM versions</text:p>
      <text:p text:style-name="Preformatted_20_Text">====================</text:p>
      <text:p text:style-name="Preformatted_20_Text"/>
      <text:p text:style-name="Preformatted_20_Text">Version Date <text:s text:c="3"/>Time <text:s text:c="3"/>Is</text:p>
      <text:p text:style-name="Preformatted_20_Text"/>
      <text:p text:style-name="Preformatted_20_Text">1.0 <text:s text:c="4"/>10dec93 01:00 <text:s text:c="2"/>first release (aka DOOM Operating System 0.99)</text:p>
      <text:p text:style-name="Preformatted_20_Text">1.1 <text:s text:c="4"/>16dec93 01:10 <text:s text:c="2"/>slightly different from 1.0, newer dos extender</text:p>
      <text:p text:style-name="Preformatted_20_Text">1.2 <text:s text:c="4"/>17feb94 01:20 <text:s text:c="2"/>modem play added!</text:p>
      <text:p text:style-name="Preformatted_20_Text">1.3 <text:s text:c="4"/>- <text:s text:c="6"/>- <text:s text:c="6"/>unauthorized beta release</text:p>
      <text:p text:style-name="Preformatted_20_Text">1.4 <text:s text:c="4"/>28jun94 01:04 <text:s text:c="2"/>shareware beta</text:p>
      <text:p text:style-name="Preformatted_20_Text">1.5 <text:s text:c="4"/>??jul94 ? <text:s text:c="6"/>shareware beta</text:p>
      <text:p text:style-name="Preformatted_20_Text">1.6 <text:s text:c="4"/>03aug94 01:06 <text:s text:c="2"/>shareware beta</text:p>
      <text:p text:style-name="Preformatted_20_Text">1.666 <text:s text:c="2"/>01sep94 16:42 <text:s text:c="2"/>registered full upgrade!</text:p>
      <text:p text:style-name="Preformatted_20_Text">1.666 <text:s text:c="2"/>? <text:s text:c="6"/>? <text:s text:c="6"/>DOOM 2!</text:p>
      <text:p text:style-name="Preformatted_20_Text"/>
      <text:p text:style-name="Preformatted_20_Text"><text:soft-page-break/><text:s text:c="2"/>The important releases as of this writing are 1.2 and 1.666. Hopefully,</text:p>
      <text:p text:style-name="Preformatted_20_Text">everyone will move up to 1.666 soon; it has many important improvements</text:p>
      <text:p text:style-name="Preformatted_20_Text">over 1.2. The 1.4, 1.5, and 1.6 shareware betas contained increasing</text:p>
      <text:p text:style-name="Preformatted_20_Text">amounts of the stuff that's now in 1.666, but there's no information</text:p>
      <text:p text:style-name="Preformatted_20_Text">here about what exactly those changes were. One, I didn't keep track,</text:p>
      <text:p text:style-name="Preformatted_20_Text">and two, they're not really important.</text:p>
      <text:p text:style-name="Preformatted_20_Text"><text:s text:c="2"/>See appendix [A-3] for some miscellany about what has changed from</text:p>
      <text:p text:style-name="Preformatted_20_Text">version to version.</text:p>
      <text:p text:style-name="Preformatted_20_Text"/>
      <text:p text:style-name="Preformatted_20_Text"/>
      <text:p text:style-name="Preformatted_20_Text">[2-3]: Terminology conventions</text:p>
      <text:p text:style-name="Preformatted_20_Text">==============================</text:p>
      <text:p text:style-name="Preformatted_20_Text"/>
      <text:p text:style-name="Preformatted_20_Text"><text:s text:c="2"/>Throughout this document, I will use the following conventions for</text:p>
      <text:p text:style-name="Preformatted_20_Text">numbers and variable types:</text:p>
      <text:p text:style-name="Preformatted_20_Text"/>
      <text:p text:style-name="Preformatted_20_Text">(1) Most numbers will be decimal. Hexadecimal numbers will usually be</text:p>
      <text:p text:style-name="Preformatted_20_Text"><text:tab/>labeled thus: 0xffff or $ffff. But sometimes I'll say "hex ...".</text:p>
      <text:p text:style-name="Preformatted_20_Text"><text:tab/>And in tablature form, a column heading "HEX" indicates all the</text:p>
      <text:p text:style-name="Preformatted_20_Text"><text:tab/>numbers in that column are hexadecimal.</text:p>
      <text:p text:style-name="Preformatted_20_Text">(2) "byte" is of course the generic, 8 bits. It will usually mean one</text:p>
      <text:p text:style-name="Preformatted_20_Text"><text:tab/>8-bit component of a larger data type, or an 8-bit ASCII</text:p>
      <text:p text:style-name="Preformatted_20_Text"><text:tab/>character, or some such. As a number, it is an unsigned 8-bit</text:p>
      <text:p text:style-name="Preformatted_20_Text"><text:tab/>integer (0..255).</text:p>
      <text:p text:style-name="Preformatted_20_Text">(3) "short" is a signed 16-bit integer (-32768..32767), stored in</text:p>
      <text:p text:style-name="Preformatted_20_Text"><text:tab/>lo-hi format.</text:p>
      <text:p text:style-name="Preformatted_20_Text">(4) "ushort" or "unsigned short" is an unsigned 16-bit integer (0..65535).</text:p>
      <text:p text:style-name="Preformatted_20_Text">(5) "integer" or "long" is a signed 32-bit integer. If you don't read</text:p>
      <text:p text:style-name="Preformatted_20_Text"><text:tab/>this first, my use of the word "integer" might not be immediately</text:p>
      <text:p text:style-name="Preformatted_20_Text"><text:tab/>apparent.</text:p>
      <text:p text:style-name="Preformatted_20_Text">(6) "string8" or "8-byte string" is an ASCII string with length between</text:p>
      <text:p text:style-name="Preformatted_20_Text"><text:tab/>1 and 8 characters inclusive. If its length is less than 8, the</text:p>
      <text:p text:style-name="Preformatted_20_Text"><text:tab/>remaining bytes are zeros.</text:p>
      <text:p text:style-name="Preformatted_20_Text">(7) The first byte of a file or any data structure, for addressing and</text:p>
      <text:p text:style-name="Preformatted_20_Text"><text:tab/>offset purposes, is byte #0, not byte #1.</text:p>
      <text:p text:style-name="Preformatted_20_Text">(8) Some abbreviations I use: E1, E2, and E3 refer to episodes 1, 2, and</text:p>
      <text:p text:style-name="Preformatted_20_Text"><text:tab/>3 respectively. "The EXE" means the file DOOM.EXE.</text:p>
      <text:p text:style-name="Preformatted_20_Text">(666) Any reference to this number is purely intentional.</text:p>
      <text:p text:style-name="Preformatted_20_Text"/>
      <text:p text:style-name="Preformatted_20_Text"/>
      <text:p text:style-name="Preformatted_20_Text">-----------------------------------------------</text:p>
      <text:p text:style-name="Preformatted_20_Text">CHAPTER [3]: List of DOOM.WAD Directory Entries</text:p>
      <text:p text:style-name="Preformatted_20_Text">-----------------------------------------------</text:p>
      <text:p text:style-name="Preformatted_20_Text"/>
      <text:p text:style-name="Preformatted_20_Text"><text:s text:c="2"/>There are over 2000 entries in the DOOM.WAD directory. Most of them</text:p>
      <text:p text:style-name="Preformatted_20_Text">can be easily described in groups, and so are not explicitly mentioned</text:p>
      <text:p text:style-name="Preformatted_20_Text">in this list. This includes the sprites (see [4-2-1] for sprite names</text:p>
      <text:p text:style-name="Preformatted_20_Text">and [5] for the sprite lump naming system), the wall patches ([8-4] and</text:p>
      <text:p text:style-name="Preformatted_20_Text">[8-5] have more info), the flats (chapter [6]), the sounds and songs</text:p>
      <text:p text:style-name="Preformatted_20_Text">(chapter [7]), and the map data lumps (chapter [4]). All the others</text:p>
      <text:p text:style-name="Preformatted_20_Text">are listed here.</text:p>
      <text:p text:style-name="Preformatted_20_Text"><text:s text:c="2"/>There have been several changes from version to version. The "Ver"</text:p>
      <text:p text:style-name="Preformatted_20_Text">column indicates in which doom versions the lump exists:</text:p>
      <text:p text:style-name="Preformatted_20_Text"/>
      <text:p text:style-name="Preformatted_20_Text"><text:soft-page-break/>___ <text:s text:c="4"/>no indication means it is in every version. Most are like this.</text:p>
      <text:p text:style-name="Preformatted_20_Text">1.1 <text:s text:c="4"/>it was in 1.0 and 1.1, but not in 1.2 and later. It is obsolete.</text:p>
      <text:p text:style-name="Preformatted_20_Text">1.2 <text:s text:c="4"/>it is not in 1.1 and earlier, only in 1.2 and up.</text:p>
      <text:p text:style-name="Preformatted_20_Text">1.6 <text:s text:c="4"/>it is not in 1.2 and earlier, only in 1.666 and up.</text:p>
      <text:p text:style-name="Preformatted_20_Text">r <text:s text:c="6"/>it is only in the registered version, not the shareware.</text:p>
      <text:p text:style-name="Preformatted_20_Text">1 <text:s text:c="6"/>it is only in DOOM 1, it is not in DOOM 2.</text:p>
      <text:p text:style-name="Preformatted_20_Text">2 <text:s text:c="6"/>it is only in DOOM 2, it is not in DOOM 1.</text:p>
      <text:p text:style-name="Preformatted_20_Text"/>
      <text:p text:style-name="Preformatted_20_Text"><text:s text:c="2"/>In the lump names, x (and y and e) indicates variable ASCII</text:p>
      <text:p text:style-name="Preformatted_20_Text">characters, and * can be replaced by an ASCII string (up to the</text:p>
      <text:p text:style-name="Preformatted_20_Text">8-byte lumpname limit).</text:p>
      <text:p text:style-name="Preformatted_20_Text"/>
      <text:p text:style-name="Preformatted_20_Text">LumpName <text:s/>Ver <text:s text:c="2"/>Description</text:p>
      <text:p text:style-name="Preformatted_20_Text">-------- <text:s/>--- <text:s text:c="2"/>-----------</text:p>
      <text:p text:style-name="Preformatted_20_Text">PLAYPAL <text:s text:c="8"/>fourteen 256 color palettes. See [8-1].</text:p>
      <text:p text:style-name="Preformatted_20_Text">COLORMAP <text:s text:c="7"/>maps colors in the palette down to darker ones. [8-2].</text:p>
      <text:p text:style-name="Preformatted_20_Text">ENDOOM <text:s text:c="9"/>text message displayed when you exit to DOS. [8-3].</text:p>
      <text:p text:style-name="Preformatted_20_Text">DEMOx <text:s text:c="10"/>x=1-3, are the demos. [8-6].</text:p>
      <text:p text:style-name="Preformatted_20_Text">ExMy <text:s text:c="11"/>subsequent entries define a single level's data. [4].</text:p>
      <text:p text:style-name="Preformatted_20_Text">MAPxy <text:s text:c="4"/>2 <text:s text:c="4"/>like ExMy, but for DOOM 2.</text:p>
      <text:p text:style-name="Preformatted_20_Text">TEXTURE1 <text:s text:c="7"/>list of wall texture names and their composition data,</text:p>
      <text:p text:style-name="Preformatted_20_Text"><text:tab/><text:tab/> <text:s/>used in the SIDEDEF portion of each level. [8-4].</text:p>
      <text:p text:style-name="Preformatted_20_Text">TEXTURE2 <text:s/>r <text:s text:c="4"/>more wall texture compositions.</text:p>
      <text:p text:style-name="Preformatted_20_Text">PNAMES <text:s text:c="9"/>lists all lump names used as wall patches. [8-5].</text:p>
      <text:p text:style-name="Preformatted_20_Text">GENMIDI <text:s text:c="8"/>General Midi standard instrument data. [7-3].</text:p>
      <text:p text:style-name="Preformatted_20_Text">DMXGUS <text:s text:c="9"/>Gravis Ultra Sound instrument patches. [7-4].</text:p>
      <text:p text:style-name="Preformatted_20_Text"/>
      <text:p text:style-name="Preformatted_20_Text">D_ExMy <text:s text:c="9"/>music for a doom 1 level. [7-2].</text:p>
      <text:p text:style-name="Preformatted_20_Text">D_INTER <text:s text:c="8"/>music played on the summary screen between levels.</text:p>
      <text:p text:style-name="Preformatted_20_Text">D_INTRO <text:s text:c="8"/>music played when the game starts.</text:p>
      <text:p text:style-name="Preformatted_20_Text">D_INTROA <text:s/>1.2 <text:s text:c="2"/>more introductory music.</text:p>
      <text:p text:style-name="Preformatted_20_Text">D_VICTOR <text:s text:c="7"/>music played on the victory text-screen after an episode.</text:p>
      <text:p text:style-name="Preformatted_20_Text">D_BUNNY <text:s text:c="2"/>r <text:s text:c="4"/>music for while a certain rabbit has his story told...</text:p>
      <text:p text:style-name="Preformatted_20_Text">D_* <text:s text:c="6"/>2 <text:s text:c="4"/>music for a doom 2 level.</text:p>
      <text:p text:style-name="Preformatted_20_Text"/>
      <text:p text:style-name="Preformatted_20_Text">DP_* <text:s text:c="5"/>vary <text:s/>PC speaker sound effects. [7-1].</text:p>
      <text:p text:style-name="Preformatted_20_Text">DS_* <text:s text:c="5"/>vary <text:s/>Soundcard sound effects. [7-1].</text:p>
      <text:p text:style-name="Preformatted_20_Text"/>
      <text:p text:style-name="Preformatted_20_Text"><text:s text:c="2"/>All the remaining entries in the directory, except the flats between</text:p>
      <text:p text:style-name="Preformatted_20_Text">F_START and F_END, and the "markers" like S_START, refer to lumps which</text:p>
      <text:p text:style-name="Preformatted_20_Text">are pictures, in the doom/wad graphic format described in chapter [5].</text:p>
      <text:p text:style-name="Preformatted_20_Text">The flats are also pictures, but in a format described in chapter [6].</text:p>
      <text:p text:style-name="Preformatted_20_Text"><text:s text:c="2"/>The next seven are full screen (320 by 200 pixel) pictures. After</text:p>
      <text:p text:style-name="Preformatted_20_Text">that, ST* are status-bar pictures, WI* are for the screens between</text:p>
      <text:p text:style-name="Preformatted_20_Text">levels, and M_* are for menus.</text:p>
      <text:p text:style-name="Preformatted_20_Text"/>
      <text:p text:style-name="Preformatted_20_Text">HELP1 <text:s text:c="10"/>Ad-screen says Register!, with some screen shots.</text:p>
      <text:p text:style-name="Preformatted_20_Text">HELP2 <text:s text:c="10"/>Actual help, all the controls explained.</text:p>
      <text:p text:style-name="Preformatted_20_Text">TITLEPIC <text:s text:c="7"/>Maybe this is the title screen? Gee, I dunno...</text:p>
      <text:p text:style-name="Preformatted_20_Text">CREDIT <text:s text:c="9"/>People at id Software who created this great game.</text:p>
      <text:p text:style-name="Preformatted_20_Text">VICTORY2 <text:s/>r <text:s text:c="4"/>Screen shown after a victorious end to episode 2.</text:p>
      <text:p text:style-name="Preformatted_20_Text">PFUB1 <text:s text:c="4"/>r <text:s text:c="4"/>A nice little rabbit minding his own peas and queues...</text:p>
      <text:p text:style-name="Preformatted_20_Text">PFUB2 <text:s text:c="4"/>r <text:s text:c="4"/>...a hint of what's waiting in Doom 2.</text:p>
      <text:p text:style-name="Preformatted_20_Text"/>
      <text:p text:style-name="Preformatted_20_Text"><text:soft-page-break/>ENDx <text:s text:c="5"/>r <text:s text:c="4"/>x=0-6, big red "THE END" gets shot up.</text:p>
      <text:p text:style-name="Preformatted_20_Text">AMMNUMx <text:s text:c="8"/>x=0-9. Small grey digits for ammo count (15/200 etc).</text:p>
      <text:p text:style-name="Preformatted_20_Text">STxBARy <text:s text:c="2"/>1.1 <text:s text:c="2"/>x=M or A, y= L or R. Status bar used to be in pieces.</text:p>
      <text:p text:style-name="Preformatted_20_Text">STCHAT <text:s text:c="3"/>1.1 <text:s text:c="2"/>Status bar used to have a "chat" box.</text:p>
      <text:p text:style-name="Preformatted_20_Text">STRSNUMx <text:s/>1.1 <text:s text:c="2"/>x=0-9. Small red digits.</text:p>
      <text:p text:style-name="Preformatted_20_Text">STWEAPx <text:s text:c="2"/>1.1 <text:s text:c="2"/>x=0-5. COOL little weapon icons. Why'd they drop them?</text:p>
      <text:p text:style-name="Preformatted_20_Text">STFRAGS <text:s text:c="2"/>1.1 <text:s text:c="2"/>Tiny "FRAG" to be placed on top of part of status bar.</text:p>
      <text:p text:style-name="Preformatted_20_Text">STBAR <text:s text:c="4"/>1.2 <text:s text:c="2"/>Status Bar as used in deathmatches.</text:p>
      <text:p text:style-name="Preformatted_20_Text">STGNUMx <text:s text:c="8"/>x=0-9. Small grey digits used on the "Arms" panel.</text:p>
      <text:p text:style-name="Preformatted_20_Text">STTNUMx <text:s text:c="8"/>x=0-9. Big red digits used for Armor, Health, etc.</text:p>
      <text:p text:style-name="Preformatted_20_Text">STTMINUS <text:s/>1.6 <text:s text:c="2"/>Big red "-" used for negative frags.</text:p>
      <text:p text:style-name="Preformatted_20_Text">STYSNUMx <text:s text:c="7"/>x=0-9. Small yellow digits used on the "Arms" panel.</text:p>
      <text:p text:style-name="Preformatted_20_Text">STTPRCNT <text:s text:c="7"/>Big red % used in Armor and Health.</text:p>
      <text:p text:style-name="Preformatted_20_Text">STKEYSx <text:s text:c="8"/>x=0-5. Blue/Yellow/Red Keycards and Skullkeys.</text:p>
      <text:p text:style-name="Preformatted_20_Text">STDISK <text:s text:c="9"/>Disk, used at bottom right corner during disk accesses.</text:p>
      <text:p text:style-name="Preformatted_20_Text">STCDROM <text:s text:c="2"/>1.6 <text:s text:c="2"/>CD, used during CD-ROM accesses.</text:p>
      <text:p text:style-name="Preformatted_20_Text">STARMS <text:s text:c="9"/>"Arms" panel which replaces "Frags" in non-deathmatch.</text:p>
      <text:p text:style-name="Preformatted_20_Text">STCFNxxx <text:s text:c="7"/>xxx=033-095, also 121. Small red ASCII characters.</text:p>
      <text:p text:style-name="Preformatted_20_Text">STFBx <text:s text:c="10"/>x=0-3. Green/black/brown/red squares, for ST player faces.</text:p>
      <text:p text:style-name="Preformatted_20_Text">STPBx <text:s text:c="10"/>x=0-3. Squares with bottoms, for inter-level screens.</text:p>
      <text:p text:style-name="Preformatted_20_Text">STFSTxy <text:s text:c="8"/>x=0-4, y=0-2. Player face. x=0 is 100% health...x=4 is</text:p>
      <text:p text:style-name="Preformatted_20_Text"><text:tab/><text:tab/> <text:s/>very low health. y=0 is glancing right, y=2 left.</text:p>
      <text:p text:style-name="Preformatted_20_Text">STFTLx0 <text:s text:c="8"/>x=0-4. Face looking left, player hurt from that direction.</text:p>
      <text:p text:style-name="Preformatted_20_Text">STFTRx0 <text:s text:c="8"/>x=0-4. Face looking right.</text:p>
      <text:p text:style-name="Preformatted_20_Text">STFOUCHx <text:s text:c="7"/>x=0-4. Face looking surprised (hurt bad).</text:p>
      <text:p text:style-name="Preformatted_20_Text">STFEVLx <text:s text:c="8"/>x=0-4. Face with a grin (when pick up new weapons).</text:p>
      <text:p text:style-name="Preformatted_20_Text">STFKILLx <text:s text:c="7"/>x=0-4. Face with a grimace (when killing foes).</text:p>
      <text:p text:style-name="Preformatted_20_Text">STFGOD0 <text:s text:c="8"/>Face with yellow eyes (invulnerable).</text:p>
      <text:p text:style-name="Preformatted_20_Text">STFDEAD0 <text:s text:c="7"/>Dead face.</text:p>
      <text:p text:style-name="Preformatted_20_Text">BRDR_* <text:s text:c="9"/>Tiny pictures used as a border between a less-than-full</text:p>
      <text:p text:style-name="Preformatted_20_Text"><text:tab/><text:tab/> <text:s/>screen view and the "outside" marbleized zone. TL is</text:p>
      <text:p text:style-name="Preformatted_20_Text"><text:tab/><text:tab/> <text:s/>top left, BR bottom right, you can guess the rest.</text:p>
      <text:p text:style-name="Preformatted_20_Text">WIBONUS <text:s text:c="2"/>1.1 <text:s text:c="2"/>Medium sized red text "BONUS"</text:p>
      <text:p text:style-name="Preformatted_20_Text">WISCORE <text:s text:c="2"/>1.1 <text:s text:c="2"/>"SCORE"</text:p>
      <text:p text:style-name="Preformatted_20_Text">WIMSTPx <text:s text:c="2"/>1.1 <text:s text:c="2"/>x=0-3. Red text "ONE" to "FOUR".</text:p>
      <text:p text:style-name="Preformatted_20_Text">WIMSTBx <text:s text:c="2"/>1.1 <text:s text:c="2"/>x=0-3. Grey text "ONE" to "FOUR".</text:p>
      <text:p text:style-name="Preformatted_20_Text">WIMINUS <text:s text:c="2"/>1.6 <text:s text:c="2"/>Small red "-" used for negative frags.</text:p>
      <text:p text:style-name="Preformatted_20_Text">WIMAPx <text:s text:c="9"/>x=0-2. 320x200 maps used on inter-level screens for e1,2,3.</text:p>
      <text:p text:style-name="Preformatted_20_Text">WIAe0x0y <text:s text:c="7"/>patches used to animate inter-level maps.</text:p>
      <text:p text:style-name="Preformatted_20_Text">WIURH0 <text:s text:c="9"/>"YOU ARE HERE" with an arrow pointing left.</text:p>
      <text:p text:style-name="Preformatted_20_Text">WIURH1 <text:s text:c="9"/>"YOU ARE HERE" with an arrow pointing right.</text:p>
      <text:p text:style-name="Preformatted_20_Text">WISPLAT <text:s text:c="8"/>Splat mark that indicates a completed level.</text:p>
      <text:p text:style-name="Preformatted_20_Text">WIOSTK <text:s text:c="9"/>"KILLS"</text:p>
      <text:p text:style-name="Preformatted_20_Text">WIOSTI <text:s text:c="9"/>"ITEMS"</text:p>
      <text:p text:style-name="Preformatted_20_Text">WIF <text:s text:c="12"/>"FINISHED"</text:p>
      <text:p text:style-name="Preformatted_20_Text">WIMSTT <text:s text:c="9"/>"TOTAL"</text:p>
      <text:p text:style-name="Preformatted_20_Text">WIOSTS <text:s text:c="9"/>"SCRT"</text:p>
      <text:p text:style-name="Preformatted_20_Text">WIOSTF <text:s text:c="9"/>"F."</text:p>
      <text:p text:style-name="Preformatted_20_Text">WITIME <text:s text:c="9"/>"TIME"</text:p>
      <text:p text:style-name="Preformatted_20_Text">WIPAR <text:s text:c="10"/>"PAR"</text:p>
      <text:p text:style-name="Preformatted_20_Text">WIMSTAR <text:s text:c="8"/>"YOU"</text:p>
      <text:p text:style-name="Preformatted_20_Text">WIPCNT <text:s text:c="9"/>"%"</text:p>
      <text:p text:style-name="Preformatted_20_Text">WINUMx <text:s text:c="9"/>x=0-9. Medium sized red digits.</text:p>
      <text:p text:style-name="Preformatted_20_Text">WICOLON <text:s text:c="8"/>":"</text:p>
      <text:p text:style-name="Preformatted_20_Text"><text:soft-page-break/>WISUCKS <text:s text:c="8"/>"SUCKS"</text:p>
      <text:p text:style-name="Preformatted_20_Text">WIFRGS <text:s text:c="9"/>"FRAGS"</text:p>
      <text:p text:style-name="Preformatted_20_Text">WILVxy <text:s text:c="9"/>x=0-2, y=0-8. E(x+1)M(y+1) level names in grey/white letters.</text:p>
      <text:p text:style-name="Preformatted_20_Text">WIPx <text:s text:c="11"/>x=1-4. Red "P1" - "P4", for multiplayer summaries.</text:p>
      <text:p text:style-name="Preformatted_20_Text">WIBPx <text:s text:c="10"/>x=1-4. Grey "P1" - "P4"</text:p>
      <text:p text:style-name="Preformatted_20_Text">WIKILRS <text:s text:c="8"/>Small red "KILLERS" going sideways up, for deathmatches.</text:p>
      <text:p text:style-name="Preformatted_20_Text">WIVCTMS <text:s text:c="8"/>Small red "VICTIMS" for the top of the deathmatch chart.</text:p>
      <text:p text:style-name="Preformatted_20_Text">WISCRT2 <text:s text:c="8"/>"SECRET"</text:p>
      <text:p text:style-name="Preformatted_20_Text">WIENTER <text:s text:c="8"/>"ENTERING"</text:p>
      <text:p text:style-name="Preformatted_20_Text">M_DOOM <text:s text:c="9"/>The DOOM logo</text:p>
      <text:p text:style-name="Preformatted_20_Text">M_RDTHIS <text:s text:c="7"/>Big red "Read This!"</text:p>
      <text:p text:style-name="Preformatted_20_Text">M_OPTION <text:s text:c="7"/>"Options"</text:p>
      <text:p text:style-name="Preformatted_20_Text">M_QUITG <text:s text:c="8"/>"Quit Game"</text:p>
      <text:p text:style-name="Preformatted_20_Text">M_NGAME <text:s text:c="8"/>"New Game"</text:p>
      <text:p text:style-name="Preformatted_20_Text">M_SKULL1 <text:s text:c="7"/>The skull indicator with eyes lit.</text:p>
      <text:p text:style-name="Preformatted_20_Text">M_SKULL2 <text:s text:c="7"/>The skull indicator with eyes unlit.</text:p>
      <text:p text:style-name="Preformatted_20_Text">M_THERMO <text:s text:c="7"/>The marker on e.g. the Sfx volume "thermometer".</text:p>
      <text:p text:style-name="Preformatted_20_Text">M_THERMR <text:s text:c="7"/>The right end of the thermometer.</text:p>
      <text:p text:style-name="Preformatted_20_Text">M_THERML <text:s text:c="7"/>The left end.</text:p>
      <text:p text:style-name="Preformatted_20_Text">M_THERMM <text:s text:c="7"/>The middle, repeated over and over.</text:p>
      <text:p text:style-name="Preformatted_20_Text">M_ENDGAM <text:s text:c="7"/>"End Game"</text:p>
      <text:p text:style-name="Preformatted_20_Text">M_PAUSE <text:s text:c="8"/>"Pause"</text:p>
      <text:p text:style-name="Preformatted_20_Text">M_MESSG <text:s text:c="8"/>"Messages:"</text:p>
      <text:p text:style-name="Preformatted_20_Text">M_MSGON <text:s text:c="8"/>"on"</text:p>
      <text:p text:style-name="Preformatted_20_Text">M_MSGOFF <text:s text:c="7"/>"off"</text:p>
      <text:p text:style-name="Preformatted_20_Text">M_EPISOD <text:s text:c="7"/>"Which Epsiode?"</text:p>
      <text:p text:style-name="Preformatted_20_Text">M_EPI1 <text:s text:c="9"/>"Knee-Deep In The Dead"</text:p>
      <text:p text:style-name="Preformatted_20_Text">M_EPI2 <text:s text:c="9"/>"The Shores Of Hell"</text:p>
      <text:p text:style-name="Preformatted_20_Text">M_EPI3 <text:s text:c="9"/>"Inferno"</text:p>
      <text:p text:style-name="Preformatted_20_Text">M_HURT <text:s text:c="9"/>"Hurt me plenty."</text:p>
      <text:p text:style-name="Preformatted_20_Text">M_JKILL <text:s text:c="8"/>"I'm too young to die."</text:p>
      <text:p text:style-name="Preformatted_20_Text">M_ROUGH <text:s text:c="8"/>"Hey, not too rough."</text:p>
      <text:p text:style-name="Preformatted_20_Text">M_SKILL <text:s text:c="8"/>"Choose Skill Level:"</text:p>
      <text:p text:style-name="Preformatted_20_Text">M_NEWG <text:s text:c="9"/>"NEW GAME" (title of New Game menu)</text:p>
      <text:p text:style-name="Preformatted_20_Text">M_ULTRA <text:s text:c="8"/>"Ultra-Violence."</text:p>
      <text:p text:style-name="Preformatted_20_Text">M_NMARE <text:s text:c="2"/>1.2 <text:s text:c="2"/>"Nightmare!"</text:p>
      <text:p text:style-name="Preformatted_20_Text">M_SVOL <text:s text:c="9"/>"Sound Volume"</text:p>
      <text:p text:style-name="Preformatted_20_Text">M_OPTTTL <text:s text:c="7"/>"OPTIONS" (title of Options menu)</text:p>
      <text:p text:style-name="Preformatted_20_Text">M_SAVEG <text:s text:c="8"/>"Save Game"</text:p>
      <text:p text:style-name="Preformatted_20_Text">M_LOADG <text:s text:c="8"/>"Load Game"</text:p>
      <text:p text:style-name="Preformatted_20_Text">M_DISP <text:s text:c="9"/>"Display"</text:p>
      <text:p text:style-name="Preformatted_20_Text">M_MSENS <text:s text:c="8"/>"Mouse sensitivity"</text:p>
      <text:p text:style-name="Preformatted_20_Text">M_GDHIGH <text:s text:c="7"/>"high"</text:p>
      <text:p text:style-name="Preformatted_20_Text">M_GDLOW <text:s text:c="8"/>"low"</text:p>
      <text:p text:style-name="Preformatted_20_Text">M_DETAIL <text:s text:c="7"/>"Graphic Detail:"</text:p>
      <text:p text:style-name="Preformatted_20_Text">M_DISOPT <text:s text:c="7"/>"DISPLAY OPTIONS"</text:p>
      <text:p text:style-name="Preformatted_20_Text">M_SCRNSZ <text:s text:c="7"/>"Screen Size"</text:p>
      <text:p text:style-name="Preformatted_20_Text">M_SGTTL <text:s text:c="8"/>"SAVE GAME"</text:p>
      <text:p text:style-name="Preformatted_20_Text">M_LGTTL <text:s text:c="8"/>"LOAD GAME"</text:p>
      <text:p text:style-name="Preformatted_20_Text">M_SFXVOL <text:s text:c="7"/>"Sfx Volume"</text:p>
      <text:p text:style-name="Preformatted_20_Text">M_MUSVOL <text:s text:c="7"/>"Music Volume"</text:p>
      <text:p text:style-name="Preformatted_20_Text">M_LSLEFT <text:s text:c="7"/>Load/save box, left part</text:p>
      <text:p text:style-name="Preformatted_20_Text">M_LSCNTR <text:s text:c="7"/>Load/save box, center part (repeated)</text:p>
      <text:p text:style-name="Preformatted_20_Text">M_LSRGHT <text:s text:c="7"/>Load/save box, right part</text:p>
      <text:p text:style-name="Preformatted_20_Text"><text:soft-page-break/></text:p>
      <text:p text:style-name="Preformatted_20_Text"><text:s text:c="2"/>The following entries are markers that do not point to a lump; they</text:p>
      <text:p text:style-name="Preformatted_20_Text">have zero size:</text:p>
      <text:p text:style-name="Preformatted_20_Text"/>
      <text:p text:style-name="Preformatted_20_Text">S_START <text:s text:c="8"/>marks the start of the item/monster "sprite" section.</text:p>
      <text:p text:style-name="Preformatted_20_Text"><text:tab/><text:tab/> <text:s/>See chapter [5] for the naming convention used here.</text:p>
      <text:p text:style-name="Preformatted_20_Text">S_END <text:s text:c="10"/>is immediately after the last sprite.</text:p>
      <text:p text:style-name="Preformatted_20_Text">P_START <text:s text:c="8"/>marks the beginning of the wall patches.</text:p>
      <text:p text:style-name="Preformatted_20_Text">P1_START <text:s text:c="9"/>before the first of the shareware wall patches.</text:p>
      <text:p text:style-name="Preformatted_20_Text">P1_END <text:s text:c="11"/>after the last of the shareware wall patches.</text:p>
      <text:p text:style-name="Preformatted_20_Text">P2_START <text:s/>r <text:s text:c="6"/>registered wall patches.</text:p>
      <text:p text:style-name="Preformatted_20_Text">P2_END <text:s text:c="3"/>r <text:s text:c="6"/>registered wall patches.</text:p>
      <text:p text:style-name="Preformatted_20_Text">P_END <text:s text:c="10"/>marks the end of the wall patches.</text:p>
      <text:p text:style-name="Preformatted_20_Text">F_START <text:s text:c="8"/>marks the beginning of the flats (floor textures).</text:p>
      <text:p text:style-name="Preformatted_20_Text">F1_START <text:s text:c="9"/>shareware flats.</text:p>
      <text:p text:style-name="Preformatted_20_Text">F1_END <text:s text:c="11"/>shareware flats.</text:p>
      <text:p text:style-name="Preformatted_20_Text">F2_START <text:s/>r <text:s text:c="6"/>registered flats.</text:p>
      <text:p text:style-name="Preformatted_20_Text">F2_END <text:s text:c="3"/>r <text:s text:c="6"/>registered flats.</text:p>
      <text:p text:style-name="Preformatted_20_Text">F_END <text:s text:c="10"/>marks the end of the flats.</text:p>
      <text:p text:style-name="Preformatted_20_Text"/>
      <text:p text:style-name="Preformatted_20_Text"/>
      <text:p text:style-name="Preformatted_20_Text">-----------------------</text:p>
      <text:p text:style-name="Preformatted_20_Text">CHAPTER [4]: The Levels</text:p>
      <text:p text:style-name="Preformatted_20_Text">-----------------------</text:p>
      <text:p text:style-name="Preformatted_20_Text"/>
      <text:p text:style-name="Preformatted_20_Text"><text:s text:c="2"/>Each level has eleven directory entries and ten lumps: E[x]M[y] (or</text:p>
      <text:p text:style-name="Preformatted_20_Text">MAPxy in a DOOM 2 wad), THINGS, LINEDEFS, SIDEDEFS, VERTEXES, SEGS,</text:p>
      <text:p text:style-name="Preformatted_20_Text">SSECTORS, NODES, SECTORS, REJECT, and BLOCKMAP.</text:p>
      <text:p text:style-name="Preformatted_20_Text"><text:s text:c="2"/>In the DOOM.WAD file, all of these entries are present for every level.</text:p>
      <text:p text:style-name="Preformatted_20_Text">In a pwad external file, they don't all need to be present. Whichever</text:p>
      <text:p text:style-name="Preformatted_20_Text">entries are in a pwad will be substituted for the originals. For example,</text:p>
      <text:p text:style-name="Preformatted_20_Text">a pwad with just two entries, E3M6 and THINGS, would use all the walls</text:p>
      <text:p text:style-name="Preformatted_20_Text">and such from the original E3M6, but could have a completely different</text:p>
      <text:p text:style-name="Preformatted_20_Text">set of THINGS.</text:p>
      <text:p text:style-name="Preformatted_20_Text"/>
      <text:p text:style-name="Preformatted_20_Text"/>
      <text:p text:style-name="Preformatted_20_Text">[4-1]: ExMy or MAPxy</text:p>
      <text:p text:style-name="Preformatted_20_Text">====================</text:p>
      <text:p text:style-name="Preformatted_20_Text"/>
      <text:p text:style-name="Preformatted_20_Text"><text:s text:c="2"/>DOOM 1 levels have an ExMy label in a wad's directory. x is a single</text:p>
      <text:p text:style-name="Preformatted_20_Text">(ASCII) digit 1-3 for the episode number and y is 1-9 for the mission</text:p>
      <text:p text:style-name="Preformatted_20_Text">number.</text:p>
      <text:p text:style-name="Preformatted_20_Text"><text:s text:c="2"/>DOOM 2 levels have a MAPxy label in a wad's directory. xy can range</text:p>
      <text:p text:style-name="Preformatted_20_Text">from (ASCII) 01 to 32, for the level number.</text:p>
      <text:p text:style-name="Preformatted_20_Text"><text:s text:c="2"/>This label just indicates that the lump names following it are part</text:p>
      <text:p text:style-name="Preformatted_20_Text">of the designated level. The label does not actually point to a lump,</text:p>
      <text:p text:style-name="Preformatted_20_Text">and the size field in the directory is 0. The assignment of lumps to</text:p>
      <text:p text:style-name="Preformatted_20_Text">this level stops with either the next ExMy or MAPxy entry, or with a</text:p>
      <text:p text:style-name="Preformatted_20_Text">non-map entry like TEXTURE1.</text:p>
      <text:p text:style-name="Preformatted_20_Text"><text:s text:c="2"/>Without these labels, there would be no way to differentiate amongst</text:p>
      <text:p text:style-name="Preformatted_20_Text">the many lumps named "THINGS", "LINEDEFS", etc.</text:p>
      <text:p text:style-name="Preformatted_20_Text"/>
      <text:p text:style-name="Preformatted_20_Text"/>
      <text:p text:style-name="Preformatted_20_Text">[4-2]: THINGS</text:p>
      <text:p text:style-name="Preformatted_20_Text"><text:soft-page-break/>=============</text:p>
      <text:p text:style-name="Preformatted_20_Text"/>
      <text:p text:style-name="Preformatted_20_Text"><text:s text:c="2"/>"Things" in DOOM are player start positions, monsters, weapons, keys,</text:p>
      <text:p text:style-name="Preformatted_20_Text">barrels, etc. The size of each THINGS lump will be a multiple of ten,</text:p>
      <text:p text:style-name="Preformatted_20_Text">since each thing requires ten bytes to describe it, in five &lt;short&gt;</text:p>
      <text:p text:style-name="Preformatted_20_Text">fields:</text:p>
      <text:p text:style-name="Preformatted_20_Text"/>
      <text:p text:style-name="Preformatted_20_Text">(1) X position of thing (at level's inception)</text:p>
      <text:p text:style-name="Preformatted_20_Text">(2) Y position of thing</text:p>
      <text:p text:style-name="Preformatted_20_Text">(3) Angle the thing faces. On the automap, 0 is east, 90 is north, 180</text:p>
      <text:p text:style-name="Preformatted_20_Text"><text:s text:c="6"/>is west, 270 is south. This value is only used for monsters, player</text:p>
      <text:p text:style-name="Preformatted_20_Text"><text:s text:c="6"/>starts, deathmatch starts, and teleporter landing spots. Other</text:p>
      <text:p text:style-name="Preformatted_20_Text"><text:s text:c="6"/>things look the same from all directions. Values are rounded to</text:p>
      <text:p text:style-name="Preformatted_20_Text"><text:s text:c="6"/>the nearest 45 degree angle, so if the value is 80, it will</text:p>
      <text:p text:style-name="Preformatted_20_Text"><text:s text:c="6"/>actually face 90 - north.</text:p>
      <text:p text:style-name="Preformatted_20_Text">(4) Type of thing, see next subsection, [4-2-1]</text:p>
      <text:p text:style-name="Preformatted_20_Text">(5) Thing options, see [4-2-3]</text:p>
      <text:p text:style-name="Preformatted_20_Text"/>
      <text:p text:style-name="Preformatted_20_Text"/>
      <text:p text:style-name="Preformatted_20_Text">[4-2-1]: Thing Types</text:p>
      <text:p text:style-name="Preformatted_20_Text">--------------------</text:p>
      <text:p text:style-name="Preformatted_20_Text"/>
      <text:p text:style-name="Preformatted_20_Text"><text:s text:c="2"/>Short 4 of 5, occupying bytes 6-7 of each thing record, specifies its</text:p>
      <text:p text:style-name="Preformatted_20_Text">kind. The table below summarizes the different types. They are listed</text:p>
      <text:p text:style-name="Preformatted_20_Text">in functional groups. You can easily get a numerical-order list by</text:p>
      <text:p text:style-name="Preformatted_20_Text">extracting this table and SORTing it.</text:p>
      <text:p text:style-name="Preformatted_20_Text"/>
      <text:p text:style-name="Preformatted_20_Text">Dec/Hex The thing's number in decimal and hexadecimal. This is the</text:p>
      <text:p text:style-name="Preformatted_20_Text"><text:tab/> <text:s/>number used in the THINGS lump on a level (ExMy or MAPxx).</text:p>
      <text:p text:style-name="Preformatted_20_Text">V <text:s text:c="6"/>Version of DOOM needed to use this object:</text:p>
      <text:p text:style-name="Preformatted_20_Text"><text:tab/> <text:s/>no mark indicates all versions have this object</text:p>
      <text:p text:style-name="Preformatted_20_Text">r <text:s text:c="8"/>requires registered DOOM or DOOM 2</text:p>
      <text:p text:style-name="Preformatted_20_Text">2 <text:s text:c="8"/>requires DOOM 2</text:p>
      <text:p text:style-name="Preformatted_20_Text">Spr <text:s text:c="4"/>The sprite name associated with this thing. This is the first</text:p>
      <text:p text:style-name="Preformatted_20_Text"><text:tab/> <text:s/>four letters of the lumps that are pictures of this thing.</text:p>
      <text:p text:style-name="Preformatted_20_Text">seq. <text:s text:c="3"/>The sequence of frames displayed. "-" means it displays nothing.</text:p>
      <text:p text:style-name="Preformatted_20_Text"><text:tab/> <text:s/>Unanimated things will have just an "a" here, e.g. a backpack's</text:p>
      <text:p text:style-name="Preformatted_20_Text"><text:tab/> <text:s/>only picture can be found in the wad under BPAKA0. Animated</text:p>
      <text:p text:style-name="Preformatted_20_Text"><text:tab/> <text:s/>things will show the order that their frames are displayed</text:p>
      <text:p text:style-name="Preformatted_20_Text"><text:tab/> <text:s/>(they cycle back after the last one). So the blue key</text:p>
      <text:p text:style-name="Preformatted_20_Text"><text:tab/> <text:s/>alternates between BKEYA0 and BKEYB0. The soulsphere uses</text:p>
      <text:p text:style-name="Preformatted_20_Text"><text:tab/> <text:s/>SOULA0-SOULB0-C0-D0-C0-B0 then repeats. Thing 15, a dead</text:p>
      <text:p text:style-name="Preformatted_20_Text"><text:tab/> <text:s/>player, is PLAYN0.</text:p>
      <text:p text:style-name="Preformatted_20_Text">+ <text:s text:c="6"/>Monsters and players and barrels. They can be hurt, and they</text:p>
      <text:p text:style-name="Preformatted_20_Text"><text:tab/> <text:s/>have a more complicated sprite arrangement. See chapter [5].</text:p>
      <text:p text:style-name="Preformatted_20_Text">CAPITAL Monsters, counts toward the KILL ratio at the end of a level.</text:p>
      <text:p text:style-name="Preformatted_20_Text"># <text:s text:c="6"/>An obstacle, players and monsters can't move through it.</text:p>
      <text:p text:style-name="Preformatted_20_Text">^ <text:s text:c="6"/>Hangs from the ceiling, or floats (if a monster).</text:p>
      <text:p text:style-name="Preformatted_20_Text">$ <text:s text:c="6"/>A regular item that players may get.</text:p>
      <text:p text:style-name="Preformatted_20_Text">! <text:s text:c="6"/>An artifact item; counts toward the ITEM ratio at level's end.</text:p>
      <text:p text:style-name="Preformatted_20_Text"><text:tab/> <text:s/>Note that 2025, the radiation suit, was an ITEM in version</text:p>
      <text:p text:style-name="Preformatted_20_Text"><text:tab/> <text:s/>1.2, but it is not an ITEM in version 1.666 on. Also note</text:p>
      <text:p text:style-name="Preformatted_20_Text"><text:tab/> <text:s/>that 2022 and 2024, invulnerability and invisibility, do not</text:p>
      <text:p text:style-name="Preformatted_20_Text"><text:tab/> <text:s/>respawn in -altdeath games.</text:p>
      <text:p text:style-name="Preformatted_20_Text"><text:soft-page-break/></text:p>
      <text:p text:style-name="Preformatted_20_Text">Dec. Hex <text:s/>V Spr <text:s/>seq. <text:s text:c="4"/>Thing is:</text:p>
      <text:p text:style-name="Preformatted_20_Text"/>
      <text:p text:style-name="Preformatted_20_Text"><text:s text:c="2"/>-1 ffff <text:s text:c="2"/>---- - <text:s text:c="7"/>(nothing)</text:p>
      <text:p text:style-name="Preformatted_20_Text"><text:s text:c="3"/>0 0000 <text:s text:c="2"/>---- - <text:s text:c="7"/>(nothing)</text:p>
      <text:p text:style-name="Preformatted_20_Text"><text:s text:c="3"/>1 0001 <text:s text:c="2"/>PLAY + <text:s text:c="7"/>Player 1 start (Player 1 start needed on ALL</text:p>
      <text:p text:style-name="Preformatted_20_Text">levels)</text:p>
      <text:p text:style-name="Preformatted_20_Text"><text:s text:c="3"/>2 0002 <text:s text:c="2"/>PLAY + <text:s text:c="7"/>Player 2 start (Player starts 2-4 are needed in)</text:p>
      <text:p text:style-name="Preformatted_20_Text"><text:s text:c="3"/>3 0003 <text:s text:c="2"/>PLAY + <text:s text:c="7"/>Player 3 start (cooperative mode multiplayer games)</text:p>
      <text:p text:style-name="Preformatted_20_Text"><text:s text:c="3"/>4 0004 <text:s text:c="2"/>PLAY + <text:s text:c="7"/>Player 4 start</text:p>
      <text:p text:style-name="Preformatted_20_Text"><text:s text:c="2"/>11 000b <text:s text:c="2"/>---- - <text:s text:c="7"/>Deathmatch start positions. Should have &gt;= 4/level</text:p>
      <text:p text:style-name="Preformatted_20_Text"><text:s text:c="2"/>14 000e <text:s text:c="2"/>---- - <text:s text:c="7"/>Teleport landing. Where players/monsters land when</text:p>
      <text:p text:style-name="Preformatted_20_Text"><text:s text:c="2"/>14 <text:s text:c="23"/>they teleport to the SECTOR containing this thing</text:p>
      <text:p text:style-name="Preformatted_20_Text"/>
      <text:p text:style-name="Preformatted_20_Text">3004 0bbc <text:s text:c="2"/>POSS + <text:s text:c="5"/># FORMER HUMAN: regular pistol-shooting zombieman</text:p>
      <text:p text:style-name="Preformatted_20_Text"><text:s text:c="2"/>84 0054 2 SSWV + <text:s text:c="5"/># WOLFENSTEIN SS: guest appearance by Wolf3D blue guy</text:p>
      <text:p text:style-name="Preformatted_20_Text"><text:s text:c="3"/>9 0009 <text:s text:c="2"/>SPOS + <text:s text:c="5"/># FORMER HUMAN SERGEANT: black armor, shotgunners</text:p>
      <text:p text:style-name="Preformatted_20_Text"><text:s text:c="2"/>65 0041 2 CPOS + <text:s text:c="5"/># HEAVY WEAPON DUDE: red armor, chaingunners</text:p>
      <text:p text:style-name="Preformatted_20_Text">3001 0bb9 <text:s text:c="2"/>TROO + <text:s text:c="5"/># IMP: brown, hurl fireballs</text:p>
      <text:p text:style-name="Preformatted_20_Text">3002 0bba <text:s text:c="2"/>SARG + <text:s text:c="5"/># DEMON: pink, muscular bull-like chewers</text:p>
      <text:p text:style-name="Preformatted_20_Text"><text:s text:c="2"/>58 003a <text:s text:c="2"/>SARG + <text:s text:c="5"/># SPECTRE: invisible version of the DEMON</text:p>
      <text:p text:style-name="Preformatted_20_Text">3006 0bbe r SKUL + <text:s text:c="4"/>^# LOST SOUL: flying flaming skulls, they really bite</text:p>
      <text:p text:style-name="Preformatted_20_Text">3005 0bbd r HEAD + <text:s text:c="4"/>^# CACODEMON: red one-eyed floating heads. Behold...</text:p>
      <text:p text:style-name="Preformatted_20_Text"><text:s text:c="2"/>69 0045 2 BOS2 + <text:s text:c="5"/># HELL KNIGHT: grey-not-pink BARON, weaker</text:p>
      <text:p text:style-name="Preformatted_20_Text">3003 0bbb <text:s text:c="2"/>BOSS + <text:s text:c="5"/># BARON OF HELL: cloven hooved minotaur boss</text:p>
      <text:p text:style-name="Preformatted_20_Text"><text:s text:c="2"/>68 0044 2 BSPI + <text:s text:c="5"/># ARACHNOTRON: baby SPIDER, shoots green plasma</text:p>
      <text:p text:style-name="Preformatted_20_Text"><text:s text:c="2"/>71 0047 2 PAIN + <text:s text:c="4"/>^# PAIN ELEMENTAL: shoots LOST SOULS, deserves its</text:p>
      <text:p text:style-name="Preformatted_20_Text">name</text:p>
      <text:p text:style-name="Preformatted_20_Text"><text:s text:c="2"/>66 0042 2 SKEL + <text:s text:c="5"/># REVENANT: Fast skeletal dude shoots homing missles</text:p>
      <text:p text:style-name="Preformatted_20_Text"><text:s text:c="2"/>67 0043 2 FATT + <text:s text:c="5"/># MANCUBUS: Big, slow brown guy shoots barrage of</text:p>
      <text:p text:style-name="Preformatted_20_Text">fire</text:p>
      <text:p text:style-name="Preformatted_20_Text"><text:s text:c="2"/>64 0040 2 VILE + <text:s text:c="5"/># ARCH-VILE: Super-fire attack, ressurects the dead!</text:p>
      <text:p text:style-name="Preformatted_20_Text"><text:s text:c="3"/>7 0007 r SPID + <text:s text:c="5"/># SPIDER MASTERMIND: giant walking brain boss</text:p>
      <text:p text:style-name="Preformatted_20_Text"><text:s text:c="2"/>16 0010 r CYBR + <text:s text:c="5"/># CYBER-DEMON: robo-boss, rocket launcher</text:p>
      <text:p text:style-name="Preformatted_20_Text"/>
      <text:p text:style-name="Preformatted_20_Text"><text:s text:c="2"/>88 0058 2 BBRN + <text:s text:c="5"/># BOSS BRAIN: Horrifying visage of the ultimate demon</text:p>
      <text:p text:style-name="Preformatted_20_Text"><text:s text:c="2"/>89 0059 2 - <text:s text:c="3"/>- <text:s text:c="7"/>Boss Shooter: Shoots spinning skull-blocks</text:p>
      <text:p text:style-name="Preformatted_20_Text"><text:s text:c="2"/>87 0057 2 - <text:s text:c="3"/>- <text:s text:c="7"/>Spawn Spot: Where Todd McFarlane's guys appear</text:p>
      <text:p text:style-name="Preformatted_20_Text"/>
      <text:p text:style-name="Preformatted_20_Text">2005 07d5 <text:s text:c="2"/>CSAW a <text:s text:c="5"/>$ Chainsaw</text:p>
      <text:p text:style-name="Preformatted_20_Text">2001 07d1 <text:s text:c="2"/>SHOT a <text:s text:c="5"/>$ Shotgun</text:p>
      <text:p text:style-name="Preformatted_20_Text"><text:s text:c="2"/>82 0052 2 SGN2 a <text:s text:c="5"/>$ Double-barreled shotgun</text:p>
      <text:p text:style-name="Preformatted_20_Text">2002 07d2 <text:s text:c="2"/>MGUN a <text:s text:c="5"/>$ Chaingun, gatling gun, mini-gun, whatever</text:p>
      <text:p text:style-name="Preformatted_20_Text">2003 07d3 <text:s text:c="2"/>LAUN a <text:s text:c="5"/>$ Rocket launcher</text:p>
      <text:p text:style-name="Preformatted_20_Text">2004 07d4 r PLAS a <text:s text:c="5"/>$ Plasma gun</text:p>
      <text:p text:style-name="Preformatted_20_Text">2006 07d6 r BFUG a <text:s text:c="5"/>$ Bfg9000</text:p>
      <text:p text:style-name="Preformatted_20_Text">2007 07d7 <text:s text:c="2"/>CLIP a <text:s text:c="5"/>$ Ammo clip</text:p>
      <text:p text:style-name="Preformatted_20_Text">2008 07d8 <text:s text:c="2"/>SHEL a <text:s text:c="5"/>$ Shotgun shells</text:p>
      <text:p text:style-name="Preformatted_20_Text">2010 07da <text:s text:c="2"/>ROCK a <text:s text:c="5"/>$ A rocket</text:p>
      <text:p text:style-name="Preformatted_20_Text">2047 07ff r CELL a <text:s text:c="5"/>$ Cell charge</text:p>
      <text:p text:style-name="Preformatted_20_Text">2048 0800 <text:s text:c="2"/>AMMO a <text:s text:c="5"/>$ Box of Ammo</text:p>
      <text:p text:style-name="Preformatted_20_Text">2049 0801 <text:s text:c="2"/>SBOX a <text:s text:c="5"/>$ Box of Shells</text:p>
      <text:p text:style-name="Preformatted_20_Text">2046 07fe <text:s text:c="2"/>BROK a <text:s text:c="5"/>$ Box of Rockets</text:p>
      <text:p text:style-name="Preformatted_20_Text"><text:s text:c="2"/>17 0011 r CELP a <text:s text:c="5"/>$ Cell charge pack</text:p>
      <text:p text:style-name="Preformatted_20_Text"><text:soft-page-break/><text:s text:c="3"/>8 0008 <text:s text:c="2"/>BPAK a <text:s text:c="5"/>$ Backpack: doubles maximum ammo capacities</text:p>
      <text:p text:style-name="Preformatted_20_Text"/>
      <text:p text:style-name="Preformatted_20_Text">2011 07db <text:s text:c="2"/>STIM a <text:s text:c="5"/>$ Stimpak</text:p>
      <text:p text:style-name="Preformatted_20_Text">2012 07dc <text:s text:c="2"/>MEDI a <text:s text:c="5"/>$ Medikit</text:p>
      <text:p text:style-name="Preformatted_20_Text">2014 07de <text:s text:c="2"/>BON1 abcdcb ! Health Potion +1% health</text:p>
      <text:p text:style-name="Preformatted_20_Text">2015 07df <text:s text:c="2"/>BON2 abcdcb ! Spirit Armor +1% armor</text:p>
      <text:p text:style-name="Preformatted_20_Text">2018 07e2 <text:s text:c="2"/>ARM1 ab <text:s text:c="4"/>$ Green armor 100%</text:p>
      <text:p text:style-name="Preformatted_20_Text">2019 07e3 <text:s text:c="2"/>ARM2 ab <text:s text:c="4"/>$ Blue armor 200%</text:p>
      <text:p text:style-name="Preformatted_20_Text"><text:s text:c="2"/>83 0053 2 MEGA abcd <text:s text:c="2"/>! Megasphere: 200% health, 200% armor</text:p>
      <text:p text:style-name="Preformatted_20_Text">2013 07dd <text:s text:c="2"/>SOUL abcdcb ! Soulsphere, Supercharge, +100% health</text:p>
      <text:p text:style-name="Preformatted_20_Text">2022 07e6 r PINV abcd <text:s text:c="2"/>! Invulnerability</text:p>
      <text:p text:style-name="Preformatted_20_Text">2023 07e7 r PSTR a <text:s text:c="5"/>! Berserk Strength and 100% health</text:p>
      <text:p text:style-name="Preformatted_20_Text">2024 07e8 <text:s text:c="2"/>PINS abcd <text:s text:c="2"/>! Invisibility</text:p>
      <text:p text:style-name="Preformatted_20_Text">2025 07e9 <text:s text:c="2"/>SUIT a <text:s text:c="4"/>(!)Radiation suit - see notes on ! above</text:p>
      <text:p text:style-name="Preformatted_20_Text">2026 07ea <text:s text:c="2"/>PMAP abcdcb ! Computer map</text:p>
      <text:p text:style-name="Preformatted_20_Text">2045 07fd <text:s text:c="2"/>PVIS ab <text:s text:c="4"/>! Lite Amplification goggles</text:p>
      <text:p text:style-name="Preformatted_20_Text"/>
      <text:p text:style-name="Preformatted_20_Text"><text:s text:c="3"/>5 0005 <text:s text:c="2"/>BKEY ab <text:s text:c="4"/>$ Blue keycard</text:p>
      <text:p text:style-name="Preformatted_20_Text"><text:s text:c="2"/>40 0028 r BSKU ab <text:s text:c="4"/>$ Blue skullkey</text:p>
      <text:p text:style-name="Preformatted_20_Text"><text:s text:c="2"/>13 000d <text:s text:c="2"/>RKEY ab <text:s text:c="4"/>$ Red keycard</text:p>
      <text:p text:style-name="Preformatted_20_Text"><text:s text:c="2"/>38 0026 r RSKU ab <text:s text:c="4"/>$ Red skullkey</text:p>
      <text:p text:style-name="Preformatted_20_Text"><text:s text:c="3"/>6 0006 <text:s text:c="2"/>YKEY ab <text:s text:c="4"/>$ Yellow keycard</text:p>
      <text:p text:style-name="Preformatted_20_Text"><text:s text:c="2"/>39 0027 r YSKU ab <text:s text:c="4"/>$ Yellow skullkey</text:p>
      <text:p text:style-name="Preformatted_20_Text"/>
      <text:p text:style-name="Preformatted_20_Text">2035 07f3 <text:s text:c="2"/>BAR1 ab+ <text:s text:c="3"/># Barrel; not an obstacle after blown up</text:p>
      <text:p text:style-name="Preformatted_20_Text"><text:tab/><text:tab/><text:tab/> <text:s text:c="3"/>(BEXP sprite)</text:p>
      <text:p text:style-name="Preformatted_20_Text"><text:s text:c="2"/>72 0048 2 KEEN a+ <text:s text:c="4"/># A guest appearance by Billy</text:p>
      <text:p text:style-name="Preformatted_20_Text"/>
      <text:p text:style-name="Preformatted_20_Text"><text:s text:c="2"/>48 0030 <text:s text:c="2"/>ELEC a <text:s text:c="5"/># Tall, techno pillar</text:p>
      <text:p text:style-name="Preformatted_20_Text"><text:s text:c="2"/>30 001e r COL1 a <text:s text:c="5"/># Tall green pillar</text:p>
      <text:p text:style-name="Preformatted_20_Text"><text:s text:c="2"/>32 0020 r COL3 a <text:s text:c="5"/># Tall red pillar</text:p>
      <text:p text:style-name="Preformatted_20_Text"><text:s text:c="2"/>31 001f r COL2 a <text:s text:c="5"/># Short green pillar</text:p>
      <text:p text:style-name="Preformatted_20_Text"><text:s text:c="2"/>36 0024 r COL5 ab <text:s text:c="4"/># Short green pillar with beating heart</text:p>
      <text:p text:style-name="Preformatted_20_Text"><text:s text:c="2"/>33 0021 r COL4 a <text:s text:c="5"/># Short red pillar</text:p>
      <text:p text:style-name="Preformatted_20_Text"><text:s text:c="2"/>37 0025 r COL6 a <text:s text:c="5"/># Short red pillar with skull</text:p>
      <text:p text:style-name="Preformatted_20_Text"><text:s text:c="2"/>47 002f r SMIT a <text:s text:c="5"/># Stalagmite: small brown pointy stump</text:p>
      <text:p text:style-name="Preformatted_20_Text"><text:s text:c="2"/>43 002b r TRE1 a <text:s text:c="5"/># Burnt tree: gray tree</text:p>
      <text:p text:style-name="Preformatted_20_Text"><text:s text:c="2"/>54 0036 r TRE2 a <text:s text:c="5"/># Large brown tree</text:p>
      <text:p text:style-name="Preformatted_20_Text"/>
      <text:p text:style-name="Preformatted_20_Text">2028 07ec <text:s text:c="2"/>COLU a <text:s text:c="5"/># Floor lamp</text:p>
      <text:p text:style-name="Preformatted_20_Text"><text:s text:c="2"/>85 0055 2 TLMP abcd <text:s text:c="2"/># Tall techno floor lamp</text:p>
      <text:p text:style-name="Preformatted_20_Text"><text:s text:c="2"/>86 0056 2 TLP2 abcd <text:s text:c="2"/># Short techno floor lamp</text:p>
      <text:p text:style-name="Preformatted_20_Text"><text:s text:c="2"/>34 0022 <text:s text:c="2"/>CAND a <text:s text:c="7"/>Candle</text:p>
      <text:p text:style-name="Preformatted_20_Text"><text:s text:c="2"/>35 0023 <text:s text:c="2"/>CBRA a <text:s text:c="5"/># Candelabra</text:p>
      <text:p text:style-name="Preformatted_20_Text"><text:s text:c="2"/>44 002c r TBLU abcd <text:s text:c="2"/># Tall blue firestick</text:p>
      <text:p text:style-name="Preformatted_20_Text"><text:s text:c="2"/>45 002d r TGRE abcd <text:s text:c="2"/># Tall green firestick</text:p>
      <text:p text:style-name="Preformatted_20_Text"><text:s text:c="2"/>46 002e <text:s text:c="2"/>TRED abcd <text:s text:c="2"/># Tall red firestick</text:p>
      <text:p text:style-name="Preformatted_20_Text"><text:s text:c="2"/>55 0037 r SMBT abcd <text:s text:c="2"/># Short blue firestick</text:p>
      <text:p text:style-name="Preformatted_20_Text"><text:s text:c="2"/>56 0038 r SMGT abcd <text:s text:c="2"/># Short green firestick</text:p>
      <text:p text:style-name="Preformatted_20_Text"><text:s text:c="2"/>57 0039 r SMRT abcd <text:s text:c="2"/># Short red firestick</text:p>
      <text:p text:style-name="Preformatted_20_Text"><text:s text:c="2"/>70 0046 2 FCAN abc <text:s text:c="3"/># Burning barrel</text:p>
      <text:p text:style-name="Preformatted_20_Text"/>
      <text:p text:style-name="Preformatted_20_Text"><text:s text:c="2"/>41 0029 r CEYE abcb <text:s text:c="2"/># Evil Eye: floating eye in symbol, over candle</text:p>
      <text:p text:style-name="Preformatted_20_Text"><text:s text:c="2"/>42 002a r FSKU abc <text:s text:c="3"/># Floating Skull: flaming skull-rock</text:p>
      <text:p text:style-name="Preformatted_20_Text"><text:soft-page-break/></text:p>
      <text:p text:style-name="Preformatted_20_Text"><text:s text:c="2"/>49 0031 r GOR1 abcb <text:s/>^# Hanging victim, twitching</text:p>
      <text:p text:style-name="Preformatted_20_Text"><text:s text:c="2"/>63 003f r GOR1 abcb <text:s/>^ <text:s/>Hanging victim, twitching</text:p>
      <text:p text:style-name="Preformatted_20_Text"><text:s text:c="2"/>50 0032 r GOR2 a <text:s text:c="4"/>^# Hanging victim, arms out</text:p>
      <text:p text:style-name="Preformatted_20_Text"><text:s text:c="2"/>59 003b r GOR2 a <text:s text:c="4"/>^ <text:s/>Hanging victim, arms out</text:p>
      <text:p text:style-name="Preformatted_20_Text"><text:s text:c="2"/>52 0034 r GOR4 a <text:s text:c="4"/>^# Hanging pair of legs</text:p>
      <text:p text:style-name="Preformatted_20_Text"><text:s text:c="2"/>60 003c r GOR4 a <text:s text:c="4"/>^ <text:s/>Hanging pair of legs</text:p>
      <text:p text:style-name="Preformatted_20_Text"><text:s text:c="2"/>51 0033 r GOR3 a <text:s text:c="4"/>^# Hanging victim, 1-legged</text:p>
      <text:p text:style-name="Preformatted_20_Text"><text:s text:c="2"/>61 003d r GOR3 a <text:s text:c="4"/>^ <text:s/>Hanging victim, 1-legged</text:p>
      <text:p text:style-name="Preformatted_20_Text"><text:s text:c="2"/>53 0035 r GOR5 a <text:s text:c="4"/>^# Hanging leg</text:p>
      <text:p text:style-name="Preformatted_20_Text"><text:s text:c="2"/>62 003e r GOR5 a <text:s text:c="4"/>^ <text:s/>Hanging leg</text:p>
      <text:p text:style-name="Preformatted_20_Text"><text:s text:c="2"/>73 0049 2 HDB1 a <text:s text:c="4"/>^# Hanging victim, guts removed</text:p>
      <text:p text:style-name="Preformatted_20_Text"><text:s text:c="2"/>74 004a 2 HDB2 a <text:s text:c="4"/>^# Hanging victim, guts and brain removed</text:p>
      <text:p text:style-name="Preformatted_20_Text"><text:s text:c="2"/>75 004b 2 HDB3 a <text:s text:c="4"/>^# Hanging torso, looking down</text:p>
      <text:p text:style-name="Preformatted_20_Text"><text:s text:c="2"/>76 004c 2 HDB4 a <text:s text:c="4"/>^# Hanging torso, open skull</text:p>
      <text:p text:style-name="Preformatted_20_Text"><text:s text:c="2"/>77 004d 2 HDB5 a <text:s text:c="4"/>^# Hanging torso, looking up</text:p>
      <text:p text:style-name="Preformatted_20_Text"><text:s text:c="2"/>78 004e 2 HDB6 a <text:s text:c="4"/>^# Hanging torso, brain removed</text:p>
      <text:p text:style-name="Preformatted_20_Text"/>
      <text:p text:style-name="Preformatted_20_Text"><text:s text:c="2"/>25 0019 r POL1 a <text:s text:c="5"/># Impaled human</text:p>
      <text:p text:style-name="Preformatted_20_Text"><text:s text:c="2"/>26 001a r POL6 ab <text:s text:c="4"/># Twitching impaled human</text:p>
      <text:p text:style-name="Preformatted_20_Text"><text:s text:c="2"/>27 001b r POL4 a <text:s text:c="5"/># Skull on a pole</text:p>
      <text:p text:style-name="Preformatted_20_Text"><text:s text:c="2"/>28 001c r POL2 a <text:s text:c="5"/># 5 skulls shish kebob</text:p>
      <text:p text:style-name="Preformatted_20_Text"><text:s text:c="2"/>29 001d r POL3 ab <text:s text:c="4"/># Pile of skulls and candles</text:p>
      <text:p text:style-name="Preformatted_20_Text"><text:s text:c="2"/>10 000a <text:s text:c="2"/>PLAY w <text:s text:c="7"/>Bloody mess (an exploded player)</text:p>
      <text:p text:style-name="Preformatted_20_Text"><text:s text:c="2"/>12 000c <text:s text:c="2"/>PLAY w <text:s text:c="7"/>Bloody mess, this thing is exactly the same as 10</text:p>
      <text:p text:style-name="Preformatted_20_Text"><text:s text:c="2"/>24 0018 <text:s text:c="2"/>POL5 a <text:s text:c="7"/>Pool of blood and flesh</text:p>
      <text:p text:style-name="Preformatted_20_Text"><text:s text:c="2"/>79 004f 2 POB1 a <text:s text:c="7"/>Pool of blood</text:p>
      <text:p text:style-name="Preformatted_20_Text"><text:s text:c="2"/>80 0050 2 POB2 a <text:s text:c="7"/>Pool of blood</text:p>
      <text:p text:style-name="Preformatted_20_Text"><text:s text:c="2"/>81 0051 2 BRS1 a <text:s text:c="7"/>Pool of brains</text:p>
      <text:p text:style-name="Preformatted_20_Text"><text:s text:c="2"/>15 000f <text:s text:c="2"/>PLAY n <text:s text:c="7"/>Dead player</text:p>
      <text:p text:style-name="Preformatted_20_Text"><text:s text:c="2"/>18 0012 <text:s text:c="2"/>POSS l <text:s text:c="7"/>Dead former human</text:p>
      <text:p text:style-name="Preformatted_20_Text"><text:s text:c="2"/>19 0013 <text:s text:c="2"/>SPOS l <text:s text:c="7"/>Dead former sergeant</text:p>
      <text:p text:style-name="Preformatted_20_Text"><text:s text:c="2"/>20 0014 <text:s text:c="2"/>TROO m <text:s text:c="7"/>Dead imp</text:p>
      <text:p text:style-name="Preformatted_20_Text"><text:s text:c="2"/>21 0015 <text:s text:c="2"/>SARG n <text:s text:c="7"/>Dead demon</text:p>
      <text:p text:style-name="Preformatted_20_Text"><text:s text:c="2"/>22 0016 r HEAD l <text:s text:c="7"/>Dead cacodemon</text:p>
      <text:p text:style-name="Preformatted_20_Text"><text:s text:c="2"/>23 0017 r SKUL k <text:s text:c="7"/>Dead lost soul, invisible</text:p>
      <text:p text:style-name="Preformatted_20_Text"><text:tab/><text:tab/><text:tab/> <text:s text:c="5"/>(they blow up when killed)</text:p>
      <text:p text:style-name="Preformatted_20_Text"/>
      <text:p text:style-name="Preformatted_20_Text"/>
      <text:p text:style-name="Preformatted_20_Text">[4-2-2]: Thing Sizes</text:p>
      <text:p text:style-name="Preformatted_20_Text">--------------------</text:p>
      <text:p text:style-name="Preformatted_20_Text"/>
      <text:p text:style-name="Preformatted_20_Text"><text:s text:c="2"/>The list below gives the radius, height, mass, speed, and toughness</text:p>
      <text:p text:style-name="Preformatted_20_Text">of all the monsters in DOOM 1 and 2. Almost all non-monster things only</text:p>
      <text:p text:style-name="Preformatted_20_Text">differ in their "radius", dependent on whether they are obstacles or not.</text:p>
      <text:p text:style-name="Preformatted_20_Text">For collision purposes, things are NOT circular. They occupy a square</text:p>
      <text:p text:style-name="Preformatted_20_Text">whose side equals slightly more than 2 times the radius. This square</text:p>
      <text:p text:style-name="Preformatted_20_Text">does not turn, it is always aligned with the x and y axes of a level.</text:p>
      <text:p text:style-name="Preformatted_20_Text">Consider a simple collision detection in a coordinate plane:</text:p>
      <text:p text:style-name="Preformatted_20_Text"/>
      <text:p text:style-name="Preformatted_20_Text"><text:s text:c="4"/>IF (ABS(x1-x2) =&lt; (r1+r2)) AND (ABS(y1-y2) =&lt; (r1+r2)) THEN *collision*</text:p>
      <text:p text:style-name="Preformatted_20_Text"/>
      <text:p text:style-name="Preformatted_20_Text"><text:s text:c="2"/>This will result in square objects centered on their (x,y) positions,</text:p>
      <text:p text:style-name="Preformatted_20_Text">and that is the behavior that DOOM objects exhibit.</text:p>
      <text:p text:style-name="Preformatted_20_Text"><text:soft-page-break/><text:s text:c="2"/>I don't know why the horizontal size is "slightly more" than 2 times</text:p>
      <text:p text:style-name="Preformatted_20_Text">the radius, but it is. A player cannot enter a corridor of width 32, but</text:p>
      <text:p text:style-name="Preformatted_20_Text">can enter a corridor of width 33. Experiments have shown that no monster</text:p>
      <text:p text:style-name="Preformatted_20_Text">can enter a corridor that is exactly (2*radius) wide. It must be bigger.</text:p>
      <text:p text:style-name="Preformatted_20_Text">Moving up to the next multiple of 8 is a good idea, if not 16 or 32.</text:p>
      <text:p text:style-name="Preformatted_20_Text"><text:s text:c="2"/>Monsters CAN enter sectors that are exactly "Height" high. But obstacles</text:p>
      <text:p text:style-name="Preformatted_20_Text">are infinitely high for collision purposes. A player on a very high ledge</text:p>
      <text:p text:style-name="Preformatted_20_Text">might not be able to jump off, because of an obstacle right next to him,</text:p>
      <text:p text:style-name="Preformatted_20_Text">even though it is far below him.</text:p>
      <text:p text:style-name="Preformatted_20_Text"><text:s text:c="2"/>Height is also used when under a crushing ceiling, and to determine</text:p>
      <text:p text:style-name="Preformatted_20_Text">if an object can move from one sector to another. The space between the</text:p>
      <text:p text:style-name="Preformatted_20_Text">highest floor and the lowest ceiling must be "Height" or greater for the</text:p>
      <text:p text:style-name="Preformatted_20_Text">object to fit.</text:p>
      <text:p text:style-name="Preformatted_20_Text"><text:s text:c="2"/>Toughness indicates how much punishment a monster can take until it</text:p>
      <text:p text:style-name="Preformatted_20_Text">dies. Bullets do 10 damage, Shotgun shells 70 (7 pellets, each is 10),</text:p>
      <text:p text:style-name="Preformatted_20_Text">Plasma 20, Rockets 100, and the BFG does 1000 for a direct hit. There's</text:p>
      <text:p text:style-name="Preformatted_20_Text">more info on this stuff in the DOOM FAQ.</text:p>
      <text:p text:style-name="Preformatted_20_Text"/>
      <text:p text:style-name="Preformatted_20_Text">Dec. Hex <text:s/>Radius Height Mass Tough Speed <text:s/>Sprite name or class of things:</text:p>
      <text:p text:style-name="Preformatted_20_Text"/>
      <text:p text:style-name="Preformatted_20_Text">- <text:s text:c="3"/>- <text:s text:c="5"/>16 <text:s text:c="4"/>56 <text:s text:c="3"/>100 <text:s/>(100) <text:s text:c="3"/>- <text:s/>PLAY</text:p>
      <text:p text:style-name="Preformatted_20_Text">3004 0bbc <text:s text:c="2"/>20 <text:s text:c="4"/>56 <text:s text:c="3"/>100 <text:s text:c="3"/>20 <text:s text:c="4"/>8 <text:s/>POSS</text:p>
      <text:p text:style-name="Preformatted_20_Text"><text:s text:c="2"/>84 0054 <text:s text:c="2"/>20 <text:s text:c="4"/>56 <text:s text:c="3"/>100 <text:s text:c="3"/>50 <text:s text:c="4"/>8 <text:s/>SSWV</text:p>
      <text:p text:style-name="Preformatted_20_Text"><text:s text:c="3"/>9 0009 <text:s text:c="2"/>20 <text:s text:c="4"/>56 <text:s text:c="3"/>100 <text:s text:c="3"/>30 <text:s text:c="4"/>8 <text:s/>SPOS</text:p>
      <text:p text:style-name="Preformatted_20_Text"><text:s text:c="2"/>65 0041 <text:s text:c="2"/>20 <text:s text:c="4"/>56 <text:s text:c="3"/>100 <text:s text:c="3"/>70 <text:s text:c="4"/>8 <text:s/>CPOS</text:p>
      <text:p text:style-name="Preformatted_20_Text">3001 0bb9 <text:s text:c="2"/>20 <text:s text:c="4"/>56 <text:s text:c="3"/>100 <text:s text:c="3"/>60 <text:s text:c="4"/>8 <text:s/>TROO</text:p>
      <text:p text:style-name="Preformatted_20_Text">3002 0bba <text:s text:c="2"/>30 <text:s text:c="4"/>56 <text:s text:c="3"/>400 <text:s text:c="2"/>150 <text:s text:c="3"/>10 <text:s/>SARG</text:p>
      <text:p text:style-name="Preformatted_20_Text"><text:s text:c="2"/>58 003a <text:s text:c="2"/>30 <text:s text:c="4"/>56 <text:s text:c="3"/>400 <text:s text:c="2"/>150 <text:s text:c="3"/>10 <text:s/>SARG (Inviso model)</text:p>
      <text:p text:style-name="Preformatted_20_Text">3006 0bbe <text:s text:c="2"/>16 <text:s text:c="4"/>56 <text:s text:c="4"/>50 <text:s text:c="2"/>100 <text:s text:c="4"/>8 <text:s/>SKUL</text:p>
      <text:p text:style-name="Preformatted_20_Text">3005 0bbd <text:s text:c="2"/>31 <text:s text:c="4"/>56 <text:s text:c="3"/>400 <text:s text:c="2"/>400 <text:s text:c="4"/>8 <text:s/>HEAD</text:p>
      <text:p text:style-name="Preformatted_20_Text"><text:s text:c="2"/>69 0045 <text:s text:c="2"/>24 <text:s text:c="4"/>64 <text:s text:c="2"/>1000 <text:s text:c="2"/>500 <text:s text:c="4"/>8 <text:s/>BOS2</text:p>
      <text:p text:style-name="Preformatted_20_Text">3003 0bbb <text:s text:c="2"/>24 <text:s text:c="4"/>64 <text:s text:c="2"/>1000 <text:s/>1000 <text:s text:c="4"/>8 <text:s/>BOSS</text:p>
      <text:p text:style-name="Preformatted_20_Text"><text:s text:c="2"/>68 0044 <text:s text:c="2"/>64 <text:s text:c="4"/>64 <text:s text:c="3"/>600 <text:s text:c="2"/>500 <text:s text:c="3"/>12 <text:s/>BSPI</text:p>
      <text:p text:style-name="Preformatted_20_Text"><text:s text:c="2"/>71 0047 <text:s text:c="2"/>31 <text:s text:c="4"/>56 <text:s text:c="3"/>400 <text:s text:c="2"/>400 <text:s text:c="4"/>8 <text:s/>PAIN</text:p>
      <text:p text:style-name="Preformatted_20_Text"><text:s text:c="2"/>66 0042 <text:s text:c="2"/>20 <text:s text:c="4"/>56 <text:s text:c="3"/>500 <text:s text:c="2"/>300 <text:s text:c="3"/>10 <text:s/>SKEL</text:p>
      <text:p text:style-name="Preformatted_20_Text"><text:s text:c="2"/>67 0043 <text:s text:c="2"/>48 <text:s text:c="4"/>64 <text:s text:c="2"/>1000 <text:s text:c="2"/>600 <text:s text:c="4"/>8 <text:s/>FATT</text:p>
      <text:p text:style-name="Preformatted_20_Text"><text:s text:c="2"/>64 0040 <text:s text:c="2"/>20 <text:s text:c="4"/>56 <text:s text:c="3"/>500 <text:s text:c="2"/>700 <text:s text:c="3"/>15 <text:s/>VILE</text:p>
      <text:p text:style-name="Preformatted_20_Text"><text:s text:c="3"/>7 0007 <text:s/>128 <text:s text:c="3"/>100 <text:s text:c="2"/>1000 <text:s/>3000 <text:s text:c="3"/>12 <text:s/>SPID</text:p>
      <text:p text:style-name="Preformatted_20_Text"><text:s text:c="2"/>16 0010 <text:s text:c="2"/>40 <text:s text:c="3"/>110 <text:s text:c="2"/>1000 <text:s/>4000 <text:s text:c="3"/>16 <text:s/>CYBR</text:p>
      <text:p text:style-name="Preformatted_20_Text"><text:s text:c="2"/>88 0058 <text:s text:c="2"/>16 <text:s text:c="4"/>16 <text:s text:c="2"/>6666 <text:s text:c="2"/>250 <text:s text:c="4"/>0 <text:s/>BBRN</text:p>
      <text:p text:style-name="Preformatted_20_Text"><text:s text:c="2"/>72 0048 <text:s text:c="2"/>16 <text:s text:c="4"/>72 <text:s text:c="2"/>6666 <text:s text:c="2"/>100 <text:s text:c="4"/>0 <text:s/>KEEN</text:p>
      <text:p text:style-name="Preformatted_20_Text">2035 07f3 <text:s text:c="2"/>10 <text:s text:c="4"/>42 <text:s text:c="3"/>100 <text:s text:c="3"/>20 <text:s text:c="4"/>0 <text:s/>BAR1</text:p>
      <text:p text:style-name="Preformatted_20_Text"><text:s text:c="3"/>- <text:s text:c="3"/>- <text:s text:c="2"/>20 <text:s text:c="4"/>16 <text:s text:c="5"/>- <text:s text:c="4"/>- <text:s text:c="4"/>- <text:s/>most non-obstacles (e.g. gettables)</text:p>
      <text:p text:style-name="Preformatted_20_Text"><text:s text:c="3"/>- <text:s text:c="3"/>- <text:s text:c="2"/>16 <text:s text:c="4"/>16 <text:s text:c="5"/>- <text:s text:c="4"/>- <text:s text:c="4"/>- <text:s/>most obstacles</text:p>
      <text:p text:style-name="Preformatted_20_Text"><text:s text:c="2"/>54 0036 <text:s text:c="2"/>32 <text:s text:c="4"/>16 <text:s text:c="5"/>- <text:s text:c="4"/>- <text:s text:c="4"/>- <text:s/>large brown tree</text:p>
      <text:p text:style-name="Preformatted_20_Text"/>
      <text:p text:style-name="Preformatted_20_Text"/>
      <text:p text:style-name="Preformatted_20_Text">[4-2-3]: Thing Options</text:p>
      <text:p text:style-name="Preformatted_20_Text">----------------------</text:p>
      <text:p text:style-name="Preformatted_20_Text"/>
      <text:p text:style-name="Preformatted_20_Text"><text:s text:c="2"/>Short 5 of 5, occupying bytes 8-9 of each thing record, control a</text:p>
      <text:p text:style-name="Preformatted_20_Text">few options, according to which bits are set:</text:p>
      <text:p text:style-name="Preformatted_20_Text"/>
      <text:p text:style-name="Preformatted_20_Text">bit 0 <text:s text:c="2"/>the THING is present at skill 1 and 2</text:p>
      <text:p text:style-name="Preformatted_20_Text"><text:soft-page-break/>bit 1 <text:s text:c="2"/>the THING is present at skill 3 (hurt me plenty)</text:p>
      <text:p text:style-name="Preformatted_20_Text">bit 2 <text:s text:c="2"/>the THING is present at skill 4 and 5 (ultra-violence, nightmare)</text:p>
      <text:p text:style-name="Preformatted_20_Text">bit 3 <text:s text:c="2"/>indicates a deaf guard.</text:p>
      <text:p text:style-name="Preformatted_20_Text">bit 4 <text:s text:c="2"/>means the THING only appears in multiplayer mode.</text:p>
      <text:p text:style-name="Preformatted_20_Text"/>
      <text:p text:style-name="Preformatted_20_Text">bits 5-15 have no effect.</text:p>
      <text:p text:style-name="Preformatted_20_Text"/>
      <text:p text:style-name="Preformatted_20_Text"><text:s text:c="2"/>The skill settings are most used with the monsters, of course...the</text:p>
      <text:p text:style-name="Preformatted_20_Text">most common skill level settings are hex 07/0f (on all skills), 06/0e</text:p>
      <text:p text:style-name="Preformatted_20_Text">(on skill 3-4-5), and 04/0c (only on skill 4-5). Unusual skill settings</text:p>
      <text:p text:style-name="Preformatted_20_Text">are perfectly allowable, e.g. hex 05 for a thing which is present on</text:p>
      <text:p text:style-name="Preformatted_20_Text">skill 1, 2, 4, and 5, but not skill 3.</text:p>
      <text:p text:style-name="Preformatted_20_Text"><text:s text:c="2"/>"deaf guard" only has meaning for monsters, who will not attack until</text:p>
      <text:p text:style-name="Preformatted_20_Text">they see a player if they are deaf. Otherwise, they will activate when</text:p>
      <text:p text:style-name="Preformatted_20_Text">they hear gunshots, etc. (including the punch!). Sound does not travel</text:p>
      <text:p text:style-name="Preformatted_20_Text">through solid walls (walls that are solid at the time of the noise).</text:p>
      <text:p text:style-name="Preformatted_20_Text">Also, lines can be set so that sound does not pass through them (see</text:p>
      <text:p text:style-name="Preformatted_20_Text">[4-3-1] bit 6). This option is also known as the "ambush" option (or</text:p>
      <text:p text:style-name="Preformatted_20_Text">flag, or attribute).</text:p>
      <text:p text:style-name="Preformatted_20_Text"/>
      <text:p text:style-name="Preformatted_20_Text"/>
      <text:p text:style-name="Preformatted_20_Text">[4-3]: LINEDEFS</text:p>
      <text:p text:style-name="Preformatted_20_Text">===============</text:p>
      <text:p text:style-name="Preformatted_20_Text"/>
      <text:p text:style-name="Preformatted_20_Text"><text:s text:c="2"/>Each linedef represents a line from one of the VERTEXES to another,</text:p>
      <text:p text:style-name="Preformatted_20_Text">and each linedef's record is 14 bytes, containing 7 &lt;short&gt; fields:</text:p>
      <text:p text:style-name="Preformatted_20_Text"/>
      <text:p text:style-name="Preformatted_20_Text">(1) from the VERTEX with this number (the first vertex is 0).</text:p>
      <text:p text:style-name="Preformatted_20_Text">(2) to the VERTEX with this number (31 is the 32nd vertex).</text:p>
      <text:p text:style-name="Preformatted_20_Text">(3) flags, see [4-3-1] below.</text:p>
      <text:p text:style-name="Preformatted_20_Text">(4) types, see [4-3-2] below.</text:p>
      <text:p text:style-name="Preformatted_20_Text">(5) is a "tag" or "trigger" number which ties this line's effect type</text:p>
      <text:p text:style-name="Preformatted_20_Text"><text:s text:c="6"/>to all SECTORS that have the same tag number (in their last</text:p>
      <text:p text:style-name="Preformatted_20_Text"><text:s text:c="6"/>field).</text:p>
      <text:p text:style-name="Preformatted_20_Text">(6) number of the "right" SIDEDEF for this linedef.</text:p>
      <text:p text:style-name="Preformatted_20_Text">(7) "left" SIDEDEF, if this line adjoins 2 SECTORS. Otherwise, it is</text:p>
      <text:p text:style-name="Preformatted_20_Text"><text:s text:c="6"/>equal to -1 (FFFF hex).</text:p>
      <text:p text:style-name="Preformatted_20_Text"/>
      <text:p text:style-name="Preformatted_20_Text"><text:s text:c="2"/>"right" and "left" are based on the direction of the linedef as</text:p>
      <text:p text:style-name="Preformatted_20_Text">indicated by the "from" and "to", or "start" and "end", VERTEXES.</text:p>
      <text:p text:style-name="Preformatted_20_Text">This sketch should make it clear:</text:p>
      <text:p text:style-name="Preformatted_20_Text"/>
      <text:p text:style-name="Preformatted_20_Text"><text:tab/> <text:s text:c="4"/>left side <text:s text:c="14"/>right side</text:p>
      <text:p text:style-name="Preformatted_20_Text"><text:s text:c="4"/>start -----------------&gt; end &lt;----------------- start</text:p>
      <text:p text:style-name="Preformatted_20_Text"><text:tab/> <text:s text:c="4"/>right side <text:s text:c="13"/>left side</text:p>
      <text:p text:style-name="Preformatted_20_Text"/>
      <text:p text:style-name="Preformatted_20_Text"><text:s text:c="2"/>IMPORTANT: All lines must have a right side. If it is a one-sided</text:p>
      <text:p text:style-name="Preformatted_20_Text">line, then it must go the proper direction, so its single side is</text:p>
      <text:p text:style-name="Preformatted_20_Text">facing the sector it is part of. DOOM will crash on a level that has</text:p>
      <text:p text:style-name="Preformatted_20_Text">a line with no right side.</text:p>
      <text:p text:style-name="Preformatted_20_Text"/>
      <text:p text:style-name="Preformatted_20_Text"/>
      <text:p text:style-name="Preformatted_20_Text">[4-3-1]: Linedef Flags</text:p>
      <text:p text:style-name="Preformatted_20_Text">----------------------</text:p>
      <text:p text:style-name="Preformatted_20_Text"><text:soft-page-break/></text:p>
      <text:p text:style-name="Preformatted_20_Text"><text:s text:c="2"/>The third &lt;short&gt; field of each linedef controls some attributes of</text:p>
      <text:p text:style-name="Preformatted_20_Text">that line. These attributes (aka flags) are indicated by bits. If the</text:p>
      <text:p text:style-name="Preformatted_20_Text">bit is set (equal to 1), the condition is true for that line. If the</text:p>
      <text:p text:style-name="Preformatted_20_Text">bit is not set (equal to 0), the condition is not true. Note that the</text:p>
      <text:p text:style-name="Preformatted_20_Text">"unpegged" flags cannot be independently set for the two SIDEDEFs of</text:p>
      <text:p text:style-name="Preformatted_20_Text">a line. Here's a list of the flags, followed by a discussion of each:</text:p>
      <text:p text:style-name="Preformatted_20_Text"/>
      <text:p text:style-name="Preformatted_20_Text">bit <text:s text:c="4"/>Condition</text:p>
      <text:p text:style-name="Preformatted_20_Text"/>
      <text:p text:style-name="Preformatted_20_Text">0 <text:s text:c="6"/>Impassible</text:p>
      <text:p text:style-name="Preformatted_20_Text">1 <text:s text:c="6"/>Block Monsters</text:p>
      <text:p text:style-name="Preformatted_20_Text">2 <text:s text:c="6"/>Two-sided</text:p>
      <text:p text:style-name="Preformatted_20_Text">3 <text:s text:c="6"/>Upper Unpegged</text:p>
      <text:p text:style-name="Preformatted_20_Text">4 <text:s text:c="6"/>Lower Unpegged</text:p>
      <text:p text:style-name="Preformatted_20_Text">5 <text:s text:c="6"/>Secret</text:p>
      <text:p text:style-name="Preformatted_20_Text">6 <text:s text:c="6"/>Block Sound</text:p>
      <text:p text:style-name="Preformatted_20_Text">7 <text:s text:c="6"/>Not on Map</text:p>
      <text:p text:style-name="Preformatted_20_Text">8 <text:s text:c="6"/>Already on Map</text:p>
      <text:p text:style-name="Preformatted_20_Text">9-15 <text:s text:c="3"/>unused</text:p>
      <text:p text:style-name="Preformatted_20_Text"/>
      <text:p text:style-name="Preformatted_20_Text"><text:s text:c="2"/>0 (Impassible) - Players and monsters cannot cross this line. Note that</text:p>
      <text:p text:style-name="Preformatted_20_Text">if there is no sector on the other side, they can't go through the line</text:p>
      <text:p text:style-name="Preformatted_20_Text">anyway, regardless of the flags.</text:p>
      <text:p text:style-name="Preformatted_20_Text"/>
      <text:p text:style-name="Preformatted_20_Text"><text:s text:c="2"/>1 (Block Monsters) - Monsters cannot cross this line.</text:p>
      <text:p text:style-name="Preformatted_20_Text"/>
      <text:p text:style-name="Preformatted_20_Text"><text:s text:c="2"/>2 (Two-sided) - The linedef's two sidedefs can have "-" as a texture,</text:p>
      <text:p text:style-name="Preformatted_20_Text">which in this case means "transparent". If this flag is not set, the</text:p>
      <text:p text:style-name="Preformatted_20_Text">sidedefs can't be transparent: if "-" is viewed, it will result in the</text:p>
      <text:p text:style-name="Preformatted_20_Text">"hall of mirrors" effect. However, a linedef CAN have two non-transparent</text:p>
      <text:p text:style-name="Preformatted_20_Text">sidedefs, even if this flag is not set, as long as it is between two</text:p>
      <text:p text:style-name="Preformatted_20_Text">sectors.</text:p>
      <text:p text:style-name="Preformatted_20_Text"><text:s text:c="2"/>Another side effect of this flag is that if it is set, then gunfire</text:p>
      <text:p text:style-name="Preformatted_20_Text">(pistol, shotgun, chaingun) can go through it. If this flag is not set,</text:p>
      <text:p text:style-name="Preformatted_20_Text">gunfire cannot go through the line. Projectiles (rockets, plasma etc.)</text:p>
      <text:p text:style-name="Preformatted_20_Text">are not restricted this way. They can go through as long as there's a</text:p>
      <text:p text:style-name="Preformatted_20_Text">sector on the other side (and the sector heights allow it).</text:p>
      <text:p text:style-name="Preformatted_20_Text"><text:s text:c="2"/>Finally, monsters can see through and attack through two-sided lines,</text:p>
      <text:p text:style-name="Preformatted_20_Text">despite any of the line's other flag settings and textures (once again,</text:p>
      <text:p text:style-name="Preformatted_20_Text">provided sector heights and the REJECT [4-10] allow it).</text:p>
      <text:p text:style-name="Preformatted_20_Text"/>
      <text:p text:style-name="Preformatted_20_Text"><text:s text:c="2"/>3 (Upper unpegged) - The upper texture is pasted onto the wall from</text:p>
      <text:p text:style-name="Preformatted_20_Text">the top down instead of from the bottom up like usual.</text:p>
      <text:p text:style-name="Preformatted_20_Text"><text:s text:c="2"/>Upper textures normally have the bottom of the wall texture to be</text:p>
      <text:p text:style-name="Preformatted_20_Text">drawn lined up with the bottom of the "upper" space in which it is</text:p>
      <text:p text:style-name="Preformatted_20_Text">to be drawn (sidedef Y offsets then apply [4-4]). This can result</text:p>
      <text:p text:style-name="Preformatted_20_Text">in the upper texture being misaligned with a neighboring "middle"</text:p>
      <text:p text:style-name="Preformatted_20_Text">texture. To help solve this problem, common at "windows", this flag</text:p>
      <text:p text:style-name="Preformatted_20_Text">can be set.</text:p>
      <text:p text:style-name="Preformatted_20_Text"><text:s text:c="2"/>If the upper texture is unpegged, it is drawn with the wall texture's</text:p>
      <text:p text:style-name="Preformatted_20_Text">top row at the ceiling, just like middle and lower textures are usually</text:p>
      <text:p text:style-name="Preformatted_20_Text">drawn. This can help realign the upper texture with a neighbor.</text:p>
      <text:p text:style-name="Preformatted_20_Text"/>
      <text:p text:style-name="Preformatted_20_Text"><text:soft-page-break/><text:s text:c="2"/>The article TEXTURES, cited in appendix [A-4] gives a great deal</text:p>
      <text:p text:style-name="Preformatted_20_Text">more explanation on the "unpegged" flags and how to use them.</text:p>
      <text:p text:style-name="Preformatted_20_Text"/>
      <text:p text:style-name="Preformatted_20_Text"><text:s text:c="2"/>4 (Lower unpegged) - Lower and middle textures are drawn from the</text:p>
      <text:p text:style-name="Preformatted_20_Text">bottom up, instead of from the top down like usual.</text:p>
      <text:p text:style-name="Preformatted_20_Text"><text:s text:c="2"/>This is also commonly used on lower textures under "windows". It is</text:p>
      <text:p text:style-name="Preformatted_20_Text">also used on doorjambs, because when the door opens, the sector ceiling</text:p>
      <text:p text:style-name="Preformatted_20_Text">is rising, so the "sides" (the doorjambs), which are middle textures,</text:p>
      <text:p text:style-name="Preformatted_20_Text">will be drawn from the ever-changing ceiling height down, and thus will</text:p>
      <text:p text:style-name="Preformatted_20_Text">appear to be "moving". Unpegging them will make them be drawn from the</text:p>
      <text:p text:style-name="Preformatted_20_Text">floor up, and since the floor height doesn't change when a door opens,</text:p>
      <text:p text:style-name="Preformatted_20_Text">then will not move.</text:p>
      <text:p text:style-name="Preformatted_20_Text"><text:s text:c="2"/>There's one slight difference with lower textures being unpegged -</text:p>
      <text:p text:style-name="Preformatted_20_Text">they are not necessarily drawn with the bottom of the wall texture placed</text:p>
      <text:p text:style-name="Preformatted_20_Text">at the bottom of the wall. The height of the facing sector and the height</text:p>
      <text:p text:style-name="Preformatted_20_Text">of the wall texture are taken into account. So if the sector is 160 high,</text:p>
      <text:p text:style-name="Preformatted_20_Text">and the wall texture is 128 high, then lower unpegged will cause the 32nd</text:p>
      <text:p text:style-name="Preformatted_20_Text">row of the wall texture to be at the floor, NOT the 128th row. This of</text:p>
      <text:p text:style-name="Preformatted_20_Text">course excludes sidedef Y offsets, which are applied AFTER unpegged</text:p>
      <text:p text:style-name="Preformatted_20_Text">flags do their stuff.</text:p>
      <text:p text:style-name="Preformatted_20_Text"/>
      <text:p text:style-name="Preformatted_20_Text"><text:s text:c="2"/>5 (Secret) - On the automap, this line appears in red like a normal</text:p>
      <text:p text:style-name="Preformatted_20_Text">solid wall that has nothing on the other side. This is useful in</text:p>
      <text:p text:style-name="Preformatted_20_Text">protecting secret doors and such. Note that if the sector on the other</text:p>
      <text:p text:style-name="Preformatted_20_Text">side of this "secret" line has its floor height HIGHER than the sector</text:p>
      <text:p text:style-name="Preformatted_20_Text">on the facing side of the secret line, then the map will show the lines</text:p>
      <text:p text:style-name="Preformatted_20_Text">beyond and thus give up the secret.</text:p>
      <text:p text:style-name="Preformatted_20_Text"><text:s text:c="2"/>Also note that this flag has NOTHING to do with the SECRETS ratio on</text:p>
      <text:p text:style-name="Preformatted_20_Text">inter-level screens. That's done with special sector 9 (see [4-9-1]).</text:p>
      <text:p text:style-name="Preformatted_20_Text"/>
      <text:p text:style-name="Preformatted_20_Text"><text:s text:c="2"/>6 (Block Sound) - For purposes of monsters hearing sounds and thus</text:p>
      <text:p text:style-name="Preformatted_20_Text">becoming alerted. Every time a player fires a weapon, the "sound" of</text:p>
      <text:p text:style-name="Preformatted_20_Text">it travels from sector to sector, alerting all non-deaf monsters in</text:p>
      <text:p text:style-name="Preformatted_20_Text">each new sector. But the sound will die when it hits a second line</text:p>
      <text:p text:style-name="Preformatted_20_Text">with this flag. The sound can cross one such line, but not two. All</text:p>
      <text:p text:style-name="Preformatted_20_Text">possible routes for the sound to take are taken, so it can get to</text:p>
      <text:p text:style-name="Preformatted_20_Text">some out-of-the-way places. Another thing that blocks sound, instantly,</text:p>
      <text:p text:style-name="Preformatted_20_Text">is incompatible sector heights. Sound can go from a sector with 0/72</text:p>
      <text:p text:style-name="Preformatted_20_Text">floor/ceiling heights to one with 64/192, but the sound CANNOT go</text:p>
      <text:p text:style-name="Preformatted_20_Text">from a 0/128 sector to an adjacent 128/256 sector.</text:p>
      <text:p text:style-name="Preformatted_20_Text"/>
      <text:p text:style-name="Preformatted_20_Text"><text:s text:c="2"/>7 (Not on Map) - The line is not shown on the automap, even if the</text:p>
      <text:p text:style-name="Preformatted_20_Text">computer all-map power up is acquired.</text:p>
      <text:p text:style-name="Preformatted_20_Text"/>
      <text:p text:style-name="Preformatted_20_Text"><text:s text:c="2"/>8 (Already on Map) - When the level is begun, this line is already</text:p>
      <text:p text:style-name="Preformatted_20_Text">on the automap, even though it hasn't been seen (in the display) yet.</text:p>
      <text:p text:style-name="Preformatted_20_Text">Normally lines only get mapped once part of the line has been seen in</text:p>
      <text:p text:style-name="Preformatted_20_Text">the display window.</text:p>
      <text:p text:style-name="Preformatted_20_Text"/>
      <text:p text:style-name="Preformatted_20_Text"><text:s text:c="2"/>Automap line colors: Red lines indicate the line is one-sided, that</text:p>
      <text:p text:style-name="Preformatted_20_Text">there is a sector on only one side (or the line is marked secret).</text:p>
      <text:p text:style-name="Preformatted_20_Text">Brown lines are between two sectors with different floor heights but</text:p>
      <text:p text:style-name="Preformatted_20_Text">the same ceiling height. Yellow lines are between two sectors with</text:p>
      <text:p text:style-name="Preformatted_20_Text">different ceiling heights and the same or different floor heights.</text:p>
      <text:p text:style-name="Preformatted_20_Text"><text:soft-page-break/>Gray lines are as-yet-unseen lines revealed by the computer all-map.</text:p>
      <text:p text:style-name="Preformatted_20_Text">Without the all-map, lines between sectors with identical floor and</text:p>
      <text:p text:style-name="Preformatted_20_Text">ceiling heights don't show up. With it, they are gray.</text:p>
      <text:p text:style-name="Preformatted_20_Text"/>
      <text:p text:style-name="Preformatted_20_Text"/>
      <text:p text:style-name="Preformatted_20_Text">[4-3-2]: Linedef Types</text:p>
      <text:p text:style-name="Preformatted_20_Text">----------------------</text:p>
      <text:p text:style-name="Preformatted_20_Text"/>
      <text:p text:style-name="Preformatted_20_Text"><text:s text:c="2"/>The &lt;short&gt; in field 4 of 7 of a linedef can control various special</text:p>
      <text:p text:style-name="Preformatted_20_Text">effects like doors opening, floors moving, etc. Some of them must be</text:p>
      <text:p text:style-name="Preformatted_20_Text">activated by "using" them, like switches, and some of them are activated</text:p>
      <text:p text:style-name="Preformatted_20_Text">when they are walked over. There are a huge number of ways to use these</text:p>
      <text:p text:style-name="Preformatted_20_Text">effects, but it's all done by using one of a hundred or so line function</text:p>
      <text:p text:style-name="Preformatted_20_Text">types.</text:p>
      <text:p text:style-name="Preformatted_20_Text"><text:s text:c="2"/>The most common way they work is this: a player walks across a line</text:p>
      <text:p text:style-name="Preformatted_20_Text">or activates (presses the spacebar or the use key) right in front of</text:p>
      <text:p text:style-name="Preformatted_20_Text">a line. That line has a function type that is non-zero. It also has</text:p>
      <text:p text:style-name="Preformatted_20_Text">a tag number. Then ALL sectors on the level with the same tag number,</text:p>
      <text:p text:style-name="Preformatted_20_Text">that are not already engaged in some action, undergo the effects that</text:p>
      <text:p text:style-name="Preformatted_20_Text">the linedef type number dictates. Note that the tag numbers are NOT the</text:p>
      <text:p text:style-name="Preformatted_20_Text">sector numbers, nor the linedef numbers. A tag number is in a lindef's</text:p>
      <text:p text:style-name="Preformatted_20_Text">5th &lt;short&gt; field, and a sector's last &lt;short&gt; field.</text:p>
      <text:p text:style-name="Preformatted_20_Text"/>
      <text:p text:style-name="Preformatted_20_Text">Explanations of all the abbreviations in the table:</text:p>
      <text:p text:style-name="Preformatted_20_Text"/>
      <text:p text:style-name="Preformatted_20_Text">Val <text:s text:c="4"/>The value of the linedef "type" field (#4). If you want them</text:p>
      <text:p text:style-name="Preformatted_20_Text"><text:tab/> <text:s/>in numerical order, use SORT or something.</text:p>
      <text:p text:style-name="Preformatted_20_Text">* <text:s text:c="6"/>This line function only works in 1.666 and up</text:p>
      <text:p text:style-name="Preformatted_20_Text">Class <text:s text:c="2"/>The category of the effect</text:p>
      <text:p text:style-name="Preformatted_20_Text">Act <text:s text:c="4"/>Activation. How the linedef's effect is activated.</text:p>
      <text:p text:style-name="Preformatted_20_Text">n <text:s text:c="6"/>does NOT require a tag number (see note 5 below)</text:p>
      <text:p text:style-name="Preformatted_20_Text">W <text:s text:c="6"/>walk-over activation</text:p>
      <text:p text:style-name="Preformatted_20_Text">S <text:s text:c="6"/>switch ("use" - default config is spacebar)</text:p>
      <text:p text:style-name="Preformatted_20_Text">G <text:s text:c="6"/>gunfire (pistol, shotgun, chaingun) cross or hit line</text:p>
      <text:p text:style-name="Preformatted_20_Text">1 <text:s text:c="6"/>the line may be activated once only</text:p>
      <text:p text:style-name="Preformatted_20_Text">R <text:s text:c="6"/>potentially repeatable activation</text:p>
      <text:p text:style-name="Preformatted_20_Text">&amp; <text:s text:c="6"/>affected sectors "locked out" from further changes. See notes 9/10.</text:p>
      <text:p text:style-name="Preformatted_20_Text">m <text:s text:c="6"/>Monster actions can activate the line's effect</text:p>
      <text:p text:style-name="Preformatted_20_Text">Sound <text:s text:c="2"/>The type of noise made by moving sectors</text:p>
      <text:p text:style-name="Preformatted_20_Text">Speed <text:s text:c="2"/>How quickly a floor moves up/down etc.</text:p>
      <text:p text:style-name="Preformatted_20_Text">Tm <text:s text:c="5"/>Time - how long it "rests"; doors "rest" when they've gone as</text:p>
      <text:p text:style-name="Preformatted_20_Text"><text:tab/> <text:s/>high as they're going to go, lifts "rest" at the bottom, etc.</text:p>
      <text:p text:style-name="Preformatted_20_Text">Chg <text:s text:c="4"/>Change - some of them cause a floor texture change and/or special</text:p>
      <text:p text:style-name="Preformatted_20_Text"><text:tab/> <text:s/>sector change. See note 11 below.</text:p>
      <text:p text:style-name="Preformatted_20_Text">T <text:s text:c="6"/>Trigger model, see note 11 below.</text:p>
      <text:p text:style-name="Preformatted_20_Text">N <text:s text:c="6"/>Numeric model, see note 11 below.</text:p>
      <text:p text:style-name="Preformatted_20_Text">X <text:s text:c="6"/>Floor texture is transferred, and Sector type 0.</text:p>
      <text:p text:style-name="Preformatted_20_Text">P <text:s text:c="6"/>Special Sector types 4, 5, 7, 9, 11, 16 transfer.</text:p>
      <text:p text:style-name="Preformatted_20_Text">Effect <text:s/>What happens to the affected sector(s).</text:p>
      <text:p text:style-name="Preformatted_20_Text">open <text:s text:c="3"/>The ceiling goes (up) to LEC-4.</text:p>
      <text:p text:style-name="Preformatted_20_Text">close <text:s text:c="2"/>The ceiling goes (down) to the floor level.</text:p>
      <text:p text:style-name="Preformatted_20_Text">up <text:s text:c="5"/>Will move up at specified speed if the destination is above.</text:p>
      <text:p text:style-name="Preformatted_20_Text"><text:tab/> <text:s/>If the destination is below, it arrives there instantly.</text:p>
      <text:p text:style-name="Preformatted_20_Text">down <text:s text:c="3"/>Will move down at specified speed if the destination is below.</text:p>
      <text:p text:style-name="Preformatted_20_Text"><text:soft-page-break/><text:tab/> <text:s/>If the destination is above, it arrives there instantly.</text:p>
      <text:p text:style-name="Preformatted_20_Text">open/ <text:s text:c="2"/>The door can be activated while moving. If it's open or opening,</text:p>
      <text:p text:style-name="Preformatted_20_Text"><text:s text:c="2"/>close <text:s text:c="2"/>it closes. If it's closed or closing, it opens, then pauses,</text:p>
      <text:p text:style-name="Preformatted_20_Text"><text:tab/> <text:s/>then closes.</text:p>
      <text:p text:style-name="Preformatted_20_Text">open, <text:s text:c="2"/>The door can only be activated if it is in the closed state.</text:p>
      <text:p text:style-name="Preformatted_20_Text"><text:s text:c="2"/>close <text:s text:c="2"/>It opens, pauses, then closes.</text:p>
      <text:p text:style-name="Preformatted_20_Text">lift <text:s text:c="3"/>The floor goes down to LIF, rests, then back up to original height.</text:p>
      <text:p text:style-name="Preformatted_20_Text">L <text:s text:c="6"/>lowest</text:p>
      <text:p text:style-name="Preformatted_20_Text">H <text:s text:c="6"/>highest</text:p>
      <text:p text:style-name="Preformatted_20_Text">C <text:s text:c="6"/>ceiling</text:p>
      <text:p text:style-name="Preformatted_20_Text">F <text:s text:c="6"/>floor</text:p>
      <text:p text:style-name="Preformatted_20_Text">E <text:s text:c="6"/>adjacent sectors, excluding the affected sector</text:p>
      <text:p text:style-name="Preformatted_20_Text">I <text:s text:c="6"/>adjacent sectors, including the affected sector</text:p>
      <text:p text:style-name="Preformatted_20_Text">nh <text:s text:c="5"/>next-higher, i.e. LEF that is higher than source.</text:p>
      <text:p text:style-name="Preformatted_20_Text"/>
      <text:p text:style-name="Preformatted_20_Text"><text:s text:c="2"/>More notes and longer discussions related to these terms:</text:p>
      <text:p text:style-name="Preformatted_20_Text"/>
      <text:p text:style-name="Preformatted_20_Text">1. <text:s/>"Adjacent" is any sector that shares a LINEDEF with the tagged sector</text:p>
      <text:p text:style-name="Preformatted_20_Text">(sectors are adjacent to themselves).</text:p>
      <text:p text:style-name="Preformatted_20_Text">2. <text:s/>All S activations and the teleporters only work from the RIGHT side</text:p>
      <text:p text:style-name="Preformatted_20_Text">of the linedef.</text:p>
      <text:p text:style-name="Preformatted_20_Text">3. <text:s/>For teleporters, if more than 1 sector is tagged the same and each</text:p>
      <text:p text:style-name="Preformatted_20_Text">has a teleport landing THING, then the lowest numbered sector is the</text:p>
      <text:p text:style-name="Preformatted_20_Text">destination.</text:p>
      <text:p text:style-name="Preformatted_20_Text">4. <text:s/>Floors that raise up an absolute height (up 24, 32) will go up INTO</text:p>
      <text:p text:style-name="Preformatted_20_Text">ceilings, so using the WR and SR types of these in levels is unwise.</text:p>
      <text:p text:style-name="Preformatted_20_Text">5. <text:s/>A few of the linedef types don't require tag numbers: the end-level</text:p>
      <text:p text:style-name="Preformatted_20_Text">switches, the scrolling wall type 48 (0x30), and the "manual" doors which</text:p>
      <text:p text:style-name="Preformatted_20_Text">operate on the sector facing the left side of the linedef with the manual</text:p>
      <text:p text:style-name="Preformatted_20_Text">door line type.</text:p>
      <text:p text:style-name="Preformatted_20_Text">666. <text:s/>Here's the terms id uses for different types of activations:</text:p>
      <text:p text:style-name="Preformatted_20_Text"><text:tab/>Manual: nSR and nS1 doors</text:p>
      <text:p text:style-name="Preformatted_20_Text"><text:tab/>Trigger: W1</text:p>
      <text:p text:style-name="Preformatted_20_Text"><text:tab/>Retrigger: WR</text:p>
      <text:p text:style-name="Preformatted_20_Text"><text:tab/>Switch: S1</text:p>
      <text:p text:style-name="Preformatted_20_Text"><text:tab/>Button: SR</text:p>
      <text:p text:style-name="Preformatted_20_Text"><text:tab/>Impact: G</text:p>
      <text:p text:style-name="Preformatted_20_Text"><text:tab/>Effect: line 48 is the only one</text:p>
      <text:p text:style-name="Preformatted_20_Text">7. <text:s/>The "moving floors" go up to a maximum of HIF and go down to a minimum</text:p>
      <text:p text:style-name="Preformatted_20_Text">of LIF. Why they sometimes go up first and sometimes down is still a</text:p>
      <text:p text:style-name="Preformatted_20_Text">mystery to me.</text:p>
      <text:p text:style-name="Preformatted_20_Text">8. <text:s/>The "crushing ceilings" go from their original ceiling height down</text:p>
      <text:p text:style-name="Preformatted_20_Text">to (floor + 8), then back up. While crushing a creature, their downward</text:p>
      <text:p text:style-name="Preformatted_20_Text">speed slows considerably. "Fast hurt" does about 120% total damage per</text:p>
      <text:p text:style-name="Preformatted_20_Text">crush, and "slow hurt" grabs you and does somewhere around 1000-2000%</text:p>
      <text:p text:style-name="Preformatted_20_Text">total damage per crush.</text:p>
      <text:p text:style-name="Preformatted_20_Text">9. <text:s/>The &amp; symbol indicates that a sector cannot be affected any more by</text:p>
      <text:p text:style-name="Preformatted_20_Text">other line types after it has performed this effect, even if it has</text:p>
      <text:p text:style-name="Preformatted_20_Text">finished. These are the floor-texture-changers and... (keep reading)</text:p>
      <text:p text:style-name="Preformatted_20_Text">10. Moving floors and crushing ceilings also "lock out" further changes</text:p>
      <text:p text:style-name="Preformatted_20_Text">to the sectors affected, EXCEPT for restarting the moving floor or</text:p>
      <text:p text:style-name="Preformatted_20_Text">crushing ceiling. If a line triggers a type 6 crushing ceiling in a</text:p>
      <text:p text:style-name="Preformatted_20_Text">sector, then it is stopped, then ANY other line with a "crush" type that</text:p>
      <text:p text:style-name="Preformatted_20_Text">is tagged to the same sector will cause the type 6 crusher to start</text:p>
      <text:p text:style-name="Preformatted_20_Text"><text:soft-page-break/>again, with its original maximum and minimum ceiling heights.</text:p>
      <text:p text:style-name="Preformatted_20_Text">11. Some line types cause floor textures and/or some special sector types</text:p>
      <text:p text:style-name="Preformatted_20_Text">(see [4-9-1]) to transfer to the tagged sector. The tagged sectors' floor</text:p>
      <text:p text:style-name="Preformatted_20_Text">and/or special sector (SS) type will change to match that of the "model"</text:p>
      <text:p text:style-name="Preformatted_20_Text">sector. The TRIGGER model gets the info from the sector that the</text:p>
      <text:p text:style-name="Preformatted_20_Text">activating line's right side faces. The NUMERIC model gets the info</text:p>
      <text:p text:style-name="Preformatted_20_Text">from the sector on the other side of the lowest numbered two-sided</text:p>
      <text:p text:style-name="Preformatted_20_Text">linedef that has one side in the tagged sector.</text:p>
      <text:p text:style-name="Preformatted_20_Text"><text:s text:c="2"/>All of these "change" line types transfer the floor texture. Also,</text:p>
      <text:p text:style-name="Preformatted_20_Text">they all can pass a special sector trait of "0" or "nothing", i.e. if</text:p>
      <text:p text:style-name="Preformatted_20_Text">the destination is an acid-floor or "damaging" sector, then any of these</text:p>
      <text:p text:style-name="Preformatted_20_Text">lines can erase the damaging effect. Lines 59, 93, 37, 84, and 9 (see</text:p>
      <text:p text:style-name="Preformatted_20_Text">note 12 for more specifics on line type 9) also have the ability to</text:p>
      <text:p text:style-name="Preformatted_20_Text">transfer the "secret" trait of SS 9, and the damaging traits of SS</text:p>
      <text:p text:style-name="Preformatted_20_Text">4, 5, 7, 11, and 16. None of the "blinking light" effects of SSs can be</text:p>
      <text:p text:style-name="Preformatted_20_Text">transferred. SS 4 "blinks" and causes damage, but only the damaging part</text:p>
      <text:p text:style-name="Preformatted_20_Text">can be transferred. SS 11 also turns off god-mode and causes a level END</text:p>
      <text:p text:style-name="Preformatted_20_Text">when health &lt;11%, this characteristic is part of SS 11, and cannot be</text:p>
      <text:p text:style-name="Preformatted_20_Text">isolated via fancy transfers.</text:p>
      <text:p text:style-name="Preformatted_20_Text">12. Line type 9 is a special one. The definitive example is the chainsaw</text:p>
      <text:p text:style-name="Preformatted_20_Text">pillar on E1M2. Take the lowest-numbered linedef that has a sidedef in</text:p>
      <text:p text:style-name="Preformatted_20_Text">the tagged sector. If that linedef is one-sided, nothing happens. If it</text:p>
      <text:p text:style-name="Preformatted_20_Text">is 2-sided, then the tagged sector's floor will move down to match the</text:p>
      <text:p text:style-name="Preformatted_20_Text">2nd sector's floor height (or it will jump instantly up if it was below,</text:p>
      <text:p text:style-name="Preformatted_20_Text">like other floors that are supposed to move "down").</text:p>
      <text:p text:style-name="Preformatted_20_Text"><text:s text:c="2"/>If this 2nd sector CONTAINS the tagged sector, i.e. all the linedefs</text:p>
      <text:p text:style-name="Preformatted_20_Text">with a sidedef in the tagged sector have their other sidedef in the 2nd</text:p>
      <text:p text:style-name="Preformatted_20_Text">sector, then this 2nd sector is the "donut". This donut's floor will</text:p>
      <text:p text:style-name="Preformatted_20_Text">move "up" to match the floor height of the sector on the other side of</text:p>
      <text:p text:style-name="Preformatted_20_Text">the DONUT's lowest-numbered linedef, excluding those linedefs that are</text:p>
      <text:p text:style-name="Preformatted_20_Text">shared with the "donut hole" central sector. Also, the donut will undergo</text:p>
      <text:p text:style-name="Preformatted_20_Text">a floor texture change and special sector type change to match the</text:p>
      <text:p text:style-name="Preformatted_20_Text">"outside". The donut sector does not have to be completely surrounded</text:p>
      <text:p text:style-name="Preformatted_20_Text">by another sector (i.e. it can have 1-sided linedefs), but if its</text:p>
      <text:p text:style-name="Preformatted_20_Text">lowest-numbered linedef is not 2-sided, a minor glitch results: the donut</text:p>
      <text:p text:style-name="Preformatted_20_Text">and the donut-hole both move to a strange height, and the donut changes</text:p>
      <text:p text:style-name="Preformatted_20_Text">floor texture to TLITE6_6 - the last flat in the directory.</text:p>
      <text:p text:style-name="Preformatted_20_Text"><text:s text:c="2"/>Note that if the donut hole and the donut are both going to move, the</text:p>
      <text:p text:style-name="Preformatted_20_Text">donut hole is going to move to match the height that the donut is "going</text:p>
      <text:p text:style-name="Preformatted_20_Text">to". In other words, the whole thing will be at a single height when</text:p>
      <text:p text:style-name="Preformatted_20_Text">they're done, and this is the height of the "outside" sector that borders</text:p>
      <text:p text:style-name="Preformatted_20_Text">the donut.</text:p>
      <text:p text:style-name="Preformatted_20_Text"><text:s text:c="2"/>Whew!</text:p>
      <text:p text:style-name="Preformatted_20_Text">13. Line types 30 and 96, "up ShortestLowerTexture" means that affected</text:p>
      <text:p text:style-name="Preformatted_20_Text">sector(s) floors go up a number of units equal to the height of the</text:p>
      <text:p text:style-name="Preformatted_20_Text">shortest "lower" texture facing out from the sector(s).</text:p>
      <text:p text:style-name="Preformatted_20_Text">14. STAIRS. Any sector tagged to a stair-raiser line will go up 8. Now</text:p>
      <text:p text:style-name="Preformatted_20_Text">find the lowest-numbered 2-sided linedef whose RIGHT side faces this</text:p>
      <text:p text:style-name="Preformatted_20_Text">sector (the first step). The sector on the other side of the lindedef</text:p>
      <text:p text:style-name="Preformatted_20_Text">becomes the next step, and its floor height changes to be 8 above the</text:p>
      <text:p text:style-name="Preformatted_20_Text">previous step (it raises up if it was lower, or it changes instantly if</text:p>
      <text:p text:style-name="Preformatted_20_Text">it was higher). This process continues as long as there are 2-sided</text:p>
      <text:p text:style-name="Preformatted_20_Text">lines with right sides facing each successive step. A couple things</text:p>
      <text:p text:style-name="Preformatted_20_Text">will stop the stairway:</text:p>
      <text:p text:style-name="Preformatted_20_Text"><text:soft-page-break/><text:s text:c="4"/>(a) no 2-sided linedef whose right side faces the current step</text:p>
      <text:p text:style-name="Preformatted_20_Text"><text:s text:c="4"/>(b) a sector with a different floor texture</text:p>
      <text:p text:style-name="Preformatted_20_Text"><text:s text:c="4"/>(c) a sector that has already been moved by this stairway (this stops</text:p>
      <text:p text:style-name="Preformatted_20_Text"><text:tab/> <text:s/>ouroboros stairways that circle around to repeat themselves)</text:p>
      <text:p text:style-name="Preformatted_20_Text"><text:s text:c="4"/>(d) "locked-out" sectors that can't change their floor height anymore</text:p>
      <text:p text:style-name="Preformatted_20_Text"><text:s text:c="2"/>The component steps of a stairway can have any shape or size.</text:p>
      <text:p text:style-name="Preformatted_20_Text"><text:s text:c="2"/>The turbo stairs (100, 127) work just like regular stairs except that</text:p>
      <text:p text:style-name="Preformatted_20_Text">each step goes up 16 not 8, and rising steps can crush things between</text:p>
      <text:p text:style-name="Preformatted_20_Text">themselves and the ceiling.</text:p>
      <text:p text:style-name="Preformatted_20_Text">15. Line types 78 and 85 do NOTHING as of version 1.666.</text:p>
      <text:p text:style-name="Preformatted_20_Text"/>
      <text:p text:style-name="Preformatted_20_Text"/>
      <text:p text:style-name="Preformatted_20_Text"/>
      <text:p text:style-name="Preformatted_20_Text">Val <text:s text:c="2"/>Class Act <text:s/>Sound Speed Tm Chg Effect</text:p>
      <text:p text:style-name="Preformatted_20_Text"/>
      <text:p text:style-name="Preformatted_20_Text">SPECIAL (Continuous effect, doesn't need triggereing)</text:p>
      <text:p text:style-name="Preformatted_20_Text"/>
      <text:p text:style-name="Preformatted_20_Text"><text:s/>48 <text:s text:c="2"/>Spec <text:s/>n-- <text:s/>- <text:s text:c="4"/>- <text:s text:c="4"/>- <text:s/>- <text:s text:c="2"/>Scrolling wall</text:p>
      <text:p text:style-name="Preformatted_20_Text"/>
      <text:p text:style-name="Preformatted_20_Text">LOCAL DOORS ("MANUAL" DOORS)</text:p>
      <text:p text:style-name="Preformatted_20_Text"/>
      <text:p text:style-name="Preformatted_20_Text"><text:s text:c="2"/>1 <text:s text:c="2"/>mDoor nSRm door <text:s/>med <text:s text:c="2"/>4 <text:s/>- <text:s text:c="2"/>open/close</text:p>
      <text:p text:style-name="Preformatted_20_Text"><text:s/>26 <text:s text:c="2"/>mDoor nSR <text:s/>door <text:s/>med <text:s text:c="2"/>4 <text:s/>- <text:s text:c="2"/>open/close BLUE KEY</text:p>
      <text:p text:style-name="Preformatted_20_Text"><text:s/>28 <text:s text:c="2"/>mDoor nSR <text:s/>door <text:s/>med <text:s text:c="2"/>4 <text:s/>- <text:s text:c="2"/>open/close RED KEY</text:p>
      <text:p text:style-name="Preformatted_20_Text"><text:s/>27 <text:s text:c="2"/>mDoor nSR <text:s/>door <text:s/>med <text:s text:c="2"/>4 <text:s/>- <text:s text:c="2"/>open/close YELLOW KEY</text:p>
      <text:p text:style-name="Preformatted_20_Text"><text:s/>31 <text:s text:c="2"/>mDoor nS1 <text:s/>door <text:s/>med <text:s text:c="2"/>- <text:s/>- <text:s text:c="2"/>open</text:p>
      <text:p text:style-name="Preformatted_20_Text"><text:s/>32 <text:s text:c="2"/>mDoor nS1 <text:s/>door <text:s/>med <text:s text:c="2"/>- <text:s/>- <text:s text:c="2"/>open BLUE KEY</text:p>
      <text:p text:style-name="Preformatted_20_Text"><text:s/>33 <text:s text:c="2"/>mDoor nS1 <text:s/>door <text:s/>med <text:s text:c="2"/>- <text:s/>- <text:s text:c="2"/>open RED KEY</text:p>
      <text:p text:style-name="Preformatted_20_Text"><text:s/>34 <text:s text:c="2"/>mDoor nS1 <text:s/>door <text:s/>med <text:s text:c="2"/>- <text:s/>- <text:s text:c="2"/>open YELLOW KEY</text:p>
      <text:p text:style-name="Preformatted_20_Text"><text:s/>46 <text:s text:c="2"/>mDoor nGR <text:s/>door <text:s/>med <text:s text:c="2"/>- <text:s/>- <text:s text:c="2"/>open</text:p>
      <text:p text:style-name="Preformatted_20_Text">117 * mDoor nSR <text:s/>blaze turbo 4 <text:s/>- <text:s text:c="2"/>open/close</text:p>
      <text:p text:style-name="Preformatted_20_Text">118 * mDoor nS1 <text:s/>blaze turbo - <text:s/>- <text:s text:c="2"/>open</text:p>
      <text:p text:style-name="Preformatted_20_Text"/>
      <text:p text:style-name="Preformatted_20_Text">REMOTE DOORS</text:p>
      <text:p text:style-name="Preformatted_20_Text"/>
      <text:p text:style-name="Preformatted_20_Text"><text:s text:c="2"/>4 <text:s text:c="2"/>rDoor <text:s/>W1 <text:s/>door <text:s/>med <text:s text:c="2"/>4 <text:s/>- <text:s text:c="2"/>open,close</text:p>
      <text:p text:style-name="Preformatted_20_Text"><text:s/>29 <text:s text:c="2"/>rDoor <text:s/>S1 <text:s/>door <text:s/>med <text:s text:c="2"/>4 <text:s/>- <text:s text:c="2"/>open,close</text:p>
      <text:p text:style-name="Preformatted_20_Text"><text:s/>90 <text:s text:c="2"/>rDoor <text:s/>WR <text:s/>door <text:s/>med <text:s text:c="2"/>4 <text:s/>- <text:s text:c="2"/>open,close</text:p>
      <text:p text:style-name="Preformatted_20_Text"><text:s/>63 <text:s text:c="2"/>rDoor <text:s/>SR <text:s/>door <text:s/>med <text:s text:c="2"/>4 <text:s/>- <text:s text:c="2"/>open,close</text:p>
      <text:p text:style-name="Preformatted_20_Text"><text:s text:c="2"/>2 <text:s text:c="2"/>rDoor <text:s/>W1 <text:s/>door <text:s/>med <text:s text:c="2"/>- <text:s/>- <text:s text:c="2"/>open</text:p>
      <text:p text:style-name="Preformatted_20_Text">103 <text:s text:c="2"/>rDoor <text:s/>S1 <text:s/>door <text:s/>med <text:s text:c="2"/>- <text:s/>- <text:s text:c="2"/>open</text:p>
      <text:p text:style-name="Preformatted_20_Text"><text:s/>86 <text:s text:c="2"/>rDoor <text:s/>WR <text:s/>door <text:s/>med <text:s text:c="2"/>- <text:s/>- <text:s text:c="2"/>open</text:p>
      <text:p text:style-name="Preformatted_20_Text"><text:s/>61 <text:s text:c="2"/>rDoor <text:s/>SR <text:s/>door <text:s/>med <text:s text:c="2"/>- <text:s/>- <text:s text:c="2"/>open</text:p>
      <text:p text:style-name="Preformatted_20_Text"><text:s text:c="2"/>3 <text:s text:c="2"/>rDoor <text:s/>W1 <text:s/>door <text:s/>med <text:s text:c="2"/>- <text:s/>- <text:s text:c="2"/>close</text:p>
      <text:p text:style-name="Preformatted_20_Text"><text:s/>50 <text:s text:c="2"/>rDoor <text:s/>S1 <text:s/>door <text:s/>med <text:s text:c="2"/>- <text:s/>- <text:s text:c="2"/>close</text:p>
      <text:p text:style-name="Preformatted_20_Text"><text:s/>75 <text:s text:c="2"/>rDoor <text:s/>WR <text:s/>door <text:s/>med <text:s text:c="2"/>- <text:s/>- <text:s text:c="2"/>close</text:p>
      <text:p text:style-name="Preformatted_20_Text"><text:s/>42 <text:s text:c="2"/>rDoor <text:s/>SR <text:s/>door <text:s/>med <text:s text:c="2"/>- <text:s/>- <text:s text:c="2"/>close</text:p>
      <text:p text:style-name="Preformatted_20_Text"><text:s/>16 <text:s text:c="2"/>rDoor <text:s/>W1 <text:s/>door <text:s/>med <text:s text:c="2"/>30 - <text:s text:c="2"/>close, then opens</text:p>
      <text:p text:style-name="Preformatted_20_Text"><text:s/>76 <text:s text:c="2"/>rDoor <text:s/>WR <text:s/>door <text:s/>med <text:s text:c="2"/>30 - <text:s text:c="2"/>close, then opens</text:p>
      <text:p text:style-name="Preformatted_20_Text">108 * rDoor <text:s/>W1 <text:s/>blaze turbo 4 <text:s/>- <text:s text:c="2"/>open,close</text:p>
      <text:p text:style-name="Preformatted_20_Text">111 * rDoor <text:s/>WR <text:s/>blaze turbo 4 <text:s/>- <text:s text:c="2"/>open,close</text:p>
      <text:p text:style-name="Preformatted_20_Text">105 * rDoor <text:s/>S1 <text:s/>blaze turbo 4 <text:s/>- <text:s text:c="2"/>open,close</text:p>
      <text:p text:style-name="Preformatted_20_Text">114 * rDoor <text:s/>SR <text:s/>blaze turbo 4 <text:s/>- <text:s text:c="2"/>open,close</text:p>
      <text:p text:style-name="Preformatted_20_Text">109 * rDoor <text:s/>W1 <text:s/>blaze turbo - <text:s/>- <text:s text:c="2"/>open</text:p>
      <text:p text:style-name="Preformatted_20_Text"><text:soft-page-break/>112 * rDoor <text:s/>S1 <text:s/>blaze turbo - <text:s/>- <text:s text:c="2"/>open</text:p>
      <text:p text:style-name="Preformatted_20_Text">106 * rDoor <text:s/>WR <text:s/>blaze turbo - <text:s/>- <text:s text:c="2"/>open</text:p>
      <text:p text:style-name="Preformatted_20_Text">115 * rDoor <text:s/>SR <text:s/>blaze turbo - <text:s/>- <text:s text:c="2"/>open</text:p>
      <text:p text:style-name="Preformatted_20_Text">110 * rDoor <text:s/>W1 <text:s/>blaze turbo - <text:s/>- <text:s text:c="2"/>close</text:p>
      <text:p text:style-name="Preformatted_20_Text">113 * rDoor <text:s/>S1 <text:s/>blaze turbo - <text:s/>- <text:s text:c="2"/>close</text:p>
      <text:p text:style-name="Preformatted_20_Text">107 * rDoor <text:s/>WR <text:s/>blaze turbo - <text:s/>- <text:s text:c="2"/>close</text:p>
      <text:p text:style-name="Preformatted_20_Text">116 * rDoor <text:s/>SR <text:s/>blaze turbo - <text:s/>- <text:s text:c="2"/>close</text:p>
      <text:p text:style-name="Preformatted_20_Text">133 * rDoor <text:s/>S1 <text:s/>blaze turbo - <text:s/>- <text:s text:c="2"/>open BLUE KEY</text:p>
      <text:p text:style-name="Preformatted_20_Text"><text:s/>99 * rDoor <text:s/>SR <text:s/>blaze turbo - <text:s/>- <text:s text:c="2"/>open BLUE KEY</text:p>
      <text:p text:style-name="Preformatted_20_Text">135 * rDoor <text:s/>S1 <text:s/>blaze turbo - <text:s/>- <text:s text:c="2"/>open RED KEY</text:p>
      <text:p text:style-name="Preformatted_20_Text">134 * rDoor <text:s/>SR <text:s/>blaze turbo - <text:s/>- <text:s text:c="2"/>open RED KEY</text:p>
      <text:p text:style-name="Preformatted_20_Text">137 * rDoor <text:s/>S1 <text:s/>blaze turbo - <text:s/>- <text:s text:c="2"/>open YELLOW KEY</text:p>
      <text:p text:style-name="Preformatted_20_Text">136 * rDoor <text:s/>SR <text:s/>blaze turbo - <text:s/>- <text:s text:c="2"/>open YELLOW KEY</text:p>
      <text:p text:style-name="Preformatted_20_Text"/>
      <text:p text:style-name="Preformatted_20_Text">CEILINGS</text:p>
      <text:p text:style-name="Preformatted_20_Text"/>
      <text:p text:style-name="Preformatted_20_Text"><text:s/>40 <text:s text:c="2"/>Ceil <text:s text:c="2"/>W1 <text:s/>mover slow <text:s/>- <text:s/>- <text:s text:c="2"/>up to HEC</text:p>
      <text:p text:style-name="Preformatted_20_Text"><text:s/>41 <text:s text:c="2"/>Ceil <text:s text:c="2"/>S1 <text:s/>mover slow <text:s/>- <text:s/>- <text:s text:c="2"/>down to floor</text:p>
      <text:p text:style-name="Preformatted_20_Text"><text:s/>43 <text:s text:c="2"/>Ceil <text:s text:c="2"/>SR <text:s/>mover slow <text:s/>- <text:s/>- <text:s text:c="2"/>down to floor</text:p>
      <text:p text:style-name="Preformatted_20_Text"><text:s/>44 <text:s text:c="2"/>Ceil <text:s text:c="2"/>W1 <text:s/>mover slow <text:s/>- <text:s/>- <text:s text:c="2"/>down to floor + 8</text:p>
      <text:p text:style-name="Preformatted_20_Text"><text:s/>49 <text:s text:c="2"/>Ceil <text:s text:c="2"/>S1 <text:s/>mover slow <text:s/>- <text:s/>- <text:s text:c="2"/>down to floor + 8</text:p>
      <text:p text:style-name="Preformatted_20_Text"><text:s/>72 <text:s text:c="2"/>Ceil <text:s text:c="2"/>WR <text:s/>mover slow <text:s/>- <text:s/>- <text:s text:c="2"/>down to floor + 8</text:p>
      <text:p text:style-name="Preformatted_20_Text"/>
      <text:p text:style-name="Preformatted_20_Text">LIFTS</text:p>
      <text:p text:style-name="Preformatted_20_Text"/>
      <text:p text:style-name="Preformatted_20_Text"><text:s/>10 <text:s text:c="2"/>Lift <text:s text:c="2"/>W1 <text:s/>lift <text:s/>fast <text:s/>3 <text:s/>- <text:s text:c="2"/>lift</text:p>
      <text:p text:style-name="Preformatted_20_Text"><text:s/>21 <text:s text:c="2"/>Lift <text:s text:c="2"/>S1 <text:s/>lift <text:s/>fast <text:s/>3 <text:s/>- <text:s text:c="2"/>lift</text:p>
      <text:p text:style-name="Preformatted_20_Text"><text:s/>88 <text:s text:c="2"/>Lift <text:s text:c="2"/>WRm lift <text:s/>fast <text:s/>3 <text:s/>- <text:s text:c="2"/>lift</text:p>
      <text:p text:style-name="Preformatted_20_Text"><text:s/>62 <text:s text:c="2"/>Lift <text:s text:c="2"/>SR <text:s/>lift <text:s/>fast <text:s/>3 <text:s/>- <text:s text:c="2"/>lift</text:p>
      <text:p text:style-name="Preformatted_20_Text">121 * Lift <text:s text:c="2"/>W1 <text:s/>lift <text:s/>turbo 3 <text:s/>- <text:s text:c="2"/>lift</text:p>
      <text:p text:style-name="Preformatted_20_Text">122 * Lift <text:s text:c="2"/>S1 <text:s/>lift <text:s/>turbo 3 <text:s/>- <text:s text:c="2"/>lift</text:p>
      <text:p text:style-name="Preformatted_20_Text">120 * Lift <text:s text:c="2"/>WR <text:s/>lift <text:s/>turbo 3 <text:s/>- <text:s text:c="2"/>lift</text:p>
      <text:p text:style-name="Preformatted_20_Text">123 * Lift <text:s text:c="2"/>SR <text:s/>lift <text:s/>turbo 3 <text:s/>- <text:s text:c="2"/>lift</text:p>
      <text:p text:style-name="Preformatted_20_Text"/>
      <text:p text:style-name="Preformatted_20_Text">FLOORS</text:p>
      <text:p text:style-name="Preformatted_20_Text"/>
      <text:p text:style-name="Preformatted_20_Text">119 * Floor <text:s/>W1 <text:s/>mover slow <text:s/>- <text:s/>- <text:s text:c="2"/>up to nhEF</text:p>
      <text:p text:style-name="Preformatted_20_Text">128 * Floor <text:s/>WR <text:s/>mover slow <text:s/>- <text:s/>- <text:s text:c="2"/>up to nhEF</text:p>
      <text:p text:style-name="Preformatted_20_Text"><text:s/>18 <text:s text:c="2"/>Floor <text:s/>S1 <text:s/>mover slow <text:s/>- <text:s/>- <text:s text:c="2"/>up to nhEF</text:p>
      <text:p text:style-name="Preformatted_20_Text"><text:s/>69 <text:s text:c="2"/>Floor <text:s/>SR <text:s/>mover slow <text:s/>- <text:s/>- <text:s text:c="2"/>up to nhEF</text:p>
      <text:p text:style-name="Preformatted_20_Text"><text:s/>22 <text:s text:c="2"/>Floor <text:s/>W1&amp; mover slow <text:s/>- <text:s/>TX <text:s/>up to nhEF</text:p>
      <text:p text:style-name="Preformatted_20_Text"><text:s/>95 <text:s text:c="2"/>Floor <text:s/>WR&amp; mover slow <text:s/>- <text:s/>TX <text:s/>up to nhEF</text:p>
      <text:p text:style-name="Preformatted_20_Text"><text:s/>20 <text:s text:c="2"/>Floor <text:s/>S1&amp; mover slow <text:s/>- <text:s/>TX <text:s/>up to nhEF</text:p>
      <text:p text:style-name="Preformatted_20_Text"><text:s/>68 <text:s text:c="2"/>Floor <text:s/>SR&amp; mover slow <text:s/>- <text:s/>TX <text:s/>up to nhEF</text:p>
      <text:p text:style-name="Preformatted_20_Text"><text:s/>47 <text:s text:c="2"/>Floor <text:s/>G1&amp; mover slow <text:s/>- <text:s/>TX <text:s/>up to nhEF</text:p>
      <text:p text:style-name="Preformatted_20_Text"><text:s text:c="2"/>5 <text:s text:c="2"/>Floor <text:s/>W1 <text:s/>mover slow <text:s/>- <text:s/>- <text:s text:c="2"/>up to LIC</text:p>
      <text:p text:style-name="Preformatted_20_Text"><text:s/>91 <text:s text:c="2"/>Floor <text:s/>WR <text:s/>mover slow <text:s/>- <text:s/>- <text:s text:c="2"/>up to LIC</text:p>
      <text:p text:style-name="Preformatted_20_Text">101 <text:s text:c="2"/>Floor <text:s/>S1 <text:s/>mover slow <text:s/>- <text:s/>- <text:s text:c="2"/>up to LIC</text:p>
      <text:p text:style-name="Preformatted_20_Text"><text:s/>64 <text:s text:c="2"/>Floor <text:s/>SR <text:s/>mover slow <text:s/>- <text:s/>- <text:s text:c="2"/>up to LIC</text:p>
      <text:p text:style-name="Preformatted_20_Text"><text:s/>24 <text:s text:c="2"/>Floor <text:s/>G1 <text:s/>mover slow <text:s/>- <text:s/>- <text:s text:c="2"/>up to LIC</text:p>
      <text:p text:style-name="Preformatted_20_Text">130 * Floor <text:s/>W1 <text:s/>mover turbo - <text:s/>- <text:s text:c="2"/>up to nhEF</text:p>
      <text:p text:style-name="Preformatted_20_Text">131 * Floor <text:s/>S1 <text:s/>mover turbo - <text:s/>- <text:s text:c="2"/>up to nhEF</text:p>
      <text:p text:style-name="Preformatted_20_Text">129 * Floor <text:s/>WR <text:s/>mover turbo - <text:s/>- <text:s text:c="2"/>up to nhEF</text:p>
      <text:p text:style-name="Preformatted_20_Text">132 * Floor <text:s/>SR <text:s/>mover turbo - <text:s/>- <text:s text:c="2"/>up to nhEF</text:p>
      <text:p text:style-name="Preformatted_20_Text"><text:soft-page-break/><text:s/>56 <text:s text:c="2"/>Floor <text:s/>W1&amp; mover slow <text:s/>- <text:s/>- <text:s text:c="2"/>up to LIC - 8, CRUSH</text:p>
      <text:p text:style-name="Preformatted_20_Text"><text:s/>94 <text:s text:c="2"/>Floor <text:s/>WR&amp; mover slow <text:s/>- <text:s/>- <text:s text:c="2"/>up to LIC - 8, CRUSH</text:p>
      <text:p text:style-name="Preformatted_20_Text"><text:s/>55 <text:s text:c="2"/>Floor <text:s/>S1 <text:s/>mover slow <text:s/>- <text:s/>- <text:s text:c="2"/>up to LIC - 8, CRUSH</text:p>
      <text:p text:style-name="Preformatted_20_Text"><text:s/>65 <text:s text:c="2"/>Floor <text:s/>SR <text:s/>mover slow <text:s/>- <text:s/>- <text:s text:c="2"/>up to LIC - 8, CRUSH</text:p>
      <text:p text:style-name="Preformatted_20_Text"><text:s/>58 <text:s text:c="2"/>Floor <text:s/>W1 <text:s/>mover slow <text:s/>- <text:s/>- <text:s text:c="2"/>up 24</text:p>
      <text:p text:style-name="Preformatted_20_Text"><text:s/>92 <text:s text:c="2"/>Floor <text:s/>WR <text:s/>mover slow <text:s/>- <text:s/>- <text:s text:c="2"/>up 24</text:p>
      <text:p text:style-name="Preformatted_20_Text"><text:s/>15 <text:s text:c="2"/>Floor <text:s/>S1&amp; mover slow <text:s/>- <text:s/>TX <text:s/>up 24</text:p>
      <text:p text:style-name="Preformatted_20_Text"><text:s/>66 <text:s text:c="2"/>Floor <text:s/>SR&amp; mover slow <text:s/>- <text:s/>TX <text:s/>up 24</text:p>
      <text:p text:style-name="Preformatted_20_Text"><text:s/>59 <text:s text:c="2"/>Floor <text:s/>W1&amp; mover slow <text:s/>- <text:s/>TXP up 24</text:p>
      <text:p text:style-name="Preformatted_20_Text"><text:s/>93 <text:s text:c="2"/>Floor <text:s/>WR&amp; mover slow <text:s/>- <text:s/>TXP up 24</text:p>
      <text:p text:style-name="Preformatted_20_Text"><text:s/>14 <text:s text:c="2"/>Floor <text:s/>S1&amp; mover slow <text:s/>- <text:s/>TX <text:s/>up 32</text:p>
      <text:p text:style-name="Preformatted_20_Text"><text:s/>67 <text:s text:c="2"/>Floor <text:s/>SR&amp; mover slow <text:s/>- <text:s/>TX <text:s/>up 32</text:p>
      <text:p text:style-name="Preformatted_20_Text">140 * Floor <text:s/>S1 <text:s/>mover med <text:s text:c="2"/>- <text:s/>- <text:s text:c="2"/>up 512</text:p>
      <text:p text:style-name="Preformatted_20_Text"><text:s/>30 <text:s text:c="2"/>Floor <text:s/>W1 <text:s/>mover slow <text:s/>- <text:s/>- <text:s text:c="2"/>up ShortestLowerTexture</text:p>
      <text:p text:style-name="Preformatted_20_Text"><text:s/>96 <text:s text:c="2"/>Floor <text:s/>WR <text:s/>mover slow <text:s/>- <text:s/>- <text:s text:c="2"/>up ShortestLowerTexture</text:p>
      <text:p text:style-name="Preformatted_20_Text"><text:s/>38 <text:s text:c="2"/>Floor <text:s/>W1 <text:s/>mover slow <text:s/>- <text:s/>- <text:s text:c="2"/>down to LEF</text:p>
      <text:p text:style-name="Preformatted_20_Text"><text:s/>23 <text:s text:c="2"/>Floor <text:s/>S1 <text:s/>mover slow <text:s/>- <text:s/>- <text:s text:c="2"/>down to LEF</text:p>
      <text:p text:style-name="Preformatted_20_Text"><text:s/>82 <text:s text:c="2"/>Floor <text:s/>WR <text:s/>mover slow <text:s/>- <text:s/>- <text:s text:c="2"/>down to LEF</text:p>
      <text:p text:style-name="Preformatted_20_Text"><text:s/>60 <text:s text:c="2"/>Floor <text:s/>SR <text:s/>mover slow <text:s/>- <text:s/>- <text:s text:c="2"/>down to LEF</text:p>
      <text:p text:style-name="Preformatted_20_Text"><text:s/>37 <text:s text:c="2"/>Floor <text:s/>W1 <text:s/>mover slow <text:s/>- <text:s/>NXP down to LEF</text:p>
      <text:p text:style-name="Preformatted_20_Text"><text:s/>84 <text:s text:c="2"/>Floor <text:s/>WR <text:s/>mover slow <text:s/>- <text:s/>NXP down to LEF</text:p>
      <text:p text:style-name="Preformatted_20_Text"><text:s/>19 <text:s text:c="2"/>Floor <text:s/>W1 <text:s/>mover slow <text:s/>- <text:s/>- <text:s text:c="2"/>down to HEF</text:p>
      <text:p text:style-name="Preformatted_20_Text">102 <text:s text:c="2"/>Floor <text:s/>S1 <text:s/>mover slow <text:s/>- <text:s/>- <text:s text:c="2"/>down to HEF</text:p>
      <text:p text:style-name="Preformatted_20_Text"><text:s/>83 <text:s text:c="2"/>Floor <text:s/>WR <text:s/>mover slow <text:s/>- <text:s/>- <text:s text:c="2"/>down to HEF</text:p>
      <text:p text:style-name="Preformatted_20_Text"><text:s/>45 <text:s text:c="2"/>Floor <text:s/>SR <text:s/>mover slow <text:s/>- <text:s/>- <text:s text:c="2"/>down to HEF</text:p>
      <text:p text:style-name="Preformatted_20_Text"><text:s/>36 <text:s text:c="2"/>Floor <text:s/>W1 <text:s/>mover fast <text:s/>- <text:s/>- <text:s text:c="2"/>down to HEF + 8</text:p>
      <text:p text:style-name="Preformatted_20_Text"><text:s/>71 <text:s text:c="2"/>Floor <text:s/>S1 <text:s/>mover fast <text:s/>- <text:s/>- <text:s text:c="2"/>down to HEF + 8</text:p>
      <text:p text:style-name="Preformatted_20_Text"><text:s/>98 <text:s text:c="2"/>Floor <text:s/>WR <text:s/>mover fast <text:s/>- <text:s/>- <text:s text:c="2"/>down to HEF + 8</text:p>
      <text:p text:style-name="Preformatted_20_Text"><text:s/>70 <text:s text:c="2"/>Floor <text:s/>SR <text:s/>mover fast <text:s/>- <text:s/>- <text:s text:c="2"/>down to HEF + 8</text:p>
      <text:p text:style-name="Preformatted_20_Text"><text:s text:c="2"/>9 <text:s text:c="2"/>Floor <text:s/>S1 <text:s/>mover slow <text:s/>- <text:s/>NXP donut (see note 12 above)</text:p>
      <text:p text:style-name="Preformatted_20_Text"/>
      <text:p text:style-name="Preformatted_20_Text">STAIRS</text:p>
      <text:p text:style-name="Preformatted_20_Text"/>
      <text:p text:style-name="Preformatted_20_Text"><text:s text:c="2"/>8 <text:s text:c="2"/>Stair <text:s/>W1 <text:s/>mover slow <text:s/>- <text:s/>- <text:s text:c="2"/>stairs</text:p>
      <text:p text:style-name="Preformatted_20_Text"><text:s text:c="2"/>7 <text:s text:c="2"/>Stair <text:s/>S1 <text:s/>mover slow <text:s/>- <text:s/>- <text:s text:c="2"/>stairs</text:p>
      <text:p text:style-name="Preformatted_20_Text">100 * Stair <text:s/>W1 <text:s/>mover turbo - <text:s/>- <text:s text:c="2"/>stairs (each up 16 not 8) + crush</text:p>
      <text:p text:style-name="Preformatted_20_Text">127 * Stair <text:s/>S1 <text:s/>mover turbo - <text:s/>- <text:s text:c="2"/>stairs (each up 16 not 8) + crush</text:p>
      <text:p text:style-name="Preformatted_20_Text"/>
      <text:p text:style-name="Preformatted_20_Text">MOVING FLOORS</text:p>
      <text:p text:style-name="Preformatted_20_Text"/>
      <text:p text:style-name="Preformatted_20_Text"><text:s/>53 <text:s text:c="2"/>MvFlr <text:s/>W1&amp; lift <text:s/>slow <text:s/>3 <text:s/>- <text:s text:c="2"/>start moving floor</text:p>
      <text:p text:style-name="Preformatted_20_Text"><text:s/>54 <text:s text:c="2"/>MvFlr <text:s/>W1&amp; - <text:s text:c="4"/>- <text:s text:c="4"/>- <text:s/>- <text:s text:c="2"/>stop moving floor</text:p>
      <text:p text:style-name="Preformatted_20_Text"><text:s/>87 <text:s text:c="2"/>MvFlr <text:s/>WR&amp; lift <text:s/>slow <text:s/>3 <text:s/>- <text:s text:c="2"/>start moving floor</text:p>
      <text:p text:style-name="Preformatted_20_Text"><text:s/>89 <text:s text:c="2"/>MvFlr <text:s/>WR&amp; - <text:s text:c="4"/>- <text:s text:c="4"/>- <text:s/>- <text:s text:c="2"/>stop moving floor</text:p>
      <text:p text:style-name="Preformatted_20_Text"/>
      <text:p text:style-name="Preformatted_20_Text">CRUSHING CEILINGS</text:p>
      <text:p text:style-name="Preformatted_20_Text"/>
      <text:p text:style-name="Preformatted_20_Text"><text:s text:c="2"/>6 <text:s text:c="2"/>Crush <text:s/>W1&amp; crush med <text:s text:c="2"/>0 <text:s/>- <text:s text:c="2"/>start crushing, fast hurt</text:p>
      <text:p text:style-name="Preformatted_20_Text"><text:s/>25 <text:s text:c="2"/>Crush <text:s/>W1&amp; crush med <text:s text:c="2"/>0 <text:s/>- <text:s text:c="2"/>start crushing, slow hurt</text:p>
      <text:p text:style-name="Preformatted_20_Text"><text:s/>73 <text:s text:c="2"/>Crush <text:s/>WR&amp; crush slow <text:s/>0 <text:s/>- <text:s text:c="2"/>start crushing, slow hurt</text:p>
      <text:p text:style-name="Preformatted_20_Text"><text:s/>77 <text:s text:c="2"/>Crush <text:s/>WR&amp; crush med <text:s text:c="2"/>0 <text:s/>- <text:s text:c="2"/>start crushing, fast hurt</text:p>
      <text:p text:style-name="Preformatted_20_Text"><text:s/>57 <text:s text:c="2"/>Crush <text:s/>W1&amp; - <text:s text:c="4"/>- <text:s text:c="4"/>- <text:s/>- <text:s text:c="2"/>stop crush</text:p>
      <text:p text:style-name="Preformatted_20_Text"><text:s/>74 <text:s text:c="2"/>Crush <text:s/>WR&amp; - <text:s text:c="4"/>- <text:s text:c="4"/>- <text:s/>- <text:s text:c="2"/>stop crush</text:p>
      <text:p text:style-name="Preformatted_20_Text">141 * Crush <text:s/>W1&amp; none? slow <text:s/>0 <text:s/>- <text:s text:c="2"/>start crushing, slow hurt "Silent"</text:p>
      <text:p text:style-name="Preformatted_20_Text"><text:soft-page-break/></text:p>
      <text:p text:style-name="Preformatted_20_Text">EXIT LEVEL</text:p>
      <text:p text:style-name="Preformatted_20_Text"/>
      <text:p text:style-name="Preformatted_20_Text"><text:s/>11 <text:s text:c="2"/>Exit <text:s/>nS- <text:s/>clunk - <text:s text:c="4"/>- <text:s/>- <text:s text:c="2"/>End level, go to next level</text:p>
      <text:p text:style-name="Preformatted_20_Text"><text:s/>51 <text:s text:c="2"/>Exit <text:s/>nS- <text:s/>clunk - <text:s text:c="4"/>- <text:s/>- <text:s text:c="2"/>End level, go to secret level</text:p>
      <text:p text:style-name="Preformatted_20_Text"><text:s/>52 <text:s text:c="2"/>Exit <text:s/>nW- <text:s/>clunk - <text:s text:c="4"/>- <text:s/>- <text:s text:c="2"/>End level, go to next level</text:p>
      <text:p text:style-name="Preformatted_20_Text">124 * Exit <text:s/>nW- <text:s/>clunk - <text:s text:c="4"/>- <text:s/>- <text:s text:c="2"/>End level, go to secret level</text:p>
      <text:p text:style-name="Preformatted_20_Text"/>
      <text:p text:style-name="Preformatted_20_Text">TELEPORT</text:p>
      <text:p text:style-name="Preformatted_20_Text"/>
      <text:p text:style-name="Preformatted_20_Text"><text:s/>39 <text:s text:c="2"/>Telpt <text:s/>W1m tport - <text:s text:c="4"/>- <text:s/>- <text:s text:c="2"/>Teleport</text:p>
      <text:p text:style-name="Preformatted_20_Text"><text:s/>97 <text:s text:c="2"/>Telpt <text:s/>WRm tport - <text:s text:c="4"/>- <text:s/>- <text:s text:c="2"/>Teleport</text:p>
      <text:p text:style-name="Preformatted_20_Text">125 * Telpt <text:s/>W1m tport - <text:s text:c="4"/>- <text:s/>- <text:s text:c="2"/>Teleport monsters only</text:p>
      <text:p text:style-name="Preformatted_20_Text">126 * Telpt <text:s/>WRm tport - <text:s text:c="4"/>- <text:s/>- <text:s text:c="2"/>Teleport monsters only</text:p>
      <text:p text:style-name="Preformatted_20_Text"/>
      <text:p text:style-name="Preformatted_20_Text">LIGHT</text:p>
      <text:p text:style-name="Preformatted_20_Text"/>
      <text:p text:style-name="Preformatted_20_Text"><text:s/>35 <text:s text:c="2"/>Light <text:s/>W1 <text:s/>- <text:s text:c="4"/>- <text:s text:c="4"/>- <text:s/>- <text:s text:c="2"/>0</text:p>
      <text:p text:style-name="Preformatted_20_Text">104 <text:s text:c="2"/>Light <text:s/>W1 <text:s/>- <text:s text:c="4"/>- <text:s text:c="4"/>- <text:s/>- <text:s text:c="2"/>LE (light level)</text:p>
      <text:p text:style-name="Preformatted_20_Text"><text:s/>12 <text:s text:c="2"/>Light <text:s/>W1 <text:s/>- <text:s text:c="4"/>- <text:s text:c="4"/>- <text:s/>- <text:s text:c="2"/>HE (light level)</text:p>
      <text:p text:style-name="Preformatted_20_Text"><text:s/>13 <text:s text:c="2"/>Light <text:s/>W1 <text:s/>- <text:s text:c="4"/>- <text:s text:c="4"/>- <text:s/>- <text:s text:c="2"/>255</text:p>
      <text:p text:style-name="Preformatted_20_Text"><text:s/>79 <text:s text:c="2"/>Light <text:s/>WR <text:s/>- <text:s text:c="4"/>- <text:s text:c="4"/>- <text:s/>- <text:s text:c="2"/>0</text:p>
      <text:p text:style-name="Preformatted_20_Text"><text:s/>80 <text:s text:c="2"/>Light <text:s/>WR <text:s/>- <text:s text:c="4"/>- <text:s text:c="4"/>- <text:s/>- <text:s text:c="2"/>HE (light level)</text:p>
      <text:p text:style-name="Preformatted_20_Text"><text:s/>81 <text:s text:c="2"/>Light <text:s/>WR <text:s/>- <text:s text:c="4"/>- <text:s text:c="4"/>- <text:s/>- <text:s text:c="2"/>255</text:p>
      <text:p text:style-name="Preformatted_20_Text"><text:s/>17 <text:s text:c="2"/>Light <text:s/>W1 <text:s/>- <text:s text:c="4"/>- <text:s text:c="4"/>- <text:s/>- <text:s text:c="2"/>Light blinks (see [4-9-1] type 3)</text:p>
      <text:p text:style-name="Preformatted_20_Text">138 * Light <text:s/>SR <text:s/>clunk - <text:s text:c="4"/>- <text:s/>- <text:s text:c="2"/>255</text:p>
      <text:p text:style-name="Preformatted_20_Text">139 * Light <text:s/>SR <text:s/>clunk - <text:s text:c="4"/>- <text:s/>- <text:s text:c="2"/>0</text:p>
      <text:p text:style-name="Preformatted_20_Text"/>
      <text:p text:style-name="Preformatted_20_Text"/>
      <text:p text:style-name="Preformatted_20_Text">[4-4]: SIDEDEFS</text:p>
      <text:p text:style-name="Preformatted_20_Text">===============</text:p>
      <text:p text:style-name="Preformatted_20_Text"/>
      <text:p text:style-name="Preformatted_20_Text"><text:s text:c="2"/>A sidedef is a definition of what wall texture(s) to draw along a</text:p>
      <text:p text:style-name="Preformatted_20_Text">LINEDEF, and a group of sidedefs outline the space of a SECTOR.</text:p>
      <text:p text:style-name="Preformatted_20_Text"><text:s text:c="2"/>There will be one sidedef for a line that borders only one sector</text:p>
      <text:p text:style-name="Preformatted_20_Text">(and it must be the RIGHT side, as noted in [4-3]). It is not</text:p>
      <text:p text:style-name="Preformatted_20_Text">necessary to define what the doom player would see from the other</text:p>
      <text:p text:style-name="Preformatted_20_Text">side of that line because the doom player can't go there. The doom</text:p>
      <text:p text:style-name="Preformatted_20_Text">player can only go where there is a sector.</text:p>
      <text:p text:style-name="Preformatted_20_Text"><text:s text:c="2"/>Each sidedef's record is 30 bytes, comprising 2 &lt;short&gt; fields, then</text:p>
      <text:p text:style-name="Preformatted_20_Text">3 &lt;8-byte string&gt; fields, then a final &lt;short&gt; field:</text:p>
      <text:p text:style-name="Preformatted_20_Text"/>
      <text:p text:style-name="Preformatted_20_Text">(1) X offset for pasting the appropriate wall texture onto the wall's</text:p>
      <text:p text:style-name="Preformatted_20_Text"><text:tab/>"space": positive offset moves into the texture, so the left</text:p>
      <text:p text:style-name="Preformatted_20_Text"><text:tab/>portion gets cut off (# of columns off left side = offset).</text:p>
      <text:p text:style-name="Preformatted_20_Text"><text:tab/>Negative offset moves texture farther right, in the wall's space.</text:p>
      <text:p text:style-name="Preformatted_20_Text">(2) Y offset: analogous to the X, for vertical.</text:p>
      <text:p text:style-name="Preformatted_20_Text">(3) "upper" texture name: the part above the juncture with a lower</text:p>
      <text:p text:style-name="Preformatted_20_Text"><text:tab/>ceiling of an adjacent sector.</text:p>
      <text:p text:style-name="Preformatted_20_Text">(4) "lower" texture name: the part below a juncture with a higher</text:p>
      <text:p text:style-name="Preformatted_20_Text"><text:tab/>floored adjacent sector.</text:p>
      <text:p text:style-name="Preformatted_20_Text">(5) "middle" texture name: the regular part of the wall. Also known as</text:p>
      <text:p text:style-name="Preformatted_20_Text"><text:tab/>"normal" or "full" texture.</text:p>
      <text:p text:style-name="Preformatted_20_Text">(6) SECTOR that this sidedef faces or helps to surround.</text:p>
      <text:p text:style-name="Preformatted_20_Text"><text:soft-page-break/></text:p>
      <text:p text:style-name="Preformatted_20_Text"><text:s text:c="2"/>The texture names are from the TEXTURE1/2 resources. The names of</text:p>
      <text:p text:style-name="Preformatted_20_Text">wall patches in the directory (between P_START and P_END) are not</text:p>
      <text:p text:style-name="Preformatted_20_Text">directly used, they are referenced through the PNAMES lump.</text:p>
      <text:p text:style-name="Preformatted_20_Text"><text:s text:c="2"/>Simple sidedefs have no upper or lower texture, and so they will have</text:p>
      <text:p text:style-name="Preformatted_20_Text">"-" instead of a texture name. Also, two-sided lines can be transparent,</text:p>
      <text:p text:style-name="Preformatted_20_Text">in which case "-" means transparent (no texture).</text:p>
      <text:p text:style-name="Preformatted_20_Text"><text:s text:c="2"/>If the wall is wider than the texture to be pasted onto it, then the</text:p>
      <text:p text:style-name="Preformatted_20_Text">texture is tiled horizontally. A 64-wide texture will be pasted at 0,</text:p>
      <text:p text:style-name="Preformatted_20_Text">64, 128, etc., unless an X-offset changes this.</text:p>
      <text:p text:style-name="Preformatted_20_Text"><text:s text:c="2"/>If the wall is taller than the texture, than the texture is tiled</text:p>
      <text:p text:style-name="Preformatted_20_Text">vertically, with one very important difference: it starts new tiles</text:p>
      <text:p text:style-name="Preformatted_20_Text">ONLY at 128, 256, 384, etc. So if the texture is less than 128 high,</text:p>
      <text:p text:style-name="Preformatted_20_Text">there will be junk filling the undefined areas, and it looks ugly.</text:p>
      <text:p text:style-name="Preformatted_20_Text">This is sometimes called the "Tutti Frutti" effect.</text:p>
      <text:p text:style-name="Preformatted_20_Text"/>
      <text:p text:style-name="Preformatted_20_Text"><text:s text:c="2"/>There are some transparent textures which can be used as middle textures</text:p>
      <text:p text:style-name="Preformatted_20_Text">on 2-sided sidedefs (between sectors). These textures need to be composed</text:p>
      <text:p text:style-name="Preformatted_20_Text">of a single patch (see [8-4]), and note that on a very tall wall, they</text:p>
      <text:p text:style-name="Preformatted_20_Text">will NOT be tiled. Only one will be placed, at the spot determined by</text:p>
      <text:p text:style-name="Preformatted_20_Text">the "lower unpegged" flag being on/off and the sidedef's y offset. And</text:p>
      <text:p text:style-name="Preformatted_20_Text">if a transparent texture is used as an upper or lower texture, then</text:p>
      <text:p text:style-name="Preformatted_20_Text">the good old "Tutti Frutti" effect will have its way.</text:p>
      <text:p text:style-name="Preformatted_20_Text"><text:s text:c="2"/>Also note that animated wall textures (see [8-4-1]) do NOT animate</text:p>
      <text:p text:style-name="Preformatted_20_Text">if they are the "middle" texture on a 2-sided line. So much for the</text:p>
      <text:p text:style-name="Preformatted_20_Text">lava waterfall with the hidden room at its base...hmm, maybe not...</text:p>
      <text:p text:style-name="Preformatted_20_Text"/>
      <text:p text:style-name="Preformatted_20_Text"/>
      <text:p text:style-name="Preformatted_20_Text">[4-5]: VERTEXES</text:p>
      <text:p text:style-name="Preformatted_20_Text">===============</text:p>
      <text:p text:style-name="Preformatted_20_Text"/>
      <text:p text:style-name="Preformatted_20_Text"><text:s text:c="2"/>These are the beginning and end points for LINEDEFS and SEGS. Each</text:p>
      <text:p text:style-name="Preformatted_20_Text">vertice's record is 4 bytes in 2 &lt;short&gt; fields:</text:p>
      <text:p text:style-name="Preformatted_20_Text"/>
      <text:p text:style-name="Preformatted_20_Text">(1) X coordinate</text:p>
      <text:p text:style-name="Preformatted_20_Text">(2) Y coordinate</text:p>
      <text:p text:style-name="Preformatted_20_Text"/>
      <text:p text:style-name="Preformatted_20_Text"><text:s text:c="2"/>On the automap within the game, with the grid on (press 'G'), the</text:p>
      <text:p text:style-name="Preformatted_20_Text">lines are 128 apart (0x80), two lines = 256 (0x100).</text:p>
      <text:p text:style-name="Preformatted_20_Text"><text:s text:c="2"/>A note on the coordinates: the coordinate system used for the vertices</text:p>
      <text:p text:style-name="Preformatted_20_Text">and the heights of the sectors corresponds to pixels, for purposes of</text:p>
      <text:p text:style-name="Preformatted_20_Text">texture-mapping. So a sector that's 128 high, or a multiple of 128, is</text:p>
      <text:p text:style-name="Preformatted_20_Text">pretty typical, since many wall textures are 128 pixels high.</text:p>
      <text:p text:style-name="Preformatted_20_Text"><text:s text:c="2"/>And yes, the correct spelling of the plural of "vertex" is "vertices".</text:p>
      <text:p text:style-name="Preformatted_20_Text"/>
      <text:p text:style-name="Preformatted_20_Text"/>
      <text:p text:style-name="Preformatted_20_Text">[4-6]: SEGS</text:p>
      <text:p text:style-name="Preformatted_20_Text">===========</text:p>
      <text:p text:style-name="Preformatted_20_Text"/>
      <text:p text:style-name="Preformatted_20_Text"><text:s text:c="2"/>The SEGS are stored in a sequential order determined by the SSECTORS,</text:p>
      <text:p text:style-name="Preformatted_20_Text">which are part of the NODES recursive tree.</text:p>
      <text:p text:style-name="Preformatted_20_Text"><text:s text:c="2"/>Each seg is 12 bytes in 6 &lt;short&gt; fields:</text:p>
      <text:p text:style-name="Preformatted_20_Text"/>
      <text:p text:style-name="Preformatted_20_Text">(1) start of seg is VERTEX with this number</text:p>
      <text:p text:style-name="Preformatted_20_Text"><text:soft-page-break/>(2) end VERTEX</text:p>
      <text:p text:style-name="Preformatted_20_Text">(3) angle: 0= east, 16384=north, -16384=south, -32768=west.</text:p>
      <text:p text:style-name="Preformatted_20_Text"><text:s text:c="6"/>In hex, it's 0000=east, 4000=north, 8000=west, c000=south.</text:p>
      <text:p text:style-name="Preformatted_20_Text"><text:s text:c="6"/>This is also know as BAMS for Binary Angle Measurement.</text:p>
      <text:p text:style-name="Preformatted_20_Text">(4) LINEDEF that this seg goes along</text:p>
      <text:p text:style-name="Preformatted_20_Text">(5) direction: 0 if the seg goes the same direction as the linedef it</text:p>
      <text:p text:style-name="Preformatted_20_Text"><text:s text:c="6"/>is on, 1 if the seg goes the opposite direction. This is the</text:p>
      <text:p text:style-name="Preformatted_20_Text"><text:s text:c="6"/>same as (0 if the seg is on the RIGHT side of the linedef) or</text:p>
      <text:p text:style-name="Preformatted_20_Text"><text:s text:c="6"/>(1 if the seg is on the LEFT side of the linedef).</text:p>
      <text:p text:style-name="Preformatted_20_Text">(6) offset: distance along the linedef to the start of this seg (the</text:p>
      <text:p text:style-name="Preformatted_20_Text"><text:s text:c="6"/>vertex in field 1). The offset is in the same direction as the</text:p>
      <text:p text:style-name="Preformatted_20_Text"><text:s text:c="6"/>seg. If field 5 is 0, then the distance is from the "start"</text:p>
      <text:p text:style-name="Preformatted_20_Text"><text:s text:c="6"/>vertex of the linedef to the "start" vertex of the seg. If field</text:p>
      <text:p text:style-name="Preformatted_20_Text"><text:s text:c="6"/>5 is 1, then the offset is from the "end" vertex of the linedef</text:p>
      <text:p text:style-name="Preformatted_20_Text"><text:s text:c="6"/>to the "start" vertex of the seg. So if the seg begins at one of</text:p>
      <text:p text:style-name="Preformatted_20_Text"><text:s text:c="6"/>the two endpoints of the linedef, this offset will be 0.</text:p>
      <text:p text:style-name="Preformatted_20_Text"/>
      <text:p text:style-name="Preformatted_20_Text"><text:s text:c="2"/>For diagonal segs, the offset distance can be obtained from the</text:p>
      <text:p text:style-name="Preformatted_20_Text">formula DISTANCE = SQR((x2 - x1)^2 + (y2 - y1)^2). The angle can be</text:p>
      <text:p text:style-name="Preformatted_20_Text">calculated from the inverse tangent of the dx and dy in the vertices,</text:p>
      <text:p text:style-name="Preformatted_20_Text">multiplied to convert PI/2 radians (90 degrees) to 16384. And since</text:p>
      <text:p text:style-name="Preformatted_20_Text">most arctan functions return a value between -(pi/2) and (pi/2),</text:p>
      <text:p text:style-name="Preformatted_20_Text">you'll have to do some tweaking based on the sign of (x2-x1), to</text:p>
      <text:p text:style-name="Preformatted_20_Text">account for segs that go "west".</text:p>
      <text:p text:style-name="Preformatted_20_Text"/>
      <text:p text:style-name="Preformatted_20_Text"/>
      <text:p text:style-name="Preformatted_20_Text">[4-7]: SSECTORS</text:p>
      <text:p text:style-name="Preformatted_20_Text">===============</text:p>
      <text:p text:style-name="Preformatted_20_Text"/>
      <text:p text:style-name="Preformatted_20_Text"><text:s text:c="2"/>SSECTOR stands for sub-sector. These divide up all the SECTORS into</text:p>
      <text:p text:style-name="Preformatted_20_Text">convex polygons. They are then referenced through the NODES resources.</text:p>
      <text:p text:style-name="Preformatted_20_Text">There will be (number of nodes + 1) ssectors.</text:p>
      <text:p text:style-name="Preformatted_20_Text"><text:s text:c="2"/>Each ssector is 4 bytes in 2 &lt;short&gt; fields:</text:p>
      <text:p text:style-name="Preformatted_20_Text"/>
      <text:p text:style-name="Preformatted_20_Text">(1) This many SEGS are in this SSECTOR...</text:p>
      <text:p text:style-name="Preformatted_20_Text">(2) ...starting with this SEG number</text:p>
      <text:p text:style-name="Preformatted_20_Text"/>
      <text:p text:style-name="Preformatted_20_Text"><text:s text:c="2"/>The segs in ssector 0 should be segs 0 through x, then ssector 1</text:p>
      <text:p text:style-name="Preformatted_20_Text">contains segs x+1 through y, ssector 2 containg segs y+1 to z, etc.</text:p>
      <text:p text:style-name="Preformatted_20_Text"/>
      <text:p text:style-name="Preformatted_20_Text"/>
      <text:p text:style-name="Preformatted_20_Text">[4-8]: NODES</text:p>
      <text:p text:style-name="Preformatted_20_Text">============</text:p>
      <text:p text:style-name="Preformatted_20_Text"/>
      <text:p text:style-name="Preformatted_20_Text"><text:s text:c="2"/>A detailed explanation of the nodes follows this list of a node's</text:p>
      <text:p text:style-name="Preformatted_20_Text">structure in the wad file.</text:p>
      <text:p text:style-name="Preformatted_20_Text"><text:s text:c="2"/>Each node is 28 bytes in 14 &lt;short&gt; fields:</text:p>
      <text:p text:style-name="Preformatted_20_Text"/>
      <text:p text:style-name="Preformatted_20_Text">(1) <text:s/>X coordinate of partition line's start</text:p>
      <text:p text:style-name="Preformatted_20_Text">(2) <text:s/>Y coordinate of partition line's start</text:p>
      <text:p text:style-name="Preformatted_20_Text">(3) <text:s/>DX, change in X to end of partition line</text:p>
      <text:p text:style-name="Preformatted_20_Text">(4) <text:s/>DY, change in Y to end of partition line</text:p>
      <text:p text:style-name="Preformatted_20_Text"/>
      <text:p text:style-name="Preformatted_20_Text"><text:s text:c="2"/>If (1) to (4) equaled 64, 128, -64, -64, the partition line would</text:p>
      <text:p text:style-name="Preformatted_20_Text"><text:soft-page-break/>go from (64,128) to (0,64).</text:p>
      <text:p text:style-name="Preformatted_20_Text"/>
      <text:p text:style-name="Preformatted_20_Text">(5) <text:s/>Y upper bound for right bounding-box.\</text:p>
      <text:p text:style-name="Preformatted_20_Text">(6) <text:s/>Y lower bound <text:s text:c="24"/>All SEGS in right child of node</text:p>
      <text:p text:style-name="Preformatted_20_Text">(7) <text:s/>X lower bound <text:s text:c="24"/>must be within this box.</text:p>
      <text:p text:style-name="Preformatted_20_Text">(8) <text:s/>X upper bound <text:s text:c="23"/>/</text:p>
      <text:p text:style-name="Preformatted_20_Text">(9) <text:s/>Y upper bound for left bounding box. \</text:p>
      <text:p text:style-name="Preformatted_20_Text">(10) Y lower bound <text:s text:c="24"/>All SEGS in left child of node</text:p>
      <text:p text:style-name="Preformatted_20_Text">(11) X lower bound <text:s text:c="24"/>must be within this box.</text:p>
      <text:p text:style-name="Preformatted_20_Text">(12) X upper bound <text:s text:c="23"/>/</text:p>
      <text:p text:style-name="Preformatted_20_Text">(13) a NODE or SSECTOR number for the right child. If bit 15 of this</text:p>
      <text:p text:style-name="Preformatted_20_Text"><text:s text:c="7"/>&lt;short&gt; is set, then the rest of the number represents the</text:p>
      <text:p text:style-name="Preformatted_20_Text"><text:s text:c="7"/>child SSECTOR. If not, the child is a recursed node.</text:p>
      <text:p text:style-name="Preformatted_20_Text">(14) a NODE or SSECTOR number for the left child.</text:p>
      <text:p text:style-name="Preformatted_20_Text"/>
      <text:p text:style-name="Preformatted_20_Text"><text:s text:c="2"/>The NODES lump is by far the most difficult to understand of all the</text:p>
      <text:p text:style-name="Preformatted_20_Text">data structures in DOOM. A new level won't display right without a valid</text:p>
      <text:p text:style-name="Preformatted_20_Text">set of precalculated nodes, ssectors, and segs.</text:p>
      <text:p text:style-name="Preformatted_20_Text"><text:s text:c="2"/>Here I will explain what the nodes are for, and how they can be</text:p>
      <text:p text:style-name="Preformatted_20_Text">generated automatically from the set of linedefs, sidedefs, and</text:p>
      <text:p text:style-name="Preformatted_20_Text">vertices. I am NOT including any code or a pseudo-code algorithm, like</text:p>
      <text:p text:style-name="Preformatted_20_Text">I do for the BLOCKMAP (appendix [A-3]). This is for reasons of space,</text:p>
      <text:p text:style-name="Preformatted_20_Text">and more importantly, the fact that I haven't written any such</text:p>
      <text:p text:style-name="Preformatted_20_Text">algorithm myself. If there's to be some "node code" published here, it</text:p>
      <text:p text:style-name="Preformatted_20_Text">will have to be donated by someone, well-commented, well-organized, in</text:p>
      <text:p text:style-name="Preformatted_20_Text">pseudo-code, and 100% effective! So the odds are long against it.</text:p>
      <text:p text:style-name="Preformatted_20_Text"/>
      <text:p text:style-name="Preformatted_20_Text"><text:s text:c="2"/>The NODES are branches in a binary space partition (BSP) that divides</text:p>
      <text:p text:style-name="Preformatted_20_Text">up the level and is used to determine which walls are in front of others,</text:p>
      <text:p text:style-name="Preformatted_20_Text">a process know as hidden-surface removal. The SSECTORS (sub-sectors) and</text:p>
      <text:p text:style-name="Preformatted_20_Text">SEGS (segments) lumps are necessary parts of the structure.</text:p>
      <text:p text:style-name="Preformatted_20_Text"><text:s text:c="2"/>A BSP tree is normally used in 3d space, but DOOM uses a simplified</text:p>
      <text:p text:style-name="Preformatted_20_Text">2d version of the scheme. Basically, the idea is to keep dividing the</text:p>
      <text:p text:style-name="Preformatted_20_Text">map into smaller spaces until each of the smallest spaces contains only</text:p>
      <text:p text:style-name="Preformatted_20_Text">wall segments which cannot possibly occlude (block from view) other</text:p>
      <text:p text:style-name="Preformatted_20_Text">walls in its own space. The smallest, undivided spaces will become</text:p>
      <text:p text:style-name="Preformatted_20_Text">SSECTORS. Each wall segment is part or all of a linedef (and thus a</text:p>
      <text:p text:style-name="Preformatted_20_Text">straight line), and becomes a SEG. All of the divisions are kept track</text:p>
      <text:p text:style-name="Preformatted_20_Text">of in a binary tree structure, which is used to greatly speed the</text:p>
      <text:p text:style-name="Preformatted_20_Text">rendering process (drawing what is seen). How does this binary tree</text:p>
      <text:p text:style-name="Preformatted_20_Text">lead to faster rendering? I have no idea.</text:p>
      <text:p text:style-name="Preformatted_20_Text"><text:s text:c="2"/>Only the SECTORS need to be divided. The parts of the levels that are</text:p>
      <text:p text:style-name="Preformatted_20_Text">"outside" sectors are ignored. Also, only the walls need to be kept</text:p>
      <text:p text:style-name="Preformatted_20_Text">track of. The sides of any created ssectors which are not parts of</text:p>
      <text:p text:style-name="Preformatted_20_Text">linedefs do not become segs.</text:p>
      <text:p text:style-name="Preformatted_20_Text"><text:s text:c="2"/>Some sectors do not require any dividing. Consider a square sector.</text:p>
      <text:p text:style-name="Preformatted_20_Text">All the walls are orthogonal to the floor (the walls are all straight</text:p>
      <text:p text:style-name="Preformatted_20_Text">up and down), so from any viewpoint inside the square, none of its</text:p>
      <text:p text:style-name="Preformatted_20_Text">four walls can possibly block the view of any of the others. Now</text:p>
      <text:p text:style-name="Preformatted_20_Text">imagine a sector shaped like this drawing:</text:p>
      <text:p text:style-name="Preformatted_20_Text"/>
      <text:p text:style-name="Preformatted_20_Text">+--------------.------+ <text:s text:c="2"/>The * is the viewpoint, looking -&gt;, east. The</text:p>
      <text:p text:style-name="Preformatted_20_Text">| <text:s text:c="14"/>. <text:s text:c="4"/>| <text:s text:c="2"/>diagonal wall marked @ @ can't be seen at all,</text:p>
      <text:p text:style-name="Preformatted_20_Text">| <text:s text:c="14"/>/\ <text:s text:c="3"/>|@ <text:s/>and the vertical wall marked @@@ is partially</text:p>
      <text:p text:style-name="Preformatted_20_Text"><text:soft-page-break/>| <text:s/>*-&gt; <text:s text:c="7"/>/ <text:s text:c="2"/>@\ <text:s/>|@ <text:s/>occluded by the other diagonal wall. This sector</text:p>
      <text:p text:style-name="Preformatted_20_Text">| <text:s text:c="10"/>/ <text:s text:c="6"/>@\|@ <text:s/>needs to be divided. Suppose the diagonal wall</text:p>
      <text:p text:style-name="Preformatted_20_Text">+---------/ <text:s text:c="14"/>is extended, as shown by the two dots (..):</text:p>
      <text:p text:style-name="Preformatted_20_Text"/>
      <text:p text:style-name="Preformatted_20_Text">now each of the two resulting sub-sectors are sufficient, because while</text:p>
      <text:p text:style-name="Preformatted_20_Text">in either one, no wall that is part of that sub-sector blocks any other.</text:p>
      <text:p text:style-name="Preformatted_20_Text"><text:s text:c="2"/>In general, being a convex polygon is the goal of a ssector. Convex</text:p>
      <text:p text:style-name="Preformatted_20_Text">means a line connecting any two points that are inside the polygon will</text:p>
      <text:p text:style-name="Preformatted_20_Text">be completely contained in the polygon. All triangles and rectangles are</text:p>
      <text:p text:style-name="Preformatted_20_Text">convex, but not all quadrilaterals. In doom's simple Euclidean space,</text:p>
      <text:p text:style-name="Preformatted_20_Text">convex also means that all the interior angles of the polygon are less</text:p>
      <text:p text:style-name="Preformatted_20_Text">than or equal to 180 degrees.</text:p>
      <text:p text:style-name="Preformatted_20_Text"><text:s text:c="2"/>Now, an additional complication arises because of the two-sided</text:p>
      <text:p text:style-name="Preformatted_20_Text">linedef. Its two sides are in different sectors, so they will end up</text:p>
      <text:p text:style-name="Preformatted_20_Text">in different ssectors too. Thus every two-sided linedef becomes two segs</text:p>
      <text:p text:style-name="Preformatted_20_Text">(or more), or you could say that every sidedef becomes a seg. Creating</text:p>
      <text:p text:style-name="Preformatted_20_Text">segs from sidedefs is a good idea, because the seg can then be associated</text:p>
      <text:p text:style-name="Preformatted_20_Text">with a sector. Two segs that aren't part of the same sector cannot</text:p>
      <text:p text:style-name="Preformatted_20_Text">possibly be in the same ssector, so further division is required of any</text:p>
      <text:p text:style-name="Preformatted_20_Text">set of segs that aren't all from the same sector.</text:p>
      <text:p text:style-name="Preformatted_20_Text"><text:s text:c="2"/>Whenever a division needs to be made, a SEG is picked, somewhat</text:p>
      <text:p text:style-name="Preformatted_20_Text">arbitrarily, which along with its imaginary extensions, forms a "knife"</text:p>
      <text:p text:style-name="Preformatted_20_Text">that divides the remaining space in two (thus binary). This seg is the</text:p>
      <text:p text:style-name="Preformatted_20_Text">partition line of a node, and the remaining spaces on either side of</text:p>
      <text:p text:style-name="Preformatted_20_Text">the partition line become the right and left CHILDREN of the node. All</text:p>
      <text:p text:style-name="Preformatted_20_Text">partition lines have a direction, and the space on the "right" side of</text:p>
      <text:p text:style-name="Preformatted_20_Text">the partition is the right child of the node; the space on the "left"</text:p>
      <text:p text:style-name="Preformatted_20_Text">is the left child (there's a cute sketch in [4-3]: LINEDEFS that shows</text:p>
      <text:p text:style-name="Preformatted_20_Text">how right and left relate to the start and end of a line). Note that if</text:p>
      <text:p text:style-name="Preformatted_20_Text">there does not exist a seg in the remaining space which can serve as a</text:p>
      <text:p text:style-name="Preformatted_20_Text">partition line, then there is no need for a further partition, i.e.</text:p>
      <text:p text:style-name="Preformatted_20_Text">it's a ssector and a "leaf" on the node tree.</text:p>
      <text:p text:style-name="Preformatted_20_Text"><text:s text:c="2"/>If the "knife" passes through any lines/segs (but not at vertices),</text:p>
      <text:p text:style-name="Preformatted_20_Text">they are split at the intersection, with one part going to each child.</text:p>
      <text:p text:style-name="Preformatted_20_Text">A two-sided linedef, which is two segs, when split results in four segs.</text:p>
      <text:p text:style-name="Preformatted_20_Text">A two sider that lies along an extension of the partition line has each</text:p>
      <text:p text:style-name="Preformatted_20_Text">of its two segs go to opposite sides of the partition line. This is the</text:p>
      <text:p text:style-name="Preformatted_20_Text">eventual fate of ALL segs on two-sided linedefs.</text:p>
      <text:p text:style-name="Preformatted_20_Text"><text:s text:c="2"/>As the partition lines are picked and the nodes created, a strict</text:p>
      <text:p text:style-name="Preformatted_20_Text">ordering must be maintained. The node tree is created from the "top"</text:p>
      <text:p text:style-name="Preformatted_20_Text">down. After the first division is made, then the left child is divided,</text:p>
      <text:p text:style-name="Preformatted_20_Text">then its left child, and so on, until a node's child is a ssector. The</text:p>
      <text:p text:style-name="Preformatted_20_Text">n you move back up the tree one branch, and divide the right child, then</text:p>
      <text:p text:style-name="Preformatted_20_Text">its left, etc. ALWAYS left first, on the way down.</text:p>
      <text:p text:style-name="Preformatted_20_Text"><text:s text:c="2"/>Since there will be splits along the way, there is no way to know</text:p>
      <text:p text:style-name="Preformatted_20_Text">ahead of time how many nodes and ssectors there will be at the end.</text:p>
      <text:p text:style-name="Preformatted_20_Text">And the top of the tree, the node that is created first, is given the</text:p>
      <text:p text:style-name="Preformatted_20_Text">highest number. So as nodes and ssectors are created, they are simply</text:p>
      <text:p text:style-name="Preformatted_20_Text">numbered in order from 0 on up, and when it's all done (nothing's left</text:p>
      <text:p text:style-name="Preformatted_20_Text">but ssectors), then ALL the numbers, for nodes and ssectors, are</text:p>
      <text:p text:style-name="Preformatted_20_Text">reversed. If there's 485 nodes, then 485 becomes 0 and 0 becomes 485.</text:p>
      <text:p text:style-name="Preformatted_20_Text"><text:s text:c="2"/>Here is another fabulous drawing which will explain everything.</text:p>
      <text:p text:style-name="Preformatted_20_Text">+ is a vertex, - and | indicate linedefs, the . . indicates an</text:p>
      <text:p text:style-name="Preformatted_20_Text">extension of a partition line. The &lt;, &gt;, and ^ symbols indicate the</text:p>
      <text:p text:style-name="Preformatted_20_Text"><text:soft-page-break/>directions of partition lines. All the space within the drawing is</text:p>
      <text:p text:style-name="Preformatted_20_Text">actual level space, i.e. sectors.</text:p>
      <text:p text:style-name="Preformatted_20_Text"/>
      <text:p text:style-name="Preformatted_20_Text"><text:s text:c="6"/>+-----+-------+-------+ <text:s text:c="11"/>0 <text:s text:c="20"/>(5)</text:p>
      <text:p text:style-name="Preformatted_20_Text"><text:s text:c="6"/>| <text:s text:c="4"/>| <text:s text:c="6"/>| <text:s text:c="6"/>| <text:s text:c="8"/>/ <text:s text:c="4"/>\ <text:s text:c="5"/>==&gt; <text:s text:c="6"/>/ <text:s text:c="4"/>\</text:p>
      <text:p text:style-name="Preformatted_20_Text"><text:s text:c="6"/>| <text:s/>e <text:s/>|^ <text:s/>f <text:s text:c="2"/>|^ <text:s/>g <text:s text:c="2"/>| <text:s text:c="6"/>1 <text:s text:c="8"/>4 <text:s text:c="10"/>(4) <text:s text:c="6"/>(1)</text:p>
      <text:p text:style-name="Preformatted_20_Text"><text:s text:c="6"/>| <text:s text:c="4"/>|4 <text:s text:c="5"/>|5 <text:s text:c="5"/>| <text:s text:c="4"/>/ <text:s text:c="2"/>\ <text:s text:c="5"/>/ \ <text:s text:c="8"/>/ <text:s text:c="2"/>\ <text:s text:c="5"/>/ \</text:p>
      <text:p text:style-name="Preformatted_20_Text">+---- + . . +-------+-------+ <text:s text:c="3"/>2 <text:s text:c="4"/>3 <text:s text:c="3"/>e <text:s text:c="2"/>5 <text:s text:c="5"/>(3) <text:s text:c="2"/>(2) <text:s text:c="2"/>2 <text:s/>(0)</text:p>
      <text:p text:style-name="Preformatted_20_Text">| <text:s text:c="4"/>| <text:s text:c="10"/>&lt; 0 <text:s text:c="6"/>| <text:s text:c="2"/>/ \ <text:s text:c="2"/>/ \ <text:s text:c="5"/>/ \ <text:s text:c="4"/>/ \ <text:s text:c="2"/>/ \ <text:s text:c="5"/>/ \</text:p>
      <text:p text:style-name="Preformatted_20_Text">| <text:s/>a <text:s/>| <text:s text:c="6"/>b <text:s text:c="12"/>| <text:s/>a <text:s text:c="2"/>b c <text:s text:c="2"/>d <text:s text:c="3"/>f <text:s text:c="2"/>g <text:s text:c="2"/>6 <text:s text:c="2"/>5 4 <text:s text:c="2"/>3 <text:s text:c="3"/>1 <text:s text:c="2"/>0</text:p>
      <text:p text:style-name="Preformatted_20_Text">| <text:s text:c="4"/>|^ <text:s text:c="19"/>|</text:p>
      <text:p text:style-name="Preformatted_20_Text">| . . |2. . . . . +---------+ The order in which <text:s text:c="5"/>How the elements are</text:p>
      <text:p text:style-name="Preformatted_20_Text">| <text:s text:c="4"/>| <text:s text:c="10"/>|1 &gt; <text:s text:c="7"/>the node tree's <text:s text:c="8"/>numbered when it's</text:p>
      <text:p text:style-name="Preformatted_20_Text">| <text:s/>c <text:s/>|^ <text:s text:c="3"/>d <text:s text:c="4"/>| <text:s text:c="10"/>elements get made. <text:s text:c="5"/>finished.</text:p>
      <text:p text:style-name="Preformatted_20_Text">| <text:s text:c="4"/>|3 <text:s text:c="9"/>| <text:s text:c="10"/>0 = node <text:s text:c="15"/>(5) = node</text:p>
      <text:p text:style-name="Preformatted_20_Text">+-----+-----------+ <text:s text:c="10"/>a = ssector <text:s text:c="12"/>6 = ssector</text:p>
      <text:p text:style-name="Preformatted_20_Text"/>
      <text:p text:style-name="Preformatted_20_Text"><text:s text:c="2"/>1. Make segs from all the linedefs. There are 5 two-sided lines here.</text:p>
      <text:p text:style-name="Preformatted_20_Text"><text:s text:c="2"/>2. Pick the vertex at 0 and go west (left). This is the first</text:p>
      <text:p text:style-name="Preformatted_20_Text"><text:s text:c="7"/>partition line. Note the . . extension line.</text:p>
      <text:p text:style-name="Preformatted_20_Text"><text:s text:c="2"/>3. Pick the vertex at 1, going east. The backwards extension . . cuts</text:p>
      <text:p text:style-name="Preformatted_20_Text"><text:s text:c="7"/>the line 3&gt;2&gt;, and the unlabeled left edge line. The left edge</text:p>
      <text:p text:style-name="Preformatted_20_Text"><text:s text:c="7"/>was one seg, it becomes two. The 3&gt;2&gt; line was two segs, it</text:p>
      <text:p text:style-name="Preformatted_20_Text"><text:s text:c="7"/>becomes four. New vertices are created at the intersection</text:p>
      <text:p text:style-name="Preformatted_20_Text"><text:s text:c="7"/>points to do this.</text:p>
      <text:p text:style-name="Preformatted_20_Text"><text:s text:c="2"/>4. Pick the (newly created) vertex at 2. Now the REMAINING spaces on</text:p>
      <text:p text:style-name="Preformatted_20_Text"><text:s text:c="7"/>both sides of the partition line are suitable for ssectors. The</text:p>
      <text:p text:style-name="Preformatted_20_Text"><text:s text:c="7"/>left one is first, it becomes a, the right b. Note that ssector</text:p>
      <text:p text:style-name="Preformatted_20_Text"><text:s text:c="7"/>a has 3 segs, and ssector b has 5 segs. The . . imaginary lines</text:p>
      <text:p text:style-name="Preformatted_20_Text"><text:s text:c="7"/>are NOT segs.</text:p>
      <text:p text:style-name="Preformatted_20_Text"><text:s text:c="2"/>5. Back up the tree, and take 1's right branch. Pick 3. Once again, we</text:p>
      <text:p text:style-name="Preformatted_20_Text"><text:s text:c="7"/>can make 2 ssectors, c and d, 3 segs each. Back up the tree to 0.</text:p>
      <text:p text:style-name="Preformatted_20_Text"><text:s text:c="2"/>6. Pick 4. Now the left side is a ssector, it becomes e. But the right</text:p>
      <text:p text:style-name="Preformatted_20_Text"><text:s text:c="7"/>side is not, it needs one more node. Pick 5, make f and g.</text:p>
      <text:p text:style-name="Preformatted_20_Text"><text:s text:c="2"/>7. All done, so reverse all the ordination of the nodes and the</text:p>
      <text:p text:style-name="Preformatted_20_Text"><text:s text:c="7"/>ssectors. Ssector 0's segs become segs 0-2, ssector 1's segs</text:p>
      <text:p text:style-name="Preformatted_20_Text"><text:s text:c="7"/>become segs 3-7, etc. The segs are written sequentially according</text:p>
      <text:p text:style-name="Preformatted_20_Text"><text:s text:c="7"/>to the ssector numbering.</text:p>
      <text:p text:style-name="Preformatted_20_Text"/>
      <text:p text:style-name="Preformatted_20_Text"><text:s text:c="2"/>If we want to create an algorithm to do the nodes automatically, it</text:p>
      <text:p text:style-name="Preformatted_20_Text">needs to be able to pick partition lines automatically. From studying</text:p>
      <text:p text:style-name="Preformatted_20_Text">the original maps, it appears that they usually chose a linedef which</text:p>
      <text:p text:style-name="Preformatted_20_Text">divides the child's space roughly in "half". This is restricted by the</text:p>
      <text:p text:style-name="Preformatted_20_Text">availability of a seg in a good location, with a good angle. Also, the</text:p>
      <text:p text:style-name="Preformatted_20_Text">"half" refers to the total number of ssectors in any particular child,</text:p>
      <text:p text:style-name="Preformatted_20_Text">which we have no way of knowing when we start! Optimization methods are</text:p>
      <text:p text:style-name="Preformatted_20_Text">probably used, or maybe brute force, trying every candidate seg until</text:p>
      <text:p text:style-name="Preformatted_20_Text">the "best" one is found.</text:p>
      <text:p text:style-name="Preformatted_20_Text"><text:s text:c="2"/>What is the best possible choice for a partition line? Well, there</text:p>
      <text:p text:style-name="Preformatted_20_Text">are apparently two goals when creating a BSP tree, which are partially</text:p>
      <text:p text:style-name="Preformatted_20_Text">exclusive. One is to have a balanced tree, i.e. for any node, there are</text:p>
      <text:p text:style-name="Preformatted_20_Text">about the same total number of sub-nodes on either side of it. The other</text:p>
      <text:p text:style-name="Preformatted_20_Text">goal is to minimize the number of "splits" necessary, in this case, the</text:p>
      <text:p text:style-name="Preformatted_20_Text">number of seg splits needed, along with the accompanying new vertices</text:p>
      <text:p text:style-name="Preformatted_20_Text"><text:soft-page-break/>and extra segs. Only a very primitive and specially constructed set of</text:p>
      <text:p text:style-name="Preformatted_20_Text">linedefs could avoid having any splits, so they are inevitable. It's</text:p>
      <text:p text:style-name="Preformatted_20_Text">just that with some choices of partition lines, there end up being</text:p>
      <text:p text:style-name="Preformatted_20_Text">fewer splits. For example,</text:p>
      <text:p text:style-name="Preformatted_20_Text"/>
      <text:p text:style-name="Preformatted_20_Text">+--------------+ <text:s text:c="6"/>If a and b are chosen as partition lines,</text:p>
      <text:p text:style-name="Preformatted_20_Text">| <text:s text:c="13"/>| <text:s text:c="6"/>there will be four extra vertices needed,</text:p>
      <text:p text:style-name="Preformatted_20_Text">+---+ <text:s text:c="5"/>+---+ &lt; A <text:s text:c="2"/>and this shape becomes five ssectors and</text:p>
      <text:p text:style-name="Preformatted_20_Text"><text:s text:c="4"/>|^ <text:s text:c="3"/>^| <text:s text:c="10"/>16 segs. If A and B are chosen, however,</text:p>
      <text:p text:style-name="Preformatted_20_Text">+---+a <text:s text:c="3"/>b+---+ &lt; B <text:s text:c="2"/>there are no extra vertices, and only three</text:p>
      <text:p text:style-name="Preformatted_20_Text">| <text:s text:c="13"/>| <text:s text:c="6"/>ssectors and 12 segs.</text:p>
      <text:p text:style-name="Preformatted_20_Text">+--------------+</text:p>
      <text:p text:style-name="Preformatted_20_Text"/>
      <text:p text:style-name="Preformatted_20_Text"><text:s text:c="2"/>I've read that for a "small" number of polygons (less than 1000?),</text:p>
      <text:p text:style-name="Preformatted_20_Text">which is what we're dealing with in a doom level, one should definitely</text:p>
      <text:p text:style-name="Preformatted_20_Text">try to minimize splits, and not worry about balancing the tree. I can't</text:p>
      <text:p text:style-name="Preformatted_20_Text">say for sure, but it does appear that the original levels strive for</text:p>
      <text:p text:style-name="Preformatted_20_Text">this. Their trees are not totally unbalanced, but there are some parts</text:p>
      <text:p text:style-name="Preformatted_20_Text">where many successive nodes each have a node and a ssector as children</text:p>
      <text:p text:style-name="Preformatted_20_Text">(this is unbalanced). And there are a lot of examples to prove that the</text:p>
      <text:p text:style-name="Preformatted_20_Text">number of extra segs and vertices they create is very low compared to</text:p>
      <text:p text:style-name="Preformatted_20_Text">what it could be. I think the algorithm that id Software used tried to</text:p>
      <text:p text:style-name="Preformatted_20_Text">optimize both, but with fewer splits being more important.</text:p>
      <text:p text:style-name="Preformatted_20_Text"/>
      <text:p text:style-name="Preformatted_20_Text"/>
      <text:p text:style-name="Preformatted_20_Text">[4-9]: SECTORS</text:p>
      <text:p text:style-name="Preformatted_20_Text">==============</text:p>
      <text:p text:style-name="Preformatted_20_Text"/>
      <text:p text:style-name="Preformatted_20_Text"><text:s text:c="2"/>A SECTOR is a horizontal (east-west and north-south) area of the map</text:p>
      <text:p text:style-name="Preformatted_20_Text">where a floor height and ceiling height is defined. It can have any</text:p>
      <text:p text:style-name="Preformatted_20_Text">shape. Any change in floor or ceiling height or texture requires a</text:p>
      <text:p text:style-name="Preformatted_20_Text">new sector (and therefore separating linedefs and sidedefs). If you</text:p>
      <text:p text:style-name="Preformatted_20_Text">didn't already know, this is where you find out that DOOM is in many</text:p>
      <text:p text:style-name="Preformatted_20_Text">respects still a two-dimensional world, because there can only be ONE</text:p>
      <text:p text:style-name="Preformatted_20_Text">floor height in each sector. No buildings with two floors, one above</text:p>
      <text:p text:style-name="Preformatted_20_Text">the other, although fairly convincing illusions are possible.</text:p>
      <text:p text:style-name="Preformatted_20_Text"><text:s text:c="2"/>Each sector's record is 26 bytes, comprising 2 &lt;short&gt; fields, then</text:p>
      <text:p text:style-name="Preformatted_20_Text">2 &lt;8-byte string&gt; fields, then 3 &lt;short&gt; fields:</text:p>
      <text:p text:style-name="Preformatted_20_Text"/>
      <text:p text:style-name="Preformatted_20_Text">(1) Floor is at this height for this sector</text:p>
      <text:p text:style-name="Preformatted_20_Text">(2) Ceiling height</text:p>
      <text:p text:style-name="Preformatted_20_Text">(3) name of the flat used for the floor texture, from the directory.</text:p>
      <text:p text:style-name="Preformatted_20_Text">(4) name of the flat used for the ceiling texture.</text:p>
      <text:p text:style-name="Preformatted_20_Text"><text:s text:c="6"/>All the flats in the directory between F_START and F_END work</text:p>
      <text:p text:style-name="Preformatted_20_Text"><text:s text:c="6"/>as either floors or ceilings.</text:p>
      <text:p text:style-name="Preformatted_20_Text">(5) lightlevel of this sector: 0 = total dark, 255 (0xff) = maximum</text:p>
      <text:p text:style-name="Preformatted_20_Text"><text:s text:c="6"/>light. There are actually only 32 brightnesses possible (see</text:p>
      <text:p text:style-name="Preformatted_20_Text"><text:s text:c="6"/>COLORMAP [8-2]), so 0-7 are the same, ..., 248-255 are the same.</text:p>
      <text:p text:style-name="Preformatted_20_Text">(6) special sector: see [4-9-1] immediately below.</text:p>
      <text:p text:style-name="Preformatted_20_Text">(7) a "tag" number corresponding to LINEDEF(s) with the same tag</text:p>
      <text:p text:style-name="Preformatted_20_Text"><text:s text:c="6"/>number. When that linedef is activated, something will usually</text:p>
      <text:p text:style-name="Preformatted_20_Text"><text:s text:c="6"/>happen to this sector - its floor will rise, the lights will</text:p>
      <text:p text:style-name="Preformatted_20_Text"><text:s text:c="6"/>go out, etc. See [4-3-2] for the list of linedef effects.</text:p>
      <text:p text:style-name="Preformatted_20_Text"/>
      <text:p text:style-name="Preformatted_20_Text"><text:soft-page-break/></text:p>
      <text:p text:style-name="Preformatted_20_Text">[4-9-1]: Special Sector Types</text:p>
      <text:p text:style-name="Preformatted_20_Text">-----------------------------</text:p>
      <text:p text:style-name="Preformatted_20_Text"/>
      <text:p text:style-name="Preformatted_20_Text"><text:s text:c="2"/>Bytes 22-23 of each Sector record are a &lt;short&gt; which determines</text:p>
      <text:p text:style-name="Preformatted_20_Text">some area-effects called special sectors.</text:p>
      <text:p text:style-name="Preformatted_20_Text"><text:s text:c="2"/>Light changes are automatic. The brightness level will alternate</text:p>
      <text:p text:style-name="Preformatted_20_Text">between the light value specified for the special sector, and the lowest</text:p>
      <text:p text:style-name="Preformatted_20_Text">value amongst adjacent sectors (two sectors are adjacent if a linedef</text:p>
      <text:p text:style-name="Preformatted_20_Text">has a sidedef facing each sector). If there is no lower light value,</text:p>
      <text:p text:style-name="Preformatted_20_Text">or no adjacent sectors, then the "blink" sectors will instead alternate</text:p>
      <text:p text:style-name="Preformatted_20_Text">between 0 light and their own specified light level. The "oscillate"</text:p>
      <text:p text:style-name="Preformatted_20_Text">special (8) does nothing if there is no lower light level.</text:p>
      <text:p text:style-name="Preformatted_20_Text"><text:s text:c="2"/>"blink off" means the light is at the specified level most of the time,</text:p>
      <text:p text:style-name="Preformatted_20_Text">and changes to the lower value for just a moment. "blink on" means the</text:p>
      <text:p text:style-name="Preformatted_20_Text">light is usually at the lower value, and changes to the sector's value</text:p>
      <text:p text:style-name="Preformatted_20_Text">for just a moment. Every "synchronized" blinking sector on the level</text:p>
      <text:p text:style-name="Preformatted_20_Text">will change at the same time, whereas the unsynchonized blinking sectors</text:p>
      <text:p text:style-name="Preformatted_20_Text">change independently. "oscillate" means the light level goes smoothly</text:p>
      <text:p text:style-name="Preformatted_20_Text">from the lower to the higher and back; it takes about 2 seconds to go</text:p>
      <text:p text:style-name="Preformatted_20_Text">from maximum to minimum and back (255 down to 0 back up to 255).</text:p>
      <text:p text:style-name="Preformatted_20_Text"><text:s text:c="2"/>The damaging sector types only affect players, monsters suffer no ill</text:p>
      <text:p text:style-name="Preformatted_20_Text">effects from them whatsoever. Players will only take damage when they</text:p>
      <text:p text:style-name="Preformatted_20_Text">are standing on the floor of the damaging sector. "-10/20%" means that</text:p>
      <text:p text:style-name="Preformatted_20_Text">the player takes 20% damage at the end of every second that they are in</text:p>
      <text:p text:style-name="Preformatted_20_Text">the sector, except at skill 1, they will take 10% damage. If the player</text:p>
      <text:p text:style-name="Preformatted_20_Text">has armor, then the damage is split between health and armor.</text:p>
      <text:p text:style-name="Preformatted_20_Text"/>
      <text:p text:style-name="Preformatted_20_Text">Dec Hex Class <text:s text:c="2"/>Condition or effect</text:p>
      <text:p text:style-name="Preformatted_20_Text"/>
      <text:p text:style-name="Preformatted_20_Text"><text:s/>0 <text:s/>00 <text:s/>- <text:s text:c="6"/>Normal, no special characteristic.</text:p>
      <text:p text:style-name="Preformatted_20_Text"><text:s/>1 <text:s/>01 <text:s/>Light <text:s text:c="2"/>random off</text:p>
      <text:p text:style-name="Preformatted_20_Text"><text:s/>2 <text:s/>02 <text:s/>Light <text:s text:c="2"/>blink 0.5 second</text:p>
      <text:p text:style-name="Preformatted_20_Text"><text:s/>3 <text:s/>03 <text:s/>Light <text:s text:c="2"/>blink 1.0 second</text:p>
      <text:p text:style-name="Preformatted_20_Text"><text:s/>4 <text:s/>04 <text:s/>Both <text:s text:c="3"/>-10/20% health AND light blink 0.5 second</text:p>
      <text:p text:style-name="Preformatted_20_Text"><text:s/>5 <text:s/>05 <text:s/>Damage <text:s/>-5/10% health</text:p>
      <text:p text:style-name="Preformatted_20_Text"><text:s/>7 <text:s/>07 <text:s/>Damage <text:s/>-2/5% health</text:p>
      <text:p text:style-name="Preformatted_20_Text"><text:s/>8 <text:s/>08 <text:s/>Light <text:s text:c="2"/>oscillates</text:p>
      <text:p text:style-name="Preformatted_20_Text"><text:s/>9 <text:s/>09 <text:s/>Secret <text:s/>a player must stand in this sector to get credit for</text:p>
      <text:p text:style-name="Preformatted_20_Text"><text:tab/><text:tab/> <text:s/>finding this secret. This is for the SECRETS ratio</text:p>
      <text:p text:style-name="Preformatted_20_Text"><text:tab/><text:tab/> <text:s/>on inter-level screens.</text:p>
      <text:p text:style-name="Preformatted_20_Text">10 <text:s/>0a <text:s/>Door <text:s text:c="3"/>30 seconds after level start, ceiling closes like a door.</text:p>
      <text:p text:style-name="Preformatted_20_Text">11 <text:s/>0b <text:s/>End <text:s text:c="4"/>-10/20% health. If a player's health is lowered to less</text:p>
      <text:p text:style-name="Preformatted_20_Text"><text:tab/><text:tab/> <text:s/>than 11% while standing here, then the level ends! Play</text:p>
      <text:p text:style-name="Preformatted_20_Text"><text:tab/><text:tab/> <text:s/>proceeds to the next level. If it is a final level</text:p>
      <text:p text:style-name="Preformatted_20_Text"><text:tab/><text:tab/> <text:s/>(levels 8 in DOOM 1, level 30 in DOOM 2), the game ends!</text:p>
      <text:p text:style-name="Preformatted_20_Text">12 <text:s/>0c <text:s/>Light <text:s text:c="2"/>blink 0.5 second, synchronized</text:p>
      <text:p text:style-name="Preformatted_20_Text">13 <text:s/>0d <text:s/>Light <text:s text:c="2"/>blink 1.0 second, synchronized</text:p>
      <text:p text:style-name="Preformatted_20_Text">14 <text:s/>0e <text:s/>Door <text:s text:c="3"/>300 seconds after level start, ceiling opens like a door.</text:p>
      <text:p text:style-name="Preformatted_20_Text">16 <text:s/>10 <text:s/>Damage <text:s/>-10/20% health</text:p>
      <text:p text:style-name="Preformatted_20_Text"/>
      <text:p text:style-name="Preformatted_20_Text"><text:s text:c="2"/>The following value can only be used in versions 1.666 and up, it will</text:p>
      <text:p text:style-name="Preformatted_20_Text">cause an error and exit to DOS in version 1.2 and earlier:</text:p>
      <text:p text:style-name="Preformatted_20_Text"/>
      <text:p text:style-name="Preformatted_20_Text"><text:soft-page-break/>17 <text:s/>11 <text:s/>Light <text:s text:c="2"/>flickers on and off randomly</text:p>
      <text:p text:style-name="Preformatted_20_Text"/>
      <text:p text:style-name="Preformatted_20_Text"><text:s text:c="2"/>All other values cause an error and exit to DOS. This includes these</text:p>
      <text:p text:style-name="Preformatted_20_Text">two values which were developed and are quoted by id as being available,</text:p>
      <text:p text:style-name="Preformatted_20_Text">but are not actually implemented in DOOM.EXE (as of version 1.666):</text:p>
      <text:p text:style-name="Preformatted_20_Text"/>
      <text:p text:style-name="Preformatted_20_Text"><text:s/>6 <text:s/>06 <text:s/>- <text:s text:c="6"/>crushing ceiling</text:p>
      <text:p text:style-name="Preformatted_20_Text">15 <text:s/>0f <text:s/>- <text:s text:c="6"/>ammo creator</text:p>
      <text:p text:style-name="Preformatted_20_Text"/>
      <text:p text:style-name="Preformatted_20_Text"><text:s text:c="2"/>What a shame! The "ammo creator" sounds especially interesting!</text:p>
      <text:p text:style-name="Preformatted_20_Text"/>
      <text:p text:style-name="Preformatted_20_Text"/>
      <text:p text:style-name="Preformatted_20_Text">[4-10]: REJECT</text:p>
      <text:p text:style-name="Preformatted_20_Text">==============</text:p>
      <text:p text:style-name="Preformatted_20_Text"/>
      <text:p text:style-name="Preformatted_20_Text"><text:s text:c="2"/>The REJECT lump is used to help speed play on large levels. It can</text:p>
      <text:p text:style-name="Preformatted_20_Text">also be used for some special effects like monsters in plain sight who</text:p>
      <text:p text:style-name="Preformatted_20_Text">CANNOT attack or see players.</text:p>
      <text:p text:style-name="Preformatted_20_Text"><text:s text:c="2"/>The size of a REJECT in bytes is (number of SECTORS ^ 2) / 8, rounded</text:p>
      <text:p text:style-name="Preformatted_20_Text">up. It is an array of bits, with each bit controlling whether monsters</text:p>
      <text:p text:style-name="Preformatted_20_Text">in a given sector can detect and/or attack players in another sector.</text:p>
      <text:p text:style-name="Preformatted_20_Text"><text:s text:c="2"/>Make a table of sectors vs. sectors, like this:</text:p>
      <text:p text:style-name="Preformatted_20_Text"/>
      <text:p text:style-name="Preformatted_20_Text"><text:tab/> sector that the player is in</text:p>
      <text:p text:style-name="Preformatted_20_Text"><text:tab/> <text:s text:c="5"/>0 <text:s/>1 <text:s/>2 <text:s/>3 <text:s/>4</text:p>
      <text:p text:style-name="Preformatted_20_Text"><text:tab/> <text:s text:c="3"/>+---------------</text:p>
      <text:p text:style-name="Preformatted_20_Text">sector <text:s text:c="3"/>0 | 0 <text:s/>1 <text:s/>0 <text:s/>0 <text:s/>0</text:p>
      <text:p text:style-name="Preformatted_20_Text">that <text:s text:c="5"/>1 | 1 <text:s/>0 <text:s/>1 <text:s/>1 <text:s/>0</text:p>
      <text:p text:style-name="Preformatted_20_Text">the <text:s text:c="6"/>2 | 0 <text:s/>1 <text:s/>0 <text:s/>1 <text:s/>0</text:p>
      <text:p text:style-name="Preformatted_20_Text">monster <text:s text:c="2"/>3 | 0 <text:s/>1 <text:s/>1 <text:s/>1 <text:s/>0</text:p>
      <text:p text:style-name="Preformatted_20_Text">is in <text:s text:c="4"/>4 | 0 <text:s/>0 <text:s/>1 <text:s/>0 <text:s/>0</text:p>
      <text:p text:style-name="Preformatted_20_Text"/>
      <text:p text:style-name="Preformatted_20_Text"><text:s text:c="2"/>A 1 means the monster cannot become activated by seeing a player, nor</text:p>
      <text:p text:style-name="Preformatted_20_Text">can it attack the player. A 0 means there is no restriction. All non-</text:p>
      <text:p text:style-name="Preformatted_20_Text">deaf monsters still become activated by weapon sounds that they hear</text:p>
      <text:p text:style-name="Preformatted_20_Text">(including the bare fist!). And activated monsters will still pursue</text:p>
      <text:p text:style-name="Preformatted_20_Text">the player, but they will not attack if their current sector vs. sector</text:p>
      <text:p text:style-name="Preformatted_20_Text">bit is "1". So a REJECT that's set to all 1s gives a bunch of pacifist</text:p>
      <text:p text:style-name="Preformatted_20_Text">monsters who will follow the player around and look menacing, but never</text:p>
      <text:p text:style-name="Preformatted_20_Text">actually attack.</text:p>
      <text:p text:style-name="Preformatted_20_Text"><text:s text:c="2"/>How the table turns into the REJECT resource:</text:p>
      <text:p text:style-name="Preformatted_20_Text"><text:s text:c="2"/>Reading left-to-right, then top-to-bottom, like a page, the first bit</text:p>
      <text:p text:style-name="Preformatted_20_Text">in the table becomes bit 0 of byte 0, the 2nd bit is bit 1 of byte 0,</text:p>
      <text:p text:style-name="Preformatted_20_Text">the 9th bit is bit 0 of byte 1, etc. So if the above table represented</text:p>
      <text:p text:style-name="Preformatted_20_Text">a level with only 5 sectors, its REJECT would be 4 bytes:</text:p>
      <text:p text:style-name="Preformatted_20_Text"/>
      <text:p text:style-name="Preformatted_20_Text">10100010 00101001 01000111 xxxxxxx0 (hex A2 29 47 00, decimal 162 41 71 0)</text:p>
      <text:p text:style-name="Preformatted_20_Text"/>
      <text:p text:style-name="Preformatted_20_Text"><text:s text:c="2"/>In other words, the REJECT is a long string of bits which are read</text:p>
      <text:p text:style-name="Preformatted_20_Text">from least significant bit to most significant bit, according to the</text:p>
      <text:p text:style-name="Preformatted_20_Text">lo-hi storage scheme used in a certain "x86" family of CPUs.</text:p>
      <text:p text:style-name="Preformatted_20_Text"><text:s text:c="2"/>Usually, if a monster in sector A can't detect a player in sector B,</text:p>
      <text:p text:style-name="Preformatted_20_Text">then the reverse is true too, thus if sector8/sector5 is set, then</text:p>
      <text:p text:style-name="Preformatted_20_Text">sector5/sector8 will be set also. Same sector prohibitions, e.g. 0/0,</text:p>
      <text:p text:style-name="Preformatted_20_Text"><text:soft-page-break/>3/3, etc. are only useful for special effects (pacifist monsters), or</text:p>
      <text:p text:style-name="Preformatted_20_Text">for tiny sectors that monsters can't get to anyway.</text:p>
      <text:p text:style-name="Preformatted_20_Text"/>
      <text:p text:style-name="Preformatted_20_Text"><text:s text:c="2"/>The REJECT array was designed to speed the monster-detection process.</text:p>
      <text:p text:style-name="Preformatted_20_Text">If a sector pair is prohibited, the game engine doesn't even bother</text:p>
      <text:p text:style-name="Preformatted_20_Text">checking line-of-sight feasibility for the monster to "see" the player</text:p>
      <text:p text:style-name="Preformatted_20_Text">and consider attacking. When a level has hundreds of monsters and</text:p>
      <text:p text:style-name="Preformatted_20_Text">hundreds of sectors, a good REJECT can prevent the drastic slowdowns</text:p>
      <text:p text:style-name="Preformatted_20_Text">that might otherwise occur (even fast CPUs can fall victim to this</text:p>
      <text:p text:style-name="Preformatted_20_Text">phenomenon).</text:p>
      <text:p text:style-name="Preformatted_20_Text"/>
      <text:p text:style-name="Preformatted_20_Text"/>
      <text:p text:style-name="Preformatted_20_Text">[4-11]: BLOCKMAP</text:p>
      <text:p text:style-name="Preformatted_20_Text">================</text:p>
      <text:p text:style-name="Preformatted_20_Text"/>
      <text:p text:style-name="Preformatted_20_Text"><text:s text:c="2"/>The BLOCKMAP is a pre-calculated structure that the game engine uses</text:p>
      <text:p text:style-name="Preformatted_20_Text">to simplify collision-detection between moving things and walls. If a</text:p>
      <text:p text:style-name="Preformatted_20_Text">level doesn't have a blockmap, it will display fine, but everybody walks</text:p>
      <text:p text:style-name="Preformatted_20_Text">through walls, and no one can hurt anyone else.</text:p>
      <text:p text:style-name="Preformatted_20_Text"><text:s text:c="2"/>A concise definition of the BLOCKMAP is in appendix [A-1]. This is</text:p>
      <text:p text:style-name="Preformatted_20_Text">the full explanation of it.</text:p>
      <text:p text:style-name="Preformatted_20_Text"><text:s text:c="2"/>The whole level is cut into "blocks", each is a 128 (hex 80) wide</text:p>
      <text:p text:style-name="Preformatted_20_Text">square (the grid lines in the automap correspond to these blocks). The</text:p>
      <text:p text:style-name="Preformatted_20_Text">BLOCKMAP is a collection of lists, one list for each block, which say</text:p>
      <text:p text:style-name="Preformatted_20_Text">what LINEDEFS are wholly or partially in that block (i.e. part of the</text:p>
      <text:p text:style-name="Preformatted_20_Text">line passes through the block). When the game engine needs to check</text:p>
      <text:p text:style-name="Preformatted_20_Text">for an object/wall collision (to prevent a player from walking through</text:p>
      <text:p text:style-name="Preformatted_20_Text">a wall or to explode a rocket when it hits a wall, etc.), it just looks</text:p>
      <text:p text:style-name="Preformatted_20_Text">up the blocklist for the block that the object is in. This tells it</text:p>
      <text:p text:style-name="Preformatted_20_Text">which linedefs it needs to check for collisions. Most blocks will have</text:p>
      <text:p text:style-name="Preformatted_20_Text">few if any lines in them, so there will be a substantial savings in</text:p>
      <text:p text:style-name="Preformatted_20_Text">processor time if it only checks a couple linedefs per object instead</text:p>
      <text:p text:style-name="Preformatted_20_Text">of a thousand or so linedefs per object - it would have to check every</text:p>
      <text:p text:style-name="Preformatted_20_Text">single linedef on the level if not for these blocklists.</text:p>
      <text:p text:style-name="Preformatted_20_Text"><text:s text:c="2"/>The blocks are also used for object/object collisions, but that is</text:p>
      <text:p text:style-name="Preformatted_20_Text">not visible in the WAD format. During play, each block is also given a</text:p>
      <text:p text:style-name="Preformatted_20_Text">dynamic "thing list", which tells what THINGS are currently in that</text:p>
      <text:p text:style-name="Preformatted_20_Text">block. Again, this negates the need to check every moving object vs.</text:p>
      <text:p text:style-name="Preformatted_20_Text">every other object for collisions - only a few need be tested.</text:p>
      <text:p text:style-name="Preformatted_20_Text"><text:s text:c="2"/>The BLOCKMAP is composed of three parts: the header, the offsets, and</text:p>
      <text:p text:style-name="Preformatted_20_Text">the blocklists.</text:p>
      <text:p text:style-name="Preformatted_20_Text"><text:s text:c="2"/>The 8-byte header contains 4 short integers:</text:p>
      <text:p text:style-name="Preformatted_20_Text"/>
      <text:p text:style-name="Preformatted_20_Text">(1) <text:s text:c="4"/>X coordinate of block-grid origin</text:p>
      <text:p text:style-name="Preformatted_20_Text">(2) <text:s text:c="4"/>Y coordinate of block-grid origin</text:p>
      <text:p text:style-name="Preformatted_20_Text">(3) <text:s text:c="4"/># of columns (blocks in X direction)</text:p>
      <text:p text:style-name="Preformatted_20_Text">(4) <text:s text:c="4"/># of rows (blocks in Y direction)</text:p>
      <text:p text:style-name="Preformatted_20_Text"/>
      <text:p text:style-name="Preformatted_20_Text"><text:s text:c="2"/>The block-grid origin is the bottom-left corner of the bottom-left</text:p>
      <text:p text:style-name="Preformatted_20_Text">(southwest) block. id's blockmap builder this origin point at 8 less</text:p>
      <text:p text:style-name="Preformatted_20_Text">than the minimum values of x and y achieved in any vertex on the level.</text:p>
      <text:p text:style-name="Preformatted_20_Text"><text:s text:c="2"/>The number of columns and rows needs to be sufficient to contain</text:p>
      <text:p text:style-name="Preformatted_20_Text">every linedef in the level. If there are linedefs outside the blockmap,</text:p>
      <text:p text:style-name="Preformatted_20_Text">it will not be able to prevent monsters or players from crossing those</text:p>
      <text:p text:style-name="Preformatted_20_Text"><text:soft-page-break/>linedefs, which can cause problems, including the hall of mirrors effect.</text:p>
      <text:p text:style-name="Preformatted_20_Text"/>
      <text:p text:style-name="Preformatted_20_Text"><text:s text:c="2"/>There are N blocks, N = (number of columns * number of rows). Each</text:p>
      <text:p text:style-name="Preformatted_20_Text">block has a blocklist and an offset to that blocklist. Immediately</text:p>
      <text:p text:style-name="Preformatted_20_Text">following the 8-byte header are N unsigned short integers. The first</text:p>
      <text:p text:style-name="Preformatted_20_Text">is the offset in short-ints NOT bytes, from the start of the BLOCKMAP</text:p>
      <text:p text:style-name="Preformatted_20_Text">lump to the start of the first blocklist. The last offset points to</text:p>
      <text:p text:style-name="Preformatted_20_Text">blocklist (N-1), the last blocklist. Note that all these offsets are</text:p>
      <text:p text:style-name="Preformatted_20_Text">UNSIGNED, so they can point to a location 65535 shorts (131070 bytes)</text:p>
      <text:p text:style-name="Preformatted_20_Text">into the BLOCKMAP. If they were signed, they could only go up to 32767.</text:p>
      <text:p text:style-name="Preformatted_20_Text"><text:s text:c="2"/>The blocks are numbered going east (right) first, then north (up).</text:p>
      <text:p text:style-name="Preformatted_20_Text">Block 0 is at the southwest corner (row 0, column 0). Block 1 is at</text:p>
      <text:p text:style-name="Preformatted_20_Text">row 0, column 1. If there are 37 columns, then block 38 is at row 1,</text:p>
      <text:p text:style-name="Preformatted_20_Text">column 0, etc.</text:p>
      <text:p text:style-name="Preformatted_20_Text"/>
      <text:p text:style-name="Preformatted_20_Text"><text:s text:c="2"/>After the offsets come the blocklists. Each blocklist starts with</text:p>
      <text:p text:style-name="Preformatted_20_Text">a short-int 0 (0x0000) and ends with a short-int -1 (0xffff). In between</text:p>
      <text:p text:style-name="Preformatted_20_Text">are the numbers of every linedef which has any portion whatsoever in the</text:p>
      <text:p text:style-name="Preformatted_20_Text">128 x 128 coordinate area of that block. If the block-grid origin is at</text:p>
      <text:p text:style-name="Preformatted_20_Text">(0,0), then the first column is X = 0 to 127 inclusive, the second column</text:p>
      <text:p text:style-name="Preformatted_20_Text">is X = 128 to 255 inclusive, etc. So a vertical line with X = 128 which</text:p>
      <text:p text:style-name="Preformatted_20_Text">might seem to be on the border of two columns of blocks is actually only</text:p>
      <text:p text:style-name="Preformatted_20_Text">in the easternmost/rightmost column. Likewise for the rows.</text:p>
      <text:p text:style-name="Preformatted_20_Text"><text:s text:c="2"/>The first linedef in the LINEDEFS lump is linedef number 0, and so on.</text:p>
      <text:p text:style-name="Preformatted_20_Text">An "empty" block's blocklist only has the two shorts 0 and -1. A non-</text:p>
      <text:p text:style-name="Preformatted_20_Text">empty block might have this as its blocklist: 0 330 331 333 -1. This</text:p>
      <text:p text:style-name="Preformatted_20_Text">means that linedefs 330, 331, and 333 have some part of them pass through</text:p>
      <text:p text:style-name="Preformatted_20_Text">this block. A block that has linedef 0 in it will go: 0 0 .. etc .. -1.</text:p>
      <text:p text:style-name="Preformatted_20_Text"/>
      <text:p text:style-name="Preformatted_20_Text"><text:s text:c="2"/>There is an upper limit to how big a BLOCKMAP can be. Even empty</text:p>
      <text:p text:style-name="Preformatted_20_Text">blocklists require at least 3 shorts - the 0, the -1, and the offset to</text:p>
      <text:p text:style-name="Preformatted_20_Text">the blocklist. The offsets are unsigned shorts, which would imply a</text:p>
      <text:p text:style-name="Preformatted_20_Text">maximum value of short #65535 ( = byte 131070) for the start of the last</text:p>
      <text:p text:style-name="Preformatted_20_Text">blocklist. At a little over 6 bytes per blocklist, that would be a maximum</text:p>
      <text:p text:style-name="Preformatted_20_Text">of around 21000 blocks (145 by 145 blocks, 18560 in coordinates). But the</text:p>
      <text:p text:style-name="Preformatted_20_Text">actual limit is less. Experiments suggest that the maximum total size of</text:p>
      <text:p text:style-name="Preformatted_20_Text">all the blocklists, not counting the offsets, is 65535 bytes. This limits</text:p>
      <text:p text:style-name="Preformatted_20_Text">a minimalist level to around 120 blocks square (15360 in coordinates),</text:p>
      <text:p text:style-name="Preformatted_20_Text">or a realistically complex level to around 100 blocks square (12800 in</text:p>
      <text:p text:style-name="Preformatted_20_Text">coordinates).</text:p>
      <text:p text:style-name="Preformatted_20_Text"/>
      <text:p text:style-name="Preformatted_20_Text"/>
      <text:p text:style-name="Preformatted_20_Text">---------------------</text:p>
      <text:p text:style-name="Preformatted_20_Text">CHAPTER [5]: Graphics</text:p>
      <text:p text:style-name="Preformatted_20_Text">---------------------</text:p>
      <text:p text:style-name="Preformatted_20_Text"/>
      <text:p text:style-name="Preformatted_20_Text"><text:s text:c="2"/>The great majority of the entries in the directory reference lumps</text:p>
      <text:p text:style-name="Preformatted_20_Text">that are in a special picture format. The same format is used for the</text:p>
      <text:p text:style-name="Preformatted_20_Text">sprites (monsters, items), the wall patches, and various miscellaneous</text:p>
      <text:p text:style-name="Preformatted_20_Text">pictures for the status bar, menu text, inter-level map, etc. Every</text:p>
      <text:p text:style-name="Preformatted_20_Text">one of these picture lumps contains exactly one picture. The flats</text:p>
      <text:p text:style-name="Preformatted_20_Text">(floor and ceiling pictures) are NOT in this format, they are raw data;</text:p>
      <text:p text:style-name="Preformatted_20_Text">see chapter [6].</text:p>
      <text:p text:style-name="Preformatted_20_Text"><text:s text:c="2"/>A great many of these lumps are used in sprites. A "sprite" is the</text:p>
      <text:p text:style-name="Preformatted_20_Text"><text:soft-page-break/>picture or pictures necessary to display any of the THINGS. Some of</text:p>
      <text:p text:style-name="Preformatted_20_Text">them are simple, a single lump like SUITA0. Most of the monsters have</text:p>
      <text:p text:style-name="Preformatted_20_Text">50 or more lumps.</text:p>
      <text:p text:style-name="Preformatted_20_Text"><text:s text:c="2"/>The first four letters of these lumps are the sprite's "name". TROO</text:p>
      <text:p text:style-name="Preformatted_20_Text">is for imps, BKEY is for the blue key, and so on. See [4-2-1] for a list</text:p>
      <text:p text:style-name="Preformatted_20_Text">of them all. The fifth letter in the lump is an indication of what "frame"</text:p>
      <text:p text:style-name="Preformatted_20_Text">it is, for animation sequences. The letters correspond to numbers, ASCII</text:p>
      <text:p text:style-name="Preformatted_20_Text">"A" equalling 0, "B" is 1, ... "Z" is 25, etc. The highest needed by a</text:p>
      <text:p text:style-name="Preformatted_20_Text">DOOM 1 sprite is W=22, but some of the DOOM 2 monsters need a few more</text:p>
      <text:p text:style-name="Preformatted_20_Text">frames.</text:p>
      <text:p text:style-name="Preformatted_20_Text"><text:s text:c="2"/>The "0" in the lump name is for "rotations" or "rot"s. All the</text:p>
      <text:p text:style-name="Preformatted_20_Text">static objects like torches and barrels and dead bodies look the same</text:p>
      <text:p text:style-name="Preformatted_20_Text">from any angle. This is because they have a "rot=0 lump" as DOOM itself</text:p>
      <text:p text:style-name="Preformatted_20_Text">might say. Monsters and projectiles look different from different</text:p>
      <text:p text:style-name="Preformatted_20_Text">angles. This is done with rots 1-8. This diagram shows how rot 1 is for</text:p>
      <text:p text:style-name="Preformatted_20_Text">the front and they go counter-clockwise (looking from above) to 8:</text:p>
      <text:p text:style-name="Preformatted_20_Text"/>
      <text:p text:style-name="Preformatted_20_Text"><text:tab/>3</text:p>
      <text:p text:style-name="Preformatted_20_Text"><text:s text:c="6"/>4 | 2</text:p>
      <text:p text:style-name="Preformatted_20_Text"><text:s text:c="7"/>\|/</text:p>
      <text:p text:style-name="Preformatted_20_Text"><text:s text:c="5"/>5--*----&gt; 1 <text:s text:c="2"/>Thing is facing this direction</text:p>
      <text:p text:style-name="Preformatted_20_Text"><text:s text:c="7"/>/|\</text:p>
      <text:p text:style-name="Preformatted_20_Text"><text:s text:c="6"/>6 | 8</text:p>
      <text:p text:style-name="Preformatted_20_Text"><text:tab/>7</text:p>
      <text:p text:style-name="Preformatted_20_Text"/>
      <text:p text:style-name="Preformatted_20_Text"><text:s text:c="2"/>Many things have sets of lumps like this: TROOA1, TROOA2A8, TROOA3A7,</text:p>
      <text:p text:style-name="Preformatted_20_Text">TROOA4A6, TROOA5, TROOB1, etc. This means that for frame 0 (A), the</text:p>
      <text:p text:style-name="Preformatted_20_Text">pairs of rots/angles (2 and 8), (3 and 7), and (4 and 6) are mirror-</text:p>
      <text:p text:style-name="Preformatted_20_Text">images. In the long run, this saves space in the wad file, and from the</text:p>
      <text:p text:style-name="Preformatted_20_Text">designer's point of view, it's 37% fewer pictures to have to draw.</text:p>
      <text:p text:style-name="Preformatted_20_Text"><text:s text:c="2"/>If a sprite's frame has a non-zero rot, it needs to have ALL 8 of</text:p>
      <text:p text:style-name="Preformatted_20_Text">them. Also note that no more than two rots can be squeezed into one</text:p>
      <text:p text:style-name="Preformatted_20_Text">lump's name. Some other two-rot lumps with a different format are</text:p>
      <text:p text:style-name="Preformatted_20_Text">shown in the SPIDA1D1, SPIDA2D2, etc. lumps.</text:p>
      <text:p text:style-name="Preformatted_20_Text"/>
      <text:p text:style-name="Preformatted_20_Text"><text:s text:c="2"/>IMPORTANT: Sprite lumps and flats cannot be added or replaced via pwads</text:p>
      <text:p text:style-name="Preformatted_20_Text">unless they ALL are. That is, ALL sprites' lumps must be located in a</text:p>
      <text:p text:style-name="Preformatted_20_Text">single wad file, and ALL flats' lumps must be in a single wad file. Wall</text:p>
      <text:p text:style-name="Preformatted_20_Text">patches CAN be used in external wads, because the PNAMES lump gives a</text:p>
      <text:p text:style-name="Preformatted_20_Text">number to every pname, and is used as a quick-index list to load in</text:p>
      <text:p text:style-name="Preformatted_20_Text">wall patches.</text:p>
      <text:p text:style-name="Preformatted_20_Text"><text:s text:c="2"/>Version 1.666 was rumored to be able to include sprites in pwads (in</text:p>
      <text:p text:style-name="Preformatted_20_Text">fact the README says it can), but it can't.</text:p>
      <text:p text:style-name="Preformatted_20_Text"/>
      <text:p text:style-name="Preformatted_20_Text"/>
      <text:p text:style-name="Preformatted_20_Text">[5-1]: Picture Format</text:p>
      <text:p text:style-name="Preformatted_20_Text">=====================</text:p>
      <text:p text:style-name="Preformatted_20_Text"/>
      <text:p text:style-name="Preformatted_20_Text"><text:s text:c="2"/>Each picture has three sections. First, an 8-byte header composed of</text:p>
      <text:p text:style-name="Preformatted_20_Text">four short-integers. Then a number of long-integer pointers. Then the</text:p>
      <text:p text:style-name="Preformatted_20_Text">picture's pixel/color data. See [A-1] for concise BNF style definitions,</text:p>
      <text:p text:style-name="Preformatted_20_Text">here is a meatier explanation of the format:</text:p>
      <text:p text:style-name="Preformatted_20_Text"/>
      <text:p text:style-name="Preformatted_20_Text">(A) The header's four fields are:</text:p>
      <text:p text:style-name="Preformatted_20_Text"><text:soft-page-break/></text:p>
      <text:p text:style-name="Preformatted_20_Text"><text:s text:c="2"/>(1) Width. The number of columns of picture data.</text:p>
      <text:p text:style-name="Preformatted_20_Text"><text:s text:c="2"/>(2) Height. The number of rows.</text:p>
      <text:p text:style-name="Preformatted_20_Text"><text:s text:c="2"/>(3) Left offset. The number of pixels to the left of the center;</text:p>
      <text:p text:style-name="Preformatted_20_Text"><text:tab/>where the first column gets drawn.</text:p>
      <text:p text:style-name="Preformatted_20_Text"><text:s text:c="2"/>(4) Top offset. The number of pixels above the origin;</text:p>
      <text:p text:style-name="Preformatted_20_Text"><text:tab/>where the top row is.</text:p>
      <text:p text:style-name="Preformatted_20_Text"/>
      <text:p text:style-name="Preformatted_20_Text"><text:s text:c="2"/>The width and height define a rectangular space or limits for drawing</text:p>
      <text:p text:style-name="Preformatted_20_Text">a picture within. To be "centered", (3) is usually about half of the</text:p>
      <text:p text:style-name="Preformatted_20_Text">total width. If the picture had 30 columns, and (3) was 10, then it</text:p>
      <text:p text:style-name="Preformatted_20_Text">would be off-center to the right, especially when the player is standing</text:p>
      <text:p text:style-name="Preformatted_20_Text">right in front of it, looking at it. If a picture has 30 rows, and (4)</text:p>
      <text:p text:style-name="Preformatted_20_Text">is 60, it will appear to "float" like a blue soul-sphere. If (4) equals</text:p>
      <text:p text:style-name="Preformatted_20_Text">the number of rows, it will appear to rest on the ground. If (4) is less</text:p>
      <text:p text:style-name="Preformatted_20_Text">than that for an object, the bottom part of the picture looks awkward.</text:p>
      <text:p text:style-name="Preformatted_20_Text"><text:s text:c="2"/>With walls patches, (3) is always (columns/2)-1, and (4) is always</text:p>
      <text:p text:style-name="Preformatted_20_Text">(rows)-5. This is because the walls are drawn consistently within their</text:p>
      <text:p text:style-name="Preformatted_20_Text">own space (There are two integers in each SIDEDEF which can offset the</text:p>
      <text:p text:style-name="Preformatted_20_Text">starting position for drawing a wall's texture within the wall space).</text:p>
      <text:p text:style-name="Preformatted_20_Text"/>
      <text:p text:style-name="Preformatted_20_Text"><text:s text:c="2"/>Finally, if (3) and (4) are NEGATIVE integers, then they are the</text:p>
      <text:p text:style-name="Preformatted_20_Text">absolute coordinates from the top-left corner of the screen, to begin</text:p>
      <text:p text:style-name="Preformatted_20_Text">drawing the picture, assuming the VIEW is full-screen (i.e., the full</text:p>
      <text:p text:style-name="Preformatted_20_Text">320x200). This is only done with the picture of the player's current</text:p>
      <text:p text:style-name="Preformatted_20_Text">weapon - fist, chainsaw, bfg9000, etc. The game engine scales the</text:p>
      <text:p text:style-name="Preformatted_20_Text">picture down appropriatelyif the view is less than full-screen.</text:p>
      <text:p text:style-name="Preformatted_20_Text"/>
      <text:p text:style-name="Preformatted_20_Text">(B) After the header, there are N = field (1) = &lt;width&gt; = (# of columns)</text:p>
      <text:p text:style-name="Preformatted_20_Text">4-byte &lt;long&gt; integers. These are pointers to the data for each COLUMN.</text:p>
      <text:p text:style-name="Preformatted_20_Text">The value of the pointer represents the offset in bytes from the first</text:p>
      <text:p text:style-name="Preformatted_20_Text">byte of the picture lump.</text:p>
      <text:p text:style-name="Preformatted_20_Text"/>
      <text:p text:style-name="Preformatted_20_Text">(C) Each column is composed of some number of BYTES (NOT integers),</text:p>
      <text:p text:style-name="Preformatted_20_Text">arranged in "posts":</text:p>
      <text:p text:style-name="Preformatted_20_Text"/>
      <text:p text:style-name="Preformatted_20_Text"><text:s text:c="2"/>The first byte is the row to begin drawing this post at. 0 means</text:p>
      <text:p text:style-name="Preformatted_20_Text">whatever height the header (4) upwards-offset describes, larger numbers</text:p>
      <text:p text:style-name="Preformatted_20_Text">move correspondingly down.</text:p>
      <text:p text:style-name="Preformatted_20_Text"><text:s text:c="2"/>The second byte is how many colored pixels (non-transparent) to draw,</text:p>
      <text:p text:style-name="Preformatted_20_Text">going downwards.</text:p>
      <text:p text:style-name="Preformatted_20_Text"><text:s text:c="2"/>Then follow (# of pixels) + 2 bytes, which define what color each</text:p>
      <text:p text:style-name="Preformatted_20_Text">pixel is, using the game palette. The first and last bytes AREN'T drawn,</text:p>
      <text:p text:style-name="Preformatted_20_Text">and I don't know why they are there. Probably just leftovers from the</text:p>
      <text:p text:style-name="Preformatted_20_Text">creation process on the NeXT machines. Only the middle (# of pixels in</text:p>
      <text:p text:style-name="Preformatted_20_Text">this post) are drawn, starting at the row specified in the first byte</text:p>
      <text:p text:style-name="Preformatted_20_Text">of the post.</text:p>
      <text:p text:style-name="Preformatted_20_Text"><text:s text:c="2"/>After the last byte of a post, either the column ends, or there is</text:p>
      <text:p text:style-name="Preformatted_20_Text">another post, which will start as stated above.</text:p>
      <text:p text:style-name="Preformatted_20_Text"><text:s text:c="2"/>255 (0xFF) ends the column, so a column that starts this way is a null</text:p>
      <text:p text:style-name="Preformatted_20_Text">column, all "transparent". Draw the next column.</text:p>
      <text:p text:style-name="Preformatted_20_Text"/>
      <text:p text:style-name="Preformatted_20_Text"/>
      <text:p text:style-name="Preformatted_20_Text">-----------------------------------------------</text:p>
      <text:p text:style-name="Preformatted_20_Text"><text:soft-page-break/>CHAPTER [6]: Flats (Floor and Ceiling Textures)</text:p>
      <text:p text:style-name="Preformatted_20_Text">-----------------------------------------------</text:p>
      <text:p text:style-name="Preformatted_20_Text"/>
      <text:p text:style-name="Preformatted_20_Text"><text:s text:c="2"/>All the lumpnames for flats are in the directory between the F_START</text:p>
      <text:p text:style-name="Preformatted_20_Text">and F_END entries. Calling them flats is a good way to avoid confusion</text:p>
      <text:p text:style-name="Preformatted_20_Text">with wall textures. There is no look-up or meta-structure in flats as</text:p>
      <text:p text:style-name="Preformatted_20_Text">there is in walls textures. Each flat is 4096 raw bytes, making a square</text:p>
      <text:p text:style-name="Preformatted_20_Text">64 by 64 pixels. This is pasted onto a floor or ceiling with the same</text:p>
      <text:p text:style-name="Preformatted_20_Text">orientation as the automap would imply, i.e. the first byte is the color</text:p>
      <text:p text:style-name="Preformatted_20_Text">at the NW corner, the 64th byte (byte 63, 0x3f) is the NE corner, etc.</text:p>
      <text:p text:style-name="Preformatted_20_Text"><text:s text:c="2"/>The blocks in the automap grid are 128 by 128, so four flats will fit</text:p>
      <text:p text:style-name="Preformatted_20_Text">in each block. Note that there is no way to offset the placement of flats,</text:p>
      <text:p text:style-name="Preformatted_20_Text">as can be done with wall textures. They are pasted according to grid lines</text:p>
      <text:p text:style-name="Preformatted_20_Text">64 apart, reckoned from the coordinate (0,0). This allows flats to flow</text:p>
      <text:p text:style-name="Preformatted_20_Text">smoothly even across jagged boundaries between sectors with the same</text:p>
      <text:p text:style-name="Preformatted_20_Text">floor or ceiling height.</text:p>
      <text:p text:style-name="Preformatted_20_Text"/>
      <text:p text:style-name="Preformatted_20_Text"><text:s text:c="2"/>As discussed in chapter [5], replacement and/or new-name flats don't</text:p>
      <text:p text:style-name="Preformatted_20_Text">work right from pwad files unless they are all in the same wad.</text:p>
      <text:p text:style-name="Preformatted_20_Text"><text:s text:c="2"/>Theoretically, you can change all the flats want by constructing a</text:p>
      <text:p text:style-name="Preformatted_20_Text">new DOOM.WAD or ALLFLATS.WAD pwad, but you have to make sure no floor</text:p>
      <text:p text:style-name="Preformatted_20_Text">or ceiling uses an entry name which isn't in your F_ section. And you</text:p>
      <text:p text:style-name="Preformatted_20_Text">have to include these four entries for DOOM 1 use, although you can</text:p>
      <text:p text:style-name="Preformatted_20_Text">change their actual contents (pictures): FLOOR4_8, SFLR6_1, MFLR8_4,</text:p>
      <text:p text:style-name="Preformatted_20_Text">and FLOOR7_2. The first three are needed as backgrounds for the episode</text:p>
      <text:p text:style-name="Preformatted_20_Text">end texts. The last is what is shown "outside" the border of the display</text:p>
      <text:p text:style-name="Preformatted_20_Text">window if the display is not full-screen.</text:p>
      <text:p text:style-name="Preformatted_20_Text"/>
      <text:p text:style-name="Preformatted_20_Text"/>
      <text:p text:style-name="Preformatted_20_Text">[6-1]: Animated Flats</text:p>
      <text:p text:style-name="Preformatted_20_Text">---------------------</text:p>
      <text:p text:style-name="Preformatted_20_Text"/>
      <text:p text:style-name="Preformatted_20_Text"><text:s text:c="2"/>See Chapter [8-4-1] for a discussion of how the animated walls and</text:p>
      <text:p text:style-name="Preformatted_20_Text">flats work. Unfortunately, the fact that the flats all need to be</text:p>
      <text:p text:style-name="Preformatted_20_Text">lumped together in one wad file means that its not possible to change</text:p>
      <text:p text:style-name="Preformatted_20_Text">the animations via a pwad file, unless it contains ALL the flats, which</text:p>
      <text:p text:style-name="Preformatted_20_Text">amounts to several hundred k. Plus it is illegal to distribute the</text:p>
      <text:p text:style-name="Preformatted_20_Text">original data, so to pass around modifications, either all the flats</text:p>
      <text:p text:style-name="Preformatted_20_Text">must be all-new, or a utility must be used to construct a FLATS.WAD</text:p>
      <text:p text:style-name="Preformatted_20_Text">on an end-user's hard drive, using the original DOOM.WAD plus the</text:p>
      <text:p text:style-name="Preformatted_20_Text">additions. (Note: Bernd Kreimeier, listed in [A-5], has written a</text:p>
      <text:p text:style-name="Preformatted_20_Text">utility that does just this. It is called DMADDS11).</text:p>
      <text:p text:style-name="Preformatted_20_Text"/>
      <text:p text:style-name="Preformatted_20_Text"/>
      <text:p text:style-name="Preformatted_20_Text">-----------------------------</text:p>
      <text:p text:style-name="Preformatted_20_Text">CHAPTER [7]: Sounds and Music</text:p>
      <text:p text:style-name="Preformatted_20_Text">-----------------------------</text:p>
      <text:p text:style-name="Preformatted_20_Text"/>
      <text:p text:style-name="Preformatted_20_Text"/>
      <text:p text:style-name="Preformatted_20_Text">[7-1]: PC Speaker Sound Effects</text:p>
      <text:p text:style-name="Preformatted_20_Text">===============================</text:p>
      <text:p text:style-name="Preformatted_20_Text"/>
      <text:p text:style-name="Preformatted_20_Text"><text:s text:c="2"/>DP* entries in the directory refer to lumps that are sound data for</text:p>
      <text:p text:style-name="Preformatted_20_Text">systems using the PC speaker.</text:p>
      <text:p text:style-name="Preformatted_20_Text"><text:soft-page-break/><text:s text:c="2"/>It's a quick and simple format. First is a &lt;short&gt; that's always 0,</text:p>
      <text:p text:style-name="Preformatted_20_Text">then a &lt;short&gt; that's the number of bytes of sound data, then follow</text:p>
      <text:p text:style-name="Preformatted_20_Text">that many bytes worth of sound data. That is, the lump's bytes will be</text:p>
      <text:p text:style-name="Preformatted_20_Text">0, 0, N, 0, then N bytes of data. The DP* lumps range in size from around</text:p>
      <text:p text:style-name="Preformatted_20_Text">10 bytes to around 150 bytes, and the data seem to range from 0 to 96</text:p>
      <text:p text:style-name="Preformatted_20_Text">(0x00 to 0x60). The numbers obviously indicate frequency, but beyond</text:p>
      <text:p text:style-name="Preformatted_20_Text">that I don't know the exact correlation in Hz, nor the time duration</text:p>
      <text:p text:style-name="Preformatted_20_Text">of each byte worth of data. Feel free to figure this out and tell me.</text:p>
      <text:p text:style-name="Preformatted_20_Text"/>
      <text:p text:style-name="Preformatted_20_Text"/>
      <text:p text:style-name="Preformatted_20_Text">[7-2]: Soundcard Sound Effects</text:p>
      <text:p text:style-name="Preformatted_20_Text">==============================</text:p>
      <text:p text:style-name="Preformatted_20_Text"/>
      <text:p text:style-name="Preformatted_20_Text"><text:s text:c="2"/>DS* entries in the directory refer to lumps that are sound data for</text:p>
      <text:p text:style-name="Preformatted_20_Text">systems using soundcards.</text:p>
      <text:p text:style-name="Preformatted_20_Text"><text:s text:c="2"/>This data is in a RAW format for 8-bit 11 KHz mono sound - first is</text:p>
      <text:p text:style-name="Preformatted_20_Text">an 8-byte header composed of 4 unsigned short integers:</text:p>
      <text:p text:style-name="Preformatted_20_Text"/>
      <text:p text:style-name="Preformatted_20_Text">(1) 3 <text:s text:c="10"/>(means what?)</text:p>
      <text:p text:style-name="Preformatted_20_Text">(2) 11025 <text:s text:c="6"/>(the sample rate, samples per second)</text:p>
      <text:p text:style-name="Preformatted_20_Text">(3) N <text:s text:c="10"/>(the number of samples)</text:p>
      <text:p text:style-name="Preformatted_20_Text">(4) 0</text:p>
      <text:p text:style-name="Preformatted_20_Text"/>
      <text:p text:style-name="Preformatted_20_Text"><text:s text:c="2"/>Each sample is a single byte, since they are 8-bit samples. The</text:p>
      <text:p text:style-name="Preformatted_20_Text">maximum number of samples is 65535, so at 11 KHz, a little less than</text:p>
      <text:p text:style-name="Preformatted_20_Text">6 seconds is the longest possible sound effect.</text:p>
      <text:p text:style-name="Preformatted_20_Text"/>
      <text:p text:style-name="Preformatted_20_Text"/>
      <text:p text:style-name="Preformatted_20_Text">[7-3]: Music</text:p>
      <text:p text:style-name="Preformatted_20_Text">============</text:p>
      <text:p text:style-name="Preformatted_20_Text"/>
      <text:p text:style-name="Preformatted_20_Text"><text:s text:c="2"/>D_* entries is the directory refer to lumps that are music. This</text:p>
      <text:p text:style-name="Preformatted_20_Text">music is in the MUS file format, which goes like this:</text:p>
      <text:p text:style-name="Preformatted_20_Text"/>
      <text:p text:style-name="Preformatted_20_Text">offset <text:s/>type <text:s text:c="3"/>contents</text:p>
      <text:p text:style-name="Preformatted_20_Text"/>
      <text:p text:style-name="Preformatted_20_Text">0 <text:s text:c="6"/>ASCII <text:s text:c="2"/>"MUS" and CTRL-Z (hex 4d 55 53 1a)</text:p>
      <text:p text:style-name="Preformatted_20_Text">4 <text:s text:c="5"/>&lt;short&gt; <text:s/># of bytes of music data</text:p>
      <text:p text:style-name="Preformatted_20_Text">6 <text:s text:c="5"/>&lt;short&gt; <text:s/># of bytes of header data (offset to start of music)</text:p>
      <text:p text:style-name="Preformatted_20_Text">8 <text:s text:c="5"/>&lt;short&gt; <text:s/>number of primary channels</text:p>
      <text:p text:style-name="Preformatted_20_Text">10 <text:s text:c="4"/>&lt;short&gt; <text:s/>number of secondary channels</text:p>
      <text:p text:style-name="Preformatted_20_Text">12 <text:s text:c="4"/>&lt;short&gt; <text:s/>number of instrument patches</text:p>
      <text:p text:style-name="Preformatted_20_Text">14 <text:s text:c="4"/>&lt;short&gt; <text:s/>0</text:p>
      <text:p text:style-name="Preformatted_20_Text">16 <text:s text:c="4"/>&lt;short&gt;s instrument patch numbers</text:p>
      <text:p text:style-name="Preformatted_20_Text">X to end <text:s/>? <text:s text:c="4"/>Music data</text:p>
      <text:p text:style-name="Preformatted_20_Text"/>
      <text:p text:style-name="Preformatted_20_Text"><text:s text:c="2"/>X is the header size (the second short). Drum patch numbers (greater</text:p>
      <text:p text:style-name="Preformatted_20_Text">than 128) are 28 less than the numbers listed in the DMXGUS lump.</text:p>
      <text:p text:style-name="Preformatted_20_Text"><text:s text:c="2"/>What the exact format of the music data is, I don't know.</text:p>
      <text:p text:style-name="Preformatted_20_Text"/>
      <text:p text:style-name="Preformatted_20_Text"/>
      <text:p text:style-name="Preformatted_20_Text">[7-4]: GENMIDI</text:p>
      <text:p text:style-name="Preformatted_20_Text">==============</text:p>
      <text:p text:style-name="Preformatted_20_Text"/>
      <text:p text:style-name="Preformatted_20_Text"><text:soft-page-break/><text:s text:c="2"/>This has something to do with General MIDI, obviously. This lump</text:p>
      <text:p text:style-name="Preformatted_20_Text">has 3 sections: an 8-byte header (the ASCII text "#OPL_II#"), then</text:p>
      <text:p text:style-name="Preformatted_20_Text">150 36-byte records (1 for each instrument), then 150 32-byte strings</text:p>
      <text:p text:style-name="Preformatted_20_Text">(names of instruments, padded with zeros). Perhaps the 36 bytes contain</text:p>
      <text:p text:style-name="Preformatted_20_Text">waveform information for the General MIDI standard instruments (this</text:p>
      <text:p text:style-name="Preformatted_20_Text">guess is based on exactly one glance at a dump of the byte values,</text:p>
      <text:p text:style-name="Preformatted_20_Text">so don't put too much faith in it).</text:p>
      <text:p text:style-name="Preformatted_20_Text"/>
      <text:p text:style-name="Preformatted_20_Text"/>
      <text:p text:style-name="Preformatted_20_Text">[7-5]: DMXGUS</text:p>
      <text:p text:style-name="Preformatted_20_Text">=============</text:p>
      <text:p text:style-name="Preformatted_20_Text"/>
      <text:p text:style-name="Preformatted_20_Text"><text:s text:c="2"/>This lump is used to do instrument patch mappings on the Gravis</text:p>
      <text:p text:style-name="Preformatted_20_Text">Ultra-Sound soundcard. It's in a very simple format - ASCII text!</text:p>
      <text:p text:style-name="Preformatted_20_Text">Here's the start and end of the DMXGUS lump from DOOM 1 version 1.2,</text:p>
      <text:p text:style-name="Preformatted_20_Text">which is 200 lines, of which the first 10 are comments:</text:p>
      <text:p text:style-name="Preformatted_20_Text"/>
      <text:p text:style-name="Preformatted_20_Text">#Purpose: Different size patch libraries for different memory sizes.</text:p>
      <text:p text:style-name="Preformatted_20_Text"># <text:s text:c="8"/>The libraries are built in such a way as to leave 8K+32bytes</text:p>
      <text:p text:style-name="Preformatted_20_Text"># <text:s text:c="8"/>after the patches are loaded for digital audio.</text:p>
      <text:p text:style-name="Preformatted_20_Text">#</text:p>
      <text:p text:style-name="Preformatted_20_Text">#Revision History: 06/22/93 - Fixed problem with 512K patch library</text:p>
      <text:p text:style-name="Preformatted_20_Text"># <text:s text:c="17"/>07/26/93 - patch names changed in various releases</text:p>
      <text:p text:style-name="Preformatted_20_Text">#</text:p>
      <text:p text:style-name="Preformatted_20_Text">#</text:p>
      <text:p text:style-name="Preformatted_20_Text">#Explanation of Columns: Patch # <text:s/>256K <text:s/>512K <text:s/>768K <text:s/>1024K <text:s/>Patch Name</text:p>
      <text:p text:style-name="Preformatted_20_Text">#</text:p>
      <text:p text:style-name="Preformatted_20_Text">0, 2, 1, 1, 1, acpiano</text:p>
      <text:p text:style-name="Preformatted_20_Text">1, 2, 1, 1, 1, britepno</text:p>
      <text:p text:style-name="Preformatted_20_Text">2, 2, 1, 1, 1, synpiano</text:p>
      <text:p text:style-name="Preformatted_20_Text">.</text:p>
      <text:p text:style-name="Preformatted_20_Text">.</text:p>
      <text:p text:style-name="Preformatted_20_Text">.</text:p>
      <text:p text:style-name="Preformatted_20_Text">213, 128, 128, 128, 128, castinet</text:p>
      <text:p text:style-name="Preformatted_20_Text">214, 128, 128, 128, 128, surdo1</text:p>
      <text:p text:style-name="Preformatted_20_Text">215, 128, 128, 128, 128, surdo2</text:p>
      <text:p text:style-name="Preformatted_20_Text"/>
      <text:p text:style-name="Preformatted_20_Text"/>
      <text:p text:style-name="Preformatted_20_Text">--------------------------------</text:p>
      <text:p text:style-name="Preformatted_20_Text">CHAPTER [8]: Miscellaneous Lumps</text:p>
      <text:p text:style-name="Preformatted_20_Text">--------------------------------</text:p>
      <text:p text:style-name="Preformatted_20_Text"/>
      <text:p text:style-name="Preformatted_20_Text"/>
      <text:p text:style-name="Preformatted_20_Text">[8-1]: PLAYPAL</text:p>
      <text:p text:style-name="Preformatted_20_Text">==============</text:p>
      <text:p text:style-name="Preformatted_20_Text"/>
      <text:p text:style-name="Preformatted_20_Text"><text:s text:c="2"/>There are 14 palettes here, each is 768 bytes = 256 rgb triples.</text:p>
      <text:p text:style-name="Preformatted_20_Text">That is, the first three bytes of a palette are the red, green, and</text:p>
      <text:p text:style-name="Preformatted_20_Text">blue portions of color 0. And so on. Note that the values use the</text:p>
      <text:p text:style-name="Preformatted_20_Text">full range (0..255), while standard VGA digital-analog converters</text:p>
      <text:p text:style-name="Preformatted_20_Text">use values 0-63.</text:p>
      <text:p text:style-name="Preformatted_20_Text"><text:s text:c="2"/>The first palette, palette 0, is used for most situations.</text:p>
      <text:p text:style-name="Preformatted_20_Text"><text:s text:c="2"/>Palettes 10-12 are used (briefly) when an item is picked up, the</text:p>
      <text:p text:style-name="Preformatted_20_Text">more items that are picked up in quick succession, the brighter it</text:p>
      <text:p text:style-name="Preformatted_20_Text"><text:soft-page-break/>gets, palette 12 being the brightest.</text:p>
      <text:p text:style-name="Preformatted_20_Text"><text:s text:c="2"/>Palette 13 is used while wearing a radiation suit.</text:p>
      <text:p text:style-name="Preformatted_20_Text"><text:s text:c="2"/>Palettes 3, 2, then 0 again are used after getting berserk strength.</text:p>
      <text:p text:style-name="Preformatted_20_Text"><text:s text:c="2"/>If the player is hurt, then the palette shifts up to number X, then</text:p>
      <text:p text:style-name="Preformatted_20_Text">comes "down" one every second or so, to palette 2, then palette 0</text:p>
      <text:p text:style-name="Preformatted_20_Text">(normal) again. What X is depends on how badly the player got hurt:</text:p>
      <text:p text:style-name="Preformatted_20_Text">Over 100% damage (add health loss and armor loss), X=8. 93%, X=7. 81%,</text:p>
      <text:p text:style-name="Preformatted_20_Text">X=6. 55%, X=5. 35%, X=4. 16%, X=2. These are just rough estimates</text:p>
      <text:p text:style-name="Preformatted_20_Text">based on a single test session long ago. Why bother tracking down</text:p>
      <text:p text:style-name="Preformatted_20_Text">the exact division points?</text:p>
      <text:p text:style-name="Preformatted_20_Text"/>
      <text:p text:style-name="Preformatted_20_Text"><text:s text:c="2"/>Unknown: what palettes 1 and 9 are for.</text:p>
      <text:p text:style-name="Preformatted_20_Text"/>
      <text:p text:style-name="Preformatted_20_Text"/>
      <text:p text:style-name="Preformatted_20_Text">[8-2]: COLORMAP</text:p>
      <text:p text:style-name="Preformatted_20_Text">===============</text:p>
      <text:p text:style-name="Preformatted_20_Text"/>
      <text:p text:style-name="Preformatted_20_Text"><text:s text:c="2"/>This contains 34 sets of 256 bytes, which "map" the colors "down" in</text:p>
      <text:p text:style-name="Preformatted_20_Text">brightness. Brightness varies from sector to sector. At very low</text:p>
      <text:p text:style-name="Preformatted_20_Text">brightness, almost all the colors are mapped to black, the darkest gray,</text:p>
      <text:p text:style-name="Preformatted_20_Text">etc. At the highest brightness levels, most colors are mapped to their</text:p>
      <text:p text:style-name="Preformatted_20_Text">own values, i.e. they don't change.</text:p>
      <text:p text:style-name="Preformatted_20_Text"><text:s text:c="2"/>In each set of 256 bytes, byte 0 will have the number of the palette</text:p>
      <text:p text:style-name="Preformatted_20_Text">color to which original color 0 gets mapped.</text:p>
      <text:p text:style-name="Preformatted_20_Text"><text:s text:c="2"/>The colormaps are numbered 0-33. Colormaps 0-31 are for the different</text:p>
      <text:p text:style-name="Preformatted_20_Text">brightness levels, 0 being the brightest (light level 248-255), 31 being</text:p>
      <text:p text:style-name="Preformatted_20_Text">the darkest (light level 0-7). Light level is the fifth field of each</text:p>
      <text:p text:style-name="Preformatted_20_Text">SECTOR record, see [4-9].</text:p>
      <text:p text:style-name="Preformatted_20_Text"><text:s text:c="2"/>Colormap 32 is used for every pixel in the display window (but not</text:p>
      <text:p text:style-name="Preformatted_20_Text">the status bar), regardless of sector brightness, when the player is</text:p>
      <text:p text:style-name="Preformatted_20_Text">under the effect of the "Invulnerability" power-up. This colormap is</text:p>
      <text:p text:style-name="Preformatted_20_Text">all whites and greys.</text:p>
      <text:p text:style-name="Preformatted_20_Text"><text:s text:c="2"/>Colormap 33 is all black for some reason.</text:p>
      <text:p text:style-name="Preformatted_20_Text"><text:s text:c="2"/>While the light-amplification goggles power-up is in effect, everything</text:p>
      <text:p text:style-name="Preformatted_20_Text">in the display uses colormap 0, regardless of sector brightness.</text:p>
      <text:p text:style-name="Preformatted_20_Text"/>
      <text:p text:style-name="Preformatted_20_Text"/>
      <text:p text:style-name="Preformatted_20_Text">[8-3]: ENDOOM</text:p>
      <text:p text:style-name="Preformatted_20_Text">=============</text:p>
      <text:p text:style-name="Preformatted_20_Text"/>
      <text:p text:style-name="Preformatted_20_Text"><text:s text:c="2"/>When you finally have to leave DOOM, you exit to dos, and a colorful</text:p>
      <text:p text:style-name="Preformatted_20_Text">box of text appears. This is it. It is 4000 bytes, which are simply</text:p>
      <text:p text:style-name="Preformatted_20_Text">stored in the screen memory area for 80x25 16-color text mode. Thus</text:p>
      <text:p text:style-name="Preformatted_20_Text">it follows the same format as screen memory does: each character on</text:p>
      <text:p text:style-name="Preformatted_20_Text">the screen takes up two bytes. The second byte of each pair is from</text:p>
      <text:p text:style-name="Preformatted_20_Text">the (extended) ASCII character set, while the first byte of each pair</text:p>
      <text:p text:style-name="Preformatted_20_Text">is the color attribute for that character. The color attribute can</text:p>
      <text:p text:style-name="Preformatted_20_Text">be explained thus:</text:p>
      <text:p text:style-name="Preformatted_20_Text"/>
      <text:p text:style-name="Preformatted_20_Text"><text:s/>bit 7 <text:s text:c="3"/>6 <text:s text:c="2"/>5 <text:s text:c="2"/>4 <text:s text:c="2"/>3 <text:s text:c="2"/>2 <text:s text:c="2"/>1 <text:s text:c="2"/>0</text:p>
      <text:p text:style-name="Preformatted_20_Text"><text:s text:c="2"/>+-----+---+---+---+---+---+---+---+</text:p>
      <text:p text:style-name="Preformatted_20_Text"><text:s text:c="2"/>| <text:s text:c="4"/>| <text:s text:c="2"/>. <text:s text:c="2"/>. <text:s text:c="2"/>| <text:s text:c="2"/>. <text:s text:c="2"/>. <text:s text:c="2"/>. <text:s text:c="2"/>|</text:p>
      <text:p text:style-name="Preformatted_20_Text"><text:s text:c="2"/>|Blink| Background| <text:s/>Foreground <text:s text:c="2"/>|</text:p>
      <text:p text:style-name="Preformatted_20_Text"><text:s text:c="2"/>| <text:s text:c="4"/>| <text:s text:c="2"/>. <text:s text:c="2"/>. <text:s text:c="2"/>| <text:s text:c="2"/>. <text:s text:c="2"/>. <text:s text:c="2"/>. <text:s text:c="2"/>|</text:p>
      <text:p text:style-name="Preformatted_20_Text"><text:soft-page-break/><text:s text:c="2"/>+-----+---+---+---+---+---+---+---+</text:p>
      <text:p text:style-name="Preformatted_20_Text"/>
      <text:p text:style-name="Preformatted_20_Text"><text:s text:c="2"/>So the foreground color can be from 0-15, the background color can</text:p>
      <text:p text:style-name="Preformatted_20_Text">be from 0-7, and the "blink" attribute is either on or off. All this</text:p>
      <text:p text:style-name="Preformatted_20_Text">very low-level info can be found in many ancient PC programming books,</text:p>
      <text:p text:style-name="Preformatted_20_Text">but otherwise it might be hard to locate...</text:p>
      <text:p text:style-name="Preformatted_20_Text"/>
      <text:p text:style-name="Preformatted_20_Text"/>
      <text:p text:style-name="Preformatted_20_Text">[8-4]: TEXTURE1 and TEXTURE2</text:p>
      <text:p text:style-name="Preformatted_20_Text">============================</text:p>
      <text:p text:style-name="Preformatted_20_Text"/>
      <text:p text:style-name="Preformatted_20_Text"><text:s text:c="2"/>These are lists of wall texture names used in SIDEDEFS lumps. Each</text:p>
      <text:p text:style-name="Preformatted_20_Text">wall texture is composed of one or more wall patches, whose names are</text:p>
      <text:p text:style-name="Preformatted_20_Text">listed in the PNAMES lump. But in a texture, the wall patches are not</text:p>
      <text:p text:style-name="Preformatted_20_Text">referred to by name, rather by the index number indicating what position</text:p>
      <text:p text:style-name="Preformatted_20_Text">they occupy in the PNAMES lump.</text:p>
      <text:p text:style-name="Preformatted_20_Text"><text:s text:c="2"/>The TEXTURE2 lump is only present in the registered DOOM.WAD. The</text:p>
      <text:p text:style-name="Preformatted_20_Text">TEXTURE1 lump is identical in DOOM.WAD and the shareware DOOM1.WAD, and</text:p>
      <text:p text:style-name="Preformatted_20_Text">it only refers to pname numbers up to 163, because the shareware wad</text:p>
      <text:p text:style-name="Preformatted_20_Text">only has the first 163 wall patches, not all 350.</text:p>
      <text:p text:style-name="Preformatted_20_Text"/>
      <text:p text:style-name="Preformatted_20_Text"><text:s text:c="2"/>A TEXTURE lump starts with a 4-byte long integer N which is the number</text:p>
      <text:p text:style-name="Preformatted_20_Text">of textures defined in it. Following it are N long integers which are the</text:p>
      <text:p text:style-name="Preformatted_20_Text">offsets in bytes from the beginning of the TEXTURE lump to the start of</text:p>
      <text:p text:style-name="Preformatted_20_Text">each texture's definition.</text:p>
      <text:p text:style-name="Preformatted_20_Text"><text:s text:c="2"/>Then there are N texture definitions, which have the following format.</text:p>
      <text:p text:style-name="Preformatted_20_Text">The first (texture name) field is an 8-byte string (less than 8 byte</text:p>
      <text:p text:style-name="Preformatted_20_Text">names are padded with zeros), the rest of the fields are 2-byte short</text:p>
      <text:p text:style-name="Preformatted_20_Text">integers:</text:p>
      <text:p text:style-name="Preformatted_20_Text"/>
      <text:p text:style-name="Preformatted_20_Text">(1) The name of the texture, used in SIDEDEFS, e.g. "FIREWALL".</text:p>
      <text:p text:style-name="Preformatted_20_Text">(2) always 0.</text:p>
      <text:p text:style-name="Preformatted_20_Text">(3) always 0.</text:p>
      <text:p text:style-name="Preformatted_20_Text">(4) total width of texture</text:p>
      <text:p text:style-name="Preformatted_20_Text">(5) total height of texture</text:p>
      <text:p text:style-name="Preformatted_20_Text"/>
      <text:p text:style-name="Preformatted_20_Text"><text:tab/>The fourth and fifth fields define a "space" (usually 128 by 128</text:p>
      <text:p text:style-name="Preformatted_20_Text"><text:s text:c="6"/>or 64 by 72 or etc...) in which individual wall patches are placed</text:p>
      <text:p text:style-name="Preformatted_20_Text"><text:s text:c="6"/>to form the overall picture. To tile vertically on a very tall wall</text:p>
      <text:p text:style-name="Preformatted_20_Text"><text:s text:c="6"/>without exhibiting the "Tutti Frutti" effect, a texture must have</text:p>
      <text:p text:style-name="Preformatted_20_Text"><text:s text:c="6"/>height 128, the maximum. There is no maximum width.</text:p>
      <text:p text:style-name="Preformatted_20_Text"/>
      <text:p text:style-name="Preformatted_20_Text">(6) always 0.</text:p>
      <text:p text:style-name="Preformatted_20_Text">(7) always 0.</text:p>
      <text:p text:style-name="Preformatted_20_Text">(8) Number of 5-field (5 &lt;short&gt;) patch descriptors that follow. This</text:p>
      <text:p text:style-name="Preformatted_20_Text">means that each texture entry has variable length. Many entries have just</text:p>
      <text:p text:style-name="Preformatted_20_Text">1 patch, the most used in DOOM in a single texture is 64.</text:p>
      <text:p text:style-name="Preformatted_20_Text"/>
      <text:p text:style-name="Preformatted_20_Text"><text:s text:c="2"/>Patch descriptor:</text:p>
      <text:p text:style-name="Preformatted_20_Text"/>
      <text:p text:style-name="Preformatted_20_Text"><text:s text:c="2"/>(a) x offset from top-left corner of texture space defined in fields</text:p>
      <text:p text:style-name="Preformatted_20_Text"><text:tab/>4 and 5 to start placement of this patch</text:p>
      <text:p text:style-name="Preformatted_20_Text"><text:s text:c="2"/>(b) y offset</text:p>
      <text:p text:style-name="Preformatted_20_Text"><text:s text:c="2"/>(c) number (0...) of the entry in the PNAMES lump that contains the</text:p>
      <text:p text:style-name="Preformatted_20_Text"><text:soft-page-break/><text:tab/>lump name from the directory, of the wall patch to use...</text:p>
      <text:p text:style-name="Preformatted_20_Text"><text:s text:c="2"/>(d) always 1, is for something called "stepdir"...</text:p>
      <text:p text:style-name="Preformatted_20_Text"><text:s text:c="2"/>(e) always 0, is for "colormap"...</text:p>
      <text:p text:style-name="Preformatted_20_Text"/>
      <text:p text:style-name="Preformatted_20_Text"><text:s text:c="2"/>Each texture's entry ends after the last of its patch descriptors.</text:p>
      <text:p text:style-name="Preformatted_20_Text"><text:s text:c="2"/>Note that patches can have transparent parts, since they are in the</text:p>
      <text:p text:style-name="Preformatted_20_Text">same picture format as everything else. Thus there can be (and are)</text:p>
      <text:p text:style-name="Preformatted_20_Text">transparent wall textures. These should only be used on a border between</text:p>
      <text:p text:style-name="Preformatted_20_Text">two sectors, to avoid "hall of mirrors" problems.</text:p>
      <text:p text:style-name="Preformatted_20_Text"><text:s text:c="2"/>Also, textures intended for use as the "middle" texture of a 2-sided</text:p>
      <text:p text:style-name="Preformatted_20_Text">SIDEDEF (e.g. transparent textures) should only be composed of a single</text:p>
      <text:p text:style-name="Preformatted_20_Text">patch. A limitation in the game engine will cause the "medusa" effect</text:p>
      <text:p text:style-name="Preformatted_20_Text">if there is more than 1 patch in any middle texture that is visible in</text:p>
      <text:p text:style-name="Preformatted_20_Text">the display window. This effect causes the computer to slow to a crawl</text:p>
      <text:p text:style-name="Preformatted_20_Text">and make play impossible until the offending wall is out of view.</text:p>
      <text:p text:style-name="Preformatted_20_Text"/>
      <text:p text:style-name="Preformatted_20_Text"/>
      <text:p text:style-name="Preformatted_20_Text">[8-4-1]: Animated Walls</text:p>
      <text:p text:style-name="Preformatted_20_Text">-----------------------</text:p>
      <text:p text:style-name="Preformatted_20_Text"/>
      <text:p text:style-name="Preformatted_20_Text"><text:s text:c="2"/>Some of the walls and floors are animated. In the case of wall</text:p>
      <text:p text:style-name="Preformatted_20_Text">textures, it is possible to substantially customize these animations.</text:p>
      <text:p text:style-name="Preformatted_20_Text">Flats' animations can theoretically also be modified, but since flats</text:p>
      <text:p text:style-name="Preformatted_20_Text">don't work from pwads, that can make the effort very difficult.</text:p>
      <text:p text:style-name="Preformatted_20_Text"><text:s text:c="2"/>The game engine sets up a number of wall animation cycles based on</text:p>
      <text:p text:style-name="Preformatted_20_Text">what entries it finds in the TEXTURE lumps. It also sets up flat</text:p>
      <text:p text:style-name="Preformatted_20_Text">animations based on what lumps exist between F_START and F_END.</text:p>
      <text:p text:style-name="Preformatted_20_Text">Versions before 1.666 can have up to 9 animated walls and 5 animated</text:p>
      <text:p text:style-name="Preformatted_20_Text">flats. Version 1.666 (DOOM 1 or 2) can have 13 walls and 9 floors</text:p>
      <text:p text:style-name="Preformatted_20_Text">animate.</text:p>
      <text:p text:style-name="Preformatted_20_Text"><text:s text:c="2"/>For wall animations, the entries in the columns "First" and "Last"</text:p>
      <text:p text:style-name="Preformatted_20_Text">below, and all the entries between them (in the order that they occur</text:p>
      <text:p text:style-name="Preformatted_20_Text">in the TEXTURE lump) are linked. If one of them is listed as a texture</text:p>
      <text:p text:style-name="Preformatted_20_Text">on a sidedef, that sidedef will change texture to the next in the cycle</text:p>
      <text:p text:style-name="Preformatted_20_Text">about 3 times a second, going back to &lt;First&gt; after &lt;Last&gt;. Flats work</text:p>
      <text:p text:style-name="Preformatted_20_Text">similarly, except the order is dictated by the wad directory. If both</text:p>
      <text:p text:style-name="Preformatted_20_Text">of the &lt;First&gt; and &lt;Last&gt; texture/flat names are not present, no problem.</text:p>
      <text:p text:style-name="Preformatted_20_Text">Then that potential cycle is unused. But if &lt;First&gt; is present, and</text:p>
      <text:p text:style-name="Preformatted_20_Text">&lt;Last&gt; either is not present or is listed BEFORE &lt;First&gt;, then an</text:p>
      <text:p text:style-name="Preformatted_20_Text">error occurs while the DOOM operating system sets up, and it aborts.</text:p>
      <text:p text:style-name="Preformatted_20_Text"><text:s text:c="2"/>Note that much longer sequences are possible! The entries between</text:p>
      <text:p text:style-name="Preformatted_20_Text">&lt;First&gt; and &lt;Last&gt; can be almost anything; they need not be the same</text:p>
      <text:p text:style-name="Preformatted_20_Text">in number as in the original, nor do they have to follow the same</text:p>
      <text:p text:style-name="Preformatted_20_Text">naming pattern. Thus one could set up SLADRIP1, TRON2, TRON3, TRON4,</text:p>
      <text:p text:style-name="Preformatted_20_Text">..., TRON67, SLADRIP3 for a 69-frame animated wall!</text:p>
      <text:p text:style-name="Preformatted_20_Text"><text:s text:c="2"/>The "Ver" column indicates what version of DOOM is required. "All"</text:p>
      <text:p text:style-name="Preformatted_20_Text">indicates all versions have it. The "r" signifies that the shareware</text:p>
      <text:p text:style-name="Preformatted_20_Text">DOOM1.WAD does not contain the necessary picture lumps. The "2" means</text:p>
      <text:p text:style-name="Preformatted_20_Text">that only DOOM 2 has the necessary picture lumps, but version 1.666 of</text:p>
      <text:p text:style-name="Preformatted_20_Text">DOOM.EXE for DOOM 1 also has the capability to use these animation-cycle</text:p>
      <text:p text:style-name="Preformatted_20_Text">names (for pwad designers).</text:p>
      <text:p text:style-name="Preformatted_20_Text"/>
      <text:p text:style-name="Preformatted_20_Text">First <text:s text:c="6"/>Last <text:s text:c="8"/>Ver <text:s text:c="3"/>Normal # of frames</text:p>
      <text:p text:style-name="Preformatted_20_Text"/>
      <text:p text:style-name="Preformatted_20_Text"><text:soft-page-break/>BLODGR1 <text:s text:c="4"/>BLODGR4 <text:s text:c="6"/>r <text:s text:c="4"/>4</text:p>
      <text:p text:style-name="Preformatted_20_Text">BLODRIP1 <text:s text:c="3"/>BLODRIP4 <text:s text:c="5"/>r <text:s text:c="4"/>4</text:p>
      <text:p text:style-name="Preformatted_20_Text">FIREBLU1 <text:s text:c="3"/>FIREBLU2 <text:s text:c="5"/>r <text:s text:c="4"/>2</text:p>
      <text:p text:style-name="Preformatted_20_Text">FIRELAV3 <text:s text:c="3"/>FIRELAVA <text:s text:c="5"/>r <text:s text:c="4"/>2 (3 patches are in DOOM.WAD, 1 is unused)</text:p>
      <text:p text:style-name="Preformatted_20_Text">FIREMAG1 <text:s text:c="3"/>FIREMAG3 <text:s text:c="5"/>r <text:s text:c="4"/>3</text:p>
      <text:p text:style-name="Preformatted_20_Text">FIREWALA <text:s text:c="3"/>FIREWALL <text:s text:c="5"/>r <text:s text:c="4"/>3</text:p>
      <text:p text:style-name="Preformatted_20_Text">GSTFONT1 <text:s text:c="3"/>GSTFONT3 <text:s text:c="5"/>r <text:s text:c="4"/>3</text:p>
      <text:p text:style-name="Preformatted_20_Text">ROCKRED1 <text:s text:c="3"/>ROCKRED3 <text:s text:c="5"/>r <text:s text:c="4"/>3</text:p>
      <text:p text:style-name="Preformatted_20_Text">SLADRIP1 <text:s text:c="3"/>SLADRIP3 <text:s text:c="4"/>All <text:s text:c="3"/>3</text:p>
      <text:p text:style-name="Preformatted_20_Text"/>
      <text:p text:style-name="Preformatted_20_Text">BFALL1 <text:s text:c="5"/>BFALL4 <text:s text:c="7"/>2 <text:s text:c="4"/>4</text:p>
      <text:p text:style-name="Preformatted_20_Text">SFALL1 <text:s text:c="5"/>SFALL4 <text:s text:c="7"/>2 <text:s text:c="4"/>4</text:p>
      <text:p text:style-name="Preformatted_20_Text">WFALL1 <text:s text:c="5"/>WFALL4 <text:s text:c="7"/>2 <text:s text:c="4"/>4</text:p>
      <text:p text:style-name="Preformatted_20_Text">DBRAIN1 <text:s text:c="4"/>DBRAIN4 <text:s text:c="6"/>2 <text:s text:c="4"/>4</text:p>
      <text:p text:style-name="Preformatted_20_Text"/>
      <text:p text:style-name="Preformatted_20_Text">(floor/ceiling animations):</text:p>
      <text:p text:style-name="Preformatted_20_Text"/>
      <text:p text:style-name="Preformatted_20_Text">NUKAGE1 <text:s text:c="4"/>NUKAGE3 <text:s text:c="5"/>All <text:s text:c="3"/>3</text:p>
      <text:p text:style-name="Preformatted_20_Text">FWATER1 <text:s text:c="4"/>FWATER4 <text:s text:c="6"/>r <text:s text:c="4"/>4</text:p>
      <text:p text:style-name="Preformatted_20_Text">SWATER1 <text:s text:c="4"/>SWATER4 <text:s text:c="6"/>- <text:s text:c="4"/>4 (SWATER lumps aren't in any DOOM.WAD)</text:p>
      <text:p text:style-name="Preformatted_20_Text">LAVA1 <text:s text:c="6"/>LAVA4 <text:s text:c="8"/>r <text:s text:c="4"/>4</text:p>
      <text:p text:style-name="Preformatted_20_Text">BLOOD1 <text:s text:c="5"/>BLOOD3 <text:s text:c="7"/>r <text:s text:c="4"/>3</text:p>
      <text:p text:style-name="Preformatted_20_Text"/>
      <text:p text:style-name="Preformatted_20_Text">RROCK05 <text:s text:c="4"/>RROCK08 <text:s text:c="6"/>2 <text:s text:c="4"/>4</text:p>
      <text:p text:style-name="Preformatted_20_Text">SLIME01 <text:s text:c="4"/>SLIME04 <text:s text:c="6"/>2 <text:s text:c="4"/>4</text:p>
      <text:p text:style-name="Preformatted_20_Text">SLIME05 <text:s text:c="4"/>SLIME08 <text:s text:c="6"/>2 <text:s text:c="4"/>4</text:p>
      <text:p text:style-name="Preformatted_20_Text">SLIME09 <text:s text:c="4"/>SLIME12 <text:s text:c="6"/>2 <text:s text:c="4"/>4</text:p>
      <text:p text:style-name="Preformatted_20_Text"/>
      <text:p text:style-name="Preformatted_20_Text"/>
      <text:p text:style-name="Preformatted_20_Text">[8-4-2]: The SKY Textures</text:p>
      <text:p text:style-name="Preformatted_20_Text">-------------------------</text:p>
      <text:p text:style-name="Preformatted_20_Text"/>
      <text:p text:style-name="Preformatted_20_Text"><text:s text:c="2"/>The SKY1, SKY2, and SKY3 textures are rather special in that they are</text:p>
      <text:p text:style-name="Preformatted_20_Text">used as sky backgrounds when the player is out in the open. They can</text:p>
      <text:p text:style-name="Preformatted_20_Text">also be used on regular walls, but they usually aren't, because then</text:p>
      <text:p text:style-name="Preformatted_20_Text">they just look like a painting. The "background" effect is done by</text:p>
      <text:p text:style-name="Preformatted_20_Text">the game engine. There is a special flat, F_SKY1, which is used to</text:p>
      <text:p text:style-name="Preformatted_20_Text">indicate that a floor or ceiling is "transparent" to the SKY beyond.</text:p>
      <text:p text:style-name="Preformatted_20_Text">The picture data in the F_SKY1 flat is not even used.</text:p>
      <text:p text:style-name="Preformatted_20_Text"><text:s text:c="2"/>Upper textures between F_SKY1 ceilinged sectors do not have the</text:p>
      <text:p text:style-name="Preformatted_20_Text">specified texture (if any) drawn. Instead, they are "sky". Likewise</text:p>
      <text:p text:style-name="Preformatted_20_Text">with lower textures between F_SKY1 floored sectors, but it doesn't</text:p>
      <text:p text:style-name="Preformatted_20_Text">work as well, because if the player's viewpoint is below the top of</text:p>
      <text:p text:style-name="Preformatted_20_Text">a lower-texture-sky (i.e. if any part of it is in the upper half of</text:p>
      <text:p text:style-name="Preformatted_20_Text">the display), it causes a hall-of-mirrors effect.</text:p>
      <text:p text:style-name="Preformatted_20_Text"><text:s text:c="2"/>SKY textures as sky backgrounds are mirror-images of what they look</text:p>
      <text:p text:style-name="Preformatted_20_Text">like on walls.</text:p>
      <text:p text:style-name="Preformatted_20_Text"><text:s text:c="2"/>The SKY textures are always placed with their tops at the top of the</text:p>
      <text:p text:style-name="Preformatted_20_Text">view window. Since they cannot be more than 128 high, just like any</text:p>
      <text:p text:style-name="Preformatted_20_Text">other texture, a rather ugly "seam" in the sky is sometimes visible</text:p>
      <text:p text:style-name="Preformatted_20_Text">if the player can see too far "down".</text:p>
      <text:p text:style-name="Preformatted_20_Text"><text:s text:c="2"/>SKY textures do move horizontally, though, to give a realistic</text:p>
      <text:p text:style-name="Preformatted_20_Text">effect. Doing a complete 360 degree turn will scroll by a 256-wide</text:p>
      <text:p text:style-name="Preformatted_20_Text">SKY four times. A 1024-wide SKY will exactly circumscribe the horizon.</text:p>
      <text:p text:style-name="Preformatted_20_Text"><text:soft-page-break/>The 0 column of the SKY texture will be at due north (as on the automap),</text:p>
      <text:p text:style-name="Preformatted_20_Text">the 256 column is at west, 512 is south, and 768 is east. So the middle</text:p>
      <text:p text:style-name="Preformatted_20_Text">part of a 256-wide SKY is visible at NW, SW, SE, and NE.</text:p>
      <text:p text:style-name="Preformatted_20_Text"/>
      <text:p text:style-name="Preformatted_20_Text"><text:s text:c="2"/>SKY textures can be composed of several patches, just like regular</text:p>
      <text:p text:style-name="Preformatted_20_Text">textures, but trying to animate the sky doesn't work. DOOM.EXE can be</text:p>
      <text:p text:style-name="Preformatted_20_Text">changed so that SKY2 is the start of an animation cycle, and indeed</text:p>
      <text:p text:style-name="Preformatted_20_Text">on a wall it will animate, but the sky background does not. This is</text:p>
      <text:p text:style-name="Preformatted_20_Text">perhaps related to the way that "middle" textures of sidedefs do not</text:p>
      <text:p text:style-name="Preformatted_20_Text">animate.</text:p>
      <text:p text:style-name="Preformatted_20_Text"/>
      <text:p text:style-name="Preformatted_20_Text"/>
      <text:p text:style-name="Preformatted_20_Text">[8-5]: PNAMES</text:p>
      <text:p text:style-name="Preformatted_20_Text">=============</text:p>
      <text:p text:style-name="Preformatted_20_Text"/>
      <text:p text:style-name="Preformatted_20_Text"><text:s text:c="2"/>This is a list of all the names of lumps that are going to be used</text:p>
      <text:p text:style-name="Preformatted_20_Text">as wall patches. DOOM assigns numbers to these names, in the order</text:p>
      <text:p text:style-name="Preformatted_20_Text">that they are listed. The numbers are then used in TEXTURE1 and TEXTURE2</text:p>
      <text:p text:style-name="Preformatted_20_Text">entries to refer to wall patch lumps. In a texture composition entry,</text:p>
      <text:p text:style-name="Preformatted_20_Text">0 means the first pname, 1 is the second, ...</text:p>
      <text:p text:style-name="Preformatted_20_Text"/>
      <text:p text:style-name="Preformatted_20_Text"><text:s text:c="2"/>The first four bytes of the PNAMES lump is a long integer N.</text:p>
      <text:p text:style-name="Preformatted_20_Text"><text:s text:c="2"/>Then follow N pnames, each of which occupies 8 bytes. Pnames less than</text:p>
      <text:p text:style-name="Preformatted_20_Text">8 bytes long are padded with zeros. These names duplicate an entry in</text:p>
      <text:p text:style-name="Preformatted_20_Text">the directory (but are not case sensitive - lowercase letters will match</text:p>
      <text:p text:style-name="Preformatted_20_Text">uppercase letters and vice versa). Unlike sprites and floors, wall</text:p>
      <text:p text:style-name="Preformatted_20_Text">patches can be loaded from external pwads. Whichever pwad was listed</text:p>
      <text:p text:style-name="Preformatted_20_Text">last on the command line and contains a lump with the same name as the</text:p>
      <text:p text:style-name="Preformatted_20_Text">one in the PNAMES lump (which itself could be from a pwad) is the pwad</text:p>
      <text:p text:style-name="Preformatted_20_Text">that is used to get the picture data for that wall patch.</text:p>
      <text:p text:style-name="Preformatted_20_Text"/>
      <text:p text:style-name="Preformatted_20_Text"/>
      <text:p text:style-name="Preformatted_20_Text">[8-6]: DEMOs</text:p>
      <text:p text:style-name="Preformatted_20_Text">============</text:p>
      <text:p text:style-name="Preformatted_20_Text"/>
      <text:p text:style-name="Preformatted_20_Text"><text:s text:c="2"/>If you start DOOM and do nothing, after a few seconds, it automatically</text:p>
      <text:p text:style-name="Preformatted_20_Text">shows a demo of play on some level. Also, external demos can be recorded</text:p>
      <text:p text:style-name="Preformatted_20_Text">and played back by using the command line parameters explained in the</text:p>
      <text:p text:style-name="Preformatted_20_Text">README and/or the DOOM FAQ. All external demos have a .LMP extension</text:p>
      <text:p text:style-name="Preformatted_20_Text">which the DOOM OS attaches; you only type the [demoname] without the</text:p>
      <text:p text:style-name="Preformatted_20_Text">.LMP extension.</text:p>
      <text:p text:style-name="Preformatted_20_Text"><text:s text:c="2"/>The DOOM.WAD lumps DEMO1, DEMO2, and DEMO3 are in exactly the same</text:p>
      <text:p text:style-name="Preformatted_20_Text">format as these external .LMP files. Strictly speaking, the "demo"</text:p>
      <text:p text:style-name="Preformatted_20_Text">format should not be called the "LMP" format, because any external</text:p>
      <text:p text:style-name="Preformatted_20_Text">file without a wadfile header, i.e. it is just raw data, is a "lump"</text:p>
      <text:p text:style-name="Preformatted_20_Text">and deserves the .LMP extension.</text:p>
      <text:p text:style-name="Preformatted_20_Text"/>
      <text:p text:style-name="Preformatted_20_Text"><text:s text:c="2"/>A DOOM demo has three parts:</text:p>
      <text:p text:style-name="Preformatted_20_Text"/>
      <text:p text:style-name="Preformatted_20_Text"><text:s text:c="2"/>(1) header - 7 or 13 bytes</text:p>
      <text:p text:style-name="Preformatted_20_Text"><text:s text:c="2"/>(2) data recording player moves - 4 bytes per player per gametic</text:p>
      <text:p text:style-name="Preformatted_20_Text"><text:s text:c="2"/>(3) quit byte - equals 128 (0x80)</text:p>
      <text:p text:style-name="Preformatted_20_Text"/>
      <text:p text:style-name="Preformatted_20_Text">(1) There are two different kinds of header depending on the version of</text:p>
      <text:p text:style-name="Preformatted_20_Text"><text:soft-page-break/>DOOM used to record the demo. Versions up to 1.2 use a 7-byte header:</text:p>
      <text:p text:style-name="Preformatted_20_Text"/>
      <text:p text:style-name="Preformatted_20_Text"><text:s text:c="2"/>byte <text:s/>range <text:s text:c="2"/>purpose</text:p>
      <text:p text:style-name="Preformatted_20_Text"/>
      <text:p text:style-name="Preformatted_20_Text">0 <text:s text:c="6"/>0-4 <text:s text:c="4"/>skill level. 0="I'm too young to die", 4="Nightmare!"</text:p>
      <text:p text:style-name="Preformatted_20_Text">1 <text:s text:c="6"/>1-3 <text:s text:c="4"/>episode.</text:p>
      <text:p text:style-name="Preformatted_20_Text">2 <text:s text:c="6"/>1-9 <text:s text:c="4"/>mission/map.</text:p>
      <text:p text:style-name="Preformatted_20_Text">3 <text:s text:c="6"/>0-1 <text:s text:c="4"/>player 1 is present if this is 1.</text:p>
      <text:p text:style-name="Preformatted_20_Text">4 <text:s text:c="6"/>0-1 <text:s text:c="4"/>player 2.</text:p>
      <text:p text:style-name="Preformatted_20_Text">5 <text:s text:c="6"/>0-1 <text:s text:c="4"/>player 3.</text:p>
      <text:p text:style-name="Preformatted_20_Text">6 <text:s text:c="6"/>0-1 <text:s text:c="4"/>player 4.</text:p>
      <text:p text:style-name="Preformatted_20_Text"/>
      <text:p text:style-name="Preformatted_20_Text"><text:s text:c="2"/>Versions after 1.2 use a 13-byte header:</text:p>
      <text:p text:style-name="Preformatted_20_Text"/>
      <text:p text:style-name="Preformatted_20_Text">byte <text:s text:c="3"/>range <text:s text:c="2"/>purpose</text:p>
      <text:p text:style-name="Preformatted_20_Text"/>
      <text:p text:style-name="Preformatted_20_Text">0 <text:s text:c="6"/>104-106 version. 104=1.4 beta, 105=1.5 beta, 106=1.6 beta or 1.666</text:p>
      <text:p text:style-name="Preformatted_20_Text">1 <text:s text:c="6"/>0-4 <text:s text:c="4"/>skill level. 0="I'm too young to die", 4="Nightmare!"</text:p>
      <text:p text:style-name="Preformatted_20_Text">2 <text:s text:c="6"/>1-3 <text:s text:c="4"/>episode. In DOOM 2 this is always 1.</text:p>
      <text:p text:style-name="Preformatted_20_Text">3 <text:s text:c="6"/>1-32 <text:s text:c="3"/>mission/map/level. In DOOM 1, it's 1-9. In DOOM 2, it's 1-32.</text:p>
      <text:p text:style-name="Preformatted_20_Text">4 <text:s text:c="6"/>0-2 <text:s text:c="4"/>mode. 0=single or cooperative, 1=deathmatch, 2=altdeath</text:p>
      <text:p text:style-name="Preformatted_20_Text">5 <text:s text:c="6"/>0- <text:s text:c="5"/>respawn. 0=no respawn parameter, (any other value)=respawn.</text:p>
      <text:p text:style-name="Preformatted_20_Text">6 <text:s text:c="6"/>0- <text:s text:c="5"/>fast. 0=no fast parameter, (any other value)=fast.</text:p>
      <text:p text:style-name="Preformatted_20_Text">7 <text:s text:c="6"/>0- <text:s text:c="5"/>nomonsters. 0=monsters exist, (any other value)=nomonsters.</text:p>
      <text:p text:style-name="Preformatted_20_Text">8 <text:s text:c="6"/>0-3 <text:s text:c="4"/>viewpoint. 0=player 1's status bar, ..., 3=player 4.</text:p>
      <text:p text:style-name="Preformatted_20_Text">9 <text:s text:c="6"/>0-1 <text:s text:c="4"/>player 1 is present if this is 1.</text:p>
      <text:p text:style-name="Preformatted_20_Text">10 0x0a 0-1 <text:s text:c="4"/>player 2.</text:p>
      <text:p text:style-name="Preformatted_20_Text">11 0x0b 0-1 <text:s text:c="4"/>player 3.</text:p>
      <text:p text:style-name="Preformatted_20_Text">12 0x0c 0-1 <text:s text:c="4"/>player 4.</text:p>
      <text:p text:style-name="Preformatted_20_Text"/>
      <text:p text:style-name="Preformatted_20_Text">(2) The player-move data is recorded in 4-byte chunks. Every 1/35 of a</text:p>
      <text:p text:style-name="Preformatted_20_Text">second is a gametic, and for every gametic, there is one 4-byte chunk</text:p>
      <text:p text:style-name="Preformatted_20_Text">per player. So the time duration of a demo (in seconds) is approximately</text:p>
      <text:p text:style-name="Preformatted_20_Text">equal to its length in bytes divided by (140 * number_of_players).</text:p>
      <text:p text:style-name="Preformatted_20_Text"/>
      <text:p text:style-name="Preformatted_20_Text"><text:s text:c="2"/>The four bytes recording each player's actions are:</text:p>
      <text:p text:style-name="Preformatted_20_Text"/>
      <text:p text:style-name="Preformatted_20_Text"><text:s text:c="2"/>(a) Forward/Backward Movement.</text:p>
      <text:p text:style-name="Preformatted_20_Text"><text:s text:c="2"/>(b) Strafe Right/Left Movement.</text:p>
      <text:p text:style-name="Preformatted_20_Text"><text:s text:c="2"/>(c) Turn Left/Right.</text:p>
      <text:p text:style-name="Preformatted_20_Text"><text:s text:c="2"/>(d) other actions - use/activate, fire, change weapons.</text:p>
      <text:p text:style-name="Preformatted_20_Text"/>
      <text:p text:style-name="Preformatted_20_Text"><text:s text:c="2"/>The first three are signed bytes (i.e. of type &lt;char&gt;).</text:p>
      <text:p text:style-name="Preformatted_20_Text"/>
      <text:p text:style-name="Preformatted_20_Text"><text:s text:c="2"/>(a) Ranges from -127 to 127, negative numbers are backward movement,</text:p>
      <text:p text:style-name="Preformatted_20_Text"><text:s text:c="6"/>positive numbers are forward movement. Without the -turbo option</text:p>
      <text:p text:style-name="Preformatted_20_Text"><text:s text:c="6"/>above 100, values outside -50..50 cannot be achieved. With a</text:p>
      <text:p text:style-name="Preformatted_20_Text"><text:s text:c="6"/>keyboard or joystick, these are the regular values:</text:p>
      <text:p text:style-name="Preformatted_20_Text"/>
      <text:p text:style-name="Preformatted_20_Text"><text:s text:c="6"/>Move forward: <text:s text:c="2"/>25 (0x19) <text:s text:c="2"/>with Speed on: <text:s/>50 (0x32)</text:p>
      <text:p text:style-name="Preformatted_20_Text"><text:s text:c="6"/>Move backward: -25 (0xE7) <text:s text:c="2"/>with Speed on: -50 (0xCE)</text:p>
      <text:p text:style-name="Preformatted_20_Text"/>
      <text:p text:style-name="Preformatted_20_Text"><text:s text:c="6"/>Fancy mouse use can achieve any number in the range.</text:p>
      <text:p text:style-name="Preformatted_20_Text"/>
      <text:p text:style-name="Preformatted_20_Text"><text:soft-page-break/><text:s text:c="2"/>(b) Ranges from -127 to 127, negative numbers are left-strafe movement,</text:p>
      <text:p text:style-name="Preformatted_20_Text"><text:s text:c="6"/>positive numbers are right-strafe movement. The keyboard values are:</text:p>
      <text:p text:style-name="Preformatted_20_Text"/>
      <text:p text:style-name="Preformatted_20_Text"><text:s text:c="6"/>Strafe right: 24 <text:s/>(0x18) <text:s text:c="3"/>with Speed on: <text:s/>50 (0x32)</text:p>
      <text:p text:style-name="Preformatted_20_Text"><text:s text:c="6"/>Strafe left: -24 <text:s/>(0xE8) <text:s text:c="3"/>with Speed on: -50 (0xCE)</text:p>
      <text:p text:style-name="Preformatted_20_Text"/>
      <text:p text:style-name="Preformatted_20_Text"><text:s text:c="2"/>(c) Ranges from -127 to 127, negative numbers are right turns, positive</text:p>
      <text:p text:style-name="Preformatted_20_Text"><text:s text:c="6"/>numbers are left turns. The keyboard values vary from version to</text:p>
      <text:p text:style-name="Preformatted_20_Text"><text:s text:c="6"/>version, but are all in the range -5..5, and that's with Speed on.</text:p>
      <text:p text:style-name="Preformatted_20_Text"/>
      <text:p text:style-name="Preformatted_20_Text"><text:s text:c="6"/>Using the mouse can achieve much higher numbers here. I doubt if</text:p>
      <text:p text:style-name="Preformatted_20_Text"><text:s text:c="6"/>the maximums of 127 and -127 can actually be achieved in play,</text:p>
      <text:p text:style-name="Preformatted_20_Text"><text:s text:c="6"/>though.</text:p>
      <text:p text:style-name="Preformatted_20_Text"/>
      <text:p text:style-name="Preformatted_20_Text"><text:s text:c="2"/>(d) the bits of this byte indicate what actions the player is engaged in:</text:p>
      <text:p text:style-name="Preformatted_20_Text"/>
      <text:p text:style-name="Preformatted_20_Text"><text:s text:c="6"/>bit 0 <text:s text:c="4"/>Fire current weapon</text:p>
      <text:p text:style-name="Preformatted_20_Text"><text:s text:c="6"/>bit 1 <text:s text:c="4"/>Use (a switch, open a door, etc.)</text:p>
      <text:p text:style-name="Preformatted_20_Text"><text:s text:c="6"/>bit 2 <text:s text:c="4"/>Change weapon to the one indicated in bits 3-5:</text:p>
      <text:p text:style-name="Preformatted_20_Text"/>
      <text:p text:style-name="Preformatted_20_Text"><text:s text:c="6"/>bits 5-3 = 000 Fist or Chainsaw</text:p>
      <text:p text:style-name="Preformatted_20_Text"><text:tab/><text:tab/> 001 Pistol</text:p>
      <text:p text:style-name="Preformatted_20_Text"><text:tab/><text:tab/> 010 Shotgun</text:p>
      <text:p text:style-name="Preformatted_20_Text"><text:tab/><text:tab/> 011 Chaingun</text:p>
      <text:p text:style-name="Preformatted_20_Text"><text:tab/><text:tab/> 100 Rocket Launcher</text:p>
      <text:p text:style-name="Preformatted_20_Text"><text:tab/><text:tab/> 101 Plasma Rifle</text:p>
      <text:p text:style-name="Preformatted_20_Text"><text:tab/><text:tab/> 110 BFG 9000</text:p>
      <text:p text:style-name="Preformatted_20_Text"><text:tab/><text:tab/> 111 Super Shotgun (DOOM 2 only)</text:p>
      <text:p text:style-name="Preformatted_20_Text"/>
      <text:p text:style-name="Preformatted_20_Text"><text:s text:c="6"/>bit 6 <text:s text:c="4"/>unused</text:p>
      <text:p text:style-name="Preformatted_20_Text"><text:s text:c="6"/>bit 7 <text:s text:c="4"/>indicates a special action which alters the meanings</text:p>
      <text:p text:style-name="Preformatted_20_Text"><text:tab/><text:tab/> <text:s/>of the other bits:</text:p>
      <text:p text:style-name="Preformatted_20_Text"/>
      <text:p text:style-name="Preformatted_20_Text"><text:tab/><text:tab/>bits 1-0 = 01 pause or unpause</text:p>
      <text:p text:style-name="Preformatted_20_Text"><text:tab/><text:tab/><text:tab/> = 10 save game in slot # recorded in bits 4 to 2</text:p>
      <text:p text:style-name="Preformatted_20_Text"><text:tab/><text:tab/><text:tab/><text:tab/>(slot number can thus be 0 to 7 but</text:p>
      <text:p text:style-name="Preformatted_20_Text"><text:tab/><text:tab/><text:tab/><text:tab/> should NOT be 6 or 7 or else!)</text:p>
      <text:p text:style-name="Preformatted_20_Text"/>
      <text:p text:style-name="Preformatted_20_Text"><text:s text:c="2"/>There might be other special actions. The save game action happens</text:p>
      <text:p text:style-name="Preformatted_20_Text">during replay of the demo, so be careful when playing demos if you</text:p>
      <text:p text:style-name="Preformatted_20_Text">have important savegames! One or more of them could conceivably get</text:p>
      <text:p text:style-name="Preformatted_20_Text">overwritten.</text:p>
      <text:p text:style-name="Preformatted_20_Text"/>
      <text:p text:style-name="Preformatted_20_Text">(3) The last byte of a demo has the value 128 (0x80)</text:p>
      <text:p text:style-name="Preformatted_20_Text"/>
      <text:p text:style-name="Preformatted_20_Text"/>
      <text:p text:style-name="Preformatted_20_Text">[8-6-1]: Level changes from 1.2 to 1.666 DOOM.WAD</text:p>
      <text:p text:style-name="Preformatted_20_Text">=================================================</text:p>
      <text:p text:style-name="Preformatted_20_Text"/>
      <text:p text:style-name="Preformatted_20_Text"><text:s text:c="2"/>Many people have experienced the error "Demo from a different game</text:p>
      <text:p text:style-name="Preformatted_20_Text">version", because DOOM versions will only play back demos that were</text:p>
      <text:p text:style-name="Preformatted_20_Text">recorded with the same version number. Theoretically, though, ANY</text:p>
      <text:p text:style-name="Preformatted_20_Text">version can be converted to ANY other version. Versions up to 1.2</text:p>
      <text:p text:style-name="Preformatted_20_Text">don't even require any modification, and versions 1.4 and up just</text:p>
      <text:p text:style-name="Preformatted_20_Text"><text:soft-page-break/>require that their first byte be changed. To change between the two</text:p>
      <text:p text:style-name="Preformatted_20_Text">families (pre-1.4 and post-1.2) would just require extra header bytes</text:p>
      <text:p text:style-name="Preformatted_20_Text">be added/shaved.</text:p>
      <text:p text:style-name="Preformatted_20_Text"><text:s text:c="2"/>But there are serious complications to converting demos. There have</text:p>
      <text:p text:style-name="Preformatted_20_Text">been some minor changes and bug-fixes to the levels from version to</text:p>
      <text:p text:style-name="Preformatted_20_Text">version. Since the demos only record player actions, they have NOTHING</text:p>
      <text:p text:style-name="Preformatted_20_Text">about the level in them, so they depend on the level used for playback</text:p>
      <text:p text:style-name="Preformatted_20_Text">to be the same as the level used for recording. Some kinds of differences</text:p>
      <text:p text:style-name="Preformatted_20_Text">in the playback level can cause the demo to become "unsynchronized"</text:p>
      <text:p text:style-name="Preformatted_20_Text">with the level, and players will seem to have gone crazy. For example,</text:p>
      <text:p text:style-name="Preformatted_20_Text">if a deathmatch start-position is at a different location, when a</text:p>
      <text:p text:style-name="Preformatted_20_Text">demo-player is spawned there, they will try to open doors that don't</text:p>
      <text:p text:style-name="Preformatted_20_Text">exist at the new location, shoot at people who aren't there, etc.</text:p>
      <text:p text:style-name="Preformatted_20_Text">The entire playback is ruined from that point on. Some examples of</text:p>
      <text:p text:style-name="Preformatted_20_Text">changes that don't matter are different floor and wall textures, light</text:p>
      <text:p text:style-name="Preformatted_20_Text">levels, and linedef "unpegged" flags. But most changes DO matter.</text:p>
      <text:p text:style-name="Preformatted_20_Text"><text:s text:c="2"/>Note that changes like (nomonsters) vs. (monsters), (respawn) vs.</text:p>
      <text:p text:style-name="Preformatted_20_Text">(regular), (altdeath) vs. (regular deathmatch) will very quickly lead</text:p>
      <text:p text:style-name="Preformatted_20_Text">to unsynchronized goofball players.</text:p>
      <text:p text:style-name="Preformatted_20_Text"/>
      <text:p text:style-name="Preformatted_20_Text"/>
      <text:p text:style-name="Preformatted_20_Text"/>
      <text:p text:style-name="Preformatted_20_Text">---------------------------</text:p>
      <text:p text:style-name="Preformatted_20_Text">CHAPTER [9]: Savegame Files</text:p>
      <text:p text:style-name="Preformatted_20_Text">---------------------------</text:p>
      <text:p text:style-name="Preformatted_20_Text"/>
      <text:p text:style-name="Preformatted_20_Text"/>
      <text:p text:style-name="Preformatted_20_Text">-------------------------------</text:p>
      <text:p text:style-name="Preformatted_20_Text">CHAPTER [10]: The DOOM.EXE File</text:p>
      <text:p text:style-name="Preformatted_20_Text">-------------------------------</text:p>
      <text:p text:style-name="Preformatted_20_Text"/>
      <text:p text:style-name="Preformatted_20_Text"><text:s text:c="2"/>Via pwads, a great many characteristics of the DOOM environment can</text:p>
      <text:p text:style-name="Preformatted_20_Text">be changed: maps, pictures, sounds, etc. But there are also a lot of</text:p>
      <text:p text:style-name="Preformatted_20_Text">neat things that can be done by patching the DOOM.EXE file itself.</text:p>
      <text:p text:style-name="Preformatted_20_Text">There is a large collection of data at the end of the EXE file, and by</text:p>
      <text:p text:style-name="Preformatted_20_Text">patching some bytes, we can turn literal values into variables. For</text:p>
      <text:p text:style-name="Preformatted_20_Text">example, the player has a 16-unit "radius" which prevents him from</text:p>
      <text:p text:style-name="Preformatted_20_Text">entering very small passageways. The player's radius can be made 1 and</text:p>
      <text:p text:style-name="Preformatted_20_Text">his "height" 1, so he can enter mouse-sized crawlspaces. There are a</text:p>
      <text:p text:style-name="Preformatted_20_Text">lot more exciting examples, such as invisible monsters, cyber-demons</text:p>
      <text:p text:style-name="Preformatted_20_Text">that look like players, super-fast shotguns, and a hundred others, but</text:p>
      <text:p text:style-name="Preformatted_20_Text">I won't describe all of that here. See appendix [A-4] for some EXE</text:p>
      <text:p text:style-name="Preformatted_20_Text">utilities and documents. Here I will simply give the data that has</text:p>
      <text:p text:style-name="Preformatted_20_Text">been figured out to date.</text:p>
      <text:p text:style-name="Preformatted_20_Text"><text:s text:c="2"/>I freely mix hex and decimal numbers below. Hopefully you can tell from</text:p>
      <text:p text:style-name="Preformatted_20_Text">the context. All of the stuff below applies to registered version 1.2,</text:p>
      <text:p text:style-name="Preformatted_20_Text">and some of it applies to version 1.666 also. This chapter has not yet</text:p>
      <text:p text:style-name="Preformatted_20_Text">been completely updated for 1.666, but it soon will be.</text:p>
      <text:p text:style-name="Preformatted_20_Text"/>
      <text:p text:style-name="Preformatted_20_Text">[10-1]: Version 1.2 DOOM.EXE Data Segment Overview</text:p>
      <text:p text:style-name="Preformatted_20_Text">==================================================</text:p>
      <text:p text:style-name="Preformatted_20_Text"/>
      <text:p text:style-name="Preformatted_20_Text"><text:s text:c="2"/>The data begins at 0x6f414 (455700) and continues to the end of the</text:p>
      <text:p text:style-name="Preformatted_20_Text">file, 0x8db27 (580391). Here's an overview of the sections:</text:p>
      <text:p text:style-name="Preformatted_20_Text"><text:soft-page-break/></text:p>
      <text:p text:style-name="Preformatted_20_Text">start length what</text:p>
      <text:p text:style-name="Preformatted_20_Text"/>
      <text:p text:style-name="Preformatted_20_Text">6f414 <text:s/>3d30 <text:s/>TEXT STRINGS</text:p>
      <text:p text:style-name="Preformatted_20_Text">73412 <text:s/>1a34 <text:s/>various unknowns, probably to do with I/O, sound, mouse, etc.</text:p>
      <text:p text:style-name="Preformatted_20_Text">74bf8 10000 <text:s/>looks like hard-coded math tables, for speed?</text:p>
      <text:p text:style-name="Preformatted_20_Text">84bf8 <text:s text:c="2"/>148 <text:s/>misc.</text:p>
      <text:p text:style-name="Preformatted_20_Text">84d40 <text:s text:c="3"/>82 <text:s/>gamma correction messages</text:p>
      <text:p text:style-name="Preformatted_20_Text">84dc2 <text:s text:c="2"/>280 <text:s/>"are you sure you want to quit" messages</text:p>
      <text:p text:style-name="Preformatted_20_Text">85042 <text:s text:c="2"/>3a2 <text:s/>MENUS (new game, load game, etc.)</text:p>
      <text:p text:style-name="Preformatted_20_Text">853e4 <text:s text:c="2"/>140 <text:s/>?</text:p>
      <text:p text:style-name="Preformatted_20_Text">85524 <text:s text:c="2"/>36c <text:s/>configuration options and defaults, like in DEFAULT.CFG</text:p>
      <text:p text:style-name="Preformatted_20_Text">85890 <text:s text:c="2"/>174 <text:s/>?</text:p>
      <text:p text:style-name="Preformatted_20_Text">85a04 <text:s text:c="3"/>60 <text:s/>?</text:p>
      <text:p text:style-name="Preformatted_20_Text">85a64 <text:s text:c="3"/>54 <text:s/>?</text:p>
      <text:p text:style-name="Preformatted_20_Text">85ab8 <text:s text:c="3"/>c4 <text:s/>?</text:p>
      <text:p text:style-name="Preformatted_20_Text">85b7c <text:s text:c="3"/>20 <text:s/>max ammo at start, and ammo per thing</text:p>
      <text:p text:style-name="Preformatted_20_Text">85b9c <text:s text:c="3"/>c0 <text:s/>ammo type and frame #s for the weapons</text:p>
      <text:p text:style-name="Preformatted_20_Text">85c5c <text:s text:c="2"/>188 <text:s/>ANIMATED WALLS and FLOORS</text:p>
      <text:p text:style-name="Preformatted_20_Text">85de4 <text:s text:c="2"/>258 <text:s/>SWITCH-WALLS</text:p>
      <text:p text:style-name="Preformatted_20_Text">8603c <text:s text:c="3"/>c0 <text:s/>?</text:p>
      <text:p text:style-name="Preformatted_20_Text">860fc <text:s text:c="3"/>d4 <text:s/>?</text:p>
      <text:p text:style-name="Preformatted_20_Text">861d0 <text:s text:c="2"/>500 <text:s/>5 colormaps for use with the gamma correction setting 0-4</text:p>
      <text:p text:style-name="Preformatted_20_Text">866e4 <text:s text:c="3"/>fc <text:s/>?</text:p>
      <text:p text:style-name="Preformatted_20_Text">867e0 <text:s text:c="3"/>40 <text:s/>pointers to chatmacros, "Green:", etc.</text:p>
      <text:p text:style-name="Preformatted_20_Text">86820 <text:s text:c="3"/>88 <text:s/>pointers to level names, used on Automap</text:p>
      <text:p text:style-name="Preformatted_20_Text">868a8 <text:s text:c="3"/>d8 <text:s/>splat mark coordinates for end-level screen</text:p>
      <text:p text:style-name="Preformatted_20_Text">86980 <text:s text:c="2"/>5a8 <text:s/>wimap patch animations for end-level screen</text:p>
      <text:p text:style-name="Preformatted_20_Text">86f28 <text:s text:c="2"/>224 <text:s/>SONG NAMES list of pointers</text:p>
      <text:p text:style-name="Preformatted_20_Text">8714c <text:s text:c="2"/>8b8 <text:s/>SOUND TABLE</text:p>
      <text:p text:style-name="Preformatted_20_Text">87a04 <text:s text:c="2"/>1a4 <text:s/>SPRITE NAMES list of pointers</text:p>
      <text:p text:style-name="Preformatted_20_Text">87ba8 <text:s/>3800 <text:s/>STATE TABLE</text:p>
      <text:p text:style-name="Preformatted_20_Text">8b3a8 <text:s text:c="3"/>20 <text:s/>?</text:p>
      <text:p text:style-name="Preformatted_20_Text">8b3c8 <text:s/>2368 <text:s/>THING TABLE</text:p>
      <text:p text:style-name="Preformatted_20_Text">8d730 <text:s text:c="2"/>3fd <text:s/>?</text:p>
      <text:p text:style-name="Preformatted_20_Text"/>
      <text:p text:style-name="Preformatted_20_Text">[10-2]: Version 1.666 DOOM.EXE Data Segment Overview</text:p>
      <text:p text:style-name="Preformatted_20_Text">====================================================</text:p>
      <text:p text:style-name="Preformatted_20_Text"/>
      <text:p text:style-name="Preformatted_20_Text"/>
      <text:p text:style-name="Preformatted_20_Text">[10-3]: Detail on some EXE Data Structures</text:p>
      <text:p text:style-name="Preformatted_20_Text">==========================================</text:p>
      <text:p text:style-name="Preformatted_20_Text"/>
      <text:p text:style-name="Preformatted_20_Text"><text:s text:c="2"/>More detail on some of the data follows. The "names" of each section</text:p>
      <text:p text:style-name="Preformatted_20_Text">are the hexadecimal offsets to the start of that data, in the registered</text:p>
      <text:p text:style-name="Preformatted_20_Text">versions 1.2 and 1.666 of DOOM.EXE. 1.2 offsets are to the left of the</text:p>
      <text:p text:style-name="Preformatted_20_Text">asterisk, 1.666 to the right. "Integer" means a 4-byte &lt;long&gt; integer</text:p>
      <text:p text:style-name="Preformatted_20_Text">in hi-lo format, unless otherwise noted (e.g. "2-byte short integer").</text:p>
      <text:p text:style-name="Preformatted_20_Text"/>
      <text:p text:style-name="Preformatted_20_Text">6f414 *** 82a14</text:p>
      <text:p text:style-name="Preformatted_20_Text"/>
      <text:p text:style-name="Preformatted_20_Text"><text:s text:c="2"/>START OF DATA. Several times I'll refer to "pointers". All of these</text:p>
      <text:p text:style-name="Preformatted_20_Text">pointers are integers. Add the values of these pointers to $6f414 or</text:p>
      <text:p text:style-name="Preformatted_20_Text">$82a14 depending on the version, and you'll get the location of what's</text:p>
      <text:p text:style-name="Preformatted_20_Text"><text:soft-page-break/>being pointed to.</text:p>
      <text:p text:style-name="Preformatted_20_Text"><text:s text:c="2"/>Note: there's also at least one other kind of pointer in here, with</text:p>
      <text:p text:style-name="Preformatted_20_Text">larger values, that point to a location in the code, NOT the data. I call</text:p>
      <text:p text:style-name="Preformatted_20_Text">these "code-pointers" for now. I know it's a lame term.</text:p>
      <text:p text:style-name="Preformatted_20_Text"/>
      <text:p text:style-name="Preformatted_20_Text">6f414 *** a2228</text:p>
      <text:p text:style-name="Preformatted_20_Text"/>
      <text:p text:style-name="Preformatted_20_Text"><text:s text:c="2"/>TEXT STRINGS. They all start on 4-byte boundaries, i.e. at xxxx0/4/8/c.</text:p>
      <text:p text:style-name="Preformatted_20_Text">$00 ends the string. Then the next one starts at the next boundary, so a 4</text:p>
      <text:p text:style-name="Preformatted_20_Text">byte string is followed by $00, then 3 bytes of random junk, then the next</text:p>
      <text:p text:style-name="Preformatted_20_Text">string.</text:p>
      <text:p text:style-name="Preformatted_20_Text"/>
      <text:p text:style-name="Preformatted_20_Text">73140</text:p>
      <text:p text:style-name="Preformatted_20_Text"/>
      <text:p text:style-name="Preformatted_20_Text"><text:s text:c="2"/>I think this is the last string, "TZ"</text:p>
      <text:p text:style-name="Preformatted_20_Text"/>
      <text:p text:style-name="Preformatted_20_Text">73144</text:p>
      <text:p text:style-name="Preformatted_20_Text"/>
      <text:p text:style-name="Preformatted_20_Text"><text:s text:c="2"/>Misc. stuff I haven't investigated. Some of it has to do with sound card</text:p>
      <text:p text:style-name="Preformatted_20_Text">stuff and mice and joysticks, because at 7384c is "DMXGUS.INI" and at 74ba8</text:p>
      <text:p text:style-name="Preformatted_20_Text">are pointers which point to the strings "None", "PC_Speaker", "Adlib", etc.</text:p>
      <text:p text:style-name="Preformatted_20_Text"/>
      <text:p text:style-name="Preformatted_20_Text">74bf8</text:p>
      <text:p text:style-name="Preformatted_20_Text"/>
      <text:p text:style-name="Preformatted_20_Text"><text:s text:c="2"/>64k of precisely ordered numbers, which leads me to believe they are</text:p>
      <text:p text:style-name="Preformatted_20_Text">pre-calculated math tables, to speed up some floating point operations</text:p>
      <text:p text:style-name="Preformatted_20_Text">used in the screen draw routine. Any other guesses?</text:p>
      <text:p text:style-name="Preformatted_20_Text"/>
      <text:p text:style-name="Preformatted_20_Text">84bfc</text:p>
      <text:p text:style-name="Preformatted_20_Text"/>
      <text:p text:style-name="Preformatted_20_Text"><text:s text:c="2"/>3 pointers to the episode 1/2/3 end texts, "Once you beat...", "You've</text:p>
      <text:p text:style-name="Preformatted_20_Text">done it...", and "The loathsome Spiderdemon is dead..."</text:p>
      <text:p text:style-name="Preformatted_20_Text"/>
      <text:p text:style-name="Preformatted_20_Text">84c24</text:p>
      <text:p text:style-name="Preformatted_20_Text"/>
      <text:p text:style-name="Preformatted_20_Text"><text:s text:c="2"/>pointer to the string "doom.wad"</text:p>
      <text:p text:style-name="Preformatted_20_Text"/>
      <text:p text:style-name="Preformatted_20_Text">84c74</text:p>
      <text:p text:style-name="Preformatted_20_Text"/>
      <text:p text:style-name="Preformatted_20_Text"><text:s text:c="2"/>pointer to the string "default.cfg"</text:p>
      <text:p text:style-name="Preformatted_20_Text"/>
      <text:p text:style-name="Preformatted_20_Text">84c78</text:p>
      <text:p text:style-name="Preformatted_20_Text"/>
      <text:p text:style-name="Preformatted_20_Text"><text:s text:c="2"/>8 integers: 1, 25, 50, 24, 40, 640, 1280, 320</text:p>
      <text:p text:style-name="Preformatted_20_Text"/>
      <text:p text:style-name="Preformatted_20_Text">84c98</text:p>
      <text:p text:style-name="Preformatted_20_Text"/>
      <text:p text:style-name="Preformatted_20_Text"><text:s text:c="2"/>2 code-pointers</text:p>
      <text:p text:style-name="Preformatted_20_Text"/>
      <text:p text:style-name="Preformatted_20_Text">84ccc</text:p>
      <text:p text:style-name="Preformatted_20_Text"/>
      <text:p text:style-name="Preformatted_20_Text"><text:s text:c="2"/>29 integers, with values like 90 and 135 and 180. Angles?</text:p>
      <text:p text:style-name="Preformatted_20_Text"/>
      <text:p text:style-name="Preformatted_20_Text">84d40</text:p>
      <text:p text:style-name="Preformatted_20_Text"><text:soft-page-break/></text:p>
      <text:p text:style-name="Preformatted_20_Text"><text:s text:c="2"/>"Gamma correction OFF", 00s, "Gamma correction level 1", ... 4. Each</text:p>
      <text:p text:style-name="Preformatted_20_Text">occupies $1a bytes.</text:p>
      <text:p text:style-name="Preformatted_20_Text"/>
      <text:p text:style-name="Preformatted_20_Text">84dc2</text:p>
      <text:p text:style-name="Preformatted_20_Text"/>
      <text:p text:style-name="Preformatted_20_Text"><text:s text:c="2"/>8 text messages used to confirm quitting, each uses $50 bytes</text:p>
      <text:p text:style-name="Preformatted_20_Text"/>
      <text:p text:style-name="Preformatted_20_Text">85042</text:p>
      <text:p text:style-name="Preformatted_20_Text"/>
      <text:p text:style-name="Preformatted_20_Text"><text:s text:c="2"/>MENUS. I know this controls to some extent which menu pictures are used</text:p>
      <text:p text:style-name="Preformatted_20_Text">for which menu, but I haven't figured it all out yet.</text:p>
      <text:p text:style-name="Preformatted_20_Text"/>
      <text:p text:style-name="Preformatted_20_Text">853e4</text:p>
      <text:p text:style-name="Preformatted_20_Text"/>
      <text:p text:style-name="Preformatted_20_Text"><text:s text:c="2"/>14 ints: 42, 22, 23, 24, 28, 29, 31, 40, zeros</text:p>
      <text:p text:style-name="Preformatted_20_Text"/>
      <text:p text:style-name="Preformatted_20_Text">8541c</text:p>
      <text:p text:style-name="Preformatted_20_Text"/>
      <text:p text:style-name="Preformatted_20_Text"><text:s text:c="2"/>256 bytes, values from 00-ff, no two the same, "random" order.</text:p>
      <text:p text:style-name="Preformatted_20_Text"/>
      <text:p text:style-name="Preformatted_20_Text">85524</text:p>
      <text:p text:style-name="Preformatted_20_Text"/>
      <text:p text:style-name="Preformatted_20_Text"><text:s text:c="2"/>The configuration options. Each is 5 integers: a pointer to a string,</text:p>
      <text:p text:style-name="Preformatted_20_Text">like "mouse_sensitivity", a code-pointer, the default value for that</text:p>
      <text:p text:style-name="Preformatted_20_Text">option, a 0 or 1 (1 for all the "key_" options), and a 0. It would be</text:p>
      <text:p text:style-name="Preformatted_20_Text">pretty dense to do anything with this, I think.</text:p>
      <text:p text:style-name="Preformatted_20_Text"/>
      <text:p text:style-name="Preformatted_20_Text">85890</text:p>
      <text:p text:style-name="Preformatted_20_Text"/>
      <text:p text:style-name="Preformatted_20_Text"><text:s text:c="2"/>About 117 integers, with a definite structure, but I can't figure it</text:p>
      <text:p text:style-name="Preformatted_20_Text">out, and changing/experimenting seems to do nothing.</text:p>
      <text:p text:style-name="Preformatted_20_Text"/>
      <text:p text:style-name="Preformatted_20_Text">85a64</text:p>
      <text:p text:style-name="Preformatted_20_Text"/>
      <text:p text:style-name="Preformatted_20_Text"><text:s text:c="2"/>21 sets of 4 bytes: 0, 0, 1, 0, 320, 168, "33", 0, 1, $(b2 26 26 2e),</text:p>
      <text:p text:style-name="Preformatted_20_Text">$(ff 63 fd ff), a pointer that points to the $(b2...), 0, 1, "ema", 0, 0,</text:p>
      <text:p text:style-name="Preformatted_20_Text">1, 0, 1, "xma". All these are unchanged from version 0.99 through 1.2,</text:p>
      <text:p text:style-name="Preformatted_20_Text">except the pointer obviously.</text:p>
      <text:p text:style-name="Preformatted_20_Text"/>
      <text:p text:style-name="Preformatted_20_Text">85ab8</text:p>
      <text:p text:style-name="Preformatted_20_Text"/>
      <text:p text:style-name="Preformatted_20_Text"><text:s text:c="2"/>Ints: 0, -1, -1, 0, 0, 0, 0, 4, 7, 10, 12, 14, 15, 15, 0, 0, 112, 96, 64,</text:p>
      <text:p text:style-name="Preformatted_20_Text">176, then 16 that are members of this set {-65536, -47000, 0, 47000, 65536},</text:p>
      <text:p text:style-name="Preformatted_20_Text">then 4, 5, 6, 7, 0, 1, 2, 3, 8, 3, 1, 5, 7</text:p>
      <text:p text:style-name="Preformatted_20_Text"/>
      <text:p text:style-name="Preformatted_20_Text">85b7c *** 95714</text:p>
      <text:p text:style-name="Preformatted_20_Text"/>
      <text:p text:style-name="Preformatted_20_Text"><text:s text:c="2"/>AMMO AMOUNTS. 8 integers: 200, 50, 300, 50, 10, 4, 20, 1. The first four</text:p>
      <text:p text:style-name="Preformatted_20_Text">are the maximum initial capacity for ammo, shells, cells, and rockets. The</text:p>
      <text:p text:style-name="Preformatted_20_Text">backpack doubles these amounts. The second four are how many ammo in a</text:p>
      <text:p text:style-name="Preformatted_20_Text">clip, shells, rockets/rocket, and cells/cell item. Boxes have 5x as much.</text:p>
      <text:p text:style-name="Preformatted_20_Text"/>
      <text:p text:style-name="Preformatted_20_Text">859bc *** 95734</text:p>
      <text:p text:style-name="Preformatted_20_Text"><text:soft-page-break/></text:p>
      <text:p text:style-name="Preformatted_20_Text"><text:s text:c="2"/>AMMO TABLE. 8 sets of 6 integers (9 sets in 1.666):</text:p>
      <text:p text:style-name="Preformatted_20_Text"/>
      <text:p text:style-name="Preformatted_20_Text"><text:s text:c="2"/>version 1.2 <text:s text:c="28"/>version 1.666</text:p>
      <text:p text:style-name="Preformatted_20_Text"/>
      <text:p text:style-name="Preformatted_20_Text">Punch <text:s text:c="4"/>5 <text:s/>4 <text:s/>3 <text:s/>2 <text:s/>5 <text:s/>0 <text:s text:c="13"/>Punch <text:s text:c="4"/>5 <text:s/>4 <text:s/>3 <text:s/>2 <text:s/>5 <text:s/>0</text:p>
      <text:p text:style-name="Preformatted_20_Text">Pistol <text:s text:c="3"/>0 12 11 10 13 17 <text:s text:c="13"/>Pistol <text:s text:c="3"/>0 12 11 10 13 17</text:p>
      <text:p text:style-name="Preformatted_20_Text">Shotgun <text:s text:c="2"/>1 20 19 18 21 30 <text:s text:c="13"/>Shotgun <text:s text:c="2"/>1 20 19 18 21 30</text:p>
      <text:p text:style-name="Preformatted_20_Text">Chaingun <text:s/>0 34 33 32 35 38 <text:s text:c="13"/>Chaingun <text:s/>0 51 50 49 52 55</text:p>
      <text:p text:style-name="Preformatted_20_Text">Laucher <text:s text:c="2"/>3 42 41 40 43 46 <text:s text:c="13"/>Laucher <text:s text:c="2"/>3 59 58 57 60 63</text:p>
      <text:p text:style-name="Preformatted_20_Text">Plasma <text:s text:c="3"/>2 59 58 57 60 62 <text:s text:c="13"/>Plasma <text:s text:c="3"/>2 76 75 74 77 79</text:p>
      <text:p text:style-name="Preformatted_20_Text">BFG <text:s text:c="6"/>2 66 65 64 67 71 <text:s text:c="13"/>BFG <text:s text:c="6"/>2 83 82 81 84 88</text:p>
      <text:p text:style-name="Preformatted_20_Text">Chainsaw <text:s/>5 53 52 50 54 <text:s/>0 <text:s text:c="13"/>Chainsaw <text:s/>5 70 69 67 71 <text:s/>0</text:p>
      <text:p text:style-name="Preformatted_20_Text"><text:tab/><text:tab/><text:tab/><text:tab/> <text:s/>Super-Shotgun <text:s text:c="2"/>1 34 33 32 35 47</text:p>
      <text:p text:style-name="Preformatted_20_Text"/>
      <text:p text:style-name="Preformatted_20_Text"><text:s text:c="2"/>The first number of each set is the ammo type. Type 5 never runs out.</text:p>
      <text:p text:style-name="Preformatted_20_Text">The next three numbers are 3 state #s (see the STATE TABLE below) for the</text:p>
      <text:p text:style-name="Preformatted_20_Text">pictures displayed when moving while holding that weapon. You know, the</text:p>
      <text:p text:style-name="Preformatted_20_Text">"bobbing weapon" effect? Fifth is the first state of the "shoot" sequence</text:p>
      <text:p text:style-name="Preformatted_20_Text">for that weapon, and last is the first state of the "firing" sequence. The</text:p>
      <text:p text:style-name="Preformatted_20_Text">"firing" pictures are the ones that are lit up, fire coming out, etc.</text:p>
      <text:p text:style-name="Preformatted_20_Text"/>
      <text:p text:style-name="Preformatted_20_Text">85c5c *** 9580c</text:p>
      <text:p text:style-name="Preformatted_20_Text"/>
      <text:p text:style-name="Preformatted_20_Text"><text:s text:c="2"/>ANIMATED WALLS and FLOORS. Each is 26 bytes: an integer, a 8-byte string,</text:p>
      <text:p text:style-name="Preformatted_20_Text">$00, a 8-byte string, $00, and a final integer.</text:p>
      <text:p text:style-name="Preformatted_20_Text"/>
      <text:p text:style-name="Preformatted_20_Text">0 NUKAGE3 <text:s/>NUKAGE1 <text:s/>8</text:p>
      <text:p text:style-name="Preformatted_20_Text">0 FWATER4 <text:s/>FWATER1 <text:s/>8</text:p>
      <text:p text:style-name="Preformatted_20_Text">0 SWATER4 <text:s/>SWATER1 <text:s/>8</text:p>
      <text:p text:style-name="Preformatted_20_Text">0 LAVA4 <text:s text:c="3"/>LAVA1 <text:s text:c="3"/>8</text:p>
      <text:p text:style-name="Preformatted_20_Text">0 BLOOD4 <text:s text:c="2"/>BLOOD1 <text:s text:c="2"/>8</text:p>
      <text:p text:style-name="Preformatted_20_Text"><text:tab/><text:tab/> <text:s text:c="6"/>&lt;---- v1.666 has four more: <text:s/>0 RROCK08 <text:s/>RROCK05 <text:s/>8</text:p>
      <text:p text:style-name="Preformatted_20_Text">1 BLODGR4 <text:s/>BLODGR1 <text:s/>8 <text:s text:c="30"/>0 SLIME04 <text:s/>SLIME01 <text:s/>8</text:p>
      <text:p text:style-name="Preformatted_20_Text">1 SLADRIP4 SLADRIP1 8 <text:s text:c="30"/>0 SLIME08 <text:s/>SLIME05 <text:s/>8</text:p>
      <text:p text:style-name="Preformatted_20_Text">1 BLODRIP4 BLODRIP1 8 <text:s text:c="30"/>0 SLIME12 <text:s/>SLIME09 <text:s/>8</text:p>
      <text:p text:style-name="Preformatted_20_Text">1 FIREWALL FIREWALA 8</text:p>
      <text:p text:style-name="Preformatted_20_Text">1 GSTFONT3 GSTFONT1 8</text:p>
      <text:p text:style-name="Preformatted_20_Text">1 FIRELAVA FIRELAV3 8</text:p>
      <text:p text:style-name="Preformatted_20_Text">1 FIREBLU2 FIREBLU1 8</text:p>
      <text:p text:style-name="Preformatted_20_Text">1 ROCKRED3 ROCKRED1 8</text:p>
      <text:p text:style-name="Preformatted_20_Text"><text:tab/><text:tab/> <text:s text:c="6"/>&lt;---- V1.666 has four more: <text:s/>1 BFALL4 <text:s text:c="2"/>BFALL1 <text:s text:c="2"/>8</text:p>
      <text:p text:style-name="Preformatted_20_Text"><text:tab/><text:tab/><text:tab/><text:tab/><text:tab/><text:tab/> <text:s text:c="3"/>1 SFALL4 <text:s text:c="2"/>SFALL1 <text:s text:c="2"/>8</text:p>
      <text:p text:style-name="Preformatted_20_Text"><text:tab/><text:tab/><text:tab/><text:tab/><text:tab/><text:tab/> <text:s text:c="3"/>1 WFALL4 <text:s text:c="2"/>WFALL1 <text:s text:c="2"/>8</text:p>
      <text:p text:style-name="Preformatted_20_Text"><text:tab/><text:tab/><text:tab/><text:tab/><text:tab/><text:tab/> <text:s text:c="3"/>1 DBRAIN4 <text:s/>DBRAIN1 <text:s/>8</text:p>
      <text:p text:style-name="Preformatted_20_Text"/>
      <text:p text:style-name="Preformatted_20_Text"><text:s text:c="2"/>Obviously the 0/1 means floor or wall. The first string is the name of</text:p>
      <text:p text:style-name="Preformatted_20_Text">the animation cycle's LAST listed texture, the second string is the FIRST</text:p>
      <text:p text:style-name="Preformatted_20_Text">listed texture. The cycle includes them and all entries between them in</text:p>
      <text:p text:style-name="Preformatted_20_Text">whichever wad file is in effect (It doesn't have to be DOOM.WAD, a pwad</text:p>
      <text:p text:style-name="Preformatted_20_Text">with new TEXTURE1 and 2 resources works quite nicely). The final 8</text:p>
      <text:p text:style-name="Preformatted_20_Text">doesn't seem to mean much.</text:p>
      <text:p text:style-name="Preformatted_20_Text"/>
      <text:p text:style-name="Preformatted_20_Text">85dc8</text:p>
      <text:p text:style-name="Preformatted_20_Text"><text:soft-page-break/></text:p>
      <text:p text:style-name="Preformatted_20_Text"><text:s text:c="2"/>A -1 then a bunch of zeros, maybe space for another animation cycle?</text:p>
      <text:p text:style-name="Preformatted_20_Text"/>
      <text:p text:style-name="Preformatted_20_Text">85de4 *** 95a64</text:p>
      <text:p text:style-name="Preformatted_20_Text"/>
      <text:p text:style-name="Preformatted_20_Text"><text:s text:c="2"/>SWITCH WALL NAMES. Each is 20 bytes: an 8-byte string, 00, another</text:p>
      <text:p text:style-name="Preformatted_20_Text">string, 00, and a 2-byte short integer. There are 28 switch names here</text:p>
      <text:p text:style-name="Preformatted_20_Text">in v1.2 and 39 switch names in v1.666. When a switch is pulled, the game</text:p>
      <text:p text:style-name="Preformatted_20_Text">checks to see if the wall texture is on this list. If it is, it changes</text:p>
      <text:p text:style-name="Preformatted_20_Text">the wall texture to the corresponding alternate texture. The &lt;short&gt;</text:p>
      <text:p text:style-name="Preformatted_20_Text">is 1, 2, or 3. 1 means it's in all versions, 2 means only registered</text:p>
      <text:p text:style-name="Preformatted_20_Text">DOOM 1 and DOOM 2, 3 means DOOM 2 only.</text:p>
      <text:p text:style-name="Preformatted_20_Text"/>
      <text:p text:style-name="Preformatted_20_Text">86028</text:p>
      <text:p text:style-name="Preformatted_20_Text"/>
      <text:p text:style-name="Preformatted_20_Text"><text:s text:c="2"/>20 zeros, again, room for one more?</text:p>
      <text:p text:style-name="Preformatted_20_Text"/>
      <text:p text:style-name="Preformatted_20_Text">8603c ***</text:p>
      <text:p text:style-name="Preformatted_20_Text"/>
      <text:p text:style-name="Preformatted_20_Text"><text:s text:c="2"/>48 integers: 3 0 2 1 3 0 2 0 3 1 2 0 0 0 0 0</text:p>
      <text:p text:style-name="Preformatted_20_Text"><text:tab/> <text:s text:c="6"/>2 0 2 1 0 0 0 0 3 1 3 0 0 0 0 0</text:p>
      <text:p text:style-name="Preformatted_20_Text"><text:tab/> <text:s text:c="6"/>2 0 3 1 2 1 3 1 2 1 3 0 0 0 0 0</text:p>
      <text:p text:style-name="Preformatted_20_Text"/>
      <text:p text:style-name="Preformatted_20_Text">860fc ***</text:p>
      <text:p text:style-name="Preformatted_20_Text"/>
      <text:p text:style-name="Preformatted_20_Text"><text:s text:c="2"/>50 integers, all are either 50 or -50.</text:p>
      <text:p text:style-name="Preformatted_20_Text"/>
      <text:p text:style-name="Preformatted_20_Text">861d0 ***</text:p>
      <text:p text:style-name="Preformatted_20_Text"/>
      <text:p text:style-name="Preformatted_20_Text"><text:s text:c="2"/>5 sets of 256 bytes, each is a COLORMAP, for the gamma correction</text:p>
      <text:p text:style-name="Preformatted_20_Text">settings OFF, 1, 2, 3, 4.</text:p>
      <text:p text:style-name="Preformatted_20_Text"/>
      <text:p text:style-name="Preformatted_20_Text">866d0 ***</text:p>
      <text:p text:style-name="Preformatted_20_Text"/>
      <text:p text:style-name="Preformatted_20_Text"><text:s text:c="2"/>5 integers: 1, 0, -1, 0, 0</text:p>
      <text:p text:style-name="Preformatted_20_Text"/>
      <text:p text:style-name="Preformatted_20_Text">866e4 ***</text:p>
      <text:p text:style-name="Preformatted_20_Text"/>
      <text:p text:style-name="Preformatted_20_Text"><text:s text:c="2"/>13 sets of 5 - 10 bytes, each set terminated by a $FF</text:p>
      <text:p text:style-name="Preformatted_20_Text"/>
      <text:p text:style-name="Preformatted_20_Text">8675e ***</text:p>
      <text:p text:style-name="Preformatted_20_Text"/>
      <text:p text:style-name="Preformatted_20_Text"><text:s text:c="2"/>$74 $20</text:p>
      <text:p text:style-name="Preformatted_20_Text"/>
      <text:p text:style-name="Preformatted_20_Text">86760 ***</text:p>
      <text:p text:style-name="Preformatted_20_Text"/>
      <text:p text:style-name="Preformatted_20_Text"><text:s text:c="2"/>13 pointers to the stuff at 866e4. An integer '0' between each pointer.</text:p>
      <text:p text:style-name="Preformatted_20_Text"/>
      <text:p text:style-name="Preformatted_20_Text">867c8 ***</text:p>
      <text:p text:style-name="Preformatted_20_Text"/>
      <text:p text:style-name="Preformatted_20_Text"><text:s text:c="2"/>6 integers: -1, -1, 0, -1, 0, 1</text:p>
      <text:p text:style-name="Preformatted_20_Text"/>
      <text:p text:style-name="Preformatted_20_Text">867e0 ***</text:p>
      <text:p text:style-name="Preformatted_20_Text"/>
      <text:p text:style-name="Preformatted_20_Text"><text:soft-page-break/><text:s text:c="2"/>10 pointers to the 10 default chatmacros, then 4 pointers, to "Green:",</text:p>
      <text:p text:style-name="Preformatted_20_Text">"Indigo:", "Brown:", "Red:"</text:p>
      <text:p text:style-name="Preformatted_20_Text"/>
      <text:p text:style-name="Preformatted_20_Text">86820 ***</text:p>
      <text:p text:style-name="Preformatted_20_Text"/>
      <text:p text:style-name="Preformatted_20_Text"><text:s text:c="2"/>AUTOMAP LEVEL NAMES. 27 pointers to the level names used on the automap.</text:p>
      <text:p text:style-name="Preformatted_20_Text"/>
      <text:p text:style-name="Preformatted_20_Text">8689c ***</text:p>
      <text:p text:style-name="Preformatted_20_Text"/>
      <text:p text:style-name="Preformatted_20_Text"><text:s text:c="2"/>The ascii letters "gibr" - the keys for sending messages in multiplayer.</text:p>
      <text:p text:style-name="Preformatted_20_Text"/>
      <text:p text:style-name="Preformatted_20_Text">868a8 ***</text:p>
      <text:p text:style-name="Preformatted_20_Text"/>
      <text:p text:style-name="Preformatted_20_Text"><text:s text:c="2"/>SPLAT MARK COORDINATES. At what screen coordinates to place the WISPLAT</text:p>
      <text:p text:style-name="Preformatted_20_Text">picture on the end-level screen, for th 27 levels. 54 integers, 27 pairs.</text:p>
      <text:p text:style-name="Preformatted_20_Text">e1m1 x, e1m1 y, ..., e3m9 y.</text:p>
      <text:p text:style-name="Preformatted_20_Text"/>
      <text:p text:style-name="Preformatted_20_Text">86980, 86bb0, 86da8 ***</text:p>
      <text:p text:style-name="Preformatted_20_Text"/>
      <text:p text:style-name="Preformatted_20_Text"><text:s text:c="2"/>END-LEVEL MAP ANIMATIONS. Each is 14 integers. The first one is (0, 11,</text:p>
      <text:p text:style-name="Preformatted_20_Text">3, 224, 104, 0, 0, 0, 0, 0, 0, 0, 0, 0). The first number is 0 for all the</text:p>
      <text:p text:style-name="Preformatted_20_Text">ones on maps 0 and 2 (episodes 1 and 3), and it's 2 for map 1. The 11 is</text:p>
      <text:p text:style-name="Preformatted_20_Text">always 11 except the last one of map 2 is 8. The 3 means 3 pictures are</text:p>
      <text:p text:style-name="Preformatted_20_Text">involved in the animation, e.g WIA00100, WIA00101, and WIA00102. 224 and 104</text:p>
      <text:p text:style-name="Preformatted_20_Text">are the x and y coordinates. The sixth number is not 0 for map 1 - it's</text:p>
      <text:p text:style-name="Preformatted_20_Text">from 1 to 8. This controls the way the Tower of Mystery "appears". All the</text:p>
      <text:p text:style-name="Preformatted_20_Text">other numbers are always 0.</text:p>
      <text:p text:style-name="Preformatted_20_Text"/>
      <text:p text:style-name="Preformatted_20_Text">86ef8 ***</text:p>
      <text:p text:style-name="Preformatted_20_Text"/>
      <text:p text:style-name="Preformatted_20_Text"><text:s text:c="2"/>Three integers, how many animations for WIMAP0, 1, 2 respectively.</text:p>
      <text:p text:style-name="Preformatted_20_Text"/>
      <text:p text:style-name="Preformatted_20_Text">86f04 ***</text:p>
      <text:p text:style-name="Preformatted_20_Text"/>
      <text:p text:style-name="Preformatted_20_Text"><text:s text:c="2"/>Three pointers, to the starts of the animations for WIMAP0, 1, 2</text:p>
      <text:p text:style-name="Preformatted_20_Text">respectively.</text:p>
      <text:p text:style-name="Preformatted_20_Text"/>
      <text:p text:style-name="Preformatted_20_Text">8714c ***</text:p>
      <text:p text:style-name="Preformatted_20_Text"/>
      <text:p text:style-name="Preformatted_20_Text"><text:s text:c="2"/>SOUND TABLE. 61 and 1/2 sounds are listed here. Each is 9 integers: a</text:p>
      <text:p text:style-name="Preformatted_20_Text">pointer to the string which is the sound's "name", then a 0 or 1, then</text:p>
      <text:p text:style-name="Preformatted_20_Text">a value ranging from 32 to 128, then 0, -1, -1, 0, 0, 0. The names are</text:p>
      <text:p text:style-name="Preformatted_20_Text">"pistol", "shotgn", ... "hoof", "metal", "chgun". Prefix DS or DP and you</text:p>
      <text:p text:style-name="Preformatted_20_Text">get the entries in DOOM.WAD for the sound data. The "chgun" is the 1/2 -</text:p>
      <text:p text:style-name="Preformatted_20_Text">there's no "DSCHGUN" in doom.wad, and the entry in this table is incomplete</text:p>
      <text:p text:style-name="Preformatted_20_Text">anyway, lacking the all-important 0, -1, -1, 0, 0, 0 ending :-). There seem</text:p>
      <text:p text:style-name="Preformatted_20_Text">to be a few glitches in the way the sounds were fit into the whole scheme,</text:p>
      <text:p text:style-name="Preformatted_20_Text">this is just one of them.</text:p>
      <text:p text:style-name="Preformatted_20_Text"/>
      <text:p text:style-name="Preformatted_20_Text">879ec ***</text:p>
      <text:p text:style-name="Preformatted_20_Text"/>
      <text:p text:style-name="Preformatted_20_Text"><text:s text:c="2"/>pointer to start of SOUND TABLE.</text:p>
      <text:p text:style-name="Preformatted_20_Text"/>
      <text:p text:style-name="Preformatted_20_Text">879f0 ***</text:p>
      <text:p text:style-name="Preformatted_20_Text"><text:soft-page-break/></text:p>
      <text:p text:style-name="Preformatted_20_Text"><text:s text:c="2"/>Integer = 150. 150 whats?</text:p>
      <text:p text:style-name="Preformatted_20_Text"/>
      <text:p text:style-name="Preformatted_20_Text">87a04 ***</text:p>
      <text:p text:style-name="Preformatted_20_Text"/>
      <text:p text:style-name="Preformatted_20_Text"><text:s text:c="2"/>SPRITE NAME POINTERS. 105 pointers to the strings "TROO", "SHTG", ...,</text:p>
      <text:p text:style-name="Preformatted_20_Text">"SMRT".</text:p>
      <text:p text:style-name="Preformatted_20_Text"/>
      <text:p text:style-name="Preformatted_20_Text">87ba8 *** 9834c</text:p>
      <text:p text:style-name="Preformatted_20_Text"/>
      <text:p text:style-name="Preformatted_20_Text"><text:s text:c="2"/>STATE TABLE. 512 entries in v1.2, 967 entries in v1.666. Each entry</text:p>
      <text:p text:style-name="Preformatted_20_Text">is 28 bytes in 7 integers:</text:p>
      <text:p text:style-name="Preformatted_20_Text"/>
      <text:p text:style-name="Preformatted_20_Text">(1) <text:s text:c="4"/>sprite number 0-..., lookup in sprite name pointers list.</text:p>
      <text:p text:style-name="Preformatted_20_Text">(2) <text:s text:c="4"/>sprite frame, 0="A" in a sprite lump, 1="B", etc.</text:p>
      <text:p text:style-name="Preformatted_20_Text">(3) <text:s text:c="4"/>duration, how many gametics this state is displayed until</text:p>
      <text:p text:style-name="Preformatted_20_Text"><text:tab/> <text:s/>it looks for the next. -1 (0xffffffff) is forever.</text:p>
      <text:p text:style-name="Preformatted_20_Text">(4) <text:s text:c="4"/>a "code pointer" which indicates what action(s) accompany</text:p>
      <text:p text:style-name="Preformatted_20_Text"><text:tab/> <text:s/>the displaying of this state.</text:p>
      <text:p text:style-name="Preformatted_20_Text">(5) <text:s text:c="4"/>next state in sequence. 0 means no next state, sequence is done.</text:p>
      <text:p text:style-name="Preformatted_20_Text">(6) <text:s text:c="4"/>always 0, has no effect.</text:p>
      <text:p text:style-name="Preformatted_20_Text">(7) <text:s text:c="4"/>always 0, has no effect.</text:p>
      <text:p text:style-name="Preformatted_20_Text"/>
      <text:p text:style-name="Preformatted_20_Text"/>
      <text:p text:style-name="Preformatted_20_Text">8b3a8 ***</text:p>
      <text:p text:style-name="Preformatted_20_Text"/>
      <text:p text:style-name="Preformatted_20_Text"><text:s text:c="2"/>Two integers: 1, 0, then 6 code-pointers.</text:p>
      <text:p text:style-name="Preformatted_20_Text"/>
      <text:p text:style-name="Preformatted_20_Text">8b3c8 *** 9ed10</text:p>
      <text:p text:style-name="Preformatted_20_Text"/>
      <text:p text:style-name="Preformatted_20_Text"><text:s text:c="2"/>THING TABLE. 103 entries in v1.2 which are each 88 bytes = 22 integers.</text:p>
      <text:p text:style-name="Preformatted_20_Text">136 entries in v1.666, which are each 92 bytes = 23 integers.</text:p>
      <text:p text:style-name="Preformatted_20_Text"/>
      <text:p text:style-name="Preformatted_20_Text">(1) <text:s text:c="4"/>Thing number, as used in maps. See [4-2-1]. Some of them are</text:p>
      <text:p text:style-name="Preformatted_20_Text"><text:tab/> <text:s/>equal to -1, e.g. the players' entry, and all projectiles.</text:p>
      <text:p text:style-name="Preformatted_20_Text">(2) <text:s text:c="4"/>"Spawn" state. State number (from STATE TABLE) for when this</text:p>
      <text:p text:style-name="Preformatted_20_Text"><text:tab/> <text:s/>thing first appears.</text:p>
      <text:p text:style-name="Preformatted_20_Text">(3) <text:s text:c="4"/>Health. Inanimates can't be killed, so it doesn't apply to them.</text:p>
      <text:p text:style-name="Preformatted_20_Text">(4) <text:s text:c="4"/>"Moving" state. First state # of monsters pursuing, etc.</text:p>
      <text:p text:style-name="Preformatted_20_Text">(5) <text:s text:c="4"/>"See player" sound. For monsters who become activated. Also for</text:p>
      <text:p text:style-name="Preformatted_20_Text"><text:tab/> <text:s/>projectiles' first sound. Note that sounds are 1-..., not 0-...</text:p>
      <text:p text:style-name="Preformatted_20_Text"><text:tab/> <text:s/>0 indicates no sound.</text:p>
      <text:p text:style-name="Preformatted_20_Text">(6) <text:s text:c="4"/>Reaction Time. Lower is faster.</text:p>
      <text:p text:style-name="Preformatted_20_Text">(7) <text:s text:c="4"/>"Attack" sound.</text:p>
      <text:p text:style-name="Preformatted_20_Text">(8) <text:s text:c="4"/>"Pain" state.</text:p>
      <text:p text:style-name="Preformatted_20_Text">(9) <text:s text:c="4"/>Painchance. The chance out of 256 that a monster will be disrupted</text:p>
      <text:p text:style-name="Preformatted_20_Text"><text:tab/> <text:s/>when it gets hurt. Otherwise, they keep attacking.</text:p>
      <text:p text:style-name="Preformatted_20_Text">(10) <text:s text:c="3"/>"Pain" sound.</text:p>
      <text:p text:style-name="Preformatted_20_Text">(11) <text:s text:c="3"/>"Close attack" state.</text:p>
      <text:p text:style-name="Preformatted_20_Text">(12) <text:s text:c="3"/>"Distance attack" state.</text:p>
      <text:p text:style-name="Preformatted_20_Text">(13) <text:s text:c="3"/>"Death" state, or "explode" for projectiles.</text:p>
      <text:p text:style-name="Preformatted_20_Text">(14) <text:s text:c="3"/>"Explosive death" state, only some monsters can be "mushed".</text:p>
      <text:p text:style-name="Preformatted_20_Text">(15) <text:s text:c="3"/>"Death" sound, or "explode" for projectiles.</text:p>
      <text:p text:style-name="Preformatted_20_Text">(16) <text:s text:c="3"/>Speed of movement. Projectiles' speed are * 65536.</text:p>
      <text:p text:style-name="Preformatted_20_Text"><text:soft-page-break/>(17) <text:s text:c="3"/>Horizontal size (radius) * 65536</text:p>
      <text:p text:style-name="Preformatted_20_Text">(18) <text:s text:c="3"/>Height * 65536</text:p>
      <text:p text:style-name="Preformatted_20_Text">(19) <text:s text:c="3"/>Mass</text:p>
      <text:p text:style-name="Preformatted_20_Text">(20) <text:s text:c="3"/>Missile damage. Also, the Lost Soul has a 3 here, for it's attack.</text:p>
      <text:p text:style-name="Preformatted_20_Text">(21) <text:s text:c="3"/>"Act" sound, for wandering monsters.</text:p>
      <text:p text:style-name="Preformatted_20_Text">(22) <text:s text:c="3"/>Flags, see below</text:p>
      <text:p text:style-name="Preformatted_20_Text">(23) <text:s text:c="3"/>"Respawn" state, for monsters being ressurected. VERSION 1.666 ONLY</text:p>
      <text:p text:style-name="Preformatted_20_Text"/>
      <text:p text:style-name="Preformatted_20_Text"><text:s text:c="2"/>Flags. 0 = condition is false. 1 = condition is true.</text:p>
      <text:p text:style-name="Preformatted_20_Text"/>
      <text:p text:style-name="Preformatted_20_Text"><text:s text:c="2"/>bit <text:s text:c="2"/>flagname <text:s text:c="7"/>effect on thing</text:p>
      <text:p text:style-name="Preformatted_20_Text"/>
      <text:p text:style-name="Preformatted_20_Text"><text:s text:c="2"/>0 <text:s text:c="4"/>Special <text:s text:c="8"/>it is a gettable thing (ammo, health, etc.)</text:p>
      <text:p text:style-name="Preformatted_20_Text"><text:s text:c="2"/>1 <text:s text:c="4"/>Solid <text:s text:c="10"/>creatures can't pass through (but projectiles can)</text:p>
      <text:p text:style-name="Preformatted_20_Text"><text:s text:c="2"/>2 <text:s text:c="4"/>Shootable <text:s text:c="6"/>can be hurt (note barrels have this set)</text:p>
      <text:p text:style-name="Preformatted_20_Text"><text:s text:c="2"/>3 <text:s text:c="4"/>NoSector <text:s text:c="7"/>totally invisible</text:p>
      <text:p text:style-name="Preformatted_20_Text"><text:s text:c="2"/>4 <text:s text:c="4"/>NoBlockmap</text:p>
      <text:p text:style-name="Preformatted_20_Text"><text:s text:c="2"/>5</text:p>
      <text:p text:style-name="Preformatted_20_Text"><text:s text:c="2"/>6 <text:s text:c="4"/>(InPain) <text:s text:c="7"/>?</text:p>
      <text:p text:style-name="Preformatted_20_Text"><text:s text:c="2"/>7</text:p>
      <text:p text:style-name="Preformatted_20_Text"><text:s text:c="2"/>8 <text:s text:c="4"/>SpawnCeiling <text:s text:c="3"/>hung from ceiling</text:p>
      <text:p text:style-name="Preformatted_20_Text"><text:s text:c="2"/>9 <text:s text:c="4"/>NoGravity <text:s text:c="6"/>floating monsters and not-on-ground things</text:p>
      <text:p text:style-name="Preformatted_20_Text"><text:s text:c="2"/>10 <text:s text:c="3"/>Dropoff <text:s text:c="8"/>doesn't automatically hug floor if "jump" off ledge</text:p>
      <text:p text:style-name="Preformatted_20_Text"><text:s text:c="2"/>11 <text:s text:c="3"/>Pickup <text:s text:c="9"/>can pick up gettable items</text:p>
      <text:p text:style-name="Preformatted_20_Text"><text:s text:c="2"/>12 <text:s text:c="3"/>(NoClip) <text:s text:c="7"/>walks through walls</text:p>
      <text:p text:style-name="Preformatted_20_Text"><text:s text:c="2"/>13</text:p>
      <text:p text:style-name="Preformatted_20_Text"><text:s text:c="2"/>14 <text:s text:c="3"/>Float <text:s text:c="10"/>floating monsters</text:p>
      <text:p text:style-name="Preformatted_20_Text"><text:s text:c="2"/>15 <text:s text:c="3"/>(Semi-NoClip) <text:s text:c="2"/>climb tall steps</text:p>
      <text:p text:style-name="Preformatted_20_Text"><text:s text:c="2"/>16 <text:s text:c="3"/>Missile <text:s text:c="8"/>projectiles</text:p>
      <text:p text:style-name="Preformatted_20_Text"><text:s text:c="2"/>17 <text:s text:c="3"/>(Disappearing <text:s text:c="2"/>?</text:p>
      <text:p text:style-name="Preformatted_20_Text"><text:tab/> Weapon)</text:p>
      <text:p text:style-name="Preformatted_20_Text"><text:s text:c="2"/>18 <text:s text:c="3"/>Shadow <text:s text:c="9"/>semi-invisible like Spectres</text:p>
      <text:p text:style-name="Preformatted_20_Text"><text:s text:c="2"/>19 <text:s text:c="3"/>NoBlood <text:s text:c="8"/>uses PUFF instead of BLUD when hurt (e.g. barrels)</text:p>
      <text:p text:style-name="Preformatted_20_Text"><text:s text:c="2"/>20 <text:s text:c="3"/>(SlideHelpless) ?</text:p>
      <text:p text:style-name="Preformatted_20_Text"><text:s text:c="2"/>21</text:p>
      <text:p text:style-name="Preformatted_20_Text"><text:s text:c="2"/>22 <text:s text:c="3"/>CountKill <text:s text:c="6"/>Monster: counts toward KILLS ratio on inter-level</text:p>
      <text:p text:style-name="Preformatted_20_Text"><text:s text:c="2"/>23 <text:s text:c="3"/>CountItem <text:s text:c="6"/>Artifact: counts toward ITEMS on inter-level screen</text:p>
      <text:p text:style-name="Preformatted_20_Text"><text:s text:c="2"/>24 <text:s text:c="3"/>(Running) <text:s text:c="6"/>?</text:p>
      <text:p text:style-name="Preformatted_20_Text"><text:s text:c="2"/>25 <text:s text:c="3"/>NotDMatch <text:s text:c="6"/>this thing doesn't get spawned in deathmatch modes</text:p>
      <text:p text:style-name="Preformatted_20_Text"><text:s text:c="2"/>26 <text:s text:c="3"/>Color0 <text:s text:c="9"/>\ 00 = green stays green <text:s/>01 = change to dark greys</text:p>
      <text:p text:style-name="Preformatted_20_Text"><text:s text:c="2"/>27 <text:s text:c="3"/>Color1 <text:s text:c="9"/>/ 10 = change to browns <text:s text:c="2"/>11 = change to dark reds</text:p>
      <text:p text:style-name="Preformatted_20_Text"><text:s text:c="2"/>28- <text:s text:c="18"/>unused</text:p>
      <text:p text:style-name="Preformatted_20_Text"/>
      <text:p text:style-name="Preformatted_20_Text">8d730 *** n/a</text:p>
      <text:p text:style-name="Preformatted_20_Text"/>
      <text:p text:style-name="Preformatted_20_Text"><text:s text:c="2"/>Misc junk I can't figure out.</text:p>
      <text:p text:style-name="Preformatted_20_Text"/>
      <text:p text:style-name="Preformatted_20_Text">8db27 *** a7b99</text:p>
      <text:p text:style-name="Preformatted_20_Text"/>
      <text:p text:style-name="Preformatted_20_Text"><text:s text:c="2"/>End of DOOM.EXE</text:p>
      <text:p text:style-name="Preformatted_20_Text"/>
      <text:p text:style-name="Preformatted_20_Text"/>
      <text:p text:style-name="Preformatted_20_Text">------------------------------------------------------------</text:p>
      <text:p text:style-name="Preformatted_20_Text">APPENDIX [A-1]: Backus-Naur Form definitions of WAD elements</text:p>
      <text:p text:style-name="Preformatted_20_Text"><text:soft-page-break/>------------------------------------------------------------</text:p>
      <text:p text:style-name="Preformatted_20_Text"/>
      <text:p text:style-name="Preformatted_20_Text"><text:s text:c="2"/>The descriptions below use a modified Backus-Naur Form (BNF) notation.</text:p>
      <text:p text:style-name="Preformatted_20_Text">Each entry looks like</text:p>
      <text:p text:style-name="Preformatted_20_Text"/>
      <text:p text:style-name="Preformatted_20_Text">&lt;keyword&gt; <text:s text:c="6"/>:= description <text:s text:c="9"/>;type or comment (optional)</text:p>
      <text:p text:style-name="Preformatted_20_Text"><text:tab/><text:tab/> <text:s text:c="2"/>description cont'd. <text:s/>;type or comment (optional)</text:p>
      <text:p text:style-name="Preformatted_20_Text"/>
      <text:p text:style-name="Preformatted_20_Text"><text:s text:c="2"/>Descriptions composed of more than one sequential keyword or element</text:p>
      <text:p text:style-name="Preformatted_20_Text">are usually listed with one element per line. This is for clarity and also</text:p>
      <text:p text:style-name="Preformatted_20_Text">allows each succesive element to be assigned different types without extra</text:p>
      <text:p text:style-name="Preformatted_20_Text">lines.</text:p>
      <text:p text:style-name="Preformatted_20_Text"/>
      <text:p text:style-name="Preformatted_20_Text">&lt;keyword&gt; <text:s text:c="6"/>:= &lt;whatever&gt; <text:s text:c="10"/>;&lt;type&gt;</text:p>
      <text:p text:style-name="Preformatted_20_Text"/>
      <text:p text:style-name="Preformatted_20_Text"><text:s text:c="2"/>is a shorthand for</text:p>
      <text:p text:style-name="Preformatted_20_Text"/>
      <text:p text:style-name="Preformatted_20_Text">&lt;keyword&gt; <text:s text:c="6"/>:= &lt;whatever&gt;</text:p>
      <text:p text:style-name="Preformatted_20_Text">&lt;whatever&gt; <text:s text:c="5"/>:= &lt;type&gt;</text:p>
      <text:p text:style-name="Preformatted_20_Text"/>
      <text:p text:style-name="Preformatted_20_Text"><text:s text:c="2"/>The description is one or more of the following predefined types,</text:p>
      <text:p text:style-name="Preformatted_20_Text">and/or previously or subsequently defined keywords.</text:p>
      <text:p text:style-name="Preformatted_20_Text"/>
      <text:p text:style-name="Preformatted_20_Text">&lt;byte&gt; <text:s text:c="9"/>is an unsigned 8-bit integer (0 to 255).</text:p>
      <text:p text:style-name="Preformatted_20_Text">&lt;char&gt; <text:s text:c="9"/>is a signed 8-bit integer (-128 to 127).</text:p>
      <text:p text:style-name="Preformatted_20_Text">&lt;ushort&gt; <text:s text:c="7"/>is an unsigned 16-bit integer in lo-hi format (0 to 65535)</text:p>
      <text:p text:style-name="Preformatted_20_Text">&lt;short&gt; <text:s text:c="8"/>is a signed 16-bit integer (-32768 to 32767).</text:p>
      <text:p text:style-name="Preformatted_20_Text">&lt;long&gt; <text:s text:c="9"/>is a signed 32-bit integer (-2147483648 to 2147483647).</text:p>
      <text:p text:style-name="Preformatted_20_Text">&lt;string8&gt; <text:s text:c="6"/>is an ASCII string of from 1 to 8 bytes. If its length is</text:p>
      <text:p text:style-name="Preformatted_20_Text"><text:tab/><text:tab/> <text:s/>less than 8 bytes, the remainder are zeros (hex 00).</text:p>
      <text:p text:style-name="Preformatted_20_Text"/>
      <text:p text:style-name="Preformatted_20_Text"><text:s text:c="2"/>Any of these may be followed by a range: &lt;byte:1..99&gt; means a byte</text:p>
      <text:p text:style-name="Preformatted_20_Text">restricted to the range 1 to 99 inclusive. A single number means that</text:p>
      <text:p text:style-name="Preformatted_20_Text">value is literally included: &lt;byte:192&gt; inserts that 8-bit value.</text:p>
      <text:p text:style-name="Preformatted_20_Text"/>
      <text:p text:style-name="Preformatted_20_Text"><text:s text:c="2"/>{ } are used to enclose a group of elements.</text:p>
      <text:p text:style-name="Preformatted_20_Text"/>
      <text:p text:style-name="Preformatted_20_Text"><text:s text:c="2"/>| is used to separate choices - exactly one of the choices applies.</text:p>
      <text:p text:style-name="Preformatted_20_Text"/>
      <text:p text:style-name="Preformatted_20_Text"><text:s text:c="2"/>[ ] are used following an element or group of elements to indicate</text:p>
      <text:p text:style-name="Preformatted_20_Text">an array. Usually a literal value or a keyword will be used to denote</text:p>
      <text:p text:style-name="Preformatted_20_Text">how many members the array has. &lt;rook&gt; [666] means that the element</text:p>
      <text:p text:style-name="Preformatted_20_Text">&lt;rook&gt; is repeated 666 times in sequence. {&lt;Scylla&gt; &lt;Charybdis&gt;} [zeus]</text:p>
      <text:p text:style-name="Preformatted_20_Text">means that whatever the value of &lt;zeus&gt; is, there are that many pairs</text:p>
      <text:p text:style-name="Preformatted_20_Text">of &lt;Scylla&gt; and &lt;Charybdis&gt;. [1..16] indicates the value may be from</text:p>
      <text:p text:style-name="Preformatted_20_Text">1 to 16 inclusive, and [...] indicates an indefinite number.</text:p>
      <text:p text:style-name="Preformatted_20_Text"/>
      <text:p text:style-name="Preformatted_20_Text"><text:s text:c="2"/>A literal string "ABCD" may appear, in which case those ASCII characters</text:p>
      <text:p text:style-name="Preformatted_20_Text">are directly inserted.</text:p>
      <text:p text:style-name="Preformatted_20_Text"/>
      <text:p text:style-name="Preformatted_20_Text">------</text:p>
      <text:p text:style-name="Preformatted_20_Text"/>
      <text:p text:style-name="Preformatted_20_Text">&lt;WAD file&gt; <text:s text:c="5"/>:= "PWAD"|"IWAD"</text:p>
      <text:p text:style-name="Preformatted_20_Text"><text:tab/><text:tab/> <text:s text:c="2"/>&lt;numlumps&gt;</text:p>
      <text:p text:style-name="Preformatted_20_Text"><text:soft-page-break/><text:tab/><text:tab/> <text:s text:c="2"/>&lt;infotableofs&gt;</text:p>
      <text:p text:style-name="Preformatted_20_Text"><text:tab/><text:tab/> <text:s text:c="2"/>&lt;lumps&gt;</text:p>
      <text:p text:style-name="Preformatted_20_Text"><text:tab/><text:tab/> <text:s text:c="2"/>&lt;directory&gt;</text:p>
      <text:p text:style-name="Preformatted_20_Text"/>
      <text:p text:style-name="Preformatted_20_Text">&lt;numlumps&gt; <text:s text:c="5"/>:= &lt;long&gt; <text:s text:c="14"/>;number of lumps in WAD file</text:p>
      <text:p text:style-name="Preformatted_20_Text">&lt;infotableofs&gt; <text:s/>:= &lt;long&gt; <text:s text:c="14"/>;file offset to directory start</text:p>
      <text:p text:style-name="Preformatted_20_Text"/>
      <text:p text:style-name="Preformatted_20_Text">&lt;lumps&gt; <text:s text:c="8"/>:= &lt;lump&gt; [numlumps]</text:p>
      <text:p text:style-name="Preformatted_20_Text">&lt;lump&gt; <text:s text:c="9"/>:= <text:s text:c="21"/>;see different kinds below</text:p>
      <text:p text:style-name="Preformatted_20_Text"/>
      <text:p text:style-name="Preformatted_20_Text">&lt;directory&gt; <text:s text:c="4"/>:= {&lt;lumpinfo&gt; | &lt;otherinfo&gt;} [numlumps]</text:p>
      <text:p text:style-name="Preformatted_20_Text">&lt;lumpinfo&gt; <text:s text:c="5"/>:= &lt;filepos&gt; <text:s text:c="11"/>;&lt;long&gt;</text:p>
      <text:p text:style-name="Preformatted_20_Text"><text:tab/><text:tab/> <text:s text:c="2"/>&lt;size&gt; <text:s text:c="14"/>;&lt;long&gt;</text:p>
      <text:p text:style-name="Preformatted_20_Text"><text:tab/><text:tab/> <text:s text:c="2"/>&lt;name&gt; <text:s text:c="14"/>;&lt;string8&gt;</text:p>
      <text:p text:style-name="Preformatted_20_Text"/>
      <text:p text:style-name="Preformatted_20_Text">&lt;otherinfo&gt; <text:s text:c="4"/>:= &lt;marker&gt; | &lt;label&gt;</text:p>
      <text:p text:style-name="Preformatted_20_Text">&lt;marker&gt; <text:s text:c="7"/>:= &lt;dummynumber&gt; <text:s text:c="7"/>;&lt;long&gt; with any value</text:p>
      <text:p text:style-name="Preformatted_20_Text"><text:tab/><text:tab/> <text:s text:c="2"/>&lt;long:0&gt;</text:p>
      <text:p text:style-name="Preformatted_20_Text"><text:tab/><text:tab/> <text:s text:c="2"/>&lt;"S_START" | etc&gt; <text:s text:c="3"/>;&lt;string8&gt;</text:p>
      <text:p text:style-name="Preformatted_20_Text"/>
      <text:p text:style-name="Preformatted_20_Text">&lt;label&gt; <text:s text:c="8"/>:= {&lt;"E"&gt; &lt;episode&gt; &lt;"M"&gt; &lt;mission&gt;} | {&lt;"MAP"&gt; &lt;level&gt;}</text:p>
      <text:p text:style-name="Preformatted_20_Text">&lt;episode&gt; <text:s text:c="6"/>:= "1"|"2"|"3"</text:p>
      <text:p text:style-name="Preformatted_20_Text">&lt;mission&gt; <text:s text:c="6"/>:= "1"|"2"|"3"|"4"|"5"|"6"|"7"|"8"|"9"</text:p>
      <text:p text:style-name="Preformatted_20_Text">&lt;level&gt; <text:s text:c="8"/>:= "01"|"02"|"03"|"04"|"05"|"06"|"07"|"08"|"09"|"10"</text:p>
      <text:p text:style-name="Preformatted_20_Text"><text:tab/><text:tab/> <text:s text:c="2"/>|"11"|"12"|"13"|"14"|"15"|"16"|"17"|"18"|"19"|"20"</text:p>
      <text:p text:style-name="Preformatted_20_Text"><text:tab/><text:tab/> <text:s text:c="2"/>|"21"|"22"|"23"|"24"|"25"|"26"|"27"|"28"|"29"|"30"</text:p>
      <text:p text:style-name="Preformatted_20_Text"><text:tab/><text:tab/> <text:s text:c="2"/>|"31"|"32"</text:p>
      <text:p text:style-name="Preformatted_20_Text"/>
      <text:p text:style-name="Preformatted_20_Text">------</text:p>
      <text:p text:style-name="Preformatted_20_Text">different kinds of lumps:</text:p>
      <text:p text:style-name="Preformatted_20_Text">------</text:p>
      <text:p text:style-name="Preformatted_20_Text"/>
      <text:p text:style-name="Preformatted_20_Text">&lt;PLAYPAL&gt; <text:s text:c="6"/>:= &lt;palette&gt; [14]</text:p>
      <text:p text:style-name="Preformatted_20_Text">&lt;palette&gt; <text:s text:c="6"/>:= {&lt;red&gt; &lt;green&gt; &lt;blue&gt;} [256]</text:p>
      <text:p text:style-name="Preformatted_20_Text">&lt;red&gt; <text:s text:c="10"/>:= &lt;byte&gt;</text:p>
      <text:p text:style-name="Preformatted_20_Text">&lt;green&gt; <text:s text:c="8"/>:= &lt;byte&gt;</text:p>
      <text:p text:style-name="Preformatted_20_Text">&lt;blue&gt; <text:s text:c="9"/>:= &lt;byte&gt;</text:p>
      <text:p text:style-name="Preformatted_20_Text"/>
      <text:p text:style-name="Preformatted_20_Text">------</text:p>
      <text:p text:style-name="Preformatted_20_Text"/>
      <text:p text:style-name="Preformatted_20_Text">&lt;COLORMAP&gt; <text:s text:c="5"/>:= &lt;color_map&gt; [34]</text:p>
      <text:p text:style-name="Preformatted_20_Text">&lt;color_map&gt; <text:s text:c="4"/>:= &lt;mapping&gt; [256]</text:p>
      <text:p text:style-name="Preformatted_20_Text">&lt;mapping&gt; <text:s text:c="6"/>:= &lt;byte&gt;</text:p>
      <text:p text:style-name="Preformatted_20_Text"/>
      <text:p text:style-name="Preformatted_20_Text">------</text:p>
      <text:p text:style-name="Preformatted_20_Text"/>
      <text:p text:style-name="Preformatted_20_Text">&lt;ENDOOM&gt; <text:s text:c="7"/>:= &lt;character_cell&gt; [1000]</text:p>
      <text:p text:style-name="Preformatted_20_Text">&lt;character_cell&gt;:= &lt;color_attributes&gt; <text:s text:c="10"/>;&lt;byte&gt;</text:p>
      <text:p text:style-name="Preformatted_20_Text"><text:tab/><text:tab/> <text:s text:c="2"/>&lt;character&gt; <text:s text:c="17"/>;&lt;byte&gt;</text:p>
      <text:p text:style-name="Preformatted_20_Text"/>
      <text:p text:style-name="Preformatted_20_Text">------</text:p>
      <text:p text:style-name="Preformatted_20_Text"/>
      <text:p text:style-name="Preformatted_20_Text">&lt;demo&gt; <text:s text:c="9"/>:= &lt;header&gt;</text:p>
      <text:p text:style-name="Preformatted_20_Text"><text:tab/><text:tab/> <text:s text:c="2"/>&lt;gametic_data&gt;</text:p>
      <text:p text:style-name="Preformatted_20_Text"><text:soft-page-break/><text:tab/><text:tab/> <text:s text:c="2"/>&lt;byte:128&gt;</text:p>
      <text:p text:style-name="Preformatted_20_Text">&lt;header&gt; <text:s text:c="7"/>:= {&lt;header_12&gt; | &lt;header_16&gt;} <text:s/>;different versions</text:p>
      <text:p text:style-name="Preformatted_20_Text">&lt;header_12&gt; <text:s text:c="4"/>:= &lt;skill&gt;</text:p>
      <text:p text:style-name="Preformatted_20_Text"><text:tab/><text:tab/> <text:s text:c="2"/>&lt;episode&gt;</text:p>
      <text:p text:style-name="Preformatted_20_Text"><text:tab/><text:tab/> <text:s text:c="2"/>&lt;map&gt;</text:p>
      <text:p text:style-name="Preformatted_20_Text"><text:tab/><text:tab/> <text:s text:c="2"/>&lt;player&gt; [4]</text:p>
      <text:p text:style-name="Preformatted_20_Text">&lt;header_16&gt; <text:s text:c="4"/>:= &lt;version&gt;</text:p>
      <text:p text:style-name="Preformatted_20_Text"><text:tab/><text:tab/> <text:s text:c="2"/>&lt;skill&gt;</text:p>
      <text:p text:style-name="Preformatted_20_Text"><text:tab/><text:tab/> <text:s text:c="2"/>&lt;episode&gt;</text:p>
      <text:p text:style-name="Preformatted_20_Text"><text:tab/><text:tab/> <text:s text:c="2"/>&lt;map&gt;</text:p>
      <text:p text:style-name="Preformatted_20_Text"><text:tab/><text:tab/> <text:s text:c="2"/>&lt;mode&gt;</text:p>
      <text:p text:style-name="Preformatted_20_Text"><text:tab/><text:tab/> <text:s text:c="2"/>&lt;respawn&gt;</text:p>
      <text:p text:style-name="Preformatted_20_Text"><text:tab/><text:tab/> <text:s text:c="2"/>&lt;fast&gt;</text:p>
      <text:p text:style-name="Preformatted_20_Text"><text:tab/><text:tab/> <text:s text:c="2"/>&lt;nomonsters&gt;</text:p>
      <text:p text:style-name="Preformatted_20_Text"><text:tab/><text:tab/> <text:s text:c="2"/>&lt;viewpoint&gt;</text:p>
      <text:p text:style-name="Preformatted_20_Text"><text:tab/><text:tab/> <text:s text:c="2"/>&lt;player&gt; [4]</text:p>
      <text:p text:style-name="Preformatted_20_Text">&lt;skill&gt; <text:s text:c="8"/>:= &lt;byte:0..4&gt;</text:p>
      <text:p text:style-name="Preformatted_20_Text">&lt;episode&gt; <text:s text:c="6"/>:= {&lt;byte:1..3&gt; | &lt;byte:1&gt;} <text:s text:c="4"/>;DOOM 1 or DOOM 2</text:p>
      <text:p text:style-name="Preformatted_20_Text">&lt;map&gt; <text:s text:c="10"/>:= {&lt;byte:1..9&gt; | &lt;byte:1..32&gt;} ;DOOM 1 or DOOM 2</text:p>
      <text:p text:style-name="Preformatted_20_Text">&lt;player&gt; <text:s text:c="7"/>:= &lt;byte:0..1&gt; <text:s text:c="9"/>;0 means not present, 1 means present</text:p>
      <text:p text:style-name="Preformatted_20_Text">&lt;version&gt; <text:s text:c="6"/>:= &lt;byte:104..106&gt; <text:s text:c="5"/>;versions 1.4, 1.5, 1.6 (also 1.666)</text:p>
      <text:p text:style-name="Preformatted_20_Text">&lt;mode&gt; <text:s text:c="9"/>:= &lt;byte:0..2} <text:s text:c="9"/>;cooperative|deathmatch|altdeath</text:p>
      <text:p text:style-name="Preformatted_20_Text">&lt;respawn&gt; <text:s text:c="6"/>:= &lt;byte&gt; <text:s text:c="14"/>;0 is off, non-zero is on</text:p>
      <text:p text:style-name="Preformatted_20_Text">&lt;fast&gt; <text:s text:c="9"/>:= &lt;byte&gt; <text:s text:c="14"/>;0 is off, non-zero is on</text:p>
      <text:p text:style-name="Preformatted_20_Text">&lt;nomonsters&gt; <text:s text:c="3"/>:= &lt;byte&gt; <text:s text:c="14"/>;0 is off, non-zero is on</text:p>
      <text:p text:style-name="Preformatted_20_Text">&lt;viewpoint&gt; <text:s text:c="4"/>:= &lt;byte:0..3&gt; <text:s text:c="9"/>;shown from this player's view</text:p>
      <text:p text:style-name="Preformatted_20_Text"/>
      <text:p text:style-name="Preformatted_20_Text">&lt;gametic_data&gt; <text:s/>:= &lt;gametic&gt; [...]</text:p>
      <text:p text:style-name="Preformatted_20_Text">&lt;gametic&gt; <text:s text:c="6"/>:= &lt;player_move&gt; [1..4] ;1-4 is # of players present in demo</text:p>
      <text:p text:style-name="Preformatted_20_Text">&lt;player_move&gt; <text:s text:c="2"/>:= &lt;forward&gt; <text:s text:c="11"/>;&lt;char&gt;</text:p>
      <text:p text:style-name="Preformatted_20_Text"><text:tab/><text:tab/> <text:s text:c="2"/>&lt;strafe&gt; <text:s text:c="12"/>;&lt;char&gt;</text:p>
      <text:p text:style-name="Preformatted_20_Text"><text:tab/><text:tab/> <text:s text:c="2"/>&lt;turn&gt; <text:s text:c="14"/>;&lt;char&gt;</text:p>
      <text:p text:style-name="Preformatted_20_Text"><text:tab/><text:tab/> <text:s text:c="2"/>&lt;use&gt; <text:s text:c="15"/>;&lt;byte&gt;</text:p>
      <text:p text:style-name="Preformatted_20_Text"/>
      <text:p text:style-name="Preformatted_20_Text">------</text:p>
      <text:p text:style-name="Preformatted_20_Text"/>
      <text:p text:style-name="Preformatted_20_Text">&lt;GENMIDI&gt; <text:s text:c="6"/>:= "#OPL_II#"</text:p>
      <text:p text:style-name="Preformatted_20_Text"><text:tab/><text:tab/> <text:s text:c="2"/>&lt;instr_data&gt; [150]</text:p>
      <text:p text:style-name="Preformatted_20_Text"><text:tab/><text:tab/> <text:s text:c="2"/>&lt;instr_name&gt; [150]</text:p>
      <text:p text:style-name="Preformatted_20_Text">&lt;instr_data&gt; <text:s text:c="3"/>:= &lt;byte&gt; [36] <text:s text:c="9"/>;format unknown to me</text:p>
      <text:p text:style-name="Preformatted_20_Text">&lt;instr_name&gt; <text:s text:c="3"/>:= &lt;byte&gt; [32] <text:s text:c="9"/>;padded with 0s</text:p>
      <text:p text:style-name="Preformatted_20_Text"/>
      <text:p text:style-name="Preformatted_20_Text">------</text:p>
      <text:p text:style-name="Preformatted_20_Text"/>
      <text:p text:style-name="Preformatted_20_Text">&lt;DMXGUS&gt; <text:s text:c="7"/>:= pointless to describe here, see section [7-5]</text:p>
      <text:p text:style-name="Preformatted_20_Text"/>
      <text:p text:style-name="Preformatted_20_Text">------</text:p>
      <text:p text:style-name="Preformatted_20_Text"/>
      <text:p text:style-name="Preformatted_20_Text">&lt;song&gt; <text:s text:c="9"/>:= "MUS"</text:p>
      <text:p text:style-name="Preformatted_20_Text"><text:tab/><text:tab/> <text:s text:c="2"/>&lt;byte:26&gt;</text:p>
      <text:p text:style-name="Preformatted_20_Text"><text:tab/><text:tab/> <text:s text:c="2"/>&lt;music_length&gt; <text:s text:c="6"/>;&lt;ushort&gt;</text:p>
      <text:p text:style-name="Preformatted_20_Text"><text:tab/><text:tab/> <text:s text:c="2"/>&lt;music_start&gt; <text:s text:c="7"/>;&lt;ushort&gt;</text:p>
      <text:p text:style-name="Preformatted_20_Text"><text:tab/><text:tab/> <text:s text:c="2"/>&lt;primary_channels&gt; <text:s text:c="2"/>;&lt;ushort&gt;</text:p>
      <text:p text:style-name="Preformatted_20_Text"><text:tab/><text:tab/> <text:s text:c="2"/>&lt;secondary_channels&gt; ;&lt;ushort&gt;</text:p>
      <text:p text:style-name="Preformatted_20_Text"><text:soft-page-break/><text:tab/><text:tab/> <text:s text:c="2"/>&lt;num_instr_patches&gt; <text:s/>;&lt;ushort&gt;</text:p>
      <text:p text:style-name="Preformatted_20_Text"><text:tab/><text:tab/> <text:s text:c="2"/>&lt;ushort:0&gt;</text:p>
      <text:p text:style-name="Preformatted_20_Text"><text:tab/><text:tab/> <text:s text:c="2"/>&lt;instr_patches&gt;</text:p>
      <text:p text:style-name="Preformatted_20_Text"><text:tab/><text:tab/> <text:s text:c="2"/>&lt;music data&gt;</text:p>
      <text:p text:style-name="Preformatted_20_Text">&lt;instr_patches&gt; := &lt;instr_patch&gt; [num_instr_patches]</text:p>
      <text:p text:style-name="Preformatted_20_Text">&lt;instr_patch&gt; <text:s text:c="2"/>:= &lt;ushort&gt; <text:s text:c="12"/>;Drum patch #s 28 less than in DMXGUS</text:p>
      <text:p text:style-name="Preformatted_20_Text"/>
      <text:p text:style-name="Preformatted_20_Text">&lt;music data&gt; <text:s text:c="3"/>:= ???</text:p>
      <text:p text:style-name="Preformatted_20_Text"/>
      <text:p text:style-name="Preformatted_20_Text">------</text:p>
      <text:p text:style-name="Preformatted_20_Text"/>
      <text:p text:style-name="Preformatted_20_Text">&lt;soundeffect&gt; <text:s text:c="2"/>:= &lt;ushort:3&gt;</text:p>
      <text:p text:style-name="Preformatted_20_Text"><text:tab/><text:tab/> <text:s text:c="2"/>&lt;ushort:11025&gt; <text:s text:c="6"/>;sampling rate</text:p>
      <text:p text:style-name="Preformatted_20_Text"><text:tab/><text:tab/> <text:s text:c="2"/>&lt;num_samples&gt; <text:s text:c="7"/>;&lt;ushort&gt;</text:p>
      <text:p text:style-name="Preformatted_20_Text"><text:tab/><text:tab/> <text:s text:c="2"/>&lt;ushort:0&gt;</text:p>
      <text:p text:style-name="Preformatted_20_Text"><text:tab/><text:tab/> <text:s text:c="2"/>&lt;samples&gt;</text:p>
      <text:p text:style-name="Preformatted_20_Text">&lt;samples&gt; <text:s text:c="6"/>:= &lt;sample&gt; [num_samples] <text:s text:c="6"/>;&lt;byte&gt;</text:p>
      <text:p text:style-name="Preformatted_20_Text"/>
      <text:p text:style-name="Preformatted_20_Text">------</text:p>
      <text:p text:style-name="Preformatted_20_Text"/>
      <text:p text:style-name="Preformatted_20_Text">&lt;PC_sound&gt; <text:s text:c="5"/>:= &lt;ushort:0&gt;</text:p>
      <text:p text:style-name="Preformatted_20_Text"><text:tab/><text:tab/> <text:s text:c="2"/>&lt;num_PC_samples&gt; <text:s text:c="4"/>;&lt;ushort&gt;</text:p>
      <text:p text:style-name="Preformatted_20_Text"><text:tab/><text:tab/> <text:s text:c="2"/>&lt;PC_samples&gt;</text:p>
      <text:p text:style-name="Preformatted_20_Text">&lt;PC_samples&gt; <text:s text:c="3"/>:= &lt;PC_sample&gt; [num_PC_samples]</text:p>
      <text:p text:style-name="Preformatted_20_Text">&lt;PC_sample&gt; <text:s text:c="4"/>:= &lt;byte&gt; <text:s text:c="14"/>;seem to range [0..96]</text:p>
      <text:p text:style-name="Preformatted_20_Text"/>
      <text:p text:style-name="Preformatted_20_Text">------</text:p>
      <text:p text:style-name="Preformatted_20_Text"/>
      <text:p text:style-name="Preformatted_20_Text">&lt;TEXTURE1&gt; <text:s text:c="5"/>:= &lt;num_textures&gt; <text:s text:c="6"/>;&lt;long&gt;</text:p>
      <text:p text:style-name="Preformatted_20_Text"><text:tab/><text:tab/> <text:s text:c="2"/>&lt;tex_offsets&gt;</text:p>
      <text:p text:style-name="Preformatted_20_Text"><text:tab/><text:tab/> <text:s text:c="2"/>&lt;tex_entries&gt;</text:p>
      <text:p text:style-name="Preformatted_20_Text">&lt;tex_offsets&gt; <text:s text:c="2"/>:= &lt;tex_offset&gt; [num_textures]</text:p>
      <text:p text:style-name="Preformatted_20_Text">&lt;tex_offset&gt; <text:s text:c="3"/>:= &lt;long&gt;</text:p>
      <text:p text:style-name="Preformatted_20_Text">&lt;tex_entries&gt; <text:s text:c="2"/>:= &lt;tex_entry&gt; [num_textures]</text:p>
      <text:p text:style-name="Preformatted_20_Text">&lt;tex_entry&gt; <text:s text:c="4"/>:= &lt;tex_name&gt; <text:s text:c="10"/>;&lt;string8&gt;</text:p>
      <text:p text:style-name="Preformatted_20_Text"><text:tab/><text:tab/> <text:s text:c="2"/>&lt;short:0&gt;</text:p>
      <text:p text:style-name="Preformatted_20_Text"><text:tab/><text:tab/> <text:s text:c="2"/>&lt;short:0&gt;</text:p>
      <text:p text:style-name="Preformatted_20_Text"><text:tab/><text:tab/> <text:s text:c="2"/>&lt;tex_width&gt; <text:s text:c="9"/>;&lt;short&gt;</text:p>
      <text:p text:style-name="Preformatted_20_Text"><text:tab/><text:tab/> <text:s text:c="2"/>&lt;tex_height&gt; <text:s text:c="8"/>;&lt;short&gt;</text:p>
      <text:p text:style-name="Preformatted_20_Text"><text:tab/><text:tab/> <text:s text:c="2"/>&lt;short:0&gt;</text:p>
      <text:p text:style-name="Preformatted_20_Text"><text:tab/><text:tab/> <text:s text:c="2"/>&lt;short:0&gt;</text:p>
      <text:p text:style-name="Preformatted_20_Text"><text:tab/><text:tab/> <text:s text:c="2"/>&lt;num_patches&gt; <text:s text:c="7"/>;&lt;short&gt;</text:p>
      <text:p text:style-name="Preformatted_20_Text"><text:tab/><text:tab/> <text:s text:c="2"/>&lt;patches&gt;</text:p>
      <text:p text:style-name="Preformatted_20_Text">&lt;patches&gt; <text:s text:c="6"/>:= &lt;patch&gt; [num_patches]</text:p>
      <text:p text:style-name="Preformatted_20_Text">&lt;patch&gt; <text:s text:c="8"/>:= &lt;x_offset&gt; <text:s text:c="10"/>;all are &lt;short&gt;</text:p>
      <text:p text:style-name="Preformatted_20_Text"><text:tab/><text:tab/> <text:s text:c="2"/>&lt;y_offset&gt;</text:p>
      <text:p text:style-name="Preformatted_20_Text"><text:tab/><text:tab/> <text:s text:c="2"/>&lt;pname_number&gt; <text:s text:c="6"/>;lookup in &lt;PNAMES&gt; for picture</text:p>
      <text:p text:style-name="Preformatted_20_Text"><text:tab/><text:tab/> <text:s text:c="2"/>&lt;short:1&gt; <text:s text:c="11"/>;supposedly &lt;stepdir&gt;</text:p>
      <text:p text:style-name="Preformatted_20_Text"><text:tab/><text:tab/> <text:s text:c="2"/>&lt;short:0&gt; <text:s text:c="11"/>;supposedly &lt;color_map&gt;</text:p>
      <text:p text:style-name="Preformatted_20_Text"/>
      <text:p text:style-name="Preformatted_20_Text">------</text:p>
      <text:p text:style-name="Preformatted_20_Text"/>
      <text:p text:style-name="Preformatted_20_Text">&lt;PNAMES&gt; <text:s text:c="7"/>:= &lt;num_pnames&gt; <text:s text:c="8"/>;&lt;long&gt;</text:p>
      <text:p text:style-name="Preformatted_20_Text"><text:tab/><text:tab/> <text:s text:c="2"/>&lt;pnames&gt;</text:p>
      <text:p text:style-name="Preformatted_20_Text"><text:soft-page-break/>&lt;pnames&gt; <text:s text:c="7"/>:= &lt;pname&gt; [num_pnames]</text:p>
      <text:p text:style-name="Preformatted_20_Text">&lt;pname&gt; <text:s text:c="8"/>:= &lt;string8&gt;] <text:s text:c="10"/>;match the &lt;name&gt; from the</text:p>
      <text:p text:style-name="Preformatted_20_Text"><text:tab/><text:tab/><text:tab/><text:tab/><text:tab/>;&lt;lumpinfo&gt; of a &lt;picture&gt;</text:p>
      <text:p text:style-name="Preformatted_20_Text"/>
      <text:p text:style-name="Preformatted_20_Text">------</text:p>
      <text:p text:style-name="Preformatted_20_Text"/>
      <text:p text:style-name="Preformatted_20_Text">&lt;picture&gt; <text:s text:c="6"/>:= &lt;header&gt;</text:p>
      <text:p text:style-name="Preformatted_20_Text"><text:tab/><text:tab/> <text:s text:c="2"/>&lt;pointers&gt; <text:s text:c="10"/>;offsets to &lt;column&gt; starts</text:p>
      <text:p text:style-name="Preformatted_20_Text"><text:tab/><text:tab/> <text:s text:c="2"/>&lt;pixel_data&gt;</text:p>
      <text:p text:style-name="Preformatted_20_Text">&lt;header&gt; <text:s text:c="7"/>:= &lt;width&gt; <text:s text:c="13"/>;all are &lt;short&gt;</text:p>
      <text:p text:style-name="Preformatted_20_Text"><text:tab/><text:tab/> <text:s text:c="2"/>&lt;height&gt;</text:p>
      <text:p text:style-name="Preformatted_20_Text"><text:tab/><text:tab/> <text:s text:c="2"/>&lt;left_offset&gt;</text:p>
      <text:p text:style-name="Preformatted_20_Text"><text:tab/><text:tab/> <text:s text:c="2"/>&lt;top_offset&gt;</text:p>
      <text:p text:style-name="Preformatted_20_Text">&lt;pointers&gt; <text:s text:c="5"/>:= &lt;pointer&gt; [width] <text:s text:c="3"/>;&lt;long&gt;</text:p>
      <text:p text:style-name="Preformatted_20_Text">&lt;pixel_data&gt; <text:s text:c="3"/>:= &lt;column&gt; [width]</text:p>
      <text:p text:style-name="Preformatted_20_Text">&lt;column&gt; <text:s text:c="7"/>:= &lt;post&gt; [...]</text:p>
      <text:p text:style-name="Preformatted_20_Text"><text:tab/><text:tab/> <text:s text:c="2"/>&lt;byte:255&gt; <text:s text:c="10"/>;255 (0xff) ends the column</text:p>
      <text:p text:style-name="Preformatted_20_Text">&lt;post&gt; <text:s text:c="9"/>:= &lt;rowstart&gt; <text:s text:c="10"/>;&lt;byte&gt;</text:p>
      <text:p text:style-name="Preformatted_20_Text"><text:tab/><text:tab/> <text:s text:c="2"/>&lt;num_pixels&gt; <text:s text:c="8"/>;&lt;byte&gt;</text:p>
      <text:p text:style-name="Preformatted_20_Text"><text:tab/><text:tab/> <text:s text:c="2"/>&lt;unused&gt; <text:s text:c="12"/>;&lt;byte&gt;</text:p>
      <text:p text:style-name="Preformatted_20_Text"><text:tab/><text:tab/> <text:s text:c="2"/>&lt;pixels&gt;</text:p>
      <text:p text:style-name="Preformatted_20_Text"><text:tab/><text:tab/> <text:s text:c="2"/>&lt;unused&gt; <text:s text:c="12"/>;&lt;byte&gt;</text:p>
      <text:p text:style-name="Preformatted_20_Text">&lt;pixels&gt; <text:s text:c="7"/>:= &lt;pixel&gt; [num_pixels] ;&lt;byte&gt;</text:p>
      <text:p text:style-name="Preformatted_20_Text"/>
      <text:p text:style-name="Preformatted_20_Text">------</text:p>
      <text:p text:style-name="Preformatted_20_Text"/>
      <text:p text:style-name="Preformatted_20_Text">&lt;flat&gt; <text:s text:c="9"/>:= &lt;colorbyte&gt; [4096] <text:s text:c="2"/>;&lt;byte&gt;</text:p>
      <text:p text:style-name="Preformatted_20_Text"/>
      <text:p text:style-name="Preformatted_20_Text">------</text:p>
      <text:p text:style-name="Preformatted_20_Text"/>
      <text:p text:style-name="Preformatted_20_Text">&lt;maplevel&gt; <text:s text:c="5"/>:= &lt;THINGS&gt;</text:p>
      <text:p text:style-name="Preformatted_20_Text"><text:tab/><text:tab/> <text:s text:c="2"/>&lt;LINDEDEFS&gt;</text:p>
      <text:p text:style-name="Preformatted_20_Text"><text:tab/><text:tab/> <text:s text:c="2"/>&lt;SIDEDEFS&gt;</text:p>
      <text:p text:style-name="Preformatted_20_Text"><text:tab/><text:tab/> <text:s text:c="2"/>&lt;VERTEXES&gt;</text:p>
      <text:p text:style-name="Preformatted_20_Text"><text:tab/><text:tab/> <text:s text:c="2"/>&lt;SEGS&gt;</text:p>
      <text:p text:style-name="Preformatted_20_Text"><text:tab/><text:tab/> <text:s text:c="2"/>&lt;SSECTORS&gt;</text:p>
      <text:p text:style-name="Preformatted_20_Text"><text:tab/><text:tab/> <text:s text:c="2"/>&lt;NODES&gt;</text:p>
      <text:p text:style-name="Preformatted_20_Text"><text:tab/><text:tab/> <text:s text:c="2"/>&lt;SECTORS&gt;</text:p>
      <text:p text:style-name="Preformatted_20_Text"><text:tab/><text:tab/> <text:s text:c="2"/>&lt;REJECT&gt;</text:p>
      <text:p text:style-name="Preformatted_20_Text"><text:tab/><text:tab/> <text:s text:c="2"/>&lt;BLOCKMAP&gt;</text:p>
      <text:p text:style-name="Preformatted_20_Text"/>
      <text:p text:style-name="Preformatted_20_Text">&lt;THINGS&gt; <text:s text:c="7"/>:= &lt;thing&gt; [...]</text:p>
      <text:p text:style-name="Preformatted_20_Text">&lt;thing&gt; <text:s text:c="8"/>:= &lt;x_position&gt; <text:s text:c="8"/>;all are &lt;short&gt;</text:p>
      <text:p text:style-name="Preformatted_20_Text"><text:tab/><text:tab/> <text:s text:c="2"/>&lt;y_position&gt;</text:p>
      <text:p text:style-name="Preformatted_20_Text"><text:tab/><text:tab/> <text:s text:c="2"/>&lt;angle&gt;</text:p>
      <text:p text:style-name="Preformatted_20_Text"><text:tab/><text:tab/> <text:s text:c="2"/>&lt;type&gt;</text:p>
      <text:p text:style-name="Preformatted_20_Text"><text:tab/><text:tab/> <text:s text:c="2"/>&lt;options&gt;</text:p>
      <text:p text:style-name="Preformatted_20_Text"/>
      <text:p text:style-name="Preformatted_20_Text">&lt;LINEDEFS&gt; <text:s text:c="5"/>:= &lt;linedef&gt; [...]</text:p>
      <text:p text:style-name="Preformatted_20_Text">&lt;linedef&gt; <text:s text:c="6"/>:= &lt;vertex_start&gt; <text:s text:c="6"/>;all are &lt;short&gt;</text:p>
      <text:p text:style-name="Preformatted_20_Text"><text:tab/><text:tab/> <text:s text:c="2"/>&lt;vertex_end&gt;</text:p>
      <text:p text:style-name="Preformatted_20_Text"><text:tab/><text:tab/> <text:s text:c="2"/>&lt;flags&gt;</text:p>
      <text:p text:style-name="Preformatted_20_Text"><text:tab/><text:tab/> <text:s text:c="2"/>&lt;function&gt;</text:p>
      <text:p text:style-name="Preformatted_20_Text"><text:tab/><text:tab/> <text:s text:c="2"/>&lt;tag&gt;</text:p>
      <text:p text:style-name="Preformatted_20_Text"><text:soft-page-break/><text:tab/><text:tab/> <text:s text:c="2"/>&lt;sidedef_right&gt;</text:p>
      <text:p text:style-name="Preformatted_20_Text"><text:tab/><text:tab/> <text:s text:c="2"/>&lt;sidedef_left&gt; <text:s text:c="6"/>;if &lt;short: -1&gt; there's no left side</text:p>
      <text:p text:style-name="Preformatted_20_Text"/>
      <text:p text:style-name="Preformatted_20_Text">&lt;SIDEDEFS&gt; <text:s text:c="5"/>:= &lt;sidedef&gt; [...]</text:p>
      <text:p text:style-name="Preformatted_20_Text">&lt;sidedef&gt; <text:s text:c="6"/>:= &lt;xoffset&gt; <text:s text:c="11"/>;&lt;short&gt;</text:p>
      <text:p text:style-name="Preformatted_20_Text"><text:tab/><text:tab/> <text:s text:c="2"/>&lt;yoffset&gt; <text:s text:c="11"/>;&lt;short&gt;</text:p>
      <text:p text:style-name="Preformatted_20_Text"><text:tab/><text:tab/> <text:s text:c="2"/>&lt;uppertexture&gt; <text:s text:c="6"/>;&lt;string8&gt;</text:p>
      <text:p text:style-name="Preformatted_20_Text"><text:tab/><text:tab/> <text:s text:c="2"/>&lt;lowertexture&gt; <text:s text:c="6"/>;&lt;string8&gt;</text:p>
      <text:p text:style-name="Preformatted_20_Text"><text:tab/><text:tab/> <text:s text:c="2"/>&lt;middletexture&gt; <text:s text:c="5"/>;&lt;string8&gt;</text:p>
      <text:p text:style-name="Preformatted_20_Text"><text:tab/><text:tab/> <text:s text:c="2"/>&lt;sector_ref&gt; <text:s text:c="8"/>;&lt;short&gt;</text:p>
      <text:p text:style-name="Preformatted_20_Text"/>
      <text:p text:style-name="Preformatted_20_Text">&lt;VERTEXES&gt; <text:s text:c="5"/>:= &lt;vertex&gt; [...]</text:p>
      <text:p text:style-name="Preformatted_20_Text">&lt;vertex&gt; <text:s text:c="7"/>:= &lt;X_coord&gt; <text:s text:c="11"/>;both are &lt;short&gt;</text:p>
      <text:p text:style-name="Preformatted_20_Text"><text:tab/><text:tab/> <text:s text:c="2"/>&lt;Y_coord&gt;</text:p>
      <text:p text:style-name="Preformatted_20_Text"/>
      <text:p text:style-name="Preformatted_20_Text">&lt;SEGS&gt; <text:s text:c="9"/>:= &lt;seg&gt; [...] <text:s text:c="9"/>;&lt;segs&gt; stored by &lt;subsector&gt; order</text:p>
      <text:p text:style-name="Preformatted_20_Text">&lt;seg&gt; <text:s text:c="10"/>:= &lt;vertex_start&gt; <text:s text:c="6"/>;all are &lt;short&gt;</text:p>
      <text:p text:style-name="Preformatted_20_Text"><text:tab/><text:tab/> <text:s text:c="2"/>&lt;vertex_end&gt;</text:p>
      <text:p text:style-name="Preformatted_20_Text"><text:tab/><text:tab/> <text:s text:c="2"/>&lt;bams&gt;</text:p>
      <text:p text:style-name="Preformatted_20_Text"><text:tab/><text:tab/> <text:s text:c="2"/>&lt;line_num&gt;</text:p>
      <text:p text:style-name="Preformatted_20_Text"><text:tab/><text:tab/> <text:s text:c="2"/>&lt;segside&gt;</text:p>
      <text:p text:style-name="Preformatted_20_Text"><text:tab/><text:tab/> <text:s text:c="2"/>&lt;segoffset&gt;</text:p>
      <text:p text:style-name="Preformatted_20_Text"/>
      <text:p text:style-name="Preformatted_20_Text">&lt;SSECTORS&gt; <text:s text:c="5"/>:= &lt;subsector&gt; [...]</text:p>
      <text:p text:style-name="Preformatted_20_Text">&lt;subsector&gt; <text:s text:c="4"/>:= &lt;numsegs&gt; <text:s text:c="11"/>;both are &lt;short&gt;</text:p>
      <text:p text:style-name="Preformatted_20_Text"><text:tab/><text:tab/> <text:s text:c="2"/>&lt;start_seg&gt;</text:p>
      <text:p text:style-name="Preformatted_20_Text"/>
      <text:p text:style-name="Preformatted_20_Text">&lt;NODES&gt; <text:s text:c="8"/>:= &lt;node&gt; [...]</text:p>
      <text:p text:style-name="Preformatted_20_Text">&lt;node&gt; <text:s text:c="9"/>:= &lt;x&gt; <text:s text:c="17"/>;first four are &lt;short&gt;</text:p>
      <text:p text:style-name="Preformatted_20_Text"><text:tab/><text:tab/> <text:s text:c="2"/>&lt;y&gt;</text:p>
      <text:p text:style-name="Preformatted_20_Text"><text:tab/><text:tab/> <text:s text:c="2"/>&lt;dx&gt;</text:p>
      <text:p text:style-name="Preformatted_20_Text"><text:tab/><text:tab/> <text:s text:c="2"/>&lt;dy&gt;</text:p>
      <text:p text:style-name="Preformatted_20_Text"><text:tab/><text:tab/> <text:s text:c="2"/>&lt;bbox&gt; [2]</text:p>
      <text:p text:style-name="Preformatted_20_Text"><text:tab/><text:tab/> <text:s text:c="2"/>&lt;child&gt; [2]</text:p>
      <text:p text:style-name="Preformatted_20_Text">&lt;bbox&gt; <text:s text:c="9"/>:= &lt;boxtop&gt; <text:s text:c="12"/>;all are &lt;short&gt;</text:p>
      <text:p text:style-name="Preformatted_20_Text"><text:tab/><text:tab/> <text:s text:c="2"/>&lt;boxbottom&gt;</text:p>
      <text:p text:style-name="Preformatted_20_Text"><text:tab/><text:tab/> <text:s text:c="2"/>&lt;boxleft&gt;</text:p>
      <text:p text:style-name="Preformatted_20_Text"><text:tab/><text:tab/> <text:s text:c="2"/>&lt;boxright&gt;</text:p>
      <text:p text:style-name="Preformatted_20_Text">&lt;child&gt; <text:s text:c="8"/>:= &lt;ushort&gt; <text:s text:c="12"/>;if 0x8000 it's a subsector</text:p>
      <text:p text:style-name="Preformatted_20_Text"/>
      <text:p text:style-name="Preformatted_20_Text">&lt;SECTORS&gt; <text:s text:c="6"/>:= &lt;sector&gt; [...]</text:p>
      <text:p text:style-name="Preformatted_20_Text">&lt;sector&gt; <text:s text:c="7"/>:= &lt;floorheight&gt; <text:s text:c="7"/>;&lt;short&gt;</text:p>
      <text:p text:style-name="Preformatted_20_Text"><text:tab/><text:tab/> <text:s text:c="2"/>&lt;ceilingheight&gt; <text:s text:c="5"/>;&lt;short&gt;</text:p>
      <text:p text:style-name="Preformatted_20_Text"><text:tab/><text:tab/> <text:s text:c="2"/>&lt;floorpic&gt; <text:s text:c="10"/>;&lt;string8&gt;</text:p>
      <text:p text:style-name="Preformatted_20_Text"><text:tab/><text:tab/> <text:s text:c="2"/>&lt;ceilingpic&gt; <text:s text:c="8"/>;&lt;string8&gt;</text:p>
      <text:p text:style-name="Preformatted_20_Text"><text:tab/><text:tab/> <text:s text:c="2"/>&lt;lightlevel&gt; <text:s text:c="8"/>;&lt;short&gt;</text:p>
      <text:p text:style-name="Preformatted_20_Text"><text:tab/><text:tab/> <text:s text:c="2"/>&lt;special_sector&gt; <text:s text:c="4"/>;&lt;short&gt;</text:p>
      <text:p text:style-name="Preformatted_20_Text"><text:tab/><text:tab/> <text:s text:c="2"/>&lt;tag&gt; <text:s text:c="15"/>;&lt;short&gt;</text:p>
      <text:p text:style-name="Preformatted_20_Text"/>
      <text:p text:style-name="Preformatted_20_Text">&lt;REJECT&gt; <text:s text:c="7"/>:= &lt;bitarray&gt; <text:s text:c="10"/>;see [4-10] for this one</text:p>
      <text:p text:style-name="Preformatted_20_Text"/>
      <text:p text:style-name="Preformatted_20_Text">&lt;BLOCKMAP&gt; <text:s text:c="5"/>:= &lt;xorigin&gt; <text:s text:c="11"/>;&lt;short&gt;</text:p>
      <text:p text:style-name="Preformatted_20_Text"><text:tab/><text:tab/> <text:s text:c="2"/>&lt;yorigin&gt; <text:s text:c="11"/>;&lt;short&gt;</text:p>
      <text:p text:style-name="Preformatted_20_Text"><text:tab/><text:tab/> <text:s text:c="2"/>&lt;xblocks&gt; <text:s text:c="11"/>;&lt;short&gt;</text:p>
      <text:p text:style-name="Preformatted_20_Text"><text:soft-page-break/><text:tab/><text:tab/> <text:s text:c="2"/>&lt;yblocks&gt; <text:s text:c="11"/>;&lt;short&gt;</text:p>
      <text:p text:style-name="Preformatted_20_Text"><text:tab/><text:tab/> <text:s text:c="2"/>&lt;listoffsets&gt;</text:p>
      <text:p text:style-name="Preformatted_20_Text"><text:tab/><text:tab/> <text:s text:c="2"/>&lt;blocklists&gt;</text:p>
      <text:p text:style-name="Preformatted_20_Text">&lt;listoffsets&gt; <text:s text:c="2"/>:= &lt;listoffset&gt; [numofblocks]</text:p>
      <text:p text:style-name="Preformatted_20_Text">&lt;listoffset&gt; <text:s text:c="3"/>:= &lt;ushort&gt;</text:p>
      <text:p text:style-name="Preformatted_20_Text">&lt;numofblocks&gt; <text:s text:c="2"/>:= &lt;short&gt; <text:s text:c="13"/>;note it equals &lt;xblocks&gt; * &lt;yblocks&gt;</text:p>
      <text:p text:style-name="Preformatted_20_Text">&lt;blocklists&gt; <text:s text:c="3"/>:= &lt;blocklist&gt; [numofblocks]</text:p>
      <text:p text:style-name="Preformatted_20_Text">&lt;blocklist&gt; <text:s text:c="4"/>:= &lt;short: 0&gt; <text:s text:c="10"/>;for dynamic thinglist pointer</text:p>
      <text:p text:style-name="Preformatted_20_Text"><text:tab/><text:tab/> <text:s text:c="2"/>&lt;lines_in_block&gt;</text:p>
      <text:p text:style-name="Preformatted_20_Text"><text:tab/><text:tab/> <text:s text:c="2"/>&lt;short: -1&gt;</text:p>
      <text:p text:style-name="Preformatted_20_Text">&lt;lines_in_block&gt;:= &lt;linedef_num&gt; [...] <text:s/>;the numbers of all the &lt;linedef&gt;s</text:p>
      <text:p text:style-name="Preformatted_20_Text"><text:tab/><text:tab/><text:tab/><text:tab/><text:tab/>;that are in the block</text:p>
      <text:p text:style-name="Preformatted_20_Text">&lt;linedef_num&gt; <text:s text:c="2"/>:= &lt;short&gt;</text:p>
      <text:p text:style-name="Preformatted_20_Text"/>
      <text:p text:style-name="Preformatted_20_Text"/>
      <text:p text:style-name="Preformatted_20_Text">----------------------------------</text:p>
      <text:p text:style-name="Preformatted_20_Text">APPENDIX [A-2]: DOOM engine limits</text:p>
      <text:p text:style-name="Preformatted_20_Text">----------------------------------</text:p>
      <text:p text:style-name="Preformatted_20_Text"/>
      <text:p text:style-name="Preformatted_20_Text">Maximum width of a TEXTURE = NONE?</text:p>
      <text:p text:style-name="Preformatted_20_Text">Maximum height of a TEXTURE = 128</text:p>
      <text:p text:style-name="Preformatted_20_Text">Maximum edges in display that can have their sides rendered = 128 in 1.2</text:p>
      <text:p text:style-name="Preformatted_20_Text"><text:tab/><text:tab/><text:tab/><text:tab/><text:tab/><text:tab/><text:tab/> <text:s text:c="5"/>256 in 1.6+</text:p>
      <text:p text:style-name="Preformatted_20_Text">Maximum blocks in a BLOCKMAP = about 13000, or 113 * 113</text:p>
      <text:p text:style-name="Preformatted_20_Text">Maximum THINGS in view at once = 64, extras are not drawn</text:p>
      <text:p text:style-name="Preformatted_20_Text">Maximum patches on a texture used on a</text:p>
      <text:p text:style-name="Preformatted_20_Text"><text:s text:c="2"/>2Sided "middle" texture before "medusa" effect = 1</text:p>
      <text:p text:style-name="Preformatted_20_Text">Maximum # of "plats" = 30 (up/down moving floors, and lifts)</text:p>
      <text:p text:style-name="Preformatted_20_Text"/>
      <text:p text:style-name="Preformatted_20_Text">Maximum # of "scrolling" walls per level (line type 48) = 64</text:p>
      <text:p text:style-name="Preformatted_20_Text"/>
      <text:p text:style-name="Preformatted_20_Text"/>
      <text:p text:style-name="Preformatted_20_Text">-------------------------------------------</text:p>
      <text:p text:style-name="Preformatted_20_Text">APPENDIX [A-3]: DOOM.WAD changes and errors</text:p>
      <text:p text:style-name="Preformatted_20_Text">-------------------------------------------</text:p>
      <text:p text:style-name="Preformatted_20_Text"/>
      <text:p text:style-name="Preformatted_20_Text"><text:s text:c="2"/>There are some imperfections in the DOOM.WAD file. All versions up</text:p>
      <text:p text:style-name="Preformatted_20_Text">to 1.666 have the SW18_7 lump included twice. Versions before 1.666</text:p>
      <text:p text:style-name="Preformatted_20_Text">have the COMP03_8 lump twice. And with version 1.666 somebody really</text:p>
      <text:p text:style-name="Preformatted_20_Text">messed up, because every single DP* and DS* and D_* lump that's in</text:p>
      <text:p text:style-name="Preformatted_20_Text">the shareware DOOM1.WAD is in the registered DOOM.WAD twice. The error</text:p>
      <text:p text:style-name="Preformatted_20_Text">doesn't adversely affect play in any way, but it does take up an</text:p>
      <text:p text:style-name="Preformatted_20_Text">unnecessary 800k on the hard drive.</text:p>
      <text:p text:style-name="Preformatted_20_Text"/>
      <text:p text:style-name="Preformatted_20_Text"><text:s text:c="2"/>Some of the lumps in the sprite section are unused. Versions before</text:p>
      <text:p text:style-name="Preformatted_20_Text">1.666 had PBULx0 and PSHEx0, x=A-B, which were pictures of bullet and</text:p>
      <text:p text:style-name="Preformatted_20_Text">shell casings being ejected after the player fired a weapon (this</text:p>
      <text:p text:style-name="Preformatted_20_Text">feature was obviously removed). Also there were four more "fireball"</text:p>
      <text:p text:style-name="Preformatted_20_Text">sprite-lump sets: BAL3x0, BAL4x0, x=A-E, and BAL5x0 and BAL6x0, x=A-B.</text:p>
      <text:p text:style-name="Preformatted_20_Text">The only unused lump left in 1.666 is SMT2A0, which is a small grey</text:p>
      <text:p text:style-name="Preformatted_20_Text">stalagmite, similar to the SMIT sprite which is THING #47. There are</text:p>
      <text:p text:style-name="Preformatted_20_Text">some new sprite lumps in version 1.666 of DOOM 1 which are "semi-unused"</text:p>
      <text:p text:style-name="Preformatted_20_Text">because they aren't used in DOOM 1, but they ARE used in DOOM 2. They</text:p>
      <text:p text:style-name="Preformatted_20_Text">are all projectile sprites, so it's probably just a little leftover</text:p>
      <text:p text:style-name="Preformatted_20_Text"><text:soft-page-break/>from compiling the WAD.</text:p>
      <text:p text:style-name="Preformatted_20_Text"/>
      <text:p text:style-name="Preformatted_20_Text"><text:s text:c="2"/>So, in case it might help with converting demos, or for any other</text:p>
      <text:p text:style-name="Preformatted_20_Text">reason, here is a list, entirely by Paul Falstad, of all the changes</text:p>
      <text:p text:style-name="Preformatted_20_Text">to the levels between DOOM 1.2 and DOOM 1.666. The 1.4 and 1.5 beta's</text:p>
      <text:p text:style-name="Preformatted_20_Text">levels are in most if not all respects identical to 1.666's - I haven't</text:p>
      <text:p text:style-name="Preformatted_20_Text">checked.</text:p>
      <text:p text:style-name="Preformatted_20_Text"/>
      <text:p text:style-name="Preformatted_20_Text">E1M2</text:p>
      <text:p text:style-name="Preformatted_20_Text">- Linedef #530 changed from a door that closes to one that stays open.</text:p>
      <text:p text:style-name="Preformatted_20_Text"><text:s text:c="2"/>This is the south side of the door out of the maze. <text:s/>This allows</text:p>
      <text:p text:style-name="Preformatted_20_Text"><text:s text:c="2"/>deathmatch players who started in there to get out from the inside.</text:p>
      <text:p text:style-name="Preformatted_20_Text"/>
      <text:p text:style-name="Preformatted_20_Text">E1M4</text:p>
      <text:p text:style-name="Preformatted_20_Text">- The swastika got changed to a different shape. <text:s/>A bunch of things in</text:p>
      <text:p text:style-name="Preformatted_20_Text"><text:s text:c="2"/>the swastika room got moved around to accomodate the new layout.</text:p>
      <text:p text:style-name="Preformatted_20_Text">- Thing #185 (a deathmatch start position) got moved from (768, 1952) to</text:p>
      <text:p text:style-name="Preformatted_20_Text"><text:s text:c="2"/>(736, 1824). <text:s/>This is in the room with the ledge NW of the player 1</text:p>
      <text:p text:style-name="Preformatted_20_Text"><text:s text:c="2"/>starting room; the deathmatch start got moved off the ledge onto the</text:p>
      <text:p text:style-name="Preformatted_20_Text"><text:s text:c="2"/>main floor.</text:p>
      <text:p text:style-name="Preformatted_20_Text"/>
      <text:p text:style-name="Preformatted_20_Text">E1M5</text:p>
      <text:p text:style-name="Preformatted_20_Text">- Thing #216 (a deathmatch start) got moved from (-2112, 512) to</text:p>
      <text:p text:style-name="Preformatted_20_Text"><text:s text:c="2"/>(-800, 1200); that is, it got moved from the west courtyard (the one</text:p>
      <text:p text:style-name="Preformatted_20_Text"><text:s text:c="2"/>with the supercharger) to the hidden hallway just south of the pentagram.</text:p>
      <text:p text:style-name="Preformatted_20_Text">- Sector #105's floor was lowered from 88 to 80. <text:s/>In other words, the</text:p>
      <text:p text:style-name="Preformatted_20_Text"><text:s text:c="2"/>window west of the yellow keycard was enlarged a bit. <text:s/>Also, the</text:p>
      <text:p text:style-name="Preformatted_20_Text"><text:s text:c="2"/>associated linedefs are no longer marked impassable.</text:p>
      <text:p text:style-name="Preformatted_20_Text"/>
      <text:p text:style-name="Preformatted_20_Text">E1M6</text:p>
      <text:p text:style-name="Preformatted_20_Text">- Thing #116 (the sargeant in the middle of void space in the southeast</text:p>
      <text:p text:style-name="Preformatted_20_Text"><text:s text:c="2"/>corner of the map) got removed.</text:p>
      <text:p text:style-name="Preformatted_20_Text">- Sectors #139 and #142 got their floor changed from FLOOR0_6 to FLOOR4_8</text:p>
      <text:p text:style-name="Preformatted_20_Text"><text:s text:c="2"/>for consistency with the surrounding sectors. <text:s/>(These are the floors</text:p>
      <text:p text:style-name="Preformatted_20_Text"><text:s text:c="2"/>underneath the yellow doors on the northwest and northeast corners</text:p>
      <text:p text:style-name="Preformatted_20_Text"><text:s text:c="2"/>of one of the rooms.)</text:p>
      <text:p text:style-name="Preformatted_20_Text"/>
      <text:p text:style-name="Preformatted_20_Text">E1M7</text:p>
      <text:p text:style-name="Preformatted_20_Text">- Linedef #782 was type 0; now it's type 31 (door that stays open).</text:p>
      <text:p text:style-name="Preformatted_20_Text"><text:s text:c="2"/>This is south side of the last door before the exit door; it can now</text:p>
      <text:p text:style-name="Preformatted_20_Text"><text:s text:c="2"/>be opened from the inside, so a deathmatch player that started in the</text:p>
      <text:p text:style-name="Preformatted_20_Text"><text:s text:c="2"/>exit room can get out.</text:p>
      <text:p text:style-name="Preformatted_20_Text"/>
      <text:p text:style-name="Preformatted_20_Text">E1M8</text:p>
      <text:p text:style-name="Preformatted_20_Text">- The computer map in the pentagram got changed to a shotgun.</text:p>
      <text:p text:style-name="Preformatted_20_Text">- Linedefs 35, 136, and 140 no longer have their upper textures unpegged.</text:p>
      <text:p text:style-name="Preformatted_20_Text"><text:s text:c="2"/>This is the secret door to the supercharger; it now looks like a real</text:p>
      <text:p text:style-name="Preformatted_20_Text"><text:s text:c="2"/>door when it opens.</text:p>
      <text:p text:style-name="Preformatted_20_Text">- A secret door was added in the east baron's alcove. When you push on</text:p>
      <text:p text:style-name="Preformatted_20_Text"><text:s text:c="2"/>the east wall, a secret chamber opens with a switch. <text:s/>That switch</text:p>
      <text:p text:style-name="Preformatted_20_Text"><text:s text:c="2"/>lowers the lift to the south, so that you can get back into the complex.</text:p>
      <text:p text:style-name="Preformatted_20_Text"><text:s text:c="2"/>(Though you could anyway, by jumping through the window on the west or</text:p>
      <text:p text:style-name="Preformatted_20_Text"><text:s text:c="2"/>east side of the hallway south of the lift...)</text:p>
      <text:p text:style-name="Preformatted_20_Text"><text:s text:c="2"/>Actually, it lowers the lift to the lowest adjacent floor, which</text:p>
      <text:p text:style-name="Preformatted_20_Text"><text:soft-page-break/><text:s text:c="2"/>(after the two barons are dead) is lower than the hallway floor</text:p>
      <text:p text:style-name="Preformatted_20_Text"><text:s text:c="2"/>height. <text:s/>Probably not the intended effect.</text:p>
      <text:p text:style-name="Preformatted_20_Text">- Vertex #223 got moved ever so slightly NW for some reason.</text:p>
      <text:p text:style-name="Preformatted_20_Text"/>
      <text:p text:style-name="Preformatted_20_Text">E2M4</text:p>
      <text:p text:style-name="Preformatted_20_Text">- Northwest of the big green "O", there is a secret room with partial</text:p>
      <text:p text:style-name="Preformatted_20_Text"><text:s text:c="2"/>invisibility. <text:s/>The door to the room closes when you walk north through</text:p>
      <text:p text:style-name="Preformatted_20_Text"><text:s text:c="2"/>a hallway just southwest of it; you're supposed to shoot the door to</text:p>
      <text:p text:style-name="Preformatted_20_Text"><text:s text:c="2"/>open it. <text:s/>However, if you run north quickly over the trigger line and</text:p>
      <text:p text:style-name="Preformatted_20_Text"><text:s text:c="2"/>then run east through the door, you can just make it before the door</text:p>
      <text:p text:style-name="Preformatted_20_Text"><text:s text:c="2"/>closes, but in 1.2 you'd be trapped inside, since the door would not</text:p>
      <text:p text:style-name="Preformatted_20_Text"><text:s text:c="2"/>open from the east side. <text:s/>In 1.666, the linedef type of the east edge</text:p>
      <text:p text:style-name="Preformatted_20_Text"><text:s text:c="2"/>of the door has been changed so that you can open the door from inside</text:p>
      <text:p text:style-name="Preformatted_20_Text"><text:s text:c="2"/>the secret room.</text:p>
      <text:p text:style-name="Preformatted_20_Text"/>
      <text:p text:style-name="Preformatted_20_Text">E3M1</text:p>
      <text:p text:style-name="Preformatted_20_Text">- Sector 8's trigger number is now 0. <text:s/>Previously, it was 6, which is the</text:p>
      <text:p text:style-name="Preformatted_20_Text"><text:s text:c="2"/>same number as one of the lines you walk over when getting the shotgun.</text:p>
      <text:p text:style-name="Preformatted_20_Text"><text:s text:c="2"/>This line would cause the floor to be lowered. <text:s/>However, sector 8's floor</text:p>
      <text:p text:style-name="Preformatted_20_Text"><text:s text:c="2"/>is already lower than that of any adjacent sectors, so nothing happened.</text:p>
      <text:p text:style-name="Preformatted_20_Text"/>
      <text:p text:style-name="Preformatted_20_Text">E3M4</text:p>
      <text:p text:style-name="Preformatted_20_Text">- Sidedefs 1327 and 1332 had their texture offsets fixed. <text:s/>These are</text:p>
      <text:p text:style-name="Preformatted_20_Text"><text:s text:c="2"/>the sidedefs on either side of the window between the room with the</text:p>
      <text:p text:style-name="Preformatted_20_Text"><text:s text:c="2"/>beserker and the room with two spectres and a teleporter, east of</text:p>
      <text:p text:style-name="Preformatted_20_Text"><text:s text:c="2"/>the player one starting point. <text:s/>Now, the window looks better than it</text:p>
      <text:p text:style-name="Preformatted_20_Text"><text:s text:c="2"/>did before, but still not perfect.</text:p>
      <text:p text:style-name="Preformatted_20_Text"/>
      <text:p text:style-name="Preformatted_20_Text">E3M6</text:p>
      <text:p text:style-name="Preformatted_20_Text">- There is now a BFG9000 sitting in the northwest window in the building</text:p>
      <text:p text:style-name="Preformatted_20_Text"><text:s text:c="2"/>which you're facing at the start of the level. <text:s/>It only appears in</text:p>
      <text:p text:style-name="Preformatted_20_Text"><text:s text:c="2"/>multiplayer mode.</text:p>
      <text:p text:style-name="Preformatted_20_Text">- The structure which has the switch leading to the secret level had its</text:p>
      <text:p text:style-name="Preformatted_20_Text"><text:s text:c="2"/>north wall thickened, so that you can't trigger the switch from outside</text:p>
      <text:p text:style-name="Preformatted_20_Text"><text:s text:c="2"/>of the structure.</text:p>
      <text:p text:style-name="Preformatted_20_Text"/>
      <text:p text:style-name="Preformatted_20_Text"/>
      <text:p text:style-name="Preformatted_20_Text">------------------------------------</text:p>
      <text:p text:style-name="Preformatted_20_Text">APPENDIX [A-3]: A BLOCKMAP algorithm</text:p>
      <text:p text:style-name="Preformatted_20_Text">------------------------------------</text:p>
      <text:p text:style-name="Preformatted_20_Text"/>
      <text:p text:style-name="Preformatted_20_Text">this section is being removed</text:p>
      <text:p text:style-name="Preformatted_20_Text"/>
      <text:p text:style-name="Preformatted_20_Text">---------------------------------------</text:p>
      <text:p text:style-name="Preformatted_20_Text">APPENDIX [A-4]: Other helpful documents</text:p>
      <text:p text:style-name="Preformatted_20_Text">---------------------------------------</text:p>
      <text:p text:style-name="Preformatted_20_Text"/>
      <text:p text:style-name="Preformatted_20_Text"><text:s text:c="2"/>There are several other excellent sources of information about</text:p>
      <text:p text:style-name="Preformatted_20_Text">DOOM, editing DOOM levels, changing the DOOM.EXE, and pwads.</text:p>
      <text:p text:style-name="Preformatted_20_Text">Some of the following items get widely distributed (BBS, Usenet,</text:p>
      <text:p text:style-name="Preformatted_20_Text">online services, FTP) and some don't. Three prominent FTP sites</text:p>
      <text:p text:style-name="Preformatted_20_Text">with huge quantities of doom-related material are:</text:p>
      <text:p text:style-name="Preformatted_20_Text"/>
      <text:p text:style-name="Preformatted_20_Text"><text:s text:c="4"/>infant2.sphs.indiana.edu <text:s text:c="3"/>/pub/doom and subdirectories</text:p>
      <text:p text:style-name="Preformatted_20_Text"><text:soft-page-break/><text:tab/><text:tab/><text:tab/><text:tab/> <text:s/>(../wad_edit/text has most documents)</text:p>
      <text:p text:style-name="Preformatted_20_Text"><text:s text:c="4"/>wuarchive.wustl.edu <text:s text:c="8"/>/pub/msdos_uploads/games/doomstuff</text:p>
      <text:p text:style-name="Preformatted_20_Text"><text:s text:c="4"/>ftp.uwp.edu <text:s text:c="16"/>/pub/incoming/id</text:p>
      <text:p text:style-name="Preformatted_20_Text"><text:tab/><text:tab/><text:tab/><text:tab/>/pub/msdos/games/id/home-brew/doom</text:p>
      <text:p text:style-name="Preformatted_20_Text"/>
      <text:p text:style-name="Preformatted_20_Text"><text:s text:c="2"/>The infant2 site also has a number of mirrors.</text:p>
      <text:p text:style-name="Preformatted_20_Text"><text:s text:c="2"/>As time passes, newer versions of these documents may be released,</text:p>
      <text:p text:style-name="Preformatted_20_Text">and/or the file names will change:</text:p>
      <text:p text:style-name="Preformatted_20_Text"/>
      <text:p text:style-name="Preformatted_20_Text">DESIGN12.ZIP <text:s text:c="3"/>Level Design FAQ, edited by Tom Neff</text:p>
      <text:p text:style-name="Preformatted_20_Text"><text:tab/><text:tab/> <text:s/>Truly has lots of good questions, and good answers,</text:p>
      <text:p text:style-name="Preformatted_20_Text"><text:tab/><text:tab/> <text:s/>to common questions related to level design. Covers</text:p>
      <text:p text:style-name="Preformatted_20_Text"><text:tab/><text:tab/> <text:s/>the simple stuff, and some of the most advanced</text:p>
      <text:p text:style-name="Preformatted_20_Text"><text:tab/><text:tab/> <text:s/>topics too. Also, it is editor-nuetral, i.e. it</text:p>
      <text:p text:style-name="Preformatted_20_Text"><text:tab/><text:tab/> <text:s/>does not restrict itself to any single level editor.</text:p>
      <text:p text:style-name="Preformatted_20_Text"><text:tab/><text:tab/> <text:s/>Highly recommended.</text:p>
      <text:p text:style-name="Preformatted_20_Text"/>
      <text:p text:style-name="Preformatted_20_Text">DMFAQ666.ZIP <text:s text:c="3"/>The Official DOOM FAQ 6.666 by Hank Leukart.</text:p>
      <text:p text:style-name="Preformatted_20_Text"><text:tab/><text:tab/> <text:s/>A huge collection of information about the history</text:p>
      <text:p text:style-name="Preformatted_20_Text"><text:tab/><text:tab/> <text:s/>of DOOM, notes on game play, and lists of add-on</text:p>
      <text:p text:style-name="Preformatted_20_Text"><text:tab/><text:tab/> <text:s/>utilities available to enhance play.</text:p>
      <text:p text:style-name="Preformatted_20_Text"/>
      <text:p text:style-name="Preformatted_20_Text">DOOMBSP.ZIP <text:s text:c="4"/>The source code from id's bsp routines, which build</text:p>
      <text:p text:style-name="Preformatted_20_Text"><text:tab/><text:tab/> <text:s/>the NODES structure and the REJECT and BLOCKMAP too.</text:p>
      <text:p text:style-name="Preformatted_20_Text"><text:tab/><text:tab/> <text:s/>If you want to see C, here it is.</text:p>
      <text:p text:style-name="Preformatted_20_Text"/>
      <text:p text:style-name="Preformatted_20_Text">METRICS.ZIP <text:s text:c="4"/>"DOOM Metrics", by Scott Amspoker. Has some more info</text:p>
      <text:p text:style-name="Preformatted_20_Text"><text:tab/><text:tab/> <text:s/>and more explanations related to [4-2-2]: Thing Sizes,</text:p>
      <text:p text:style-name="Preformatted_20_Text"><text:tab/><text:tab/> <text:s/>and how monsters prefer stairs that aren't too steep.</text:p>
      <text:p text:style-name="Preformatted_20_Text"/>
      <text:p text:style-name="Preformatted_20_Text">TEXPATCH.ZIP <text:s text:c="3"/>Textures To Patches, by Gregory Lewis. Shows the</text:p>
      <text:p text:style-name="Preformatted_20_Text"><text:tab/><text:tab/> <text:s/>patch composition of every texture in registered</text:p>
      <text:p text:style-name="Preformatted_20_Text"><text:tab/><text:tab/> <text:s/>DOOM.</text:p>
      <text:p text:style-name="Preformatted_20_Text"/>
      <text:p text:style-name="Preformatted_20_Text">TEXTURES.ZIP <text:s text:c="3"/>"Managing Textures and the Unpegged Attribute", by</text:p>
      <text:p text:style-name="Preformatted_20_Text"><text:tab/><text:tab/> <text:s/>Scott Amspoker. Explains in great depth how textures</text:p>
      <text:p text:style-name="Preformatted_20_Text"><text:tab/><text:tab/> <text:s/>are drawn on walls, how the unpegged flag works, and</text:p>
      <text:p text:style-name="Preformatted_20_Text"><text:tab/><text:tab/> <text:s/>how texture offsets apply.</text:p>
      <text:p text:style-name="Preformatted_20_Text"/>
      <text:p text:style-name="Preformatted_20_Text">DH200.ZIP <text:s text:c="6"/>DOOM.EXE Hack Editor, by Greg Lewis. This program</text:p>
      <text:p text:style-name="Preformatted_20_Text"><text:tab/><text:tab/> <text:s/>allows changes to be made to the DOOM.EXE file and</text:p>
      <text:p text:style-name="Preformatted_20_Text"><text:tab/><text:tab/> <text:s/>they can be saved/loaded via patch files. The thing</text:p>
      <text:p text:style-name="Preformatted_20_Text"><text:tab/><text:tab/> <text:s/>and frame tables (discussed in chapter [10]) are the</text:p>
      <text:p text:style-name="Preformatted_20_Text"><text:tab/><text:tab/> <text:s/>main emphasis of this excellent utility.</text:p>
      <text:p text:style-name="Preformatted_20_Text"/>
      <text:p text:style-name="Preformatted_20_Text">??? <text:s text:c="12"/>"Fun with Dehacked", edited by Dan Lottero. Has a lot</text:p>
      <text:p text:style-name="Preformatted_20_Text"><text:tab/><text:tab/> <text:s/>of tips and tricks for using the DOOM.EXE Hack Editor</text:p>
      <text:p text:style-name="Preformatted_20_Text"><text:tab/><text:tab/> <text:s/>(dehacked).</text:p>
      <text:p text:style-name="Preformatted_20_Text"/>
      <text:p text:style-name="Preformatted_20_Text">??? <text:s text:c="12"/>"Blackadder's DeHackEd Patch Reviews", by Michael Adcock.</text:p>
      <text:p text:style-name="Preformatted_20_Text"><text:tab/><text:tab/> <text:s/>Last updated 24Jul94?</text:p>
      <text:p text:style-name="Preformatted_20_Text"/>
      <text:p text:style-name="Preformatted_20_Text">??? <text:s text:c="12"/>"DOOM Deathmatch Wad Ranking", by James Dicke and Jim</text:p>
      <text:p text:style-name="Preformatted_20_Text"><text:tab/><text:tab/> <text:s/>Urbas. Is a good system for rating how good and how</text:p>
      <text:p text:style-name="Preformatted_20_Text"><text:soft-page-break/><text:tab/><text:tab/> <text:s/>fun deathmatch play is on pwads. If you want to find</text:p>
      <text:p text:style-name="Preformatted_20_Text"><text:tab/><text:tab/> <text:s/>the best deathmatch levels, this is a good place to</text:p>
      <text:p text:style-name="Preformatted_20_Text"><text:tab/><text:tab/> <text:s/>start.</text:p>
      <text:p text:style-name="Preformatted_20_Text"/>
      <text:p text:style-name="Preformatted_20_Text">??? <text:s text:c="12"/>pwad review documents and lists.</text:p>
      <text:p text:style-name="Preformatted_20_Text"/>
      <text:p text:style-name="Preformatted_20_Text">??? <text:s text:c="12"/>"The unofficial LMP format description 1.0", by</text:p>
      <text:p text:style-name="Preformatted_20_Text"><text:tab/><text:tab/> <text:s/>Uwe Girlich</text:p>
      <text:p text:style-name="Preformatted_20_Text"/>
      <text:p text:style-name="Preformatted_20_Text">-------------------------------</text:p>
      <text:p text:style-name="Preformatted_20_Text">APPENDIX [A-5]: Acknowledgments</text:p>
      <text:p text:style-name="Preformatted_20_Text">-------------------------------</text:p>
      <text:p text:style-name="Preformatted_20_Text"/>
      <text:p text:style-name="Preformatted_20_Text"><text:s text:c="2"/>The following people either brought mistakes to my attention, or</text:p>
      <text:p text:style-name="Preformatted_20_Text">provided additional information that I've incorporated into these</text:p>
      <text:p text:style-name="Preformatted_20_Text">specs. Thanks for all the help! Sorry if I left anyone out.</text:p>
      <text:p text:style-name="Preformatted_20_Text"><text:s text:c="2"/>If you have any comments or questions, have spotted any errors,</text:p>
      <text:p text:style-name="Preformatted_20_Text">or have any possible additions, please send me e-mail. If you've</text:p>
      <text:p text:style-name="Preformatted_20_Text">contacted me before, please note my new address (msfell@aol.com).</text:p>
      <text:p text:style-name="Preformatted_20_Text"/>
      <text:p text:style-name="Preformatted_20_Text">id Software</text:p>
      <text:p text:style-name="Preformatted_20_Text"><text:tab/>Created DOOM, added the -file parameter, used a simple format</text:p>
      <text:p text:style-name="Preformatted_20_Text"><text:tab/>for the WAD, and occasionaly released specifications and</text:p>
      <text:p text:style-name="Preformatted_20_Text"><text:tab/>technical information about DOOM and DOOM 2 :-)</text:p>
      <text:p text:style-name="Preformatted_20_Text"/>
      <text:p text:style-name="Preformatted_20_Text">All PWAD designers and doom-utility programmers everywhere!</text:p>
      <text:p text:style-name="Preformatted_20_Text"/>
      <text:p text:style-name="Preformatted_20_Text">Coleman Reed Ammerman (cammer@cs.tamu.edu) and John Wolsh</text:p>
      <text:p text:style-name="Preformatted_20_Text"><text:tab/>They were the first to document the DEMO format.</text:p>
      <text:p text:style-name="Preformatted_20_Text"/>
      <text:p text:style-name="Preformatted_20_Text">Scott Amspoker (scott@bbx.basis.com)</text:p>
      <text:p text:style-name="Preformatted_20_Text"><text:tab/>Wrote the METRICS and TEXTURES articles.</text:p>
      <text:p text:style-name="Preformatted_20_Text"/>
      <text:p text:style-name="Preformatted_20_Text">Jeff Bird (jeff@wench.ece.jcu.edu.au)</text:p>
      <text:p text:style-name="Preformatted_20_Text"><text:tab/>Good ideas about the NODES, and a blockmap algorithm.</text:p>
      <text:p text:style-name="Preformatted_20_Text"/>
      <text:p text:style-name="Preformatted_20_Text">Alistair Brown (A.D.Brown@bradford.ac.uk)</text:p>
      <text:p text:style-name="Preformatted_20_Text"><text:tab/>Helped me understand the NODES and explained REJECT.</text:p>
      <text:p text:style-name="Preformatted_20_Text"/>
      <text:p text:style-name="Preformatted_20_Text">Frans P. de Vries (fpdevries@hgl.signaal.nl)</text:p>
      <text:p text:style-name="Preformatted_20_Text"><text:tab/>The cool ASCII DOOM logo used for the header. Also, gave a</text:p>
      <text:p text:style-name="Preformatted_20_Text"><text:tab/>comprehensive list of typos and mistakes in the 1.3 specs.</text:p>
      <text:p text:style-name="Preformatted_20_Text"/>
      <text:p text:style-name="Preformatted_20_Text">Paul Falstad (pjf@crash.cts.com)</text:p>
      <text:p text:style-name="Preformatted_20_Text"><text:tab/>I got ALL of the [8-6-1] information from his messages.</text:p>
      <text:p text:style-name="Preformatted_20_Text"/>
      <text:p text:style-name="Preformatted_20_Text">Robert Fenske (rfenske@swri.edu)</text:p>
      <text:p text:style-name="Preformatted_20_Text"><text:tab/>Passed along a great linedef flag list. Also helped with linedef</text:p>
      <text:p text:style-name="Preformatted_20_Text"><text:tab/>types, blockmap, special sectors, and general suggestions.</text:p>
      <text:p text:style-name="Preformatted_20_Text"/>
      <text:p text:style-name="Preformatted_20_Text">Nelson Fernandez Jr. (nelson@netcom.com)</text:p>
      <text:p text:style-name="Preformatted_20_Text"><text:tab/>Distributed information about savegame files.</text:p>
      <text:p text:style-name="Preformatted_20_Text"/>
      <text:p text:style-name="Preformatted_20_Text">Uwe Girlich (girlich@aix520.informatik.uni-leipzig.de)</text:p>
      <text:p text:style-name="Preformatted_20_Text"><text:soft-page-break/><text:tab/>Wrote "The unofficial LMP format description 1.0"</text:p>
      <text:p text:style-name="Preformatted_20_Text"/>
      <text:p text:style-name="Preformatted_20_Text">Stuart Herbert (ac3slh@sunc.sheffield.ac.uk)</text:p>
      <text:p text:style-name="Preformatted_20_Text"><text:tab/>Clarifying how pegged/unpegged flags work.</text:p>
      <text:p text:style-name="Preformatted_20_Text"/>
      <text:p text:style-name="Preformatted_20_Text">Herre de Jonge (herre@morra.et.tudelft.nl)</text:p>
      <text:p text:style-name="Preformatted_20_Text"><text:tab/>First pointed out the stairs mistake in the 1.3 specs.</text:p>
      <text:p text:style-name="Preformatted_20_Text"/>
      <text:p text:style-name="Preformatted_20_Text">Tom Klok (a344@mindlink.bc.ca)</text:p>
      <text:p text:style-name="Preformatted_20_Text"><text:tab/>DMXGUS and MUS file format info.</text:p>
      <text:p text:style-name="Preformatted_20_Text"/>
      <text:p text:style-name="Preformatted_20_Text">Bernd Kreimeier (bernd@nero.uni-bonn.de)</text:p>
      <text:p text:style-name="Preformatted_20_Text"><text:tab/>Wrote DMADDS11. Sprites, savegames, sounds, and lots of other help.</text:p>
      <text:p text:style-name="Preformatted_20_Text"/>
      <text:p text:style-name="Preformatted_20_Text">Steve Larsen (larsen@sunset.cs.utah.edu)</text:p>
      <text:p text:style-name="Preformatted_20_Text"><text:tab/>Several patches for the DOOM.EXE file</text:p>
      <text:p text:style-name="Preformatted_20_Text"/>
      <text:p text:style-name="Preformatted_20_Text">Hank Leukart (ap641@cleveland.freenet.edu)</text:p>
      <text:p text:style-name="Preformatted_20_Text"><text:tab/>Edits the DOOM FAQ and distributes these specs!</text:p>
      <text:p text:style-name="Preformatted_20_Text"/>
      <text:p text:style-name="Preformatted_20_Text">Greg Lewis (gregl@umich.edu)</text:p>
      <text:p text:style-name="Preformatted_20_Text"><text:tab/>Wrote DeHackEd, and gave lots of info on EXE variables.</text:p>
      <text:p text:style-name="Preformatted_20_Text"/>
      <text:p text:style-name="Preformatted_20_Text">Joel Lucsy (jjlucsy@mtu.edu)</text:p>
      <text:p text:style-name="Preformatted_20_Text"><text:tab/>Info on COLORMAP and PLAYPAL.</text:p>
      <text:p text:style-name="Preformatted_20_Text"/>
      <text:p text:style-name="Preformatted_20_Text">Sean Malloy (malloy@nprdc.navy.mil)</text:p>
      <text:p text:style-name="Preformatted_20_Text"><text:tab/>Step-by-step proof of exactly how stairs work.</text:p>
      <text:p text:style-name="Preformatted_20_Text"/>
      <text:p text:style-name="Preformatted_20_Text">John A. Matzen (jamatzen@cs.twsu.edu)</text:p>
      <text:p text:style-name="Preformatted_20_Text"><text:tab/>Instrument names in GENMIDI.</text:p>
      <text:p text:style-name="Preformatted_20_Text"/>
      <text:p text:style-name="Preformatted_20_Text">Steve McCrea (sm@eng.cam.ac.uk)</text:p>
      <text:p text:style-name="Preformatted_20_Text"><text:tab/>Animated textures and textures larger than 256 wide.</text:p>
      <text:p text:style-name="Preformatted_20_Text"/>
      <text:p text:style-name="Preformatted_20_Text">Brian McKimens (samneric@connected.com)</text:p>
      <text:p text:style-name="Preformatted_20_Text"><text:tab/>Comprehensive work on linedefs' function types.</text:p>
      <text:p text:style-name="Preformatted_20_Text"/>
      <text:p text:style-name="Preformatted_20_Text">Tom Neff (tneff@panix.com)</text:p>
      <text:p text:style-name="Preformatted_20_Text"><text:tab/>Edits (writes) the DESIGNxx.FAQ. Suggested BNF and wrote the</text:p>
      <text:p text:style-name="Preformatted_20_Text"><text:tab/>intro to [A-1]. Created the WIF text standard. General advice.</text:p>
      <text:p text:style-name="Preformatted_20_Text"/>
      <text:p text:style-name="Preformatted_20_Text">Tom Nettleship (mastn@midge.bath.ac.uk)</text:p>
      <text:p text:style-name="Preformatted_20_Text"><text:tab/>Explained BSP trees in comp.graphics.algorithms messages.</text:p>
      <text:p text:style-name="Preformatted_20_Text"/>
      <text:p text:style-name="Preformatted_20_Text">Elias Papavassilopoulos (ep104@cus.cam.ac.uk)</text:p>
      <text:p text:style-name="Preformatted_20_Text"><text:tab/>Tons of technical info on EXE files in general and DOOM.EXE.</text:p>
      <text:p text:style-name="Preformatted_20_Text"/>
      <text:p text:style-name="Preformatted_20_Text">Robert D. Potter (potter@bronze.lcs.mit.edu)</text:p>
      <text:p text:style-name="Preformatted_20_Text"><text:tab/>Theory about what BLOCKMAP is for and how the engine uses it.</text:p>
      <text:p text:style-name="Preformatted_20_Text"/>
      <text:p text:style-name="Preformatted_20_Text">Raphael Quinet (eedraq@chapelle.ericsson.se)</text:p>
      <text:p text:style-name="Preformatted_20_Text"><text:tab/>Lots of rigorous contributions on linedef types and special</text:p>
      <text:p text:style-name="Preformatted_20_Text"><text:tab/>sectors. Not to mention DEU!</text:p>
      <text:p text:style-name="Preformatted_20_Text"><text:soft-page-break/></text:p>
      <text:p text:style-name="Preformatted_20_Text">Colin Reed (dyl@cix.compulink.co.uk)</text:p>
      <text:p text:style-name="Preformatted_20_Text"><text:tab/>I had the x upper and lower bounds for node bounding boxes</text:p>
      <text:p text:style-name="Preformatted_20_Text"><text:tab/>backwards a few versions ago.</text:p>
      <text:p text:style-name="Preformatted_20_Text"/>
      <text:p text:style-name="Preformatted_20_Text">Joost Schuur (jschuur@studserv.zdv.uni-tuebingen.de)</text:p>
      <text:p text:style-name="Preformatted_20_Text"><text:tab/>Runs the doom-editing mailing list.</text:p>
      <text:p text:style-name="Preformatted_20_Text"/>
      <text:p text:style-name="Preformatted_20_Text">Steve Simpson (ssimpson@world.std.com)</text:p>
      <text:p text:style-name="Preformatted_20_Text"><text:tab/>Corrected an error in the PNAMES section</text:p>
      <text:p text:style-name="Preformatted_20_Text"/>
      <text:p text:style-name="Preformatted_20_Text">S. Sproston (S.Sproston-SE2@cs.bham.ac.uk)</text:p>
      <text:p text:style-name="Preformatted_20_Text"><text:tab/>Excellent work on linedef types.</text:p>
      <text:p text:style-name="Preformatted_20_Text"/>
      <text:p text:style-name="Preformatted_20_Text">Matt Tagliaferri (matt.tagliaferri@pcohio.com)</text:p>
      <text:p text:style-name="Preformatted_20_Text"><text:tab/>Pointed out omission of TEXTURE1/2 pointer table in the 1.1</text:p>
      <text:p text:style-name="Preformatted_20_Text"><text:tab/>specs. Also provided a good BLOCKMAP algorithm.</text:p>
      <text:p text:style-name="Preformatted_20_Text"/>
      <text:p text:style-name="Preformatted_20_Text">Ted Vessenes (tedv@geom.umn.ed)</text:p>
      <text:p text:style-name="Preformatted_20_Text"><text:tab/>I had the THING angles wrong in the original specs.</text:p>
      <text:p text:style-name="Preformatted_20_Text"/>
      <text:p text:style-name="Preformatted_20_Text">You! Thanks for reading the "Unofficial" DOOM Specs!</text:p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9in" fo:page-height="9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1-03T15:31:52.322143864</dc:date>
    <meta:editing-duration>PT10M18S</meta:editing-duration>
    <meta:editing-cycles>4</meta:editing-cycles>
    <meta:generator>LibreOffice/6.3.3.2.0$Linux_X86_64 LibreOffice_project/30$Build-2</meta:generator>
    <meta:document-statistic meta:table-count="0" meta:image-count="0" meta:object-count="0" meta:page-count="71" meta:paragraph-count="3177" meta:word-count="27180" meta:character-count="160910" meta:non-whitespace-character-count="125470"/>
  </office:meta>
</office:document-meta>
</file>